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100" manifest:media-type="application/vnd.sun.star.oleobjec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105" manifest:media-type="application/vnd.sun.star.oleobjec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106" manifest:media-type="application/vnd.sun.star.oleobject"/>
  <manifest:file-entry manifest:full-path="styles.xml" manifest:media-type="text/xml"/>
  <manifest:file-entry manifest:full-path="Obj107" manifest:media-type="application/vnd.sun.star.oleobject"/>
  <manifest:file-entry manifest:full-path="meta.xml" manifest:media-type="text/xml"/>
  <manifest:file-entry manifest:full-path="Obj101" manifest:media-type="application/vnd.sun.star.oleobjec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104" manifest:media-type="application/vnd.sun.star.oleobject"/>
  <manifest:file-entry manifest:full-path="Obj10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103" manifest:media-type="application/vnd.sun.star.oleobject"/>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automatic-styles>
    <style:style style:name="Таблица1" style:family="table">
      <style:table-properties style:width="16.194cm" fo:margin-left="-0.009cm" fo:margin-top="0cm" fo:margin-bottom="0cm" table:align="left" style:writing-mode="lr-tb"/>
    </style:style>
    <style:style style:name="Таблица1.A" style:family="table-column">
      <style:table-column-properties style:column-width="2.916cm"/>
    </style:style>
    <style:style style:name="Таблица1.B" style:family="table-column">
      <style:table-column-properties style:column-width="2.477cm"/>
    </style:style>
    <style:style style:name="Таблица1.C" style:family="table-column">
      <style:table-column-properties style:column-width="4.129cm"/>
    </style:style>
    <style:style style:name="Таблица1.D" style:family="table-column">
      <style:table-column-properties style:column-width="2.586cm"/>
    </style:style>
    <style:style style:name="Таблица1.E" style:family="table-column">
      <style:table-column-properties style:column-width="4.087cm"/>
    </style:style>
    <style:style style:name="Таблица1.1" style:family="table-row">
      <style:table-row-properties style:min-row-height="1.201cm" fo:keep-together="auto"/>
    </style:style>
    <style:style style:name="Таблица1.A1" style:family="table-cell">
      <style:table-cell-properties style:vertical-align="middle" fo:padding-left="0.199cm" fo:padding-right="0.191cm" fo:padding-top="0cm" fo:padding-bottom="0cm" fo:border="0.5pt solid #00000a"/>
    </style:style>
    <style:style style:name="Таблица1.2" style:family="table-row">
      <style:table-row-properties style:min-row-height="0.323cm" fo:keep-together="auto"/>
    </style:style>
    <style:style style:name="Таблица1.A2" style:family="table-cell">
      <style:table-cell-properties style:vertical-align="middle" style:border-line-width-bottom="0.018cm 0.018cm 0.018cm" fo:padding-left="0.199cm" fo:padding-right="0.191cm" fo:padding-top="0cm" fo:padding-bottom="0cm" fo:border-left="0.5pt solid #00000a" fo:border-right="0.5pt solid #00000a" fo:border-top="0.5pt solid #00000a" fo:border-bottom="1.5pt double #00000a"/>
    </style:style>
    <style:style style:name="Таблица1.3" style:family="table-row">
      <style:table-row-properties style:min-row-height="0.817cm" fo:keep-together="auto"/>
    </style:style>
    <style:style style:name="Таблица1.A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B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C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D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E3" style:family="table-cell">
      <style:table-cell-properties style:border-line-width-top="0.018cm 0.018cm 0.018cm" fo:padding-left="0.199cm" fo:padding-right="0.191cm" fo:padding-top="0cm" fo:padding-bottom="0cm" fo:border-left="0.5pt solid #00000a" fo:border-right="0.5pt solid #00000a" fo:border-top="1.5pt double #00000a" fo:border-bottom="0.5pt solid #00000a"/>
    </style:style>
    <style:style style:name="Таблица1.4" style:family="table-row">
      <style:table-row-properties style:min-row-height="0.868cm" fo:keep-together="auto"/>
    </style:style>
    <style:style style:name="Таблица1.A4" style:family="table-cell">
      <style:table-cell-properties fo:padding-left="0.199cm" fo:padding-right="0.191cm" fo:padding-top="0cm" fo:padding-bottom="0cm" fo:border="0.5pt solid #00000a"/>
    </style:style>
    <style:style style:name="Таблица1.B4" style:family="table-cell">
      <style:table-cell-properties fo:padding-left="0.199cm" fo:padding-right="0.191cm" fo:padding-top="0cm" fo:padding-bottom="0cm" fo:border="0.5pt solid #00000a"/>
    </style:style>
    <style:style style:name="Таблица1.C4" style:family="table-cell">
      <style:table-cell-properties fo:padding-left="0.199cm" fo:padding-right="0.191cm" fo:padding-top="0cm" fo:padding-bottom="0cm" fo:border="0.5pt solid #00000a"/>
    </style:style>
    <style:style style:name="Таблица1.D4" style:family="table-cell">
      <style:table-cell-properties fo:padding-left="0.199cm" fo:padding-right="0.191cm" fo:padding-top="0cm" fo:padding-bottom="0cm" fo:border="0.5pt solid #00000a"/>
    </style:style>
    <style:style style:name="Таблица1.E4" style:family="table-cell">
      <style:table-cell-properties fo:padding-left="0.199cm" fo:padding-right="0.191cm" fo:padding-top="0cm" fo:padding-bottom="0cm" fo:border="0.5pt solid #00000a"/>
    </style:style>
    <style:style style:name="Таблица1.A5" style:family="table-cell">
      <style:table-cell-properties fo:padding-left="0.199cm" fo:padding-right="0.191cm" fo:padding-top="0cm" fo:padding-bottom="0cm" fo:border="0.5pt solid #00000a"/>
    </style:style>
    <style:style style:name="Таблица1.B5" style:family="table-cell">
      <style:table-cell-properties fo:padding-left="0.199cm" fo:padding-right="0.191cm" fo:padding-top="0cm" fo:padding-bottom="0cm" fo:border="0.5pt solid #00000a"/>
    </style:style>
    <style:style style:name="Таблица1.C5" style:family="table-cell">
      <style:table-cell-properties fo:padding-left="0.199cm" fo:padding-right="0.191cm" fo:padding-top="0cm" fo:padding-bottom="0cm" fo:border="0.5pt solid #00000a"/>
    </style:style>
    <style:style style:name="Таблица1.D5" style:family="table-cell">
      <style:table-cell-properties fo:padding-left="0.199cm" fo:padding-right="0.191cm" fo:padding-top="0cm" fo:padding-bottom="0cm" fo:border="0.5pt solid #00000a"/>
    </style:style>
    <style:style style:name="Таблица1.E5" style:family="table-cell">
      <style:table-cell-properties fo:padding-left="0.199cm" fo:padding-right="0.191cm" fo:padding-top="0cm" fo:padding-bottom="0cm" fo:border="0.5pt solid #00000a"/>
    </style:style>
    <style:style style:name="Таблица2" style:family="table">
      <style:table-properties style:width="13.503cm" fo:margin-left="0.584cm" fo:margin-top="0cm" fo:margin-bottom="0cm" table:align="left" style:writing-mode="lr-tb"/>
    </style:style>
    <style:style style:name="Таблица2.A" style:family="table-column">
      <style:table-column-properties style:column-width="7.751cm"/>
    </style:style>
    <style:style style:name="Таблица2.B" style:family="table-column">
      <style:table-column-properties style:column-width="3.249cm"/>
    </style:style>
    <style:style style:name="Таблица2.C" style:family="table-column">
      <style:table-column-properties style:column-width="2.503cm"/>
    </style:style>
    <style:style style:name="Таблица2.1" style:family="table-row">
      <style:table-row-properties style:min-row-height="0.159cm" fo:keep-together="always"/>
    </style:style>
    <style:style style:name="Таблица2.A1" style:family="table-cell">
      <style:table-cell-properties fo:background-color="#f2f2f2" fo:padding-left="0.203cm" fo:padding-right="0.189cm" fo:padding-top="0cm" fo:padding-bottom="0cm" fo:border="0.75pt solid #00000a">
        <style:background-image/>
      </style:table-cell-properties>
    </style:style>
    <style:style style:name="Таблица2.2" style:family="table-row">
      <style:table-row-properties fo:keep-together="auto"/>
    </style:style>
    <style:style style:name="Таблица2.B2" style:family="table-cell">
      <style:table-cell-properties fo:padding-left="0.203cm" fo:padding-right="0.189cm" fo:padding-top="0cm" fo:padding-bottom="0cm" fo:border="0.75pt solid #00000a"/>
    </style:style>
    <style:style style:name="Таблица2.C2" style:family="table-cell">
      <style:table-cell-properties fo:padding-left="0.203cm" fo:padding-right="0.189cm" fo:padding-top="0cm" fo:padding-bottom="0cm" fo:border="0.75pt solid #00000a"/>
    </style:style>
    <style:style style:name="Таблица2.3" style:family="table-row">
      <style:table-row-properties fo:keep-together="auto"/>
    </style:style>
    <style:style style:name="Таблица2.B3" style:family="table-cell">
      <style:table-cell-properties fo:padding-left="0.203cm" fo:padding-right="0.189cm" fo:padding-top="0cm" fo:padding-bottom="0cm" fo:border="0.75pt solid #00000a"/>
    </style:style>
    <style:style style:name="Таблица2.C3" style:family="table-cell">
      <style:table-cell-properties fo:padding-left="0.203cm" fo:padding-right="0.189cm" fo:padding-top="0cm" fo:padding-bottom="0cm" fo:border="0.75pt solid #00000a"/>
    </style:style>
    <style:style style:name="Таблица2.4" style:family="table-row">
      <style:table-row-properties fo:keep-together="auto"/>
    </style:style>
    <style:style style:name="Таблица2.B4" style:family="table-cell">
      <style:table-cell-properties fo:padding-left="0.203cm" fo:padding-right="0.189cm" fo:padding-top="0cm" fo:padding-bottom="0cm" fo:border="0.75pt solid #00000a"/>
    </style:style>
    <style:style style:name="Таблица2.C4" style:family="table-cell">
      <style:table-cell-properties fo:padding-left="0.203cm" fo:padding-right="0.189cm" fo:padding-top="0cm" fo:padding-bottom="0cm" fo:border="0.75pt solid #00000a"/>
    </style:style>
    <style:style style:name="Таблица2.5" style:family="table-row">
      <style:table-row-properties fo:keep-together="auto"/>
    </style:style>
    <style:style style:name="Таблица2.B5" style:family="table-cell">
      <style:table-cell-properties fo:padding-left="0.203cm" fo:padding-right="0.189cm" fo:padding-top="0cm" fo:padding-bottom="0cm" fo:border="0.75pt solid #00000a"/>
    </style:style>
    <style:style style:name="Таблица2.C5" style:family="table-cell">
      <style:table-cell-properties fo:padding-left="0.203cm" fo:padding-right="0.189cm" fo:padding-top="0cm" fo:padding-bottom="0cm" fo:border="0.75pt solid #00000a"/>
    </style:style>
    <style:style style:name="Таблица2.6" style:family="table-row">
      <style:table-row-properties fo:keep-together="auto"/>
    </style:style>
    <style:style style:name="Таблица2.B6" style:family="table-cell">
      <style:table-cell-properties fo:padding-left="0.203cm" fo:padding-right="0.189cm" fo:padding-top="0cm" fo:padding-bottom="0cm" fo:border="0.75pt solid #00000a"/>
    </style:style>
    <style:style style:name="Таблица2.C6" style:family="table-cell">
      <style:table-cell-properties fo:padding-left="0.203cm" fo:padding-right="0.189cm" fo:padding-top="0cm" fo:padding-bottom="0cm" fo:border="0.75pt solid #00000a"/>
    </style:style>
    <style:style style:name="Таблица2.7" style:family="table-row">
      <style:table-row-properties fo:keep-together="auto"/>
    </style:style>
    <style:style style:name="Таблица2.B7" style:family="table-cell">
      <style:table-cell-properties fo:padding-left="0.203cm" fo:padding-right="0.189cm" fo:padding-top="0cm" fo:padding-bottom="0cm" fo:border="0.75pt solid #00000a"/>
    </style:style>
    <style:style style:name="Таблица2.C7" style:family="table-cell">
      <style:table-cell-properties fo:padding-left="0.203cm" fo:padding-right="0.189cm" fo:padding-top="0cm" fo:padding-bottom="0cm" fo:border="0.75pt solid #00000a"/>
    </style:style>
    <style:style style:name="Таблица2.8" style:family="table-row">
      <style:table-row-properties fo:keep-together="auto"/>
    </style:style>
    <style:style style:name="Таблица2.B8" style:family="table-cell">
      <style:table-cell-properties fo:padding-left="0.203cm" fo:padding-right="0.189cm" fo:padding-top="0cm" fo:padding-bottom="0cm" fo:border="0.75pt solid #00000a"/>
    </style:style>
    <style:style style:name="Таблица2.C8" style:family="table-cell">
      <style:table-cell-properties fo:padding-left="0.203cm" fo:padding-right="0.189cm" fo:padding-top="0cm" fo:padding-bottom="0cm" fo:border="0.75pt solid #00000a"/>
    </style:style>
    <style:style style:name="Таблица3" style:family="table">
      <style:table-properties style:width="17.002cm" fo:margin-left="0.238cm" fo:margin-top="0cm" fo:margin-bottom="0cm" table:align="left" style:writing-mode="lr-tb"/>
    </style:style>
    <style:style style:name="Таблица3.A" style:family="table-column">
      <style:table-column-properties style:column-width="1.998cm"/>
    </style:style>
    <style:style style:name="Таблица3.B" style:family="table-column">
      <style:table-column-properties style:column-width="12.677cm"/>
    </style:style>
    <style:style style:name="Таблица3.C" style:family="table-column">
      <style:table-column-properties style:column-width="2.327cm"/>
    </style:style>
    <style:style style:name="Таблица3.1" style:family="table-row">
      <style:table-row-properties fo:keep-together="auto"/>
    </style:style>
    <style:style style:name="Таблица3.A1" style:family="table-cell">
      <style:table-cell-properties fo:background-color="#f2f2f2" fo:padding-left="0.203cm" fo:padding-right="0.191cm" fo:padding-top="0cm" fo:padding-bottom="0cm" fo:border="0.75pt solid #00000a">
        <style:background-image/>
      </style:table-cell-properties>
    </style:style>
    <style:style style:name="Таблица3.A2" style:family="table-cell">
      <style:table-cell-properties fo:padding-left="0.203cm" fo:padding-right="0.191cm" fo:padding-top="0cm" fo:padding-bottom="0cm" fo:border="0.75pt solid #00000a"/>
    </style:style>
    <style:style style:name="Таблица3.B2" style:family="table-cell">
      <style:table-cell-properties fo:background-color="#ffffff" fo:padding-left="0.203cm" fo:padding-right="0.191cm" fo:padding-top="0cm" fo:padding-bottom="0cm" fo:border="0.75pt solid #00000a">
        <style:background-image/>
      </style:table-cell-properties>
    </style:style>
    <style:style style:name="Таблица3.C2" style:family="table-cell">
      <style:table-cell-properties fo:padding-left="0.203cm" fo:padding-right="0.191cm" fo:padding-top="0cm" fo:padding-bottom="0cm" fo:border="0.75pt solid #00000a"/>
    </style:style>
    <style:style style:name="Таблица3.A3" style:family="table-cell">
      <style:table-cell-properties fo:padding-left="0.203cm" fo:padding-right="0.191cm" fo:padding-top="0cm" fo:padding-bottom="0cm" fo:border="0.75pt solid #00000a"/>
    </style:style>
    <style:style style:name="Таблица3.B3" style:family="table-cell">
      <style:table-cell-properties fo:padding-left="0.203cm" fo:padding-right="0.191cm" fo:padding-top="0cm" fo:padding-bottom="0cm" fo:border="0.75pt solid #00000a"/>
    </style:style>
    <style:style style:name="Таблица3.C3" style:family="table-cell">
      <style:table-cell-properties fo:padding-left="0.203cm" fo:padding-right="0.191cm" fo:padding-top="0cm" fo:padding-bottom="0cm" fo:border="0.75pt solid #00000a"/>
    </style:style>
    <style:style style:name="Таблица3.A4" style:family="table-cell">
      <style:table-cell-properties fo:padding-left="0.203cm" fo:padding-right="0.191cm" fo:padding-top="0cm" fo:padding-bottom="0cm" fo:border="0.75pt solid #00000a"/>
    </style:style>
    <style:style style:name="Таблица3.B4" style:family="table-cell">
      <style:table-cell-properties fo:padding-left="0.203cm" fo:padding-right="0.191cm" fo:padding-top="0cm" fo:padding-bottom="0cm" fo:border="0.75pt solid #00000a"/>
    </style:style>
    <style:style style:name="Таблица3.C4" style:family="table-cell">
      <style:table-cell-properties fo:padding-left="0.203cm" fo:padding-right="0.191cm" fo:padding-top="0cm" fo:padding-bottom="0cm" fo:border="0.75pt solid #00000a"/>
    </style:style>
    <style:style style:name="Таблица3.A5" style:family="table-cell">
      <style:table-cell-properties fo:padding-left="0.203cm" fo:padding-right="0.191cm" fo:padding-top="0cm" fo:padding-bottom="0cm" fo:border="0.75pt solid #00000a"/>
    </style:style>
    <style:style style:name="Таблица3.B5" style:family="table-cell">
      <style:table-cell-properties fo:padding-left="0.203cm" fo:padding-right="0.191cm" fo:padding-top="0cm" fo:padding-bottom="0cm" fo:border="0.75pt solid #00000a"/>
    </style:style>
    <style:style style:name="Таблица3.C5" style:family="table-cell">
      <style:table-cell-properties fo:padding-left="0.203cm" fo:padding-right="0.191cm" fo:padding-top="0cm" fo:padding-bottom="0cm" fo:border="0.75pt solid #00000a"/>
    </style:style>
    <style:style style:name="Таблица3.A6" style:family="table-cell">
      <style:table-cell-properties fo:padding-left="0.203cm" fo:padding-right="0.191cm" fo:padding-top="0cm" fo:padding-bottom="0cm" fo:border="0.75pt solid #00000a"/>
    </style:style>
    <style:style style:name="Таблица3.B6" style:family="table-cell">
      <style:table-cell-properties fo:padding-left="0.203cm" fo:padding-right="0.191cm" fo:padding-top="0cm" fo:padding-bottom="0cm" fo:border="0.75pt solid #00000a"/>
    </style:style>
    <style:style style:name="Таблица3.C6" style:family="table-cell">
      <style:table-cell-properties fo:padding-left="0.203cm" fo:padding-right="0.191cm" fo:padding-top="0cm" fo:padding-bottom="0cm" fo:border="0.75pt solid #00000a"/>
    </style:style>
    <style:style style:name="Таблица3.A7" style:family="table-cell">
      <style:table-cell-properties fo:padding-left="0.203cm" fo:padding-right="0.191cm" fo:padding-top="0cm" fo:padding-bottom="0cm" fo:border="0.75pt solid #00000a"/>
    </style:style>
    <style:style style:name="Таблица3.B7" style:family="table-cell">
      <style:table-cell-properties fo:padding-left="0.203cm" fo:padding-right="0.191cm" fo:padding-top="0cm" fo:padding-bottom="0cm" fo:border="0.75pt solid #00000a"/>
    </style:style>
    <style:style style:name="Таблица3.C7" style:family="table-cell">
      <style:table-cell-properties fo:padding-left="0.203cm" fo:padding-right="0.191cm" fo:padding-top="0cm" fo:padding-bottom="0cm" fo:border="0.75pt solid #00000a"/>
    </style:style>
    <style:style style:name="Таблица4" style:family="table">
      <style:table-properties style:width="15.125cm" fo:margin-left="-0.012cm" fo:margin-top="0cm" fo:margin-bottom="0cm" table:align="left" style:writing-mode="lr-tb"/>
    </style:style>
    <style:style style:name="Таблица4.A" style:family="table-column">
      <style:table-column-properties style:column-width="8.25cm"/>
    </style:style>
    <style:style style:name="Таблица4.B" style:family="table-column">
      <style:table-column-properties style:column-width="3.251cm"/>
    </style:style>
    <style:style style:name="Таблица4.C" style:family="table-column">
      <style:table-column-properties style:column-width="3.625cm"/>
    </style:style>
    <style:style style:name="Таблица4.1" style:family="table-row">
      <style:table-row-properties style:min-row-height="1.005cm" fo:keep-together="always"/>
    </style:style>
    <style:style style:name="Таблица4.A1" style:family="table-cell">
      <style:table-cell-properties fo:background-color="#ffffff" fo:padding-left="0.203cm" fo:padding-right="0.189cm" fo:padding-top="0cm" fo:padding-bottom="0cm" fo:border="0.75pt solid #00000a">
        <style:background-image/>
      </style:table-cell-properties>
    </style:style>
    <style:style style:name="Таблица4.2" style:family="table-row">
      <style:table-row-properties fo:keep-together="always"/>
    </style:style>
    <style:style style:name="Таблица4.3" style:family="table-row">
      <style:table-row-properties fo:keep-together="auto"/>
    </style:style>
    <style:style style:name="Таблица4.B3" style:family="table-cell">
      <style:table-cell-properties fo:padding-left="0.203cm" fo:padding-right="0.189cm" fo:padding-top="0cm" fo:padding-bottom="0cm" fo:border="0.75pt solid #00000a"/>
    </style:style>
    <style:style style:name="Таблица4.C3" style:family="table-cell">
      <style:table-cell-properties fo:padding-left="0.203cm" fo:padding-right="0.189cm" fo:padding-top="0cm" fo:padding-bottom="0cm" fo:border="0.75pt solid #00000a"/>
    </style:style>
    <style:style style:name="Таблица4.4" style:family="table-row">
      <style:table-row-properties fo:keep-together="auto"/>
    </style:style>
    <style:style style:name="Таблица4.B4" style:family="table-cell">
      <style:table-cell-properties fo:padding-left="0.203cm" fo:padding-right="0.189cm" fo:padding-top="0cm" fo:padding-bottom="0cm" fo:border="0.75pt solid #00000a"/>
    </style:style>
    <style:style style:name="Таблица4.C4" style:family="table-cell">
      <style:table-cell-properties fo:padding-left="0.203cm" fo:padding-right="0.189cm" fo:padding-top="0cm" fo:padding-bottom="0cm" fo:border="0.75pt solid #00000a"/>
    </style:style>
    <style:style style:name="Таблица4.5" style:family="table-row">
      <style:table-row-properties fo:keep-together="auto"/>
    </style:style>
    <style:style style:name="Таблица4.B5" style:family="table-cell">
      <style:table-cell-properties fo:padding-left="0.203cm" fo:padding-right="0.189cm" fo:padding-top="0cm" fo:padding-bottom="0cm" fo:border="0.75pt solid #00000a"/>
    </style:style>
    <style:style style:name="Таблица4.C5" style:family="table-cell">
      <style:table-cell-properties fo:padding-left="0.203cm" fo:padding-right="0.189cm" fo:padding-top="0cm" fo:padding-bottom="0cm" fo:border="0.75pt solid #00000a"/>
    </style:style>
    <style:style style:name="Таблица4.6" style:family="table-row">
      <style:table-row-properties fo:keep-together="auto"/>
    </style:style>
    <style:style style:name="Таблица4.B6" style:family="table-cell">
      <style:table-cell-properties fo:padding-left="0.203cm" fo:padding-right="0.189cm" fo:padding-top="0cm" fo:padding-bottom="0cm" fo:border="0.75pt solid #00000a"/>
    </style:style>
    <style:style style:name="Таблица4.C6" style:family="table-cell">
      <style:table-cell-properties fo:padding-left="0.203cm" fo:padding-right="0.189cm" fo:padding-top="0cm" fo:padding-bottom="0cm" fo:border="0.75pt solid #00000a"/>
    </style:style>
    <style:style style:name="Таблица4.7" style:family="table-row">
      <style:table-row-properties fo:keep-together="auto"/>
    </style:style>
    <style:style style:name="Таблица4.B7" style:family="table-cell">
      <style:table-cell-properties fo:padding-left="0.203cm" fo:padding-right="0.189cm" fo:padding-top="0cm" fo:padding-bottom="0cm" fo:border="0.75pt solid #00000a"/>
    </style:style>
    <style:style style:name="Таблица4.C7" style:family="table-cell">
      <style:table-cell-properties fo:padding-left="0.203cm" fo:padding-right="0.189cm" fo:padding-top="0cm" fo:padding-bottom="0cm" fo:border="0.75pt solid #00000a"/>
    </style:style>
    <style:style style:name="Таблица4.8" style:family="table-row">
      <style:table-row-properties fo:keep-together="auto"/>
    </style:style>
    <style:style style:name="Таблица4.B8" style:family="table-cell">
      <style:table-cell-properties fo:padding-left="0.203cm" fo:padding-right="0.189cm" fo:padding-top="0cm" fo:padding-bottom="0cm" fo:border="0.75pt solid #00000a"/>
    </style:style>
    <style:style style:name="Таблица4.C8" style:family="table-cell">
      <style:table-cell-properties fo:padding-left="0.203cm" fo:padding-right="0.189cm" fo:padding-top="0cm" fo:padding-bottom="0cm" fo:border="0.75pt solid #00000a"/>
    </style:style>
    <style:style style:name="Таблица4.9" style:family="table-row">
      <style:table-row-properties fo:keep-together="auto"/>
    </style:style>
    <style:style style:name="Таблица4.B9" style:family="table-cell">
      <style:table-cell-properties fo:padding-left="0.203cm" fo:padding-right="0.189cm" fo:padding-top="0cm" fo:padding-bottom="0cm" fo:border="0.75pt solid #00000a"/>
    </style:style>
    <style:style style:name="Таблица4.C9" style:family="table-cell">
      <style:table-cell-properties fo:padding-left="0.203cm" fo:padding-right="0.189cm" fo:padding-top="0cm" fo:padding-bottom="0cm" fo:border="0.75pt solid #00000a"/>
    </style:style>
    <style:style style:name="Таблица5" style:family="table">
      <style:table-properties style:width="17.073cm" fo:margin-left="-0.199cm" fo:margin-top="0cm" fo:margin-bottom="0cm" table:align="left" style:writing-mode="lr-tb"/>
    </style:style>
    <style:style style:name="Таблица5.A" style:family="table-column">
      <style:table-column-properties style:column-width="1.191cm"/>
    </style:style>
    <style:style style:name="Таблица5.B" style:family="table-column">
      <style:table-column-properties style:column-width="13.753cm"/>
    </style:style>
    <style:style style:name="Таблица5.C" style:family="table-column">
      <style:table-column-properties style:column-width="2.129cm"/>
    </style:style>
    <style:style style:name="Таблица5.1" style:family="table-row">
      <style:table-row-properties fo:keep-together="always"/>
    </style:style>
    <style:style style:name="Таблица5.A1" style:family="table-cell">
      <style:table-cell-properties fo:background-color="#f2f2f2" fo:padding-left="0.199cm" fo:padding-right="0.191cm" fo:padding-top="0cm" fo:padding-bottom="0cm" fo:border="0.5pt solid #00000a">
        <style:background-image/>
      </style:table-cell-properties>
    </style:style>
    <style:style style:name="Таблица5.2" style:family="table-row">
      <style:table-row-properties style:min-row-height="0.372cm" fo:keep-together="always"/>
    </style:style>
    <style:style style:name="Таблица5.B2" style:family="table-cell">
      <style:table-cell-properties fo:padding-left="0.199cm" fo:padding-right="0.191cm" fo:padding-top="0cm" fo:padding-bottom="0cm" fo:border="0.5pt solid #00000a"/>
    </style:style>
    <style:style style:name="Таблица5.C2" style:family="table-cell">
      <style:table-cell-properties fo:padding-left="0.199cm" fo:padding-right="0.191cm" fo:padding-top="0cm" fo:padding-bottom="0cm" fo:border="0.5pt solid #00000a"/>
    </style:style>
    <style:style style:name="Таблица5.B3" style:family="table-cell">
      <style:table-cell-properties fo:padding-left="0.199cm" fo:padding-right="0.191cm" fo:padding-top="0cm" fo:padding-bottom="0cm" fo:border="0.5pt solid #00000a"/>
    </style:style>
    <style:style style:name="Таблица5.B4" style:family="table-cell">
      <style:table-cell-properties fo:padding-left="0.199cm" fo:padding-right="0.191cm" fo:padding-top="0cm" fo:padding-bottom="0cm" fo:border="0.5pt solid #00000a"/>
    </style:style>
    <style:style style:name="Таблица5.C4" style:family="table-cell">
      <style:table-cell-properties fo:padding-left="0.199cm" fo:padding-right="0.191cm" fo:padding-top="0cm" fo:padding-bottom="0cm" fo:border="0.5pt solid #00000a"/>
    </style:style>
    <style:style style:name="Таблица5.B5" style:family="table-cell">
      <style:table-cell-properties fo:padding-left="0.199cm" fo:padding-right="0.191cm" fo:padding-top="0cm" fo:padding-bottom="0cm" fo:border="0.5pt solid #00000a"/>
    </style:style>
    <style:style style:name="Таблица5.C5" style:family="table-cell">
      <style:table-cell-properties fo:padding-left="0.199cm" fo:padding-right="0.191cm" fo:padding-top="0cm" fo:padding-bottom="0cm" fo:border="0.5pt solid #00000a"/>
    </style:style>
    <style:style style:name="Таблица5.B6" style:family="table-cell">
      <style:table-cell-properties fo:padding-left="0.199cm" fo:padding-right="0.191cm" fo:padding-top="0cm" fo:padding-bottom="0cm" fo:border="0.5pt solid #00000a"/>
    </style:style>
    <style:style style:name="Таблица5.C6" style:family="table-cell">
      <style:table-cell-properties fo:padding-left="0.199cm" fo:padding-right="0.191cm" fo:padding-top="0cm" fo:padding-bottom="0cm" fo:border="0.5pt solid #00000a"/>
    </style:style>
    <style:style style:name="Таблица5.B7" style:family="table-cell">
      <style:table-cell-properties fo:padding-left="0.199cm" fo:padding-right="0.191cm" fo:padding-top="0cm" fo:padding-bottom="0cm" fo:border="0.5pt solid #00000a"/>
    </style:style>
    <style:style style:name="Таблица5.C7" style:family="table-cell">
      <style:table-cell-properties fo:padding-left="0.199cm" fo:padding-right="0.191cm" fo:padding-top="0cm" fo:padding-bottom="0cm" fo:border="0.5pt solid #00000a"/>
    </style:style>
    <style:style style:name="Таблица5.B8" style:family="table-cell">
      <style:table-cell-properties fo:padding-left="0.199cm" fo:padding-right="0.191cm" fo:padding-top="0cm" fo:padding-bottom="0cm" fo:border="0.5pt solid #00000a"/>
    </style:style>
    <style:style style:name="Таблица5.C8" style:family="table-cell">
      <style:table-cell-properties fo:padding-left="0.199cm" fo:padding-right="0.191cm" fo:padding-top="0cm" fo:padding-bottom="0cm" fo:border="0.5pt solid #00000a"/>
    </style:style>
    <style:style style:name="Таблица5.B9" style:family="table-cell">
      <style:table-cell-properties fo:padding-left="0.199cm" fo:padding-right="0.191cm" fo:padding-top="0cm" fo:padding-bottom="0cm" fo:border="0.5pt solid #00000a"/>
    </style:style>
    <style:style style:name="Таблица5.C9" style:family="table-cell">
      <style:table-cell-properties fo:padding-left="0.199cm" fo:padding-right="0.191cm" fo:padding-top="0cm" fo:padding-bottom="0cm" fo:border="0.5pt solid #00000a"/>
    </style:style>
    <style:style style:name="Таблица5.B10" style:family="table-cell">
      <style:table-cell-properties fo:padding-left="0.199cm" fo:padding-right="0.191cm" fo:padding-top="0cm" fo:padding-bottom="0cm" fo:border="0.5pt solid #00000a"/>
    </style:style>
    <style:style style:name="Таблица5.C10" style:family="table-cell">
      <style:table-cell-properties fo:padding-left="0.199cm" fo:padding-right="0.191cm" fo:padding-top="0cm" fo:padding-bottom="0cm" fo:border="0.5pt solid #00000a"/>
    </style:style>
    <style:style style:name="Таблица5.B11" style:family="table-cell">
      <style:table-cell-properties fo:padding-left="0.199cm" fo:padding-right="0.191cm" fo:padding-top="0cm" fo:padding-bottom="0cm" fo:border="0.5pt solid #00000a"/>
    </style:style>
    <style:style style:name="Таблица5.C11" style:family="table-cell">
      <style:table-cell-properties fo:padding-left="0.199cm" fo:padding-right="0.191cm" fo:padding-top="0cm" fo:padding-bottom="0cm" fo:border="0.5pt solid #00000a"/>
    </style:style>
    <style:style style:name="Таблица5.B12" style:family="table-cell">
      <style:table-cell-properties fo:padding-left="0.199cm" fo:padding-right="0.191cm" fo:padding-top="0cm" fo:padding-bottom="0cm" fo:border="0.5pt solid #00000a"/>
    </style:style>
    <style:style style:name="Таблица5.C12" style:family="table-cell">
      <style:table-cell-properties fo:padding-left="0.199cm" fo:padding-right="0.191cm" fo:padding-top="0cm" fo:padding-bottom="0cm" fo:border="0.5pt solid #00000a"/>
    </style:style>
    <style:style style:name="Таблица5.B13" style:family="table-cell">
      <style:table-cell-properties fo:padding-left="0.199cm" fo:padding-right="0.191cm" fo:padding-top="0cm" fo:padding-bottom="0cm" fo:border="0.5pt solid #00000a"/>
    </style:style>
    <style:style style:name="Таблица5.C13" style:family="table-cell">
      <style:table-cell-properties fo:padding-left="0.199cm" fo:padding-right="0.191cm" fo:padding-top="0cm" fo:padding-bottom="0cm" fo:border="0.5pt solid #00000a"/>
    </style:style>
    <style:style style:name="Таблица5.B14" style:family="table-cell">
      <style:table-cell-properties fo:padding-left="0.199cm" fo:padding-right="0.191cm" fo:padding-top="0cm" fo:padding-bottom="0cm" fo:border="0.5pt solid #00000a"/>
    </style:style>
    <style:style style:name="Таблица5.C14" style:family="table-cell">
      <style:table-cell-properties fo:padding-left="0.199cm" fo:padding-right="0.191cm" fo:padding-top="0cm" fo:padding-bottom="0cm" fo:border="0.5pt solid #00000a"/>
    </style:style>
    <style:style style:name="Таблица6" style:family="table">
      <style:table-properties style:width="17.002cm" fo:margin-left="-0.203cm" fo:margin-top="0cm" fo:margin-bottom="0cm" table:align="left" style:writing-mode="lr-tb"/>
    </style:style>
    <style:style style:name="Таблица6.A" style:family="table-column">
      <style:table-column-properties style:column-width="0.951cm"/>
    </style:style>
    <style:style style:name="Таблица6.B" style:family="table-column">
      <style:table-column-properties style:column-width="13.801cm"/>
    </style:style>
    <style:style style:name="Таблица6.C" style:family="table-column">
      <style:table-column-properties style:column-width="2.251cm"/>
    </style:style>
    <style:style style:name="Таблица6.1" style:family="table-row">
      <style:table-row-properties style:min-row-height="1.083cm" fo:keep-together="always"/>
    </style:style>
    <style:style style:name="Таблица6.A1" style:family="table-cell">
      <style:table-cell-properties fo:background-color="#f2f2f2" fo:padding-left="0.203cm" fo:padding-right="0.191cm" fo:padding-top="0cm" fo:padding-bottom="0cm" fo:border="0.75pt solid #00000a">
        <style:background-image/>
      </style:table-cell-properties>
    </style:style>
    <style:style style:name="Таблица6.B1" style:family="table-cell">
      <style:table-cell-properties fo:padding-left="0.203cm" fo:padding-right="0.191cm" fo:padding-top="0cm" fo:padding-bottom="0cm" fo:border="0.75pt solid #00000a"/>
    </style:style>
    <style:style style:name="Таблица6.C1" style:family="table-cell">
      <style:table-cell-properties fo:padding-left="0.203cm" fo:padding-right="0.191cm" fo:padding-top="0cm" fo:padding-bottom="0cm" fo:border="0.75pt solid #00000a"/>
    </style:style>
    <style:style style:name="Таблица6.2" style:family="table-row">
      <style:table-row-properties style:min-row-height="0.6cm" fo:keep-together="always"/>
    </style:style>
    <style:style style:name="Таблица6.B2" style:family="table-cell">
      <style:table-cell-properties fo:padding-left="0.203cm" fo:padding-right="0.191cm" fo:padding-top="0cm" fo:padding-bottom="0cm" fo:border="0.75pt solid #00000a"/>
    </style:style>
    <style:style style:name="Таблица6.C2" style:family="table-cell">
      <style:table-cell-properties fo:padding-left="0.203cm" fo:padding-right="0.191cm" fo:padding-top="0cm" fo:padding-bottom="0cm" fo:border="0.75pt solid #00000a"/>
    </style:style>
    <style:style style:name="Таблица6.3" style:family="table-row">
      <style:table-row-properties style:min-row-height="0.623cm" fo:keep-together="always"/>
    </style:style>
    <style:style style:name="Таблица6.B3" style:family="table-cell">
      <style:table-cell-properties fo:padding-left="0.203cm" fo:padding-right="0.191cm" fo:padding-top="0cm" fo:padding-bottom="0cm" fo:border="0.75pt solid #00000a"/>
    </style:style>
    <style:style style:name="Таблица6.C3" style:family="table-cell">
      <style:table-cell-properties fo:padding-left="0.203cm" fo:padding-right="0.191cm" fo:padding-top="0cm" fo:padding-bottom="0cm" fo:border="0.75pt solid #00000a"/>
    </style:style>
    <style:style style:name="Таблица6.4" style:family="table-row">
      <style:table-row-properties style:min-row-height="0.593cm" fo:keep-together="always"/>
    </style:style>
    <style:style style:name="Таблица6.B4" style:family="table-cell">
      <style:table-cell-properties fo:padding-left="0.203cm" fo:padding-right="0.191cm" fo:padding-top="0cm" fo:padding-bottom="0cm" fo:border="0.75pt solid #00000a"/>
    </style:style>
    <style:style style:name="Таблица6.C4" style:family="table-cell">
      <style:table-cell-properties fo:padding-left="0.203cm" fo:padding-right="0.191cm" fo:padding-top="0cm" fo:padding-bottom="0cm" fo:border="0.75pt solid #00000a"/>
    </style:style>
    <style:style style:name="Таблица6.5" style:family="table-row">
      <style:table-row-properties style:min-row-height="0.63cm" fo:keep-together="always"/>
    </style:style>
    <style:style style:name="Таблица6.B5" style:family="table-cell">
      <style:table-cell-properties fo:padding-left="0.203cm" fo:padding-right="0.191cm" fo:padding-top="0cm" fo:padding-bottom="0cm" fo:border="0.75pt solid #00000a"/>
    </style:style>
    <style:style style:name="Таблица6.C5" style:family="table-cell">
      <style:table-cell-properties fo:padding-left="0.203cm" fo:padding-right="0.191cm" fo:padding-top="0cm" fo:padding-bottom="0cm" fo:border="0.75pt solid #00000a"/>
    </style:style>
    <style:style style:name="Таблица6.B6" style:family="table-cell">
      <style:table-cell-properties fo:padding-left="0.203cm" fo:padding-right="0.191cm" fo:padding-top="0cm" fo:padding-bottom="0cm" fo:border="0.75pt solid #00000a"/>
    </style:style>
    <style:style style:name="Таблица6.C6" style:family="table-cell">
      <style:table-cell-properties fo:padding-left="0.203cm" fo:padding-right="0.191cm" fo:padding-top="0cm" fo:padding-bottom="0cm" fo:border="0.75pt solid #00000a"/>
    </style:style>
    <style:style style:name="Таблица7" style:family="table">
      <style:table-properties style:width="16.976cm" fo:margin-left="-0.012cm" fo:margin-top="0cm" fo:margin-bottom="0cm" table:align="left" style:writing-mode="lr-tb"/>
    </style:style>
    <style:style style:name="Таблица7.A" style:family="table-column">
      <style:table-column-properties style:column-width="0.951cm"/>
    </style:style>
    <style:style style:name="Таблица7.B" style:family="table-column">
      <style:table-column-properties style:column-width="13.801cm"/>
    </style:style>
    <style:style style:name="Таблица7.C" style:family="table-column">
      <style:table-column-properties style:column-width="2.224cm"/>
    </style:style>
    <style:style style:name="Таблица7.1" style:family="table-row">
      <style:table-row-properties style:min-row-height="1.083cm" fo:keep-together="always"/>
    </style:style>
    <style:style style:name="Таблица7.A1" style:family="table-cell">
      <style:table-cell-properties fo:background-color="#f2f2f2" fo:padding-left="0.203cm" fo:padding-right="0.191cm" fo:padding-top="0cm" fo:padding-bottom="0cm" fo:border="0.75pt solid #00000a">
        <style:background-image/>
      </style:table-cell-properties>
    </style:style>
    <style:style style:name="Таблица7.B1" style:family="table-cell">
      <style:table-cell-properties fo:padding-left="0.203cm" fo:padding-right="0.191cm" fo:padding-top="0cm" fo:padding-bottom="0cm" fo:border="0.75pt solid #00000a"/>
    </style:style>
    <style:style style:name="Таблица7.C1" style:family="table-cell">
      <style:table-cell-properties fo:padding-left="0.203cm" fo:padding-right="0.191cm" fo:padding-top="0cm" fo:padding-bottom="0cm" fo:border="0.75pt solid #00000a"/>
    </style:style>
    <style:style style:name="Таблица7.2" style:family="table-row">
      <style:table-row-properties style:min-row-height="0.342cm" fo:keep-together="always"/>
    </style:style>
    <style:style style:name="Таблица7.B2" style:family="table-cell">
      <style:table-cell-properties fo:padding-left="0.203cm" fo:padding-right="0.191cm" fo:padding-top="0cm" fo:padding-bottom="0cm" fo:border="0.75pt solid #00000a"/>
    </style:style>
    <style:style style:name="Таблица7.C2" style:family="table-cell">
      <style:table-cell-properties fo:padding-left="0.203cm" fo:padding-right="0.191cm" fo:padding-top="0cm" fo:padding-bottom="0cm" fo:border="0.75pt solid #00000a"/>
    </style:style>
    <style:style style:name="Таблица7.3" style:family="table-row">
      <style:table-row-properties style:min-row-height="0.483cm" fo:keep-together="always"/>
    </style:style>
    <style:style style:name="Таблица7.B3" style:family="table-cell">
      <style:table-cell-properties fo:padding-left="0.203cm" fo:padding-right="0.191cm" fo:padding-top="0cm" fo:padding-bottom="0cm" fo:border="0.75pt solid #00000a"/>
    </style:style>
    <style:style style:name="Таблица7.C3" style:family="table-cell">
      <style:table-cell-properties fo:padding-left="0.203cm" fo:padding-right="0.191cm" fo:padding-top="0cm" fo:padding-bottom="0cm" fo:border="0.75pt solid #00000a"/>
    </style:style>
    <style:style style:name="Таблица7.4" style:family="table-row">
      <style:table-row-properties style:min-row-height="0.593cm" fo:keep-together="always"/>
    </style:style>
    <style:style style:name="Таблица7.B4" style:family="table-cell">
      <style:table-cell-properties fo:padding-left="0.203cm" fo:padding-right="0.191cm" fo:padding-top="0cm" fo:padding-bottom="0cm" fo:border="0.75pt solid #00000a"/>
    </style:style>
    <style:style style:name="Таблица7.C4" style:family="table-cell">
      <style:table-cell-properties fo:padding-left="0.203cm" fo:padding-right="0.191cm" fo:padding-top="0cm" fo:padding-bottom="0cm" fo:border="0.75pt solid #00000a"/>
    </style:style>
    <style:style style:name="Таблица7.5" style:family="table-row">
      <style:table-row-properties style:min-row-height="0.242cm" fo:keep-together="always"/>
    </style:style>
    <style:style style:name="Таблица7.B5" style:family="table-cell">
      <style:table-cell-properties fo:padding-left="0.203cm" fo:padding-right="0.191cm" fo:padding-top="0cm" fo:padding-bottom="0cm" fo:border="0.75pt solid #00000a"/>
    </style:style>
    <style:style style:name="Таблица7.C5" style:family="table-cell">
      <style:table-cell-properties fo:padding-left="0.203cm" fo:padding-right="0.191cm" fo:padding-top="0cm" fo:padding-bottom="0cm" fo:border="0.75pt solid #00000a"/>
    </style:style>
    <style:style style:name="Таблица8" style:family="table">
      <style:table-properties style:width="17cm" style:rel-width="100%" fo:margin-left="0cm" fo:margin-top="0cm" fo:margin-bottom="0cm" table:align="left" style:writing-mode="lr-tb"/>
    </style:style>
    <style:style style:name="Таблица8.A" style:family="table-column">
      <style:table-column-properties style:column-width="4.138cm" style:rel-column-width="15951*"/>
    </style:style>
    <style:style style:name="Таблица8.B" style:family="table-column">
      <style:table-column-properties style:column-width="12.862cm" style:rel-column-width="49583*"/>
    </style:style>
    <style:style style:name="Таблица8.1" style:family="table-row">
      <style:table-row-properties fo:keep-together="auto"/>
    </style:style>
    <style:style style:name="Таблица8.A1" style:family="table-cell">
      <style:table-cell-properties fo:padding-left="0.191cm" fo:padding-right="0.191cm" fo:padding-top="0cm" fo:padding-bottom="0cm" fo:border="1pt solid #00000a"/>
    </style:style>
    <style:style style:name="Таблица8.B1" style:family="table-cell">
      <style:table-cell-properties fo:padding-left="0.191cm" fo:padding-right="0.191cm" fo:padding-top="0cm" fo:padding-bottom="0cm" fo:border-left="none" fo:border-right="1pt solid #00000a" fo:border-top="1pt solid #00000a" fo:border-bottom="1pt solid #00000a"/>
    </style:style>
    <style:style style:name="Таблица8.A2" style:family="table-cell">
      <style:table-cell-properties fo:padding-left="0.191cm" fo:padding-right="0.191cm" fo:padding-top="0cm" fo:padding-bottom="0cm" fo:border-left="1pt solid #00000a" fo:border-right="1pt solid #00000a" fo:border-top="none" fo:border-bottom="1pt solid #00000a"/>
    </style:style>
    <style:style style:name="Таблица8.B2" style:family="table-cell">
      <style:table-cell-properties fo:padding-left="0.191cm" fo:padding-right="0.191cm" fo:padding-top="0cm" fo:padding-bottom="0cm" fo:border-left="none" fo:border-right="1pt solid #00000a" fo:border-top="none" fo:border-bottom="1pt solid #00000a"/>
    </style:style>
    <style:style style:name="Таблица8.3" style:family="table-row">
      <style:table-row-properties style:min-row-height="2.327cm" fo:keep-together="auto"/>
    </style:style>
    <style:style style:name="Таблица9" style:family="table">
      <style:table-properties style:width="17.212cm" fo:margin-left="-0.092cm" fo:margin-top="0cm" fo:margin-bottom="0cm" table:align="left" style:writing-mode="lr-tb"/>
    </style:style>
    <style:style style:name="Таблица9.A" style:family="table-column">
      <style:table-column-properties style:column-width="8.356cm"/>
    </style:style>
    <style:style style:name="Таблица9.B" style:family="table-column">
      <style:table-column-properties style:column-width="8.855cm"/>
    </style:style>
    <style:style style:name="Таблица9.1" style:family="table-row">
      <style:table-row-properties fo:keep-together="auto"/>
    </style:style>
    <style:style style:name="Таблица9.A1" style:family="table-cell">
      <style:table-cell-properties style:vertical-align="middle" fo:padding-left="0.092cm" fo:padding-right="0.026cm" fo:padding-top="0.026cm" fo:padding-bottom="0.026cm" fo:border="2.25pt outset #00000a"/>
    </style:style>
    <style:style style:name="Таблица10" style:family="table">
      <style:table-properties style:width="17.228cm" fo:margin-left="-0.199cm" fo:margin-top="0cm" fo:margin-bottom="0cm" table:align="left" style:writing-mode="lr-tb"/>
    </style:style>
    <style:style style:name="Таблица10.A" style:family="table-column">
      <style:table-column-properties style:column-width="7.19cm"/>
    </style:style>
    <style:style style:name="Таблица10.B" style:family="table-column">
      <style:table-column-properties style:column-width="1.97cm"/>
    </style:style>
    <style:style style:name="Таблица10.C" style:family="table-column">
      <style:table-column-properties style:column-width="1.702cm"/>
    </style:style>
    <style:style style:name="Таблица10.D" style:family="table-column">
      <style:table-column-properties style:column-width="2.328cm"/>
    </style:style>
    <style:style style:name="Таблица10.E" style:family="table-column">
      <style:table-column-properties style:column-width="1.6cm"/>
    </style:style>
    <style:style style:name="Таблица10.F" style:family="table-column">
      <style:table-column-properties style:column-width="2.436cm"/>
    </style:style>
    <style:style style:name="Таблица10.1" style:family="table-row">
      <style:table-row-properties fo:keep-together="auto"/>
    </style:style>
    <style:style style:name="Таблица10.A1" style:family="table-cell">
      <style:table-cell-properties fo:background-color="#ffffff" fo:padding-left="0.199cm" fo:padding-right="0.191cm" fo:padding-top="0cm" fo:padding-bottom="0cm" fo:border="0.5pt solid #00000a">
        <style:background-image/>
      </style:table-cell-properties>
    </style:style>
    <style:style style:name="Таблица10.3" style:family="table-row">
      <style:table-row-properties style:min-row-height="0.182cm" fo:keep-together="auto"/>
    </style:style>
    <style:style style:name="P1" style:family="paragraph" style:parent-style-name="Footer">
      <style:paragraph-properties fo:padding="0cm" fo:border="none"/>
    </style:style>
    <style:style style:name="P2" style:family="paragraph" style:parent-style-name="Standard">
      <style:text-properties style:font-name="Times New Roman" fo:font-size="14pt" fo:language="en" fo:country="US" fo:font-weight="bold" style:font-name-asian="Times New Roman1" style:font-size-asian="14pt" style:font-weight-asian="bold" style:font-name-complex="Times New Roman1" style:font-size-complex="14pt" style:language-complex="en" style:country-complex="US"/>
    </style:style>
    <style:style style:name="P3" style:family="paragraph" style:parent-style-name="Standard">
      <style:paragraph-properties fo:text-align="center" style:justify-single-word="false"/>
      <style:text-properties style:font-name="Times New Roman" fo:font-size="14pt" fo:language="en" fo:country="US" fo:font-weight="bold" style:font-name-asian="Times New Roman1" style:font-size-asian="14pt" style:font-weight-asian="bold" style:font-name-complex="Times New Roman1" style:font-size-complex="14pt" style:language-complex="en" style:country-complex="US"/>
    </style:style>
    <style:style style:name="P4" style:family="paragraph" style:parent-style-name="Standard">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5" style:family="paragraph" style:parent-style-name="Standard">
      <style:paragraph-properties fo:text-align="center" style:justify-single-word="false"/>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6"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language-complex="en" style:country-complex="US"/>
    </style:style>
    <style:style style:name="P7" style:family="paragraph" style:parent-style-name="Standard">
      <style:text-properties style:font-name="Times New Roman" fo:font-size="14pt" style:font-size-asian="14pt" style:font-name-complex="Times New Roman1" style:font-size-complex="14pt" style:language-complex="en" style:country-complex="US"/>
    </style:style>
    <style:style style:name="P8" style:family="paragraph" style:parent-style-name="Standard">
      <style:paragraph-properties fo:text-align="center" style:justify-single-word="false"/>
    </style:style>
    <style:style style:name="P9" style:family="paragraph" style:parent-style-name="Standard">
      <style:paragraph-properties fo:margin-top="0cm" fo:margin-bottom="0cm" loext:contextual-spacing="false" fo:line-height="100%" fo:text-align="center" style:justify-single-word="false" fo:orphans="0" fo:widows="0" fo:keep-with-next="always"/>
    </style:style>
    <style:style style:name="P10"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style>
    <style:style style:name="P11" style:family="paragraph" style:parent-style-name="Standard">
      <style:paragraph-properties fo:margin-top="0cm" fo:margin-bottom="0cm" loext:contextual-spacing="false" fo:line-height="100%" fo:orphans="0" fo:widows="0" fo:keep-with-next="always"/>
      <style:text-properties fo:color="#000000" style:font-name="Times New Roman" fo:font-size="14pt" style:font-name-asian="Times New Roman1" style:font-size-asian="14pt" style:language-asian="ru" style:country-asian="RU" style:font-name-complex="Times New Roman1" style:font-size-complex="14pt"/>
    </style:style>
    <style:style style:name="P12" style:family="paragraph" style:parent-style-name="Standard">
      <style:paragraph-properties fo:margin-top="0cm" fo:margin-bottom="0cm" loext:contextual-spacing="false" fo:line-height="100%" fo:orphans="0" fo:widows="0" fo:keep-with-next="always">
        <style:tab-stops>
          <style:tab-stop style:position="8.25cm" style:type="center"/>
        </style:tab-stops>
      </style:paragraph-properties>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13" style:family="paragraph" style:parent-style-name="Standard">
      <style:paragraph-properties fo:margin-top="0cm" fo:margin-bottom="0cm" loext:contextual-spacing="false" fo:line-height="150%" fo:text-align="center" style:justify-single-word="false" fo:orphans="0" fo:widows="0" fo:keep-with-next="always"/>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fo:orphans="0" fo:widows="0"/>
    </style:style>
    <style:style style:name="P16"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style>
    <style:style style:name="P17" style:family="paragraph" style:parent-style-name="Standard">
      <style:paragraph-properties fo:margin-top="0cm" fo:margin-bottom="0cm" loext:contextual-spacing="false" fo:line-height="100%" fo:text-align="justify" style:justify-single-word="false"/>
    </style:style>
    <style:style style:name="P18" style:family="paragraph" style:parent-style-name="Standard">
      <style:paragraph-properties fo:margin-top="0cm" fo:margin-bottom="0cm" loext:contextual-spacing="false" fo:line-height="100%" fo:text-align="justify" style:justify-single-word="false" fo:orphans="0" fo:widows="0"/>
    </style:style>
    <style:style style:name="P19" style:family="paragraph" style:parent-style-name="Standard" style:list-style-name="WWNum1">
      <style:paragraph-properties fo:margin-top="0cm" fo:margin-bottom="0cm" loext:contextual-spacing="false" fo:line-height="100%" fo:text-align="justify" style:justify-single-word="false" fo:orphans="0" fo:widows="0"/>
    </style:style>
    <style:style style:name="P20" style:family="paragraph" style:parent-style-name="Standard" style:list-style-name="WWNum1">
      <style:paragraph-properties fo:margin-top="0cm" fo:margin-bottom="0cm" loext:contextual-spacing="false" fo:line-height="100%" fo:text-align="justify" style:justify-single-word="false"/>
    </style:style>
    <style:style style:name="P21"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style:paragraph-properties fo:margin-top="0cm" fo:margin-bottom="0cm" loext:contextual-spacing="false" fo:line-height="100%" fo:text-align="justify" style:justify-single-word="false">
        <style:tab-stops>
          <style:tab-stop style:position="4.001cm"/>
        </style:tab-stops>
      </style:paragraph-properties>
    </style:style>
    <style:style style:name="P23" style:family="paragraph" style:parent-style-name="Standard" style:list-style-name="WWNum19">
      <style:paragraph-properties fo:margin-top="0cm" fo:margin-bottom="0cm" loext:contextual-spacing="false" fo:line-height="100%"/>
    </style:style>
    <style:style style:name="P24" style:family="paragraph" style:parent-style-name="Standard" style:list-style-name="WWNum1">
      <style:paragraph-properties fo:margin-top="0cm" fo:margin-bottom="0cm" loext:contextual-spacing="false" fo:line-height="100%"/>
    </style:style>
    <style:style style:name="P25" style:family="paragraph" style:parent-style-name="Standard" style:list-style-name="WWNum20">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fo:text-align="end" style:justify-single-word="false"/>
    </style:style>
    <style:style style:name="P27"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style>
    <style:style style:name="P28" style:family="paragraph" style:parent-style-name="Standard">
      <style:paragraph-properties fo:margin-top="0cm" fo:margin-bottom="0cm" loext:contextual-spacing="false" fo:line-height="100%"/>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29" style:family="paragraph" style:parent-style-name="Standard">
      <style:paragraph-properties fo:margin-top="0cm" fo:margin-bottom="0cm" loext:contextual-spacing="false" fo:line-height="100%" fo:text-align="center" style:justify-single-word="false" fo:orphans="0" fo:widows="0"/>
      <style:text-properties style:font-name="Times New Roman" fo:font-size="10pt" fo:font-weight="bold" style:font-name-asian="Times New Roman1" style:font-size-asian="10pt" style:language-asian="ru" style:country-asian="RU" style:font-weight-asian="bold" style:font-name-complex="Times New Roman1" style:font-size-complex="10pt"/>
    </style:style>
    <style:style style:name="P30"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P31" style:family="paragraph" style:parent-style-name="Standard">
      <style:paragraph-properties fo:margin-top="0cm" fo:margin-bottom="0cm" loext:contextual-spacing="false" fo:line-height="100%" fo:text-align="justify" style:justify-single-word="false" fo:orphans="0" fo:widows="0"/>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32" style:family="paragraph" style:parent-style-name="Standard">
      <style:paragraph-properties fo:margin-top="0cm" fo:margin-bottom="0cm" loext:contextual-spacing="false" fo:line-height="100%"/>
      <style:text-properties style:font-name="Times New Roman" fo:font-size="14pt" fo:font-weight="bold" style:font-name-asian="Times New Roman1" style:font-size-asian="14pt" style:font-weight-asian="bold" style:font-name-complex="Times New Roman1" style:font-size-complex="14pt" style:language-complex="en" style:country-complex="US" style:font-weight-complex="bold"/>
    </style:style>
    <style:style style:name="P33" style:family="paragraph" style:parent-style-name="Standard">
      <style:paragraph-properties fo:margin-top="0cm" fo:margin-bottom="0cm" loext:contextual-spacing="false" fo:line-height="100%"/>
      <style:text-properties style:font-name="Times New Roman" fo:font-size="14pt" fo:font-weight="bold" style:font-name-asian="Times New Roman1" style:font-size-asian="14pt" style:font-weight-asian="bold" style:font-name-complex="Times New Roman1" style:font-size-complex="14pt" style:language-complex="en" style:country-complex="US"/>
    </style:style>
    <style:style style:name="P34"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35"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font-name-complex="Times New Roman1" style:font-size-complex="14pt" style:language-complex="en" style:country-complex="US" style:font-weight-complex="bold"/>
    </style:style>
    <style:style style:name="P36" style:family="paragraph" style:parent-style-name="Standard">
      <style:paragraph-properties fo:margin-top="0cm" fo:margin-bottom="0cm" loext:contextual-spacing="false" fo:line-height="100%"/>
      <style:text-properties style:font-name="Times New Roman" fo:font-size="14pt" style:font-name-asian="Times New Roman1" style:font-size-asian="14pt" style:font-name-complex="Times New Roman1" style:font-size-complex="14pt" style:language-complex="en" style:country-complex="US"/>
    </style:style>
    <style:style style:name="P37" style:family="paragraph" style:parent-style-name="Standard">
      <style:paragraph-properties fo:margin-top="0cm" fo:margin-bottom="0cm" loext:contextual-spacing="false" fo:line-height="100%" fo:text-align="justify" style:justify-single-word="false"/>
      <style:text-properties style:font-name="Times New Roman" fo:font-size="12pt" fo:font-weight="bold" style:font-name-asian="Times New Roman1" style:font-size-asian="12pt" style:font-weight-asian="bold" style:font-name-complex="Times New Roman1" style:font-size-complex="10pt"/>
    </style:style>
    <style:style style:name="P38" style:family="paragraph" style:parent-style-name="Standard">
      <style:paragraph-properties fo:margin-top="0cm" fo:margin-bottom="0cm" loext:contextual-spacing="false" fo:line-height="100%"/>
      <style:text-properties style:font-name="Calibri" style:font-name-asian="Times New Roman1" style:font-name-complex="Times New Roman1" style:language-complex="en" style:country-complex="US"/>
    </style:style>
    <style:style style:name="P39" style:family="paragraph" style:parent-style-name="Standard" style:list-style-name="">
      <style:paragraph-properties fo:margin-top="0cm" fo:margin-bottom="0cm" loext:contextual-spacing="false"/>
    </style:style>
    <style:style style:name="P40" style:family="paragraph" style:parent-style-name="Standard">
      <style:paragraph-properties fo:margin-top="0cm" fo:margin-bottom="0cm" loext:contextual-spacing="false" fo:line-height="100%" fo:orphans="0" fo:widows="0">
        <style:tab-stops>
          <style:tab-stop style:position="0cm"/>
          <style:tab-stop style:position="3.501cm"/>
        </style:tab-stops>
      </style:paragraph-properties>
      <style:text-properties fo:color="#c00000" style:font-name="Times New Roman" fo:font-size="14pt" style:font-name-asian="Times New Roman1" style:font-size-asian="14pt" style:language-asian="ru" style:country-asian="RU" style:font-name-complex="Times New Roman1" style:font-size-complex="14pt"/>
    </style:style>
    <style:style style:name="P41" style:family="paragraph" style:parent-style-name="Standard">
      <loext:graphic-properties draw:fill="solid" draw:fill-color="#ffffff"/>
      <style:paragraph-properties fo:margin-top="0cm" fo:margin-bottom="0cm" loext:contextual-spacing="false" fo:line-height="100%" fo:text-align="center" style:justify-single-word="false" fo:background-color="#ffffff" fo:padding="0cm" fo:border="none"/>
    </style:style>
    <style:style style:name="P42" style:family="paragraph" style:parent-style-name="Standard" style:master-page-name="First_20_Page">
      <loext:graphic-properties draw:fill="solid" draw:fill-color="#ffffff"/>
      <style:paragraph-properties fo:margin-top="0cm" fo:margin-bottom="0cm" loext:contextual-spacing="false" fo:line-height="100%" fo:text-align="center" style:justify-single-word="false" fo:orphans="0" fo:widows="0" style:page-number="auto" fo:background-color="#ffffff" fo:keep-with-next="always"/>
    </style:style>
    <style:style style:name="P43" style:family="paragraph" style:parent-style-name="Standard" style:list-style-name="WWNum1" style:master-page-name="Converted2">
      <style:paragraph-properties fo:margin-top="0cm" fo:margin-bottom="0cm" loext:contextual-spacing="false" fo:line-height="100%" fo:text-align="center" style:justify-single-word="false" fo:orphans="0" fo:widows="0" style:page-number="auto" fo:keep-with-next="always"/>
    </style:style>
    <style:style style:name="P44" style:family="paragraph" style:parent-style-name="Standard" style:master-page-name="Converted3">
      <style:paragraph-properties fo:margin-top="0cm" fo:margin-bottom="0cm" loext:contextual-spacing="false" fo:line-height="100%" fo:text-align="center" style:justify-single-word="false" style:page-number="auto"/>
      <style:text-properties style:font-name="Times New Roman" fo:font-size="10pt" style:font-name-asian="Times New Roman1" style:font-size-asian="10pt" style:language-asian="ru" style:country-asian="RU" style:font-name-complex="Times New Roman1" style:font-size-complex="10pt"/>
    </style:style>
    <style:style style:name="P45" style:family="paragraph" style:parent-style-name="Standard">
      <style:paragraph-properties fo:margin-left="8.809cm" fo:margin-right="0cm" fo:margin-top="0cm" fo:margin-bottom="0cm" loext:contextual-spacing="false" fo:line-height="150%" fo:orphans="0" fo:widows="0" fo:text-indent="0cm" style:auto-text-indent="false" fo:keep-with-next="always"/>
    </style:style>
    <style:style style:name="P46" style:family="paragraph" style:parent-style-name="Standard">
      <style:paragraph-properties fo:margin-left="8.828cm" fo:margin-right="0cm" fo:margin-top="0cm" fo:margin-bottom="0cm" loext:contextual-spacing="false" fo:line-height="150%" fo:orphans="0" fo:widows="0" fo:text-indent="0cm" style:auto-text-indent="false" fo:keep-with-next="always"/>
    </style:style>
    <style:style style:name="P47" style:family="paragraph" style:parent-style-name="Standard">
      <style:paragraph-properties fo:margin-left="8.828cm" fo:margin-right="0cm" fo:margin-top="0cm" fo:margin-bottom="0cm" loext:contextual-spacing="false" fo:line-height="150%" fo:orphans="0" fo:widows="0" fo:text-indent="0cm" style:auto-text-indent="false" fo:keep-with-next="always"/>
      <style:text-properties fo:color="#000000" style:font-name="Times New Roman" fo:font-size="14pt" style:font-name-asian="Times New Roman1" style:font-size-asian="14pt" style:language-asian="ru" style:country-asian="RU" style:font-name-complex="Times New Roman1" style:font-size-complex="14pt"/>
    </style:style>
    <style:style style:name="P48" style:family="paragraph" style:parent-style-name="Standard">
      <style:paragraph-properties fo:margin-top="0.494cm" fo:margin-bottom="0cm" loext:contextual-spacing="false" fo:line-height="100%" fo:orphans="0" fo:widows="0"/>
    </style:style>
    <style:style style:name="P49" style:family="paragraph" style:parent-style-name="Standard">
      <style:paragraph-properties fo:margin-left="1.27cm" fo:margin-right="0cm" fo:margin-top="0cm" fo:margin-bottom="0cm" loext:contextual-spacing="false" fo:line-height="100%" fo:text-indent="1.27cm" style:auto-text-indent="false"/>
    </style:style>
    <style:style style:name="P50" style:family="paragraph" style:parent-style-name="Standard">
      <style:paragraph-properties fo:margin-left="3.81cm" fo:margin-right="0cm" fo:margin-top="0cm" fo:margin-bottom="0cm" loext:contextual-spacing="false" fo:line-height="100%" fo:text-indent="0cm" style:auto-text-indent="false"/>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P51" style:family="paragraph" style:parent-style-name="Standard">
      <style:paragraph-properties fo:margin-left="0cm" fo:margin-right="0cm" fo:margin-top="0cm" fo:margin-bottom="0cm" loext:contextual-spacing="false" fo:line-height="100%" fo:orphans="0" fo:widows="0" fo:text-indent="0.021cm" style:auto-text-indent="false"/>
    </style:style>
    <style:style style:name="P52" style:family="paragraph" style:parent-style-name="Standard">
      <style:paragraph-properties fo:margin-left="0cm" fo:margin-right="0cm" fo:margin-top="0cm" fo:margin-bottom="0cm" loext:contextual-spacing="false" fo:line-height="100%" fo:orphans="0" fo:widows="0" fo:text-indent="0.021cm" style:auto-text-indent="false"/>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P53" style:family="paragraph" style:parent-style-name="Standard">
      <style:paragraph-properties fo:margin-top="0cm" fo:margin-bottom="0.212cm" loext:contextual-spacing="false" fo:line-height="100%" fo:text-align="justify" style:justify-single-word="false" fo:orphans="0" fo:widows="0"/>
    </style:style>
    <style:style style:name="P54" style:family="paragraph" style:parent-style-name="Standard">
      <style:paragraph-properties fo:margin-top="0cm" fo:margin-bottom="0.212cm" loext:contextual-spacing="false" fo:line-height="100%" fo:text-align="justify" style:justify-single-word="false" fo:orphans="0" fo:widows="0"/>
      <style:text-properties style:font-name="Times New Roman" fo:font-size="10pt" style:font-name-asian="Times New Roman1" style:font-size-asian="10pt" style:language-asian="ru" style:country-asian="RU" style:font-name-complex="Times New Roman1" style:font-size-complex="10pt"/>
    </style:style>
    <style:style style:name="P55" style:family="paragraph" style:parent-style-name="Standard">
      <style:paragraph-properties fo:margin-top="0cm" fo:margin-bottom="0cm" loext:contextual-spacing="true" fo:line-height="100%" fo:text-align="center" style:justify-single-word="false" fo:orphans="0" fo:widows="0">
        <style:tab-stops>
          <style:tab-stop style:position="2.752cm"/>
        </style:tab-stops>
      </style:paragraph-properties>
    </style:style>
    <style:style style:name="P56" style:family="paragraph" style:parent-style-name="Standard">
      <style:paragraph-properties fo:margin-top="0cm" fo:margin-bottom="0cm" loext:contextual-spacing="true">
        <style:tab-stops>
          <style:tab-stop style:position="1.752cm"/>
        </style:tab-stops>
      </style:paragraph-properties>
    </style:style>
    <style:style style:name="P57"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style>
    <style:style style:name="P58" style:family="paragraph" style:parent-style-name="Standard">
      <style:paragraph-properties fo:margin-left="0cm" fo:margin-right="0cm" fo:margin-top="0cm" fo:margin-bottom="0cm" loext:contextual-spacing="false" fo:line-height="100%" fo:text-align="justify" style:justify-single-word="false" fo:orphans="0" fo:widows="0" fo:text-indent="1.251cm" style:auto-text-indent="false"/>
    </style:style>
    <style:style style:name="P59" style:family="paragraph" style:parent-style-name="Standard">
      <style:paragraph-properties fo:margin-left="0cm" fo:margin-right="0cm" fo:margin-top="0.212cm" fo:margin-bottom="0.212cm" loext:contextual-spacing="false" fo:text-indent="1.251cm" style:auto-text-indent="false"/>
    </style:style>
    <style:style style:name="P60" style:family="paragraph" style:parent-style-name="Standard">
      <style:paragraph-properties fo:margin-left="0cm" fo:margin-right="0cm" fo:margin-top="0cm" fo:margin-bottom="0cm" loext:contextual-spacing="false" fo:line-height="100%" fo:text-indent="1cm" style:auto-text-indent="false"/>
    </style:style>
    <style:style style:name="P61"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style>
    <style:style style:name="P62" style:family="paragraph" style:parent-style-name="Standard">
      <style:paragraph-properties fo:margin-left="0cm" fo:margin-right="0cm" fo:margin-top="0cm" fo:margin-bottom="0cm" loext:contextual-spacing="false" fo:line-height="100%" fo:orphans="0" fo:widows="0" fo:text-indent="1cm" style:auto-text-indent="false">
        <style:tab-stops>
          <style:tab-stop style:position="0cm"/>
          <style:tab-stop style:position="3.501cm"/>
        </style:tab-stops>
      </style:paragraph-properties>
    </style:style>
    <style:style style:name="P63"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style>
    <style:style style:name="P64"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65" style:family="paragraph" style:parent-style-name="Standard">
      <style:paragraph-properties fo:margin-left="0cm" fo:margin-right="0cm" fo:margin-top="0cm" fo:margin-bottom="0cm" loext:contextual-spacing="false" fo:line-height="100%" fo:text-align="center" style:justify-single-word="false" fo:orphans="0" fo:widows="0" fo:text-indent="1cm" style:auto-text-indent="false">
        <style:tab-stops>
          <style:tab-stop style:position="0cm"/>
          <style:tab-stop style:position="3.501cm"/>
        </style:tab-stops>
      </style:paragraph-properties>
      <style:text-properties style:font-name="Times New Roman" fo:font-size="14pt" style:font-name-asian="Times New Roman1" style:font-size-asian="14pt" style:language-asian="ru" style:country-asian="RU" style:font-name-complex="Times New Roman1" style:font-size-complex="14pt"/>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1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67" style:family="paragraph" style:parent-style-name="Standard">
      <style:paragraph-properties fo:margin-left="0cm" fo:margin-right="0cm" fo:margin-top="0cm" fo:margin-bottom="0cm" loext:contextual-spacing="false" fo:line-height="100%" fo:text-align="justify" style:justify-single-word="false" fo:orphans="0" fo:widows="0" fo:text-indent="1cm" style:auto-text-indent="false"/>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68" style:family="paragraph" style:parent-style-name="Standard">
      <style:paragraph-properties fo:margin-top="0.212cm" fo:margin-bottom="0.212cm" loext:contextual-spacing="false"/>
    </style:style>
    <style:style style:name="P69" style:family="paragraph" style:parent-style-name="Standard">
      <style:paragraph-properties fo:margin-top="0.212cm" fo:margin-bottom="0.212cm" loext:contextual-spacing="false" fo:line-height="100%" fo:text-align="justify" style:justify-single-word="false" fo:orphans="0" fo:widows="0"/>
    </style:style>
    <style:style style:name="P70" style:family="paragraph" style:parent-style-name="Standard">
      <style:paragraph-properties fo:margin-top="0.212cm" fo:margin-bottom="0.212cm" loext:contextual-spacing="false"/>
      <style:text-properties style:font-name="Times New Roman" fo:font-size="14pt" style:font-name-asian="Times New Roman1" style:font-size-asian="14pt" style:font-name-complex="Times New Roman1" style:font-size-complex="14pt" style:language-complex="en" style:country-complex="US"/>
    </style:style>
    <style:style style:name="P71"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style>
    <style:style style:name="P72"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text-properties style:font-name="Times New Roman" fo:font-size="14pt" style:font-name-asian="Times New Roman1" style:font-size-asian="14pt" style:font-name-complex="Times New Roman1" style:font-size-complex="14pt" style:language-complex="en" style:country-complex="US"/>
    </style:style>
    <style:style style:name="P73"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74" style:family="paragraph" style:parent-style-name="Standard">
      <style:paragraph-properties fo:margin-left="1.752cm" fo:margin-right="0cm" fo:margin-top="0cm" fo:margin-bottom="0cm" loext:contextual-spacing="true" fo:text-indent="0cm" style:auto-text-indent="false">
        <style:tab-stops>
          <style:tab-stop style:position="1.752cm"/>
        </style:tab-stops>
      </style:paragraph-properties>
      <style:text-properties style:font-name="Calibri" fo:font-size="14pt" style:font-name-asian="Times New Roman1" style:font-size-asian="14pt" style:font-name-complex="Times New Roman1" style:font-size-complex="14pt" style:language-complex="en" style:country-complex="US"/>
    </style:style>
    <style:style style:name="P75" style:family="paragraph" style:parent-style-name="Standard">
      <style:paragraph-properties fo:margin-left="1.27cm" fo:margin-right="0cm" fo:margin-top="0cm" fo:margin-bottom="0cm" loext:contextual-spacing="false" fo:line-height="100%" fo:orphans="0" fo:widows="0" fo:text-indent="0cm" style:auto-text-indent="false">
        <style:tab-stops>
          <style:tab-stop style:position="1cm"/>
        </style:tab-stops>
      </style:paragraph-properties>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76" style:family="paragraph" style:parent-style-name="Standard">
      <loext:graphic-properties draw:fill="solid" draw:fill-color="#ffffff"/>
      <style:paragraph-properties fo:margin-left="1.27cm" fo:margin-right="0cm" fo:margin-top="0cm" fo:margin-bottom="0cm" loext:contextual-spacing="true" fo:text-indent="0cm" style:auto-text-indent="false" fo:background-color="#ffffff">
        <style:tab-stops>
          <style:tab-stop style:position="1.27cm"/>
          <style:tab-stop style:position="3.556cm"/>
          <style:tab-stop style:position="3.81cm"/>
        </style:tab-stops>
      </style:paragraph-properties>
      <style:text-properties style:font-name="Calibri" fo:font-size="14pt" style:font-name-asian="Times New Roman1" style:font-size-asian="14pt" style:font-name-complex="Times New Roman1" style:font-size-complex="14pt" style:language-complex="en" style:country-complex="US"/>
    </style:style>
    <style:style style:name="P77" style:family="paragraph" style:parent-style-name="Standard">
      <style:paragraph-properties fo:margin-left="1.27cm" fo:margin-right="0cm" fo:text-align="justify" style:justify-single-word="false" fo:text-indent="0cm" style:auto-text-indent="false"/>
    </style:style>
    <style:style style:name="P78" style:family="paragraph" style:parent-style-name="Standard">
      <style:paragraph-properties fo:margin-left="2.752cm" fo:margin-right="0cm" fo:margin-top="0cm" fo:margin-bottom="0cm" loext:contextual-spacing="true" fo:text-indent="0cm" style:auto-text-indent="false">
        <style:tab-stops>
          <style:tab-stop style:position="2.752cm"/>
        </style:tab-stops>
      </style:paragraph-properties>
    </style:style>
    <style:style style:name="P79" style:family="paragraph" style:parent-style-name="Standard">
      <style:paragraph-properties fo:margin-left="2.752cm" fo:margin-right="0cm" fo:margin-top="0cm" fo:margin-bottom="0cm" loext:contextual-spacing="true" fo:text-indent="0cm" style:auto-text-indent="false">
        <style:tab-stops>
          <style:tab-stop style:position="2.752cm"/>
        </style:tab-stops>
      </style:paragraph-properties>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P80" style:family="paragraph" style:parent-style-name="Standard" style:list-style-name="">
      <style:paragraph-properties fo:margin-top="0.353cm" fo:margin-bottom="0cm" loext:contextual-spacing="false"/>
    </style:style>
    <style:style style:name="P81" style:family="paragraph" style:parent-style-name="Standard">
      <style:paragraph-properties fo:margin-left="0.794cm" fo:margin-right="0cm" fo:margin-top="0cm" fo:margin-bottom="0cm" loext:contextual-spacing="true" fo:text-indent="0cm" style:auto-text-indent="false"/>
    </style:style>
    <style:style style:name="P82" style:family="paragraph" style:parent-style-name="Standard">
      <style:paragraph-properties fo:margin-left="0.794cm" fo:margin-right="0cm" fo:margin-top="0cm" fo:margin-bottom="0cm" loext:contextual-spacing="true" fo:text-indent="0cm" style:auto-text-indent="false"/>
      <style:text-properties style:font-name="Times New Roman" fo:font-size="14pt" style:font-name-asian="Times New Roman1" style:font-size-asian="14pt" style:font-name-complex="Times New Roman1" style:font-size-complex="14pt" style:language-complex="en" style:country-complex="US"/>
    </style:style>
    <style:style style:name="P83" style:family="paragraph" style:parent-style-name="Standard">
      <style:paragraph-properties fo:margin-left="0.794cm" fo:margin-right="0cm" fo:margin-top="0cm" fo:margin-bottom="0cm" loext:contextual-spacing="false" fo:line-height="100%" fo:text-indent="0cm" style:auto-text-indent="false"/>
    </style:style>
    <style:style style:name="P84" style:family="paragraph" style:parent-style-name="Standard">
      <style:paragraph-properties fo:margin-left="6.502cm" fo:margin-right="0cm" fo:text-indent="0cm" style:auto-text-indent="false"/>
    </style:style>
    <style:style style:name="P85" style:family="paragraph" style:parent-style-name="Standard">
      <style:paragraph-properties fo:break-before="page"/>
    </style:style>
    <style:style style:name="P86" style:family="paragraph" style:parent-style-name="Standard">
      <style:paragraph-properties fo:break-before="page"/>
      <style:text-properties style:font-name="Calibri" fo:font-size="14pt" fo:font-weight="bold" style:font-name-asian="Times New Roman1" style:font-size-asian="14pt" style:font-weight-asian="bold" style:font-name-complex="Times New Roman1" style:font-size-complex="14pt" style:language-complex="en" style:country-complex="US"/>
    </style:style>
    <style:style style:name="P87" style:family="paragraph" style:parent-style-name="Standard">
      <style:paragraph-properties fo:margin-top="0.494cm" fo:margin-bottom="0.494cm" loext:contextual-spacing="false" fo:line-height="100%"/>
    </style:style>
    <style:style style:name="P88" style:family="paragraph" style:parent-style-name="Standard">
      <style:paragraph-properties fo:margin-left="0.635cm" fo:margin-right="0cm" fo:margin-top="0.494cm" fo:margin-bottom="0.494cm" loext:contextual-spacing="false" fo:line-height="100%" fo:text-indent="0cm" style:auto-text-indent="false"/>
    </style:style>
    <style:style style:name="P89"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0" style:family="paragraph" style:parent-style-name="Standard">
      <style:paragraph-properties fo:margin-left="1.886cm" fo:margin-right="0cm" fo:margin-top="0cm" fo:margin-bottom="0cm" loext:contextual-spacing="false" fo:line-height="100%" fo:text-indent="0cm" style:auto-text-indent="false" fo:padding="0cm" fo:border="none"/>
    </style:style>
    <style:style style:name="P91"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ab-stops>
          <style:tab-stop style:position="1.251cm"/>
          <style:tab-stop style:position="5.752cm"/>
        </style:tab-stops>
      </style:paragraph-properties>
      <style:text-properties style:font-name="Times New Roman" fo:font-size="12pt" style:font-name-asian="Times New Roman1" style:font-size-asian="12pt" style:font-name-complex="Times New Roman1" style:font-size-complex="10pt"/>
    </style:style>
    <style:style style:name="P92" style:family="paragraph" style:parent-style-name="Standard">
      <style:paragraph-properties fo:margin-left="0cm" fo:margin-right="0cm" fo:margin-top="0.212cm" fo:margin-bottom="0.212cm" loext:contextual-spacing="false" fo:text-indent="4.001cm" style:auto-text-indent="false"/>
    </style:style>
    <style:style style:name="P93" style:family="paragraph" style:parent-style-name="Standard">
      <style:paragraph-properties fo:margin-left="0cm" fo:margin-right="0cm" fo:margin-top="0cm" fo:margin-bottom="0cm" loext:contextual-spacing="false" fo:line-height="100%" fo:text-indent="1.588cm" style:auto-text-indent="false"/>
      <style:text-properties style:font-name="Times New Roman" fo:font-size="12pt" style:font-name-asian="Times New Roman1" style:font-size-asian="12pt" style:language-asian="ru" style:country-asian="RU" style:font-name-complex="Times New Roman1" style:font-size-complex="12pt"/>
    </style:style>
    <style:style style:name="P94" style:family="paragraph" style:parent-style-name="List_20_Paragraph" style:list-style-name="WWNum1">
      <style:paragraph-properties>
        <style:tab-stops>
          <style:tab-stop style:position="1.752cm"/>
        </style:tab-stops>
      </style:paragraph-properties>
    </style:style>
    <style:style style:name="P95" style:family="paragraph" style:parent-style-name="List_20_Paragraph" style:list-style-name="WWNum1">
      <style:paragraph-properties>
        <style:tab-stops>
          <style:tab-stop style:position="2.752cm"/>
        </style:tab-stops>
      </style:paragraph-properties>
    </style:style>
    <style:style style:name="P96" style:family="paragraph" style:parent-style-name="List_20_Paragraph" style:list-style-name="WWNum1"/>
    <style:style style:name="P97" style:family="paragraph" style:parent-style-name="List_20_Paragraph" style:list-style-name="WWNum22"/>
    <style:style style:name="P98" style:family="paragraph" style:parent-style-name="List_20_Paragraph" style:list-style-name="WWNum21"/>
    <style:style style:name="P99" style:family="paragraph" style:parent-style-name="List_20_Paragraph">
      <style:text-properties fo:font-size="14pt" fo:font-weight="bold" style:font-size-asian="14pt" style:font-weight-asian="bold" style:font-size-complex="14pt" style:language-complex="en" style:country-complex="US"/>
    </style:style>
    <style:style style:name="T1" style:family="text">
      <style:text-properties fo:color="#000000" style:font-name="Times New Roman" fo:font-size="14pt" style:font-name-asian="Times New Roman1" style:font-size-asian="14pt" style:language-asian="ru" style:country-asian="RU" style:font-name-complex="Times New Roman1" style:font-size-complex="14pt" style:font-weight-complex="bold"/>
    </style:style>
    <style:style style:name="T2"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3" style:family="text">
      <style:text-properties fo:color="#000000" style:font-name="Times New Roman" fo:font-size="14pt" style:font-name-asian="Times New Roman1" style:font-size-asian="14pt" style:font-name-complex="Times New Roman1" style:font-size-complex="14pt" style:language-complex="en" style:country-complex="US"/>
    </style:style>
    <style:style style:name="T4"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5" style:family="text">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6" style:family="text">
      <style:text-properties fo:color="#000000" style:font-name="Times New Roman" fo:font-size="13.5pt" style:font-name-asian="Times New Roman1" style:font-size-asian="13.5pt" style:language-asian="ru" style:country-asian="RU" style:font-name-complex="Times New Roman1" style:font-size-complex="13.5pt"/>
    </style:style>
    <style:style style:name="T7" style:family="text">
      <style:text-properties style:font-name="Times New Roman" fo:font-size="14pt" style:font-name-asian="Times New Roman1" style:font-size-asian="14pt" style:language-asian="ru" style:country-asian="RU" style:font-name-complex="Times New Roman1" style:font-size-complex="14pt"/>
    </style:style>
    <style:style style:name="T8" style:family="text">
      <style:text-properties style:font-name="Times New Roman" fo:font-size="14pt" style:font-name-asian="Times New Roman1" style:font-size-asian="14pt" style:language-asian="ru" style:country-asian="RU" style:font-name-complex="Times New Roman1" style:font-size-complex="14pt" style:font-weight-complex="bold"/>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style:font-name-asian="Times New Roman1" style:font-size-asian="14pt" style:font-name-complex="Times New Roman1" style:font-size-complex="14pt" style:language-complex="en" style:country-complex="US"/>
    </style:style>
    <style:style style:name="T11" style:family="text">
      <style:text-properties style:font-name="Times New Roman" fo:font-size="14pt" style:font-name-asian="Times New Roman1" style:font-size-asian="14pt" style:font-name-complex="Times New Roman1" style:font-size-complex="14pt" style:language-complex="en" style:country-complex="US" style:font-weight-complex="bold"/>
    </style:style>
    <style:style style:name="T12" style:family="text">
      <style:text-properties style:font-name="Times New Roman" fo:font-size="14pt" style:font-name-asian="Times New Roman1" style:font-size-asian="14pt" style:font-name-complex="Times New Roman1" style:font-size-complex="14pt" style:language-complex="en" style:country-complex="US" style:font-weight-complex="bold" fo:background-color="#ffff00"/>
    </style:style>
    <style:style style:name="T13" style:family="text">
      <style:text-properties style:font-name="Times New Roman" fo:font-size="14pt" style:font-name-asian="Times New Roman1" style:font-size-asian="14pt" style:font-name-complex="Times New Roman1" style:font-size-complex="14pt" style:language-complex="en" style:country-complex="US" text:display="true"/>
    </style:style>
    <style:style style:name="T14" style:family="text">
      <style:text-properties style:font-name="Times New Roman" fo:font-size="14pt" style:font-name-asian="Times New Roman1" style:font-size-asian="14pt" style:font-name-complex="Times New Roman1" style:font-size-complex="14pt" style:language-complex="en" style:country-complex="US" fo:background-color="#c0c0c0"/>
    </style:style>
    <style:style style:name="T15"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16"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font-weight-complex="bold"/>
    </style:style>
    <style:style style:name="T17" style:family="text">
      <style:text-properties style:font-name="Times New Roman" fo:font-size="14pt" fo:font-weight="bold" style:font-name-asian="Times New Roman1" style:font-size-asian="14pt" style:font-weight-asian="bold" style:font-name-complex="Times New Roman1" style:font-size-complex="14pt" style:language-complex="en" style:country-complex="US"/>
    </style:style>
    <style:style style:name="T18" style:family="text">
      <style:text-properties style:font-name="Times New Roman" fo:font-size="14pt" fo:font-weight="bold" style:font-name-asian="Times New Roman1" style:font-size-asian="14pt" style:font-weight-asian="bold" style:font-name-complex="Times New Roman1" style:font-size-complex="14pt" style:language-complex="en" style:country-complex="US" style:font-weight-complex="bold"/>
    </style:style>
    <style:style style:name="T19" style:family="text">
      <style:text-properties style:font-name="Times New Roman" fo:font-size="14pt" fo:language="en" fo:country="US" style:font-name-asian="Times New Roman1" style:font-size-asian="14pt" style:font-name-complex="Times New Roman1" style:font-size-complex="14pt" style:language-complex="en" style:country-complex="US"/>
    </style:style>
    <style:style style:name="T20" style:family="text">
      <style:text-properties style:font-name="Times New Roman" fo:font-size="14pt" fo:language="en" fo:country="US" style:font-name-asian="Times New Roman1" style:font-size-asian="14pt" style:font-name-complex="Times New Roman1" style:font-size-complex="14pt" style:language-complex="en" style:country-complex="US" style:font-weight-complex="bold"/>
    </style:style>
    <style:style style:name="T21" style:family="text">
      <style:text-properties style:font-name="Times New Roman" fo:font-size="14pt" fo:language="en" fo:country="US" style:font-name-asian="Times New Roman1" style:font-size-asian="14pt" style:font-name-complex="Times New Roman1" style:font-size-complex="14pt" style:language-complex="en" style:country-complex="US" style:font-weight-complex="bold" fo:background-color="#ffff00"/>
    </style:style>
    <style:style style:name="T22" style:family="text">
      <style:text-properties style:font-name="Times New Roman" fo:font-size="14pt" fo:language="en" fo:country="US" fo:font-weight="bold" style:font-name-asian="Times New Roman1" style:font-size-asian="14pt" style:font-weight-asian="bold" style:font-name-complex="Times New Roman1" style:font-size-complex="14pt" style:language-complex="en" style:country-complex="US"/>
    </style:style>
    <style:style style:name="T23" style:family="text">
      <style:text-properties style:font-name="Times New Roman" fo:font-size="14pt" fo:language="en" fo:country="US" style:font-size-asian="14pt" style:font-name-complex="Times New Roman1" style:font-size-complex="14pt" style:language-complex="en" style:country-complex="US"/>
    </style:style>
    <style:style style:name="T24" style:family="text">
      <style:text-properties style:font-name="Times New Roman" fo:font-size="14pt" fo:language="en" fo:country="US" fo:font-style="italic" style:font-name-asian="Times New Roman1" style:font-size-asian="14pt" style:font-style-asian="italic" style:font-name-complex="Times New Roman1" style:font-size-complex="14pt" style:language-complex="en" style:country-complex="US"/>
    </style:style>
    <style:style style:name="T25"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language-complex="en" style:country-complex="US" style:font-style-complex="italic"/>
    </style:style>
    <style:style style:name="T26" style:family="text">
      <style:text-properties style:font-name="Times New Roman" fo:font-size="14pt" fo:font-style="italic" style:font-name-asian="Times New Roman1" style:font-size-asian="14pt" style:font-style-asian="italic" style:font-name-complex="Times New Roman1" style:font-size-complex="14pt" style:language-complex="en" style:country-complex="US"/>
    </style:style>
    <style:style style:name="T27" style:family="text">
      <style:text-properties style:font-name="Times New Roman" fo:font-size="14pt" fo:font-style="italic" style:font-name-asian="Times New Roman1" style:font-size-asian="14pt" style:font-style-asian="italic" style:font-name-complex="Times New Roman1" style:font-size-complex="14pt" style:language-complex="en" style:country-complex="US" style:font-style-complex="italic"/>
    </style:style>
    <style:style style:name="T28" style:family="text">
      <style:text-properties style:font-name="Times New Roman" fo:font-size="14pt" style:font-size-asian="14pt" style:font-name-complex="Times New Roman1" style:font-size-complex="14pt" style:language-complex="en" style:country-complex="US"/>
    </style:style>
    <style:style style:name="T29" style:family="text">
      <style:text-properties style:font-name="Times New Roman" fo:font-size="14pt" style:font-size-asian="14pt" style:font-name-complex="Times New Roman1" style:font-size-complex="14pt" style:language-complex="en" style:country-complex="US" fo:background-color="#ffff00"/>
    </style:style>
    <style:style style:name="T30"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language-complex="en" style:country-complex="US" style:font-weight-complex="bold"/>
    </style:style>
    <style:style style:name="T31" style:family="text">
      <style:text-properties style:font-name="Times New Roman" fo:font-size="10pt" fo:font-weight="bold" style:font-name-asian="Times New Roman1" style:font-size-asian="10pt" style:language-asian="ru" style:country-asian="RU" style:font-weight-asian="bold" style:font-name-complex="Times New Roman1" style:font-size-complex="10pt"/>
    </style:style>
    <style:style style:name="T32" style:family="text">
      <style:text-properties style:font-name="Times New Roman" fo:font-size="10pt" style:font-name-asian="Times New Roman1" style:font-size-asian="10pt" style:language-asian="ru" style:country-asian="RU" style:font-name-complex="Times New Roman1" style:font-size-complex="10pt"/>
    </style:style>
    <style:style style:name="T33" style:family="text">
      <style:text-properties style:font-name="Times New Roman" fo:language="en" fo:country="US" style:font-name-asian="Times New Roman1" style:font-name-complex="Times New Roman1" style:language-complex="en" style:country-complex="US"/>
    </style:style>
    <style:style style:name="T34" style:family="text">
      <style:text-properties style:font-name="Times New Roman" style:font-name-asian="Times New Roman1" style:font-name-complex="Times New Roman1" style:font-size-complex="14pt" style:language-complex="en" style:country-complex="US"/>
    </style:style>
    <style:style style:name="T35" style:family="text">
      <style:text-properties style:font-name="Times New Roman" fo:font-size="9pt" style:font-name-asian="Times New Roman1" style:font-size-asian="9pt" style:font-name-complex="Times New Roman1" style:font-size-complex="14pt" style:language-complex="en" style:country-complex="US"/>
    </style:style>
    <style:style style:name="T36" style:family="text">
      <style:text-properties style:font-name="Times New Roman" fo:font-size="12pt" style:font-name-asian="Times New Roman1" style:font-size-asian="12pt" style:font-name-complex="Times New Roman1" style:font-size-complex="10pt"/>
    </style:style>
    <style:style style:name="T37" style:family="text">
      <style:text-properties fo:text-transform="uppercase" style:font-name="Times New Roman" fo:font-size="14pt" style:font-name-asian="Times New Roman1" style:font-size-asian="14pt" style:language-asian="ru" style:country-asian="RU" style:font-name-complex="Times New Roman1" style:font-size-complex="14pt" style:font-weight-complex="bold"/>
    </style:style>
    <style:style style:name="T38" style:family="text">
      <style:text-properties fo:font-size="14pt" fo:font-weight="bold" style:font-size-asian="14pt" style:font-weight-asian="bold" style:font-size-complex="14pt"/>
    </style:style>
    <style:style style:name="T39" style:family="text">
      <style:text-properties fo:font-size="14pt" fo:font-weight="bold" style:font-size-asian="14pt" style:font-weight-asian="bold" style:font-size-complex="14pt" style:language-complex="en" style:country-complex="US"/>
    </style:style>
    <style:style style:name="T40" style:family="text">
      <style:text-properties fo:font-size="14pt" fo:language="en" fo:country="US" fo:font-weight="bold" style:font-size-asian="14pt" style:font-weight-asian="bold" style:font-size-complex="14pt" style:language-complex="en" style:country-complex="US"/>
    </style:style>
    <style:style style:name="T41" style:family="text">
      <style:text-properties fo:font-size="14pt" style:font-size-asian="14pt" style:font-size-complex="14pt" style:language-complex="en" style:country-complex="US"/>
    </style:style>
    <style:style style:name="T42" style:family="text">
      <style:text-properties style:font-name="Calibri" style:font-name-asian="Times New Roman1" style:font-name-complex="Times New Roman1" style:language-complex="en" style:country-complex="US"/>
    </style:style>
    <style:style style:name="T43" style:family="text">
      <style:text-properties style:font-name="Calibri" style:font-name-asian="Times New Roman1" style:font-name-complex="Times New Roman1" style:language-complex="en" style:country-complex="US" style:font-weight-complex="bold"/>
    </style:style>
    <style:style style:name="T44" style:family="text">
      <style:text-properties style:font-name="Calibri" fo:font-size="14pt" style:font-name-asian="Times New Roman1" style:font-size-asian="14pt" style:font-name-complex="Times New Roman1" style:font-size-complex="14pt" style:language-complex="en" style:country-complex="US"/>
    </style:style>
    <style:style style:name="T45" style:family="text">
      <style:text-properties style:font-name="Calibri" fo:font-size="14pt" fo:language="en" fo:country="US" style:font-name-asian="Times New Roman1" style:font-size-asian="14pt" style:font-name-complex="Times New Roman1" style:font-size-complex="14pt" style:language-complex="en" style:country-complex="US"/>
    </style:style>
    <style:style style:name="T46" style:family="text">
      <style:text-properties style:font-name="Calibri" fo:font-style="italic" style:font-name-asian="Times New Roman1" style:font-style-asian="italic" style:font-name-complex="Times New Roman1" style:language-complex="en" style:country-complex="US"/>
    </style:style>
    <style:style style:name="T47" style:family="text">
      <style:text-properties style:font-name="Calibri" fo:font-size="9pt" style:font-name-asian="Times New Roman1" style:font-size-asian="9pt" style:font-name-complex="Times New Roman1" style:font-size-complex="14pt" style:language-complex="en" style:country-complex="US"/>
    </style:style>
    <style:style style:name="T48" style:family="text">
      <style:text-properties style:language-complex="en" style:country-complex="US"/>
    </style:style>
    <style:style style:name="T49" style:family="text">
      <style:text-properties fo:font-weight="bold" style:font-weight-asian="bold" style:language-complex="en" style:country-complex="US"/>
    </style:style>
    <style:style style:name="T50" style:family="text">
      <style:text-properties fo:color="#ff0000" style:language-complex="en" style:country-complex="US"/>
    </style:style>
    <style:style style:name="T51" style:family="text">
      <style:text-properties fo:color="#ff0000" style:font-name="Times New Roman" fo:font-size="14pt" style:font-name-asian="Times New Roman1" style:font-size-asian="14pt" style:font-name-complex="Times New Roman1" style:font-size-complex="14pt" style:language-complex="en" style:country-complex="US"/>
    </style:style>
    <style:style style:name="T52" style:family="text">
      <style:text-properties fo:color="#ff0000" style:font-name="Times New Roman" fo:font-size="14pt" style:font-size-asian="14pt" style:font-name-complex="Times New Roman1" style:font-size-complex="14pt" style:language-complex="en" style:country-complex="US" fo:background-color="#ffff00"/>
    </style:style>
    <style:style style:name="T53" style:family="text">
      <style:text-properties fo:color="#ff0000" style:font-name="Times New Roman" fo:font-size="14pt" style:font-size-asian="14pt" style:font-name-complex="Times New Roman1" style:font-size-complex="14pt" style:language-complex="en" style:country-complex="US"/>
    </style:style>
    <style:style style:name="T54" style:family="text">
      <style:text-properties style:font-name="Cambria" fo:font-size="14pt" fo:language="en" fo:country="US" style:font-name-asian="Times New Roman1" style:font-size-asian="14pt" style:font-name-complex="Times New Roman1" style:font-size-complex="14pt" style:language-complex="en" style:country-complex="US" style:font-weight-complex="bold"/>
    </style:style>
    <style:style style:name="T55" style:family="text">
      <style:text-properties fo:color="#7f7f7f" style:font-name="Times New Roman" fo:font-size="14pt" style:font-name-asian="Times New Roman1" style:font-size-asian="14pt" style:font-name-complex="Times New Roman1" style:font-size-complex="14pt" style:language-complex="en" style:country-complex="US" style:font-weight-complex="bold"/>
    </style:style>
    <style:style style:name="T56" style:family="text">
      <style:text-properties fo:color="#0000ff" style:font-name="Times New Roman" fo:font-size="14pt" fo:language="en" fo:country="US" style:text-underline-style="solid" style:text-underline-width="auto" style:text-underline-color="font-color" style:font-name-asian="Times New Roman1" style:font-size-asian="14pt" style:font-name-complex="Times New Roman1" style:font-size-complex="14pt" style:language-complex="en" style:country-complex="US"/>
    </style:style>
    <style:style style:name="T57" style:family="text">
      <style:text-properties fo:color="#0000ff" style:font-name="Times New Roman" fo:font-size="14pt" fo:language="en" fo:country="US" style:text-underline-style="solid" style:text-underline-width="auto" style:text-underline-color="font-color" style:font-name-asian="Times New Roman1" style:font-size-asian="14pt" style:font-name-complex="Times New Roman1" style:font-size-complex="14pt" style:language-complex="en" style:country-complex="US" text:display="true"/>
    </style:style>
    <style:style style:name="T58" style:family="text">
      <style:text-properties fo:color="#0000ff" style:font-name="Times New Roman" fo:font-size="14pt" style:font-name-asian="Times New Roman1" style:font-size-asian="14pt" style:font-name-complex="Times New Roman1" style:font-size-complex="14pt" style:language-complex="en" style:country-complex="US"/>
    </style:style>
    <style:style style:name="T59" style:family="text">
      <style:text-properties style:text-position="sub 58%" style:font-name="Times New Roman" fo:font-size="14pt" style:font-name-asian="Times New Roman1" style:font-size-asian="14pt" style:font-name-complex="Times New Roman1" style:font-size-complex="14pt" style:language-complex="en" style:country-complex="US"/>
    </style:style>
    <style:style style:name="T60" style:family="text">
      <style:text-properties style:text-position="-14% 100%" style:font-name="Times New Roman" fo:font-size="14pt" style:font-name-asian="Times New Roman1" style:font-size-asian="14pt" style:font-name-complex="Times New Roman1" style:font-size-complex="14pt" style:language-complex="en" style:country-complex="US"/>
    </style:style>
    <style:style style:name="T61" style:family="text">
      <style:text-properties style:font-name="Symbol" fo:font-size="14pt" fo:language="en" fo:country="US" style:font-name-asian="Symbol1" style:font-size-asian="14pt" style:font-name-complex="Symbol1" style:font-size-complex="14pt" style:language-complex="en" style:country-complex="US"/>
    </style:style>
    <style:style style:name="T62"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Министерство образования и науки Российской Федерации</text:span></text:p>
      <text:p text:style-name="P9"><text:span text:style-name="T8">Федеральное государственное бюджетное образовательное </text:span></text:p>
      <text:p text:style-name="P9"><text:span text:style-name="T8">учреждение высшего образования</text:span></text:p>
      <text:p text:style-name="P9"><text:span text:style-name="T1">«Иркутский национальный исследовательский технический университет»</text:span></text:p>
      <text:p text:style-name="P15"><text:span text:style-name="T1">Институт кибернетики <text:s/></text:span></text:p>
      <text:p text:style-name="P15"><text:span text:style-name="T1">Кафедра вычислительной техники</text:span></text:p>
      <text:p text:style-name="P11"/>
      <text:p text:style-name="P11"/>
      <text:p text:style-name="P45"><text:span text:style-name="T1">УТВЕРЖДАЮ</text:span></text:p>
      <text:p text:style-name="P46"><text:span text:style-name="T2">Директор института <text:s text:c="5"/>Кибернетики__________ <text:s/></text:span></text:p>
      <text:p text:style-name="P46"><text:span text:style-name="T2">О.В. Дударева </text:span></text:p>
      <text:p text:style-name="P46"><text:span text:style-name="T2">"____"____________2016 г.</text:span></text:p>
      <text:p text:style-name="P47"/>
      <text:p text:style-name="P13"><text:span text:style-name="T4">Б1.В.ДВ.9.1 Рабочая программа дисциплины</text:span></text:p>
      <text:p text:style-name="P15"><text:span text:style-name="T2">ОСНОВЫ НАУЧНОГО И ТЕХНИЧЕСКОГО ТВОРЧЕСТВА</text:span></text:p>
      <text:p text:style-name="P48"><text:span text:style-name="T1">Направление подготовки: </text:span><text:span text:style-name="T5"><text:s/>09.03.01 Информатика и вычислительная </text:span></text:p>
      <text:p text:style-name="P48"><text:span text:style-name="T5"><text:tab/><text:tab/><text:tab/><text:tab/><text:tab/><text:tab/>техника</text:span></text:p>
      <text:p text:style-name="P14"><text:span text:style-name="T1">Профиль: </text:span><text:span text:style-name="T5">Вычислительные машины, комплексы, </text:span></text:p>
      <text:p text:style-name="P49"><text:span text:style-name="T5">системы и сети (ЭВМб)</text:span></text:p>
      <text:p text:style-name="P50"/>
      <text:p text:style-name="P14"><text:span text:style-name="T1">Квалификация: </text:span><text:span text:style-name="T5">академический бакалавр</text:span></text:p>
      <text:p text:style-name="P28"/>
      <text:p text:style-name="P10"><text:span text:style-name="T1">Форма обучения: <text:s/></text:span><text:span text:style-name="T5">очная<text:tab/></text:span></text:p>
      <text:p text:style-name="P12"/>
      <text:p text:style-name="P51"><text:span text:style-name="T2"><text:s/></text:span><text:span text:style-name="T1">Составитель программы: </text:span><text:span text:style-name="T5">Кирий Виктор <text:s/>Григорьевич</text:span><text:span text:style-name="T1">, профессор</text:span><text:span text:style-name="T7"> кафедры вычислительной техники ИРНИТУ, кандидат технических наук </text:span><text:span text:style-name="T1"><text:s/></text:span></text:p>
      <text:p text:style-name="P5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table:number-rows-spanned="2" office:value-type="string">
            <text:p text:style-name="P15"><text:span text:style-name="T31">На учебный год</text:span></text:p>
          </table:table-cell>
          <table:table-cell table:style-name="Таблица1.A1" table:number-columns-spanned="2" office:value-type="string">
            <text:p text:style-name="P15"><text:span text:style-name="T31">ОДОБРЕНО</text:span></text:p>
            <text:p text:style-name="P15"><text:span text:style-name="T31">На заседании кафедры</text:span></text:p>
          </table:table-cell>
          <table:covered-table-cell/>
          <table:table-cell table:style-name="Таблица1.A1" table:number-columns-spanned="2" office:value-type="string">
            <text:p text:style-name="P15"><text:span text:style-name="T31">УТВЕРЖДАЮ</text:span></text:p>
            <text:p text:style-name="P15"><text:span text:style-name="T31">Заведующий кафедрой</text:span></text:p>
          </table:table-cell>
          <table:covered-table-cell/>
        </table:table-row>
        <table:table-row table:style-name="Таблица1.2">
          <table:covered-table-cell/>
          <table:table-cell table:style-name="Таблица1.A2" office:value-type="string">
            <text:p text:style-name="P15"><text:span text:style-name="T31">Протокол</text:span></text:p>
          </table:table-cell>
          <table:table-cell table:style-name="Таблица1.A2" office:value-type="string">
            <text:p text:style-name="P15"><text:span text:style-name="T31">Дата</text:span></text:p>
          </table:table-cell>
          <table:table-cell table:style-name="Таблица1.A2" office:value-type="string">
            <text:p text:style-name="P15"><text:span text:style-name="T31">Подпись</text:span></text:p>
          </table:table-cell>
          <table:table-cell table:style-name="Таблица1.A2" office:value-type="string">
            <text:p text:style-name="P15"><text:span text:style-name="T31">Дата</text:span></text:p>
          </table:table-cell>
        </table:table-row>
        <table:table-row table:style-name="Таблица1.3">
          <table:table-cell table:style-name="Таблица1.A3" office:value-type="string">
            <text:p text:style-name="P53"><text:span text:style-name="T32">2015 – 2016 г.</text:span></text:p>
          </table:table-cell>
          <table:table-cell table:style-name="Таблица1.B3" office:value-type="string">
            <text:p text:style-name="P53"><text:span text:style-name="T32">№____</text:span></text:p>
          </table:table-cell>
          <table:table-cell table:style-name="Таблица1.C3" office:value-type="string">
            <text:p text:style-name="P53"><text:span text:style-name="T32">«___»______20__г</text:span></text:p>
          </table:table-cell>
          <table:table-cell table:style-name="Таблица1.D3" office:value-type="string">
            <text:p text:style-name="P54"/>
          </table:table-cell>
          <table:table-cell table:style-name="Таблица1.E3" office:value-type="string">
            <text:p text:style-name="P53"><text:span text:style-name="T32">«___»______20__г</text:span></text:p>
          </table:table-cell>
        </table:table-row>
        <table:table-row table:style-name="Таблица1.4">
          <table:table-cell table:style-name="Таблица1.A4" office:value-type="string">
            <text:p text:style-name="P53"><text:span text:style-name="T32">20__ - 20__</text:span></text:p>
          </table:table-cell>
          <table:table-cell table:style-name="Таблица1.B4" office:value-type="string">
            <text:p text:style-name="P53"><text:span text:style-name="T32">№____</text:span></text:p>
          </table:table-cell>
          <table:table-cell table:style-name="Таблица1.C4" office:value-type="string">
            <text:p text:style-name="P53"><text:span text:style-name="T32">«___»______20__г</text:span></text:p>
          </table:table-cell>
          <table:table-cell table:style-name="Таблица1.D4" office:value-type="string">
            <text:p text:style-name="P54"/>
          </table:table-cell>
          <table:table-cell table:style-name="Таблица1.E4" office:value-type="string">
            <text:p text:style-name="P53"><text:span text:style-name="T32">«___»______20__г</text:span></text:p>
          </table:table-cell>
        </table:table-row>
        <table:table-row table:style-name="Таблица1.4">
          <table:table-cell table:style-name="Таблица1.A5" office:value-type="string">
            <text:p text:style-name="P53"><text:span text:style-name="T32">20__ - 20__</text:span></text:p>
          </table:table-cell>
          <table:table-cell table:style-name="Таблица1.B5" office:value-type="string">
            <text:p text:style-name="P53"><text:span text:style-name="T32">№____</text:span></text:p>
          </table:table-cell>
          <table:table-cell table:style-name="Таблица1.C5" office:value-type="string">
            <text:p text:style-name="P53"><text:span text:style-name="T32">«___»______20__г</text:span></text:p>
          </table:table-cell>
          <table:table-cell table:style-name="Таблица1.D5" office:value-type="string">
            <text:p text:style-name="P54"/>
          </table:table-cell>
          <table:table-cell table:style-name="Таблица1.E5" office:value-type="string">
            <text:p text:style-name="P53"><text:span text:style-name="T32">«___»______20__г</text:span></text:p>
          </table:table-cell>
        </table:table-row>
      </table:table>
      <text:p text:style-name="P41"><text:span text:style-name="T16"><text:s/></text:span></text:p>
      <text:p text:style-name="P16"><text:span text:style-name="T6">Иркутск 2016 г</text:span></text:p>
      <text:list xml:id="list742565681907521359" text:style-name="WWNum1">
        <text:list-item>
          <text:p text:style-name="P43"><text:span text:style-name="T5">Перечень планируемых результатов обучения</text:span></text:p>
        </text:list-item>
      </text:list>
      <text:p text:style-name="P9"><text:span text:style-name="T5">по дисциплине</text:span></text:p>
      <text:p text:style-name="P30"/>
      <text:p text:style-name="P55"><text:span text:style-name="T15">1.1. Перечень компетенций, установленных ФГОС</text:span></text:p>
      <text:p text:style-name="P58"><text:span text:style-name="T7">Освоение программы настоящей дисциплины позволит сформировать у обучающегося следующие компетенции: </text:span></text:p>
      <text:p text:style-name="P61"><text:span text:style-name="T7">- владеет культурой мышления, способен к обобщению, анализу, восприятию информации, постановке цели и выбору путей её достижения (ОК-1);</text:span></text:p>
      <text:p text:style-name="P61"><text:span text:style-name="T7">- умеет логически верно, аргументировано и ясно строить устную и письменную речь (ОК-2);</text:span></text:p>
      <text:p text:style-name="P61"><text:span text:style-name="T7">- готов к кооперации с коллегами, работе в коллективе (ОК-3);</text:span></text:p>
      <text:p text:style-name="P69"><text:span text:style-name="T7"><text:s text:c="7"/>- стремится к саморазвитию, повышению своей квалификации и мастерства (ОК-6); </text:span></text:p>
      <text:p text:style-name="P69"><text:span text:style-name="T7">- способностью к самоорганизации и самообразованию (ОК – 7);</text:span></text:p>
      <text:p text:style-name="P69"><text:span text:style-name="T7">- осознает социальную значимость своей будущей профессии, обладает высокой мотивацией к выполнению профессиональной деятельности (ОК-8);</text:span></text:p>
      <text:p text:style-name="P61"><text:span text:style-name="T7">- использует основные законы естественнонаучных дисциплин в профессиональной деятельности, применяет методы математического анализа и моделирования, теоретического и экспериментального исследования (ОК-10);</text:span></text:p>
      <text:p text:style-name="P61"><text:span text:style-name="T7">- осознает сущность и значение информации в развитии современного общества; владеет основными методами, способами и средствами получения, хранения, переработки информации (ОК-11);</text:span></text:p>
      <text:p text:style-name="P61"><text:span text:style-name="T7">- имеет навыки работы с компьютером как средством управления информацией (ОК-12);</text:span></text:p>
      <text:p text:style-name="P61"><text:span text:style-name="T7">- способен работать с информацией в глобальных компьютерных сетях (ОК-13);</text:span></text:p>
      <text:p text:style-name="P61"><text:span text:style-name="T7">- способностью осваивать методики использования программных средств для решения практических задач (ОПК – 2);</text:span></text:p>
      <text:p text:style-name="P61"><text:span text:style-name="T7">- 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span></text:p>
      <text:p text:style-name="P18"><text:span text:style-name="T7"><text:s text:c="7"/>- разрабатывать интерфейсы «человек – электронно-вычислительная машина» (ПК-1); </text:span></text:p>
      <text:p text:style-name="P18"><text:span text:style-name="T7"><text:s text:c="9"/>- обосновывать принимаемые проектные решения, осуществлять постановку и выполнять эксперименты по проверке их корректности и эффективности (ПК-3);</text:span></text:p>
      <text:p text:style-name="P61"><text:span text:style-name="T7">- готовить презентации, научно-технические отчеты по результатам выполненной работы, оформлять результаты исследования в виде статей и докладов на научно-практических конференциях (ПК-7).</text:span></text:p>
      <text:p text:style-name="P64"/>
      <text:list xml:id="list161028914832961" text:continue-numbering="true" text:style-name="WWNum1">
        <text:list-item>
          <text:list>
            <text:list-item>
              <text:p text:style-name="P19"><text:soft-page-break/><text:span text:style-name="T15">Цели и задачи освоения программы дисциплины</text:span></text:p>
            </text:list-item>
          </text:list>
        </text:list-item>
      </text:list>
      <text:p text:style-name="P71"><text:span text:style-name="T17">Целью дисциплины</text:span><text:span text:style-name="T10"> является обучение студентов приемам использования знаний, полученных при изучении фундаментальных и специальных дисциплин, для решения задач в области информатики и вычислительной техники, а также обучение приемам и стандартам решения изобретательских задач.</text:span></text:p>
      <text:p text:style-name="P71"><text:span text:style-name="T17">Основными задачами дисциплины</text:span><text:span text:style-name="T10"> являются развитие у студентов творческого мышления при решении конкретных инженерных задач, привитие навыков работы по поиску, анализу и обобщению научно-технической информации, ознакомление с основами теоретического и экспериментального исследований.</text:span></text:p>
      <text:p text:style-name="P60"><text:span text:style-name="T15"><text:s/>В состав задач изучения дисциплины входят:</text:span></text:p>
      <text:p text:style-name="P57"><text:span text:style-name="T17">Изучить</text:span><text:span text:style-name="T10"> следующие разделы основ научного и технического творчества:</text:span></text:p>
      <text:p text:style-name="P57"><text:span text:style-name="T10">- основы научного творчества;</text:span></text:p>
      <text:p text:style-name="P57"><text:span text:style-name="T10">- основы технического творчества;</text:span></text:p>
      <text:p text:style-name="P57"><text:span text:style-name="T10">- патентный поиск;</text:span></text:p>
      <text:p text:style-name="P57"><text:span text:style-name="T10">- оформление заявок на изобретения.</text:span></text:p>
      <text:p text:style-name="P57"><text:span text:style-name="T17">Освоить:</text:span></text:p>
      <text:p text:style-name="P57"><text:span text:style-name="T10">- терминологию данной дисциплины;</text:span></text:p>
      <text:p text:style-name="P57"><text:span text:style-name="T10">- методы и приемы научного творчества;</text:span></text:p>
      <text:p text:style-name="P57"><text:span text:style-name="T10">- методы и приемы технического творчества;</text:span></text:p>
      <text:p text:style-name="P57"><text:span text:style-name="T10">- поиск прототипов при оформлении заявок на изобретение;</text:span></text:p>
      <text:p text:style-name="P57"><text:span text:style-name="T10"><text:s/>- оформление заявок на изобретения.</text:span></text:p>
      <text:p text:style-name="P75"/>
      <text:p text:style-name="P75"/>
      <text:list xml:id="list161028273103660" text:continue-numbering="true" text:style-name="WWNum1">
        <text:list-item>
          <text:list>
            <text:list-item>
              <text:p text:style-name="P94"><text:span text:style-name="T38"><text:s/>Структура дисциплины.</text:span></text:p>
            </text:list-item>
          </text:list>
        </text:list-item>
      </text:list>
      <text:p text:style-name="P31"/>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57"><text:span text:style-name="T7"><text:tab/></text:span><text:span text:style-name="T10">Вид учебной работы</text:span></text:p>
          </table:table-cell>
          <table:table-cell table:style-name="Таблица2.A1" office:value-type="string">
            <text:p text:style-name="P17"><text:span text:style-name="T10">Всего часов</text:span></text:p>
          </table:table-cell>
          <table:table-cell table:style-name="Таблица2.A1" office:value-type="string">
            <text:p text:style-name="P17"><text:span text:style-name="T10">Курс 3</text:span></text:p>
          </table:table-cell>
        </table:table-row>
        <table:table-row table:style-name="Таблица2.2">
          <table:table-cell table:style-name="Таблица2.A1" office:value-type="string">
            <text:p text:style-name="P17"><text:span text:style-name="T20">Общая трудоемкость дисциплины</text:span></text:p>
          </table:table-cell>
          <table:table-cell table:style-name="Таблица2.B2" office:value-type="string">
            <text:p text:style-name="P57"><text:span text:style-name="T19">10</text:span><text:span text:style-name="T10">8</text:span></text:p>
          </table:table-cell>
          <table:table-cell table:style-name="Таблица2.C2" office:value-type="string">
            <text:p text:style-name="P57"><text:span text:style-name="T10">108</text:span></text:p>
          </table:table-cell>
        </table:table-row>
        <table:table-row table:style-name="Таблица2.3">
          <table:table-cell table:style-name="Таблица2.A1" office:value-type="string">
            <text:p text:style-name="P17"><text:span text:style-name="T11">Аудиторные занятия, в том числе:</text:span></text:p>
          </table:table-cell>
          <table:table-cell table:style-name="Таблица2.B3" office:value-type="string">
            <text:p text:style-name="P57"><text:span text:style-name="T10">68</text:span></text:p>
          </table:table-cell>
          <table:table-cell table:style-name="Таблица2.C3" office:value-type="string">
            <text:p text:style-name="P57"><text:span text:style-name="T10">68</text:span></text:p>
          </table:table-cell>
        </table:table-row>
        <table:table-row table:style-name="Таблица2.4">
          <table:table-cell table:style-name="Таблица2.A1" office:value-type="string">
            <text:p text:style-name="P57"><text:span text:style-name="T20">Лекции</text:span></text:p>
          </table:table-cell>
          <table:table-cell table:style-name="Таблица2.B4" office:value-type="string">
            <text:p text:style-name="P57"><text:span text:style-name="T10">34</text:span></text:p>
          </table:table-cell>
          <table:table-cell table:style-name="Таблица2.C4" office:value-type="string">
            <text:p text:style-name="P57"><text:span text:style-name="T10">34</text:span></text:p>
          </table:table-cell>
        </table:table-row>
        <table:table-row table:style-name="Таблица2.5">
          <table:table-cell table:style-name="Таблица2.A1" office:value-type="string">
            <text:p text:style-name="P57"><text:span text:style-name="T20">Практические занятия</text:span></text:p>
          </table:table-cell>
          <table:table-cell table:style-name="Таблица2.B5" office:value-type="string">
            <text:p text:style-name="P57"><text:span text:style-name="T10">34</text:span></text:p>
          </table:table-cell>
          <table:table-cell table:style-name="Таблица2.C5" office:value-type="string">
            <text:p text:style-name="P57"><text:span text:style-name="T10">34</text:span></text:p>
          </table:table-cell>
        </table:table-row>
        <table:table-row table:style-name="Таблица2.6">
          <table:table-cell table:style-name="Таблица2.A1" office:value-type="string">
            <text:p text:style-name="P57"><text:span text:style-name="T11">Контрольная работа</text:span></text:p>
          </table:table-cell>
          <table:table-cell table:style-name="Таблица2.B6" office:value-type="string">
            <text:p text:style-name="P57"><text:span text:style-name="T10">1</text:span></text:p>
          </table:table-cell>
          <table:table-cell table:style-name="Таблица2.C6" office:value-type="string">
            <text:p text:style-name="P57"><text:span text:style-name="T10">1</text:span></text:p>
          </table:table-cell>
        </table:table-row>
        <table:table-row table:style-name="Таблица2.7">
          <table:table-cell table:style-name="Таблица2.A1" office:value-type="string">
            <text:p text:style-name="P57"><text:span text:style-name="T20">Самостоятельная работа</text:span></text:p>
          </table:table-cell>
          <table:table-cell table:style-name="Таблица2.B7" office:value-type="string">
            <text:p text:style-name="P57"><text:span text:style-name="T10">40</text:span></text:p>
          </table:table-cell>
          <table:table-cell table:style-name="Таблица2.C7" office:value-type="string">
            <text:p text:style-name="P57"><text:span text:style-name="T10">40</text:span></text:p>
          </table:table-cell>
        </table:table-row>
        <table:table-row table:style-name="Таблица2.8">
          <table:table-cell table:style-name="Таблица2.A1" office:value-type="string">
            <text:p text:style-name="P17"><text:span text:style-name="T20">Вид итогового контроля</text:span><text:span text:style-name="T11">: зачет</text:span></text:p>
          </table:table-cell>
          <table:table-cell table:style-name="Таблица2.B8" office:value-type="string">
            <text:p text:style-name="P17"><text:span text:style-name="T10"><text:s text:c="10"/>4</text:span></text:p>
          </table:table-cell>
          <table:table-cell table:style-name="Таблица2.C8" office:value-type="string">
            <text:p text:style-name="P57"><text:span text:style-name="T10">4</text:span></text:p>
          </table:table-cell>
        </table:table-row>
      </table:table>
      <text:p text:style-name="P31"/>
      <text:p text:style-name="P66"/>
      <text:list xml:id="list161029430153620" text:continue-numbering="true" text:style-name="WWNum1">
        <text:list-item>
          <text:list>
            <text:list-item>
              <text:p text:style-name="P95"><text:span text:style-name="T39">Перечень умений и знаний, установленных ГОС.</text:span></text:p>
            </text:list-item>
          </text:list>
        </text:list-item>
      </text:list>
      <text:p text:style-name="P14"><text:span text:style-name="T17">Подготовка выпускника должна обеспечивать квалификационные</text:span></text:p>
      <text:p text:style-name="P14"><text:span text:style-name="T17">умения для решения профессиональных задач:</text:span></text:p>
      <text:p text:style-name="P14"><text:span text:style-name="T10">- участие во всех фазах проектирования, разработки, изготовления и сопровождения объектов профессиональной деятельности;</text:span></text:p>
      <text:p text:style-name="P14"><text:soft-page-break/><text:span text:style-name="T10">- участие в разработке всех видов документации на программные, аппаратные и программно-аппаратные комплексы;</text:span></text:p>
      <text:p text:style-name="P14"><text:span text:style-name="T10">- использование современных методов, средств и технологии разработки объектов профессиональной деятельности;</text:span></text:p>
      <text:p text:style-name="P14"><text:span text:style-name="T10">- участие в проведении научных исследований и выполнении </text:span></text:p>
      <text:p text:style-name="P14"><text:span text:style-name="T10">технических разработок в своей профессиональной области;</text:span></text:p>
      <text:p text:style-name="P14"><text:span text:style-name="T10">- осуществление сбора, обработки, анализа и систематизации научно-</text:span></text:p>
      <text:p text:style-name="P14"><text:span text:style-name="T10">технической информации по заданной теме своей профессиональной</text:span></text:p>
      <text:p text:style-name="P14"><text:span text:style-name="T10">области с применением современных информационных технологий;</text:span></text:p>
      <text:p text:style-name="P14"><text:span text:style-name="T10">- взаимодействие со специалистами смежного профиля при разработке методов, средств и технологий применения объектов профессиональной деятельности в научных исследованиях и проектно-конструкторской деятельности, а также в управлении технологическими, экономическими и социальными системами;</text:span></text:p>
      <text:p text:style-name="P14"><text:span text:style-name="T10">- кооперация с коллегами, работа в коллективе, управление и организация работы исполнителей в процессе производства программных продуктов, вычислительных средств и автоматизированных систем;</text:span></text:p>
      <text:p text:style-name="P14"><text:span text:style-name="T10">- организация на научной основе своего труда, владение современными информационными технологиями, применяемыми в сфере его профессиональной деятельности;</text:span></text:p>
      <text:p text:style-name="P14"><text:span text:style-name="T10">- анализ своих возможностей, способность к переоценке накопленного</text:span></text:p>
      <text:p text:style-name="P14"><text:span text:style-name="T10">опыта и приобретению новых знаний с использованием современных</text:span></text:p>
      <text:p text:style-name="P14"><text:span text:style-name="T10">информационных и образовательных технологий;</text:span></text:p>
      <text:p text:style-name="P14"><text:span text:style-name="T10">- готовность к работе над междисциплинарными проектами.</text:span></text:p>
      <text:p text:style-name="P14"><text:span text:style-name="T42">-</text:span><text:span text:style-name="T10">владеть методикой научного поиска; </text:span></text:p>
      <text:p text:style-name="P14"><text:span text:style-name="T10">- ставить задачи исследования; </text:span></text:p>
      <text:p text:style-name="P14"><text:span text:style-name="T10">-обладать навыками проведения эксперимента;</text:span></text:p>
      <text:p text:style-name="P14"><text:span text:style-name="T10">-обрабатывать, анализировать и обобщать результаты исследования;</text:span></text:p>
      <text:p text:style-name="Standard"><text:span text:style-name="T10">-самостоятельно формулировать задачи исследования и разрабатывать методику проведения эксперимента;<text:line-break/>-владеть теорией принятия инженерных решений;</text:span></text:p>
      <text:p text:style-name="P14"><text:span text:style-name="T17">знать</text:span><text:span text:style-name="T25">:</text:span></text:p>
      <text:p text:style-name="P14"><text:span text:style-name="T10">- постановления, распоряжения, приказы, методические и нормативные материалы по проектированию, производству и сопровождению объектов профессиональной деятельности;</text:span></text:p>
      <text:p text:style-name="P14"><text:span text:style-name="T10">- технологию проектирования, производства и сопровождения объектов профессиональной деятельности;</text:span></text:p>
      <text:p text:style-name="P14"><text:span text:style-name="T10">- перспективы и тенденции развития информационных технологий;</text:span></text:p>
      <text:p text:style-name="P14"><text:span text:style-name="T10">- технические характеристики и экономические показатели лучших отечественных и зарубежных образцов объектов профессиональной деятельности;</text:span></text:p>
      <text:p text:style-name="P14"><text:span text:style-name="T10">- стандарты и технические условия;</text:span></text:p>
      <text:p text:style-name="P14"><text:span text:style-name="T10">- порядок, методы и средства защиты интеллектуальной собственности;</text:span></text:p>
      <text:p text:style-name="P14"><text:span text:style-name="T10">- современные средства вычислительной техники, коммуникаций и связи;</text:span></text:p>
      <text:p text:style-name="P14"><text:soft-page-break/><text:span text:style-name="T10">- основные требования к организации труда при проектировании объектов профессиональной деятельности;</text:span></text:p>
      <text:p text:style-name="P14"><text:span text:style-name="T10">- методы анализа качества объектов профессиональной деятельности;</text:span></text:p>
      <text:p text:style-name="P14"><text:span text:style-name="T10">- правила, методы и средства подготовки технической документации;</text:span></text:p>
      <text:p text:style-name="P14"><text:span text:style-name="T10">- основы экономики, организации труда и производства, научных исследований;</text:span></text:p>
      <text:p text:style-name="P14"><text:span text:style-name="T10">- основы трудового законодательства;</text:span></text:p>
      <text:p text:style-name="P14"><text:span text:style-name="T10">- правила и нормы охраны труда.</text:span></text:p>
      <text:p text:style-name="No_20_Spacing"><text:span text:style-name="T48">- методы постановки и организации научного исследования;<text:line-break/>- приемы поиска и обработки научно-технической информации,<text:line-break/>- современные методы экспериментального исследования и обработки результатов эксперимента; </text:span></text:p>
      <text:p text:style-name="No_20_Spacing"><text:span text:style-name="T48">-методы и средства измерения параметров работы машин;</text:span></text:p>
      <text:p text:style-name="No_20_Spacing"><text:span text:style-name="T48">-методы принятия инженерных решений;</text:span></text:p>
      <text:p text:style-name="No_20_Spacing"><text:span text:style-name="T48">- приемы решения изобретательских задач. </text:span></text:p>
      <text:p text:style-name="No_20_Spacing"><text:span text:style-name="T49">иметь представление:</text:span></text:p>
      <text:p text:style-name="No_20_Spacing"><text:span text:style-name="T48">- о патентных исследованиях;</text:span></text:p>
      <text:p text:style-name="No_20_Spacing"><text:span text:style-name="T48">-о правах изобретателей.</text:span></text:p>
      <text:p text:style-name="P14"><text:span text:style-name="T17"><text:s/>Возможности продолжения образования выпускника</text:span><text:span text:style-name="T51">.</text:span></text:p>
      <text:p text:style-name="P14"><text:span text:style-name="T10">Бакалавр, освоивший основную образовательную программу высшего</text:span></text:p>
      <text:p text:style-name="P14"><text:span text:style-name="T10">профессионального образования в рамках направления подготовки дипломированного специалиста “Информатика и вычислительная техника” , подготовлен для продолжения образования в магистратуре и далее в аспирантуре.</text:span></text:p>
      <text:p text:style-name="P76"/>
      <text:p text:style-name="P78"><text:span text:style-name="T10">Основные дидактические единицы (дополнение к ГОС).</text:span></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8"><text:span text:style-name="T19">Индекс</text:span></text:p>
          </table:table-cell>
          <table:table-cell table:style-name="Таблица3.A1" office:value-type="string">
            <text:p text:style-name="P8"><text:span text:style-name="T10">Наименование дисциплины и ее основные разделы</text:span></text:p>
          </table:table-cell>
          <table:table-cell table:style-name="Таблица3.A1" office:value-type="string">
            <text:p text:style-name="P8"><text:span text:style-name="T19">Всего </text:span></text:p>
            <text:p text:style-name="P8"><text:span text:style-name="T19">часов</text:span></text:p>
          </table:table-cell>
        </table:table-row>
        <table:table-row table:style-name="Таблица3.1">
          <table:table-cell table:style-name="Таблица3.A2" office:value-type="string">
            <text:p text:style-name="P2"/>
          </table:table-cell>
          <table:table-cell table:style-name="Таблица3.B2" office:value-type="string">
            <text:h text:style-name="P80" text:outline-level="2"><text:span text:style-name="T12">Основы научного и инженерного творчества</text:span></text:h>
          </table:table-cell>
          <table:table-cell table:style-name="Таблица3.C2" office:value-type="string">
            <text:p text:style-name="P8"><text:span text:style-name="T22">10</text:span><text:span text:style-name="T17">8</text:span></text:p>
          </table:table-cell>
        </table:table-row>
        <table:table-row table:style-name="Таблица3.1">
          <table:table-cell table:style-name="Таблица3.A3" office:value-type="string">
            <text:p text:style-name="Standard"><text:span text:style-name="T22">1.</text:span></text:p>
          </table:table-cell>
          <table:table-cell table:style-name="Таблица3.B3" office:value-type="string">
            <text:h text:style-name="P80" text:outline-level="2"><text:span text:style-name="T21">Лекции</text:span></text:h>
          </table:table-cell>
          <table:table-cell table:style-name="Таблица3.C3" office:value-type="string">
            <text:p text:style-name="P8"><text:span text:style-name="T22">34</text:span></text:p>
          </table:table-cell>
        </table:table-row>
        <table:table-row table:style-name="Таблица3.1">
          <table:table-cell table:style-name="Таблица3.A4" office:value-type="string">
            <text:p text:style-name="Standard"><text:span text:style-name="T22">2.</text:span></text:p>
          </table:table-cell>
          <table:table-cell table:style-name="Таблица3.B4" office:value-type="string">
            <text:h text:style-name="P80" text:outline-level="2"><text:span text:style-name="T21">Практические занятия</text:span></text:h>
          </table:table-cell>
          <table:table-cell table:style-name="Таблица3.C4" office:value-type="string">
            <text:p text:style-name="P8"><text:span text:style-name="T17">34</text:span></text:p>
          </table:table-cell>
        </table:table-row>
        <table:table-row table:style-name="Таблица3.1">
          <table:table-cell table:style-name="Таблица3.A5" office:value-type="string">
            <text:p text:style-name="Standard"><text:span text:style-name="T22">3.</text:span></text:p>
          </table:table-cell>
          <table:table-cell table:style-name="Таблица3.B5" office:value-type="string">
            <text:h text:style-name="P80" text:outline-level="2"><text:span text:style-name="T21">Самостоятельная работа</text:span></text:h>
          </table:table-cell>
          <table:table-cell table:style-name="Таблица3.C5" office:value-type="string">
            <text:p text:style-name="P8"><text:span text:style-name="T17">40</text:span></text:p>
          </table:table-cell>
        </table:table-row>
        <table:table-row table:style-name="Таблица3.1">
          <table:table-cell table:style-name="Таблица3.A6" office:value-type="string">
            <text:p text:style-name="Standard"><text:span text:style-name="T22">4.</text:span></text:p>
          </table:table-cell>
          <table:table-cell table:style-name="Таблица3.B6" office:value-type="string">
            <text:h text:style-name="P80" text:outline-level="2"><text:span text:style-name="T21">Деловая игра</text:span></text:h>
          </table:table-cell>
          <table:table-cell table:style-name="Таблица3.C6" office:value-type="string">
            <text:p text:style-name="P8"><text:span text:style-name="T22">2</text:span></text:p>
          </table:table-cell>
        </table:table-row>
        <table:table-row table:style-name="Таблица3.1">
          <table:table-cell table:style-name="Таблица3.A7" office:value-type="string">
            <text:p text:style-name="Standard"><text:span text:style-name="T22">5.</text:span></text:p>
          </table:table-cell>
          <table:table-cell table:style-name="Таблица3.B7" office:value-type="string">
            <text:h text:style-name="P80" text:outline-level="2"><text:span text:style-name="T21">Зачет</text:span></text:h>
          </table:table-cell>
          <table:table-cell table:style-name="Таблица3.C7" office:value-type="string">
            <text:p text:style-name="P3"/>
          </table:table-cell>
        </table:table-row>
      </table:table>
      <text:p text:style-name="P79"/>
      <text:p text:style-name="P72"/>
      <text:list xml:id="list161029349149360" text:continue-numbering="true" text:style-name="WWNum1">
        <text:list-item>
          <text:list>
            <text:list-item>
              <text:p text:style-name="P96"><text:span text:style-name="T39">Место дисциплины в структурно-логической схеме.</text:span></text:p>
            </text:list-item>
          </text:list>
        </text:list-item>
      </text:list>
      <text:p text:style-name="P14"><text:span text:style-name="T11">Для изучения дисциплины, необходимо освоения содержания дисциплин:</text:span></text:p>
      <text:p text:style-name="P14"><text:soft-page-break/><text:span text:style-name="T11">Математика, дискретная математика, теория автоматов, моделирование, методы обработки данных, схемотехника, электротехника, организация ЭВМ и систем, метрология, теория вероятностей и т.д.</text:span></text:p>
      <text:p text:style-name="P32"/>
      <text:p text:style-name="P14"><text:span text:style-name="T11">Знания и умения, приобретаемые студентами после освоения содержания дисциплины, будут использоваться в:</text:span></text:p>
      <text:p text:style-name="P14"><text:span text:style-name="T11">-САПР,</text:span></text:p>
      <text:p text:style-name="P14"><text:span text:style-name="T11">- микропроцессорные системы,</text:span></text:p>
      <text:p text:style-name="P14"><text:span text:style-name="T11">- основы принятия решений, </text:span></text:p>
      <text:p text:style-name="P14"><text:span text:style-name="T11">-экономика и управление предприятиями,</text:span></text:p>
      <text:p text:style-name="P14"><text:span text:style-name="T11">- и т.д.</text:span></text:p>
      <text:p text:style-name="P74"/>
      <text:p text:style-name="P56"><text:span text:style-name="T10"><text:s text:c="18"/>Перечень видов занятий и их трудоемкость (по учебному плану).</text:span></text:p>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table:number-rows-spanned="2" office:value-type="string">
            <text:p text:style-name="P8"><text:span text:style-name="T19">Вид учебной работы</text:span></text:p>
            <text:p text:style-name="P6"/>
          </table:table-cell>
          <table:table-cell table:style-name="Таблица4.A1" table:number-rows-spanned="2" table:number-columns-spanned="2" office:value-type="string">
            <text:p text:style-name="P8"><text:span text:style-name="T19">Всего часов</text:span></text:p>
          </table:table-cell>
          <table:covered-table-cell/>
        </table:table-row>
        <table:table-row table:style-name="Таблица4.2">
          <table:covered-table-cell/>
          <table:covered-table-cell/>
          <table:table-cell table:style-name="Таблица4.A1" office:value-type="string">
            <text:p text:style-name="P8"><text:span text:style-name="T10">Курс 3</text:span></text:p>
          </table:table-cell>
        </table:table-row>
        <table:table-row table:style-name="Таблица4.3">
          <table:table-cell table:style-name="Таблица4.A1" office:value-type="string">
            <text:p text:style-name="Standard"><text:span text:style-name="T20">Общая трудоемкость дисциплины</text:span></text:p>
          </table:table-cell>
          <table:table-cell table:style-name="Таблица4.B3" office:value-type="string">
            <text:p text:style-name="P8"><text:span text:style-name="T19">10</text:span><text:span text:style-name="T10">8</text:span></text:p>
          </table:table-cell>
          <table:table-cell table:style-name="Таблица4.C3" office:value-type="string">
            <text:p text:style-name="P8"><text:span text:style-name="T10">108</text:span></text:p>
          </table:table-cell>
        </table:table-row>
        <table:table-row table:style-name="Таблица4.4">
          <table:table-cell table:style-name="Таблица4.A1" office:value-type="string">
            <text:p text:style-name="Standard"><text:span text:style-name="T20">Аудиторные занятия</text:span></text:p>
          </table:table-cell>
          <table:table-cell table:style-name="Таблица4.B4" office:value-type="string">
            <text:p text:style-name="P8"><text:span text:style-name="T10">68</text:span></text:p>
          </table:table-cell>
          <table:table-cell table:style-name="Таблица4.C4" office:value-type="string">
            <text:p text:style-name="P8"><text:span text:style-name="T10">68</text:span></text:p>
          </table:table-cell>
        </table:table-row>
        <table:table-row table:style-name="Таблица4.5">
          <table:table-cell table:style-name="Таблица4.A1" office:value-type="string">
            <text:p text:style-name="Standard"><text:span text:style-name="T20">Лекции</text:span></text:p>
          </table:table-cell>
          <table:table-cell table:style-name="Таблица4.B5" office:value-type="string">
            <text:p text:style-name="P8"><text:span text:style-name="T19">34</text:span></text:p>
          </table:table-cell>
          <table:table-cell table:style-name="Таблица4.C5" office:value-type="string">
            <text:p text:style-name="P8"><text:span text:style-name="T10">34</text:span></text:p>
          </table:table-cell>
        </table:table-row>
        <table:table-row table:style-name="Таблица4.6">
          <table:table-cell table:style-name="Таблица4.A1" office:value-type="string">
            <text:p text:style-name="Standard"><text:span text:style-name="T20">Лабораторные работы</text:span></text:p>
          </table:table-cell>
          <table:table-cell table:style-name="Таблица4.B6" office:value-type="string">
            <text:p text:style-name="P8"><text:span text:style-name="T19">-</text:span></text:p>
          </table:table-cell>
          <table:table-cell table:style-name="Таблица4.C6" office:value-type="string">
            <text:p text:style-name="P8"><text:span text:style-name="T19">-</text:span></text:p>
          </table:table-cell>
        </table:table-row>
        <table:table-row table:style-name="Таблица4.7">
          <table:table-cell table:style-name="Таблица4.A1" office:value-type="string">
            <text:p text:style-name="Standard"><text:span text:style-name="T20">Практические занятия</text:span></text:p>
          </table:table-cell>
          <table:table-cell table:style-name="Таблица4.B7" office:value-type="string">
            <text:p text:style-name="P8"><text:span text:style-name="T10">34</text:span></text:p>
          </table:table-cell>
          <table:table-cell table:style-name="Таблица4.C7" office:value-type="string">
            <text:p text:style-name="P8"><text:span text:style-name="T10">34</text:span></text:p>
          </table:table-cell>
        </table:table-row>
        <table:table-row table:style-name="Таблица4.8">
          <table:table-cell table:style-name="Таблица4.A1" office:value-type="string">
            <text:p text:style-name="Standard"><text:span text:style-name="T20">Самостоятельная работа</text:span></text:p>
          </table:table-cell>
          <table:table-cell table:style-name="Таблица4.B8" office:value-type="string">
            <text:p text:style-name="P8"><text:span text:style-name="T10">40</text:span></text:p>
          </table:table-cell>
          <table:table-cell table:style-name="Таблица4.C8" office:value-type="string">
            <text:p text:style-name="P8"><text:span text:style-name="T10">40</text:span></text:p>
          </table:table-cell>
        </table:table-row>
        <table:table-row table:style-name="Таблица4.9">
          <table:table-cell table:style-name="Таблица4.A1" office:value-type="string">
            <text:p text:style-name="Standard"><text:span text:style-name="T20">Вид итогового контроля</text:span></text:p>
          </table:table-cell>
          <table:table-cell table:style-name="Таблица4.B9" office:value-type="string">
            <text:p text:style-name="P8"><text:span text:style-name="T19">зачет</text:span></text:p>
          </table:table-cell>
          <table:table-cell table:style-name="Таблица4.C9" office:value-type="string">
            <text:p text:style-name="P8"><text:span text:style-name="T10">4</text:span></text:p>
          </table:table-cell>
        </table:table-row>
      </table:table>
      <text:p text:style-name="P73"/>
      <text:list xml:id="list161028705344094" text:continue-numbering="true" text:style-name="WWNum1">
        <text:list-item>
          <text:list>
            <text:list-item>
              <text:p text:style-name="P96"><text:span text:style-name="T40">Содержание дисциплины:</text:span></text:p>
            </text:list-item>
          </text:list>
        </text:list-item>
      </text:list>
      <text:p text:style-name="P17"><text:span text:style-name="T10">Перечень основных разделов и тем дисциплины.</text:span></text:p>
      <text:p text:style-name="P17"><text:span text:style-name="T17">Введение.</text:span><text:span text:style-name="T10"> Основные понятия и определения: наука, эксперимент, открытие, изобретение, промышленный образец, товарный знак.</text:span></text:p>
      <text:p text:style-name="P17"><text:span text:style-name="T17">Система научной подготовки студентов: </text:span><text:span text:style-name="T10">НИРС, элементы НИРС.</text:span></text:p>
      <text:p text:style-name="P17"><text:span text:style-name="T17">Методологические основы научного познания и творчества</text:span><text:span text:style-name="T10">: методы теоретических и эмпирических исследований, анализ, синтез, абстрагирование, индукция и дедукция. Вероятностно-статистические методы исследования. Методы моделирования объекта.</text:span></text:p>
      <text:p text:style-name="P14"><text:span text:style-name="T17">Выбор направления научных исследований</text:span><text:span text:style-name="T10"> и этапы научно- исследовательской работы: поиск, накопление и обработка научной информации.</text:span></text:p>
      <text:p text:style-name="P14"><text:soft-page-break/><text:span text:style-name="T17">Моделирование в научных исследованиях</text:span><text:span text:style-name="T10">: физическое <text:s/>и математическое моделирование, вероятностно-статистические модели, регрессионный и корреляционный анализ.</text:span></text:p>
      <text:p text:style-name="P14"><text:span text:style-name="T17">Экспериментальные исследования</text:span><text:span text:style-name="T10">: виды эксперимента, основы планирования эксперимента, методы измерений, метрологическое обеспечение эксперимента.</text:span></text:p>
      <text:p text:style-name="P14"><text:span text:style-name="T17">Обработка результатов эксперимента</text:span><text:span text:style-name="T10">: графическая обработка, аппроксимация, статистическая обработка.</text:span></text:p>
      <text:p text:style-name="P14"><text:span text:style-name="T10"><text:s/>Оформление результатов научного исследования.</text:span></text:p>
      <text:p text:style-name="P17"><text:span text:style-name="T17"><text:s/>Теория</text:span><text:span text:style-name="T10"> </text:span><text:span text:style-name="T17">решения изобретательских задач: </text:span></text:p>
      <text:p text:style-name="P17"><text:span text:style-name="T10"><text:s/>-стандартные решения изобретательских задач; </text:span></text:p>
      <text:p text:style-name="P17"><text:span text:style-name="T10"><text:s/>-типовые приемы устранения технических противоречий; </text:span></text:p>
      <text:p text:style-name="P17"><text:span text:style-name="T10"><text:s/>-примеры решения задач;</text:span></text:p>
      <text:p text:style-name="P17"><text:span text:style-name="T10"><text:s/>-задачи на применение стандартов.</text:span></text:p>
      <text:p text:style-name="P17"><text:span text:style-name="T17">Краткое содержание теоретической части разделов и тем дисциплины. </text:span></text:p>
      <text:p text:style-name="P14"><text:span text:style-name="T17">Введение.</text:span></text:p>
      <text:p text:style-name="P14"><text:span text:style-name="T10"><text:s text:c="5"/>Научно-технический прогресс непрерывно повышает требования к выпускникам высшей школы. Главные качества молодого специалиста — его творческий научно-технический потенциал, способность самостоятельно ставить и решать вопросы совершенствования технологии и оборудования, создания новой техники, материалов и методов их обработки. Они практически формируются в процессе исследовательской деятельности студента. Поэтому в вузах страны создают максимум условий для самостоятельной научно-исследовательской работы будущих специалистов, <text:s/>ныне одной из важных форм учебного процесса.</text:span></text:p>
      <text:list xml:id="list4523737463413782321" text:style-name="WWNum22">
        <text:list-item>
          <text:p text:style-name="P97"><text:span text:style-name="T39">Основные понятия и определения.</text:span></text:p>
        </text:list-item>
      </text:list>
      <text:p text:style-name="P14"><text:span text:style-name="T17">Открытием</text:span><text:span text:style-name="T10"> закономерной связи между ранее обнаруженными явлениями, свойствами признается установление не известных ранее объективно существующих закономерностей, свойств и явлений материального мира, вносящих коренные изменения в познание. Каждое открытие имеет определенный объект. Им признается неизвестное ранее явление, свойство или закономерность материального мира. </text:span></text:p>
      <text:p text:style-name="P14"><text:span text:style-name="T17">Изобретением </text:span><text:span text:style-name="T10">признается новое, обладающее существенными отличиями техническое решение задачи в любой области народного хозяйства, социально – культурного строительства или обороны страны, дающее положительный эффект.</text:span></text:p>
      <text:p text:style-name="P14"><text:span text:style-name="T10">Необходимым признаком изобретения является новизна. Научное знание является новым, если к моменту создания оно отсутствует в перечне ранее известных научных знаний, не известно специалистам в данной отрасли знаний. </text:span></text:p>
      <text:p text:style-name="P14"><text:span text:style-name="T10">Изобретение включает и такое понятие, как существенные отличия – это новый, более высокий результат, который общество получает при использовании изобретения по сравнению с прототипом.</text:span></text:p>
      <text:p text:style-name="P14"><text:span text:style-name="T17">Рационализаторским предложением</text:span><text:span text:style-name="T10"> называется техническое решение, являющееся новым и полезным для той организации, где оно подано.</text:span></text:p>
      <text:p text:style-name="P14"><text:soft-page-break/><text:span text:style-name="T17">Промышленным образцом</text:span><text:span text:style-name="T10">, на который распространяется правовая охрана, признается новое художественно – конструкторское решение изделия, определяющее его внешний вид, соответствующий требованиям технической эстетики, пригодное к изготовлению промышленным способом и дающим положительный эффект.</text:span></text:p>
      <text:p text:style-name="P14"><text:span text:style-name="T17">Товарный знак</text:span><text:span text:style-name="T10"> – это зарегистрированное в установленном порядке обозначение, служащее для отличия товаров одних предприятий от однородных товаров других предприятий.</text:span></text:p>
      <text:list xml:id="list161029152980465" text:continue-numbering="true" text:style-name="WWNum22">
        <text:list-item>
          <text:p text:style-name="P97"><text:span text:style-name="T39">Общая методология научного творчества распадается на следующие частные</text:span><text:span text:style-name="T41"> </text:span><text:span text:style-name="T39">этапы:</text:span></text:p>
        </text:list-item>
      </text:list>
      <text:list xml:id="list8613694967880547472" text:style-name="WWNum21">
        <text:list-item>
          <text:list>
            <text:list-item>
              <text:p text:style-name="P98"><text:span text:style-name="T41">Научное изучение как основная форма научной работы;</text:span></text:p>
            </text:list-item>
            <text:list-item>
              <text:p text:style-name="P98"><text:span text:style-name="T41">Общая схема хода научного исследования;</text:span></text:p>
            </text:list-item>
            <text:list-item>
              <text:p text:style-name="P98"><text:span text:style-name="T41">Использование методов научного познания;</text:span></text:p>
            </text:list-item>
            <text:list-item>
              <text:p text:style-name="P98"><text:span text:style-name="T41">Применение логических законов и правил.</text:span></text:p>
            </text:list-item>
          </text:list>
        </text:list-item>
      </text:list>
      <text:list xml:id="list2080388411970291620" text:style-name="WWNum19">
        <text:list-item>
          <text:list>
            <text:list-item>
              <text:p text:style-name="P23"><text:bookmark-start text:name="_Toc36994274"/><text:span text:style-name="T17">Научное изучение как основная форма научной работы</text:span><text:bookmark-end text:name="_Toc36994274"/><text:span text:style-name="T17">. </text:span></text:p>
            </text:list-item>
          </text:list>
        </text:list-item>
      </text:list>
      <text:p text:style-name="P14"><text:span text:style-name="T10">Всякое научное исследование от творческого замысла до окон­чательного оформления научного труда осуществляется весьма индивидуально. Но все же, можно определить и некоторые об­щие методологические подходы к его проведению, которые при­нято называть изучением в научном смысле. Современное научно-теоретическое мышление стремится про­никнуть в сущность изучаемых явлений и процессов. Это воз­можно при условии целостного подхода к объекту изучения, рассмотрения этого объекта в возникновении и развитии, т.е. применения исторического подхода к его изучению</text:span><text:span text:style-name="T42">.</text:span></text:p>
      <text:p text:style-name="P14"><text:span text:style-name="T10">Известно, что новые научные результаты и ранее накоп­ленные знания находятся в диалектическом взаимодействии. Лучшее и прогрессивное из старого переходит в новое и дает ему силу и действенность. Иногда позабытое старое вновь воз­рождается на новой научной основе и живет как бы вторую жизнь, но в ином, более совершенном виде.</text:span></text:p>
      <text:p text:style-name="P14"><text:span text:style-name="T10">Изучать в научном смысле — это значит вести поисковые исследования, как бы заглядывая в будущее. Воображение, фан­тазия, мечта, опирающиеся на реальные достижения науки и техники, являются важнейшими факторами научного исследо­вания. Но в то же время, научное изучение — это обоснованное применение научного предвидения, это хорошо продуманный</text:span><text:span text:style-name="T42"> </text:span><text:span text:style-name="T10">расчет.</text:span></text:p>
      <text:p text:style-name="P14"><text:span text:style-name="T10">Изучать в научном смысле — это значит быть научно объ­ективным. Нельзя отбрасывать факты в сторону только потому, что их трудно объяснить или найти им практическое приме­нение. Дело в том, что сущность нового в науке не всегда видна самому исследователю. Новые научные факты и даже открытия из-за того, что их значение плохо раскрыто, могут долгое время оставаться в резерве науки и не использоваться на практике.</text:span></text:p>
      <text:p text:style-name="P14"><text:span text:style-name="T10">Накопление научных фактов в процессе исследования — всегда творческий процесс, в основе которого всегда лежит за­мысел ученого, его идея. В философском определении идея представляет собой продукт человеческой </text:span><text:soft-page-break/><text:span text:style-name="T10">мысли, форму от­ражения действительности. Идея отличается от других форм мышления и научного знания тем, что в ней не только от­ражен объект изучения, но и содержится сознание цели, пер­спективы познания и практического преобразования действи­тельности. Идеи рождаются из практики, наблюдений окружающего ми­ра и потребностей жизни. В основе идей лежат реальные факты и события. Жизнь выдвигает конкретные задачи, но зачастую не сразу находятся продуктивные идеи для их решения. Тогда на помощь приходит способность исследователя предлагать но­вый, совершенно необычный аспект рассмотрения задачи, ко­торую долгое время не могли решить при обычном подходе к делу или, как говорят, пытались решить ее "в лоб".</text:span></text:p>
      <text:p text:style-name="P14"><text:span text:style-name="T10">Развитие идеи до стадии решения задачи обычно соверша­ется как плановый процесс научного исследования. Хотя в на­уке известны случайные открытия, но только плановое, хорошо оснащенное современными средствами научное исследование на­дежно позволяет вскрыть и глубоко познать объективные за­кономерности в природе. </text:span><text:bookmark-start text:name="_Toc36994275"/></text:p>
      <text:p text:style-name="P14"><text:span text:style-name="T10"><text:s text:c="3"/></text:span><text:span text:style-name="T17">1.2.</text:span><text:span text:style-name="T10"> </text:span><text:span text:style-name="T17">Общая схема хода научного исследования</text:span><text:bookmark-end text:name="_Toc36994275"/><text:span text:style-name="T10">.</text:span></text:p>
      <text:p text:style-name="P14"><text:span text:style-name="T10">Весь ход научного исследования можно представить в виде сле­дующей логической схемы:</text:span></text:p>
      <text:p text:style-name="P14"><text:span text:style-name="T10">1.Обоснование актуальности выбранной темы.</text:span></text:p>
      <text:p text:style-name="P14"><text:span text:style-name="T10">2. Постановка цели и конкретных задач исследования.</text:span></text:p>
      <text:p text:style-name="P14"><text:span text:style-name="T10">3. Определение объекта и предмета исследования.</text:span></text:p>
      <text:p text:style-name="P14"><text:span text:style-name="T10">4. Выбор методов (методики) проведения исследования.</text:span></text:p>
      <text:p text:style-name="P14"><text:span text:style-name="T10">5. Описание процесса исследования.</text:span></text:p>
      <text:p text:style-name="P14"><text:span text:style-name="T10">6. Обсуждение результатов исследования.</text:span></text:p>
      <text:p text:style-name="P14"><text:span text:style-name="T10">7. Формулирование выводов и оценка полученных результа­тов.</text:span></text:p>
      <text:p text:style-name="P14"><text:bookmark-start text:name="_Toc36994276"/><text:span text:style-name="T10"><text:s text:c="3"/></text:span><text:span text:style-name="T17">1.3. Использование методов научного познания</text:span><text:bookmark-end text:name="_Toc36994276"/><text:span text:style-name="T17">.</text:span></text:p>
      <text:p text:style-name="P14"><text:span text:style-name="T10">Успешность выполнения научной работы в наибольшей степени за­висит от умения соискателя выбрать наиболее результативные методы исследования, поскольку именно они позволяют достичь поставленной цели. Методы научного познания принято делить на общие и спе­циальные. </text:span></text:p>
      <text:p text:style-name="P14"><text:span text:style-name="T10">Большинство специальных проблем конкретных наук и да­же отдельные этапы их исследования требуют применения спе­циальных методов решения. Разумеется, такие методы имеют весьма специфический характер. Естественно поэтому, что они изучаются, разрабатываются и совершенствуются в конкретных, специальных науках. </text:span></text:p>
      <text:p text:style-name="P14"><text:span text:style-name="T10">Помимо специальных методов, характерных для определен­ных областей научного знания, существуют общие методы на­учного познания, которые в отличие от специальных методов используются на всем протяжении исследовательского процесса и в самых различных по предмету науках. Общие методы научного познания обычно делят на три большие группы: 1) методы эмпирического исследования (на­блюдение, сравнение, измерение, эксперимент); 2) методы, ис­пользуемые как на эмпирическом, так и на теоретическом уровне исследования (абстрагирование, анализ и синтез, индук­</text:span><text:soft-page-break/><text:span text:style-name="T10">ция и дедукция, моделирование и др.); 3) методы теоретиче­ского исследования (восхождение от абстрактного к конкрет­ному и др.)</text:span><text:bookmark-start text:name="_Toc36994277"/></text:p>
      <text:p text:style-name="P14"><text:span text:style-name="T17">1.4. Применение логических законов и правил</text:span><text:bookmark-end text:name="_Toc36994277"/><text:span text:style-name="T17">.</text:span></text:p>
      <text:p text:style-name="P14"><text:span text:style-name="T10">Какие бы ошибки с точки зрения логики не делали исследователи при описании хода иссле­дования, всегда можно доказать, что любая ошибка такого рода сво­дится в конечном счете к нарушению требований того или иного ло­гического закона: закона тождества, закона противоречия, закона ис­ключенного третьего и закона достаточного основания. </text:span></text:p>
      <text:list xml:id="list161029898642676" text:continue-list="list8613694967880547472" text:style-name="WWNum21">
        <text:list-item>
          <text:list>
            <text:list-item>
              <text:p text:style-name="P98"><text:bookmark text:name="_ftn1"/><text:bookmark text:name="_ftn2"/><text:span text:style-name="T39">Теория решения изобретательских задач (ТРИЗ).</text:span></text:p>
            </text:list-item>
          </text:list>
        </text:list-item>
      </text:list>
      <text:p text:style-name="P14"><text:span text:style-name="T10">Основной компонентой ТРИЗ является алгоритм решения инженерных задач (АРИЗ), который в целом состоит из следующих частей:</text:span></text:p>
      <text:p text:style-name="P14"><text:span text:style-name="T10">Часть 1.Анализ задачи.</text:span></text:p>
      <text:p text:style-name="P14"><text:span text:style-name="T10">Часть 2.Анализ модели задачи.</text:span></text:p>
      <text:p text:style-name="P14"><text:span text:style-name="T10">Часть 3.Определение идеального конечного результата (ИКР) и физического</text:span><text:span text:style-name="T42"> </text:span><text:span text:style-name="T10">противоречия (ФП</text:span><text:span text:style-name="T42">).</text:span></text:p>
      <text:p text:style-name="P14"><text:span text:style-name="T10">Часть 4.Мобилизация и применение вещественно-полевых ресурсов (ВПР). </text:span></text:p>
      <text:p text:style-name="P14"><text:span text:style-name="T10">Часть 5.Применение информационного фонда. </text:span></text:p>
      <text:p text:style-name="P14"><text:span text:style-name="T10">Часть 6.Изменение или замена задачи. </text:span></text:p>
      <text:p text:style-name="P14"><text:span text:style-name="T10">Часть 7.Анализ способа устранения ФП </text:span></text:p>
      <text:p text:style-name="P14"><text:span text:style-name="T10">Часть 8. Применение полученного ответа. </text:span></text:p>
      <text:p text:style-name="P14"><text:span text:style-name="T10">Часть 9. Анализ хода решения. </text:span></text:p>
      <text:p text:style-name="P14"><text:span text:style-name="T17">Часть 1. Анализ задачи. </text:span></text:p>
      <text:p text:style-name="P14"><text:span text:style-name="T10">Основная цель первой части АРИЗ - переход от расплывчатой изобретательской ситуации к четко построенной и предельно простой схеме (модели) задачи. Предлагается следующая пошаговая реализация такого перехода.</text:span></text:p>
      <text:p text:style-name="P14"><text:span text:style-name="T10">Шаг 1.1. Условия мини-задачи.</text:span></text:p>
      <text:p text:style-name="P14"><text:span text:style-name="T10">Шаг 1.2. Конфликтующая пара: изделие и инструмент. </text:span></text:p>
      <text:p text:style-name="P14"><text:span text:style-name="T10">Шаг 1.3. Графические схемы технического противоречия ТП-1 и ТП-2. </text:span></text:p>
      <text:p text:style-name="P14"><text:span text:style-name="T10">Шаг 1.4. Что является главным производственным процессом? </text:span></text:p>
      <text:p text:style-name="P14"><text:span text:style-name="T10">Шаг 1.5. Усилить конфликт. </text:span></text:p>
      <text:p text:style-name="P14"><text:span text:style-name="T10">Шаг 1.6. Формулировка модели задачи. </text:span></text:p>
      <text:p text:style-name="P14"><text:span text:style-name="T10">Шаг 1.7. Применение стандартов.</text:span></text:p>
      <text:p text:style-name="P14"><text:bookmark text:name="_ftn3"/><text:span text:style-name="T17">Часть 2. Анализ модели задачи</text:span></text:p>
      <text:p text:style-name="P14"><text:span text:style-name="T10">Цель второй части АРИЗ - учет имеющихся ресурсов, которые можно использовать при решении задачи: ресурсов пространств, времени, веществ и полей. Анализ модели состоит из следующих шагов:</text:span></text:p>
      <text:p text:style-name="P14"><text:span text:style-name="T10">Шаг 1. Определить оперативную зону (ОЗ). </text:span></text:p>
      <text:p text:style-name="P14"><text:span text:style-name="T10">Шаг 2. Определить оперативное время. </text:span></text:p>
      <text:p text:style-name="P14"><text:span text:style-name="T10">Шаг 3. Определить вещественно-полевые ресурсы (ВПР).</text:span></text:p>
      <text:p text:style-name="P14"><text:span text:style-name="T17">Часть 3. Определение идеального конечного результата (ИКР) и физического противоречия (ФП).</text:span></text:p>
      <text:p text:style-name="P14"><text:span text:style-name="T10">В результате применения третьей части АРИЗ должен сформироваться образ идеального решения (ИКР). Определяется также и физическое противоречие </text:span><text:soft-page-break/><text:span text:style-name="T10">(ФП), мешающее достижению ИКР. Не всегда возможно достичь идеального решения. Но ИКР указывает направление на наиболее сильный ответ. </text:span></text:p>
      <text:p text:style-name="P14"><text:span text:style-name="T10">Рассмотрим более подробно выполнение шагов:</text:span></text:p>
      <text:p text:style-name="P14"><text:span text:style-name="T10">Шаг 3.1. Формулировка идеального конечного результата (ИКР-1).</text:span></text:p>
      <text:p text:style-name="P14"><text:span text:style-name="T10">Шаг 3.2. Усиление формулировки ИКР-1.</text:span></text:p>
      <text:p text:style-name="P14"><text:span text:style-name="T10">Шаг 3.3. Формулировка физического противоречия (ФП) на макроуровне. </text:span></text:p>
      <text:p text:style-name="P14"><text:span text:style-name="T10">Шаг 3.4. Формулировка физического противоречия на микроуровне.</text:span></text:p>
      <text:p text:style-name="P14"><text:span text:style-name="T10">Шаг 3.5. Формулировка идеального конечного результата (ИКР-2).</text:span></text:p>
      <text:p text:style-name="P14"><text:span text:style-name="T10">Шаг 3.6. Применение стандартов.</text:span></text:p>
      <text:p text:style-name="P14"><text:span text:style-name="T17">Часть 4. Мобилизация и применение вещественно-полевых ресурсов (ВПР). </text:span></text:p>
      <text:p text:style-name="P14"><text:span text:style-name="T10">Четвертая часть АРИЗ включает планомерные операции по увеличению ресурсов: рассматриваются производные ВПР, получаемые почти бесплатно путем минимальных изменений имеющихся ВПР.</text:span></text:p>
      <text:p text:style-name="P14"><text:span text:style-name="T10">Рассмотрим более подробно выполнение шагов:</text:span></text:p>
      <text:p text:style-name="P14"><text:span text:style-name="T10">Шаг 4.1. Моделирование "маленькими человечками" (ММЧ). </text:span></text:p>
      <text:p text:style-name="P14"><text:span text:style-name="T10">Шаг 4.2. "Шаг назад от ИКР".</text:span></text:p>
      <text:p text:style-name="P14"><text:span text:style-name="T10">Шаг 4.3. Применение смеси ресурсных веществ. </text:span></text:p>
      <text:p text:style-name="P14"><text:span text:style-name="T10">Шаг 4.4. Замена имеющихся ресурсных веществ. </text:span></text:p>
      <text:p text:style-name="P14"><text:span text:style-name="T10">Шаг 4.5. Применение веществ, производных от ресурсных.</text:span></text:p>
      <text:p text:style-name="P14"><text:span text:style-name="T10">Шаг 4.6. Введение электрического поля. </text:span></text:p>
      <text:p text:style-name="P14"><text:span text:style-name="T10">Шаг 4.7. Введение пары "поле - добавка вещества, отзывающегося на поле».</text:span></text:p>
      <text:p text:style-name="P14"><text:span text:style-name="T17">Часть 5. Применение информационного фонда. </text:span></text:p>
      <text:p text:style-name="P14"><text:span text:style-name="T10"><text:s/>Цель пятой части АРИЗ - использование опыта, сконцентрированного в информационном фонде ТРИЗ. К моменту ввода в пятую часть АРИЗ задача существенно проясняется - становится возможным ее прямое решение с помощью информационного фонда. </text:span></text:p>
      <text:p text:style-name="P14"><text:span text:style-name="T10">Рассмотрим более подробно выполнение шагов:</text:span></text:p>
      <text:p text:style-name="P14"><text:span text:style-name="T11">Шаг 5.1. Применение стандартов.</text:span></text:p>
      <text:p text:style-name="P14"><text:span text:style-name="T11">Шаг 5.2. Применение задач аналогов.</text:span></text:p>
      <text:p text:style-name="P14"><text:span text:style-name="T11">Шаг 5.3. Приемы разрешения физических противоречий.</text:span></text:p>
      <text:p text:style-name="P14"><text:span text:style-name="T11">Шаг 5.4. Применение "указателя физических эффектов". </text:span></text:p>
      <text:p text:style-name="P38"/>
      <text:p text:style-name="P14"><text:span text:style-name="T17">Часть 6. Изменение или замена задачи.</text:span></text:p>
      <text:p text:style-name="P14"><text:span text:style-name="T10">Простые задачи решаются буквальным преодолением ФП, например, разделением противоречивых свойств во времени или в пространстве. Решение сложных задач обычно связано с изменением смысла задачи - снятием первоначальных ограничений, психологической инерцией и до решения кажущихся самоочевидными. Для правильного понимания задачи необходимо ее сначала решить: изобретательские задачи не могут быть сразу поставлены точно. Процесс решения, в сущности, есть процесс корректировки задачи. </text:span></text:p>
      <text:p text:style-name="P14"><text:span text:style-name="T10">Рассмотрим более подробно выполнение шагов:</text:span></text:p>
      <text:p text:style-name="P14"><text:span text:style-name="T11">Шаг 6.1. Переход от физического ответа к техническому решению.</text:span></text:p>
      <text:p text:style-name="P14"><text:span text:style-name="T11">Шаг 6.2. Проверка формулировки задачи на сочетание нескольких задач. </text:span></text:p>
      <text:p text:style-name="P14"><text:soft-page-break/><text:span text:style-name="T11">Шаг 6.3. Изменение первоначальной задачи. </text:span></text:p>
      <text:p text:style-name="P14"><text:span text:style-name="T11">Шаг 6.4. Переформулировка мини-задачи.</text:span></text:p>
      <text:p text:style-name="P35"/>
      <text:p text:style-name="P14"><text:span text:style-name="T43"><text:s/></text:span><text:span text:style-name="T17">Часть 7. Анализ способа устранения физического противоречия. </text:span></text:p>
      <text:p text:style-name="P14"><text:span text:style-name="T10">Главная цель седьмой части АРИЗ - проверка качества полученного ответа. Физическое противоречие должно быть устранено почти идеально, "без ничего". Лучше потратить 2-3 часа на получение нового - более сильного - ответа, чем потом полжизни бороться за плохо внедряемую слабую идею. </text:span></text:p>
      <text:p text:style-name="P14"><text:span text:style-name="T10">Рассмотрим более подробно выполнение шагов:</text:span></text:p>
      <text:p text:style-name="P14"><text:span text:style-name="T11">Шаг 7.1. Контроль ответа. </text:span></text:p>
      <text:p text:style-name="P14"><text:span text:style-name="T11">Шаг 7.2. Предварительная оценка полученного решения.</text:span></text:p>
      <text:p text:style-name="P14"><text:span text:style-name="T11">Шаг 7.3. Проверка формальной новизны. </text:span></text:p>
      <text:p text:style-name="P14"><text:span text:style-name="T11">Шаг 7.4. Оценка возникающих при внедрении идеи подзадач.</text:span></text:p>
      <text:p text:style-name="P35"/>
      <text:p text:style-name="P14"><text:span text:style-name="T17">Часть 8. Применение полученного ответа. </text:span></text:p>
      <text:p text:style-name="P14"><text:span text:style-name="T10">Действительно хорошая идея не только решает конкретную задачу, но и дает универсальный ключ ко многим другим аналогичным задачам. Восьмая часть АРИЗ имеет целью максимальное использование ресурсов найденной идеи. </text:span></text:p>
      <text:p text:style-name="P14"><text:span text:style-name="T10">Рассмотрим более подробно выполнение шагов:</text:span></text:p>
      <text:p text:style-name="P14"><text:span text:style-name="T11">Шаг 8.1. Как должна быть изменена надсистема? </text:span></text:p>
      <text:p text:style-name="P14"><text:span text:style-name="T11">Шаг 8.2. Новое применение системы (надсистемы). </text:span></text:p>
      <text:p text:style-name="P14"><text:span text:style-name="T11">Шаг 8.3. Использование полученного ответа при решении других задач.</text:span><text:span text:style-name="T10"> </text:span></text:p>
      <text:p text:style-name="P14"><text:span text:style-name="T11">ШАГ 8.1.</text:span><text:span text:style-name="T18"> </text:span><text:span text:style-name="T10">Определить, как должна быть изменена надсистема, в которую входит измененная система. </text:span></text:p>
      <text:p text:style-name="P14"><text:span text:style-name="T11">ШАГ 8.2.</text:span><text:span text:style-name="T18"> </text:span><text:span text:style-name="T10">Проверить, может ли измененная система (или надсистема) применяться по-новому. </text:span></text:p>
      <text:p text:style-name="P14"><text:span text:style-name="T11">ШАГ 8.3</text:span><text:span text:style-name="T18">. </text:span><text:span text:style-name="T10">Использовать полученный ответ при решении других технических задач: </text:span></text:p>
      <text:p text:style-name="P14"><text:span text:style-name="T10">а) сформулировать в обобщенном виде полученный принцип решения; </text:span></text:p>
      <text:p text:style-name="P14"><text:span text:style-name="T10">б) рассмотреть возможность прямого применения полученного принципа при решении других задач; </text:span></text:p>
      <text:p text:style-name="P14"><text:span text:style-name="T10">в) рассмотреть возможность использования принципа, обратного полученному принципу; </text:span></text:p>
      <text:p text:style-name="P14"><text:span text:style-name="T10">г) построить морфологическую таблицу, например, типа "расположение частей - агрегатные состояния изделия" или "использованные поля - агрегатные состояния внешней среды" и рассмотреть возможные перестройки ответа по позициям этих таблиц; </text:span></text:p>
      <text:p text:style-name="P14"><text:span text:style-name="T10">д) рассмотреть изменение найденного принципа при изменении размеров системы (или главных ее частей): размеры стремятся к нулю, размеры стремятся к бесконечности. </text:span></text:p>
      <text:p text:style-name="P36"/>
      <text:p text:style-name="P14"><text:span text:style-name="T17">Часть 9. Анализ хода решения</text:span><text:span text:style-name="T10">. </text:span></text:p>
      <text:p text:style-name="P14"><text:soft-page-break/><text:span text:style-name="T10">Каждая решенная по АРИЗ задача должна повышать творческий потенциал человека. Для этого необходимо тщательно проанализировать ход решения. В этом смысл девятой (завершающей) части АРИЗ. </text:span></text:p>
      <text:p text:style-name="P14"><text:span text:style-name="T10">Рассмотрим более подробно выполнение шагов:</text:span></text:p>
      <text:p text:style-name="P14"><text:span text:style-name="T11">Шаг 9.1. Сравнение реального хода решения задачи с теоретическим ходом. </text:span></text:p>
      <text:p text:style-name="P14"><text:span text:style-name="T11">Шаг 9.2. Сравнение результата с данными информационного фонда ТРИЗ. </text:span></text:p>
      <text:p text:style-name="P14"><text:span text:style-name="T11">ШАГ 9.1</text:span><text:span text:style-name="T18">. </text:span><text:span text:style-name="T10">Сравнить реальный ход решения данной задачи с теоретическим ходом по АРИЗ. Если есть отклонения, записать. </text:span></text:p>
      <text:p text:style-name="P14"><text:span text:style-name="T11">ШАГ 9.2.</text:span><text:span text:style-name="T18"> </text:span><text:span text:style-name="T10">Сравнить полученный результат с данными информационного фонда ТРИЗ (стандарты, приемы, физические эффекты). Если в информационном фонде нет подобного принципа, записать его в предварительный накопитель. </text:span></text:p>
      <text:p text:style-name="P36"/>
      <text:list xml:id="list161029441410570" text:continue-list="list161028705344094" text:style-name="WWNum1">
        <text:list-item>
          <text:list>
            <text:list-item>
              <text:p text:style-name="P24"><text:span text:style-name="T22">Содержание практических занятий:</text:span></text:p>
            </text:list-item>
          </text:list>
        </text:list-item>
      </text:list>
      <text:p text:style-name="P14"><text:span text:style-name="T10">1.7.1 Перечень тем практических занятий:</text:span></text:p>
      <text:p text:style-name="P14"><text:span text:style-name="T10">-определение эмпирических зависимостей (метод наименьших квадратов, вероятностные критерии согласия);</text:span></text:p>
      <text:p text:style-name="P14"><text:span text:style-name="T10">- корреляционный и регрессионный методы обработки результатов эксперимента;</text:span></text:p>
      <text:p text:style-name="P14"><text:span text:style-name="T10">-моделирование вычислительных систем;</text:span></text:p>
      <text:p text:style-name="P14"><text:span text:style-name="T10">-методы активизации поиска новых технических идей (метод «мозгового штурма», метод «черного ящика», «диверсионный» метод и др.)</text:span></text:p>
      <text:p text:style-name="P14"><text:span text:style-name="T10">-изучение приемов решения изобретательских задач (40 приемов);</text:span></text:p>
      <text:p text:style-name="P14"><text:span text:style-name="T10">-основы патентоведения.</text:span></text:p>
      <text:p text:style-name="P14"><text:span text:style-name="T10">1.7.2. Задания на практические занятия.</text:span></text:p>
      <text:p text:style-name="P14"><text:span text:style-name="T10">а) применить метод наименьших квадратов для аппроксимации экспериментальных данных; </text:span></text:p>
      <text:p text:style-name="P14"><text:span text:style-name="T10"><text:s/>б) применить критерий </text:span><text:span text:style-name="T10"><draw:frame draw:style-name="fr2" text:anchor-type="as-char" svg:width="0.582cm" svg:height="0.661cm" draw:z-index="87"><draw:object xlink:href="./Object 1" xlink:type="simple" xlink:show="embed" xlink:actuate="onLoad"/><draw:image xlink:href="./ObjectReplacements/Object 1" xlink:type="simple" xlink:show="embed" xlink:actuate="onLoad"/></draw:frame></text:span><text:span text:style-name="T10">для проверки согласованности теоретического и статистического распределения экспериментальных данных;</text:span></text:p>
      <text:p text:style-name="P14"><text:span text:style-name="T10">в) построение регрессионной модели при обработке экспериментальных данных; </text:span></text:p>
      <text:p text:style-name="P14"><text:span text:style-name="T10">г) решение инженерных творческих задач методом «черного ящика»;</text:span></text:p>
      <text:p text:style-name="P14"><text:span text:style-name="T10">д) решение инженерных творческих задач методом</text:span></text:p>
      <text:p text:style-name="P14"><text:span text:style-name="T10">«мозгового штурма»;</text:span></text:p>
      <text:p text:style-name="P14"><text:span text:style-name="T10"><text:s text:c="2"/>е) решение инженерных творческих задач с помощью АРИЗ;</text:span></text:p>
      <text:p text:style-name="P14"><text:span text:style-name="T10">1.7.3. Методические указания по выполнению заданий практических занятий.</text:span></text:p>
      <text:p text:style-name="P14"><text:span text:style-name="T10">1. Методические указания по применению метода наименьших квадратов содержатся в учебнике Вентцель Е.С. «Теория вероятностей», М.: изд-во «Наука», 1969г, стр.364-369.</text:span></text:p>
      <text:p text:style-name="P14"><text:span text:style-name="T10">2. Методические указания</text:span><text:span text:style-name="T42"> </text:span><text:span text:style-name="T10">по применению критерия </text:span><text:span text:style-name="T10"><draw:frame draw:style-name="fr2" text:anchor-type="as-char" svg:width="0.582cm" svg:height="0.661cm" draw:z-index="88"><draw:object xlink:href="./Object 2" xlink:type="simple" xlink:show="embed" xlink:actuate="onLoad"/><draw:image xlink:href="./ObjectReplacements/Object 2" xlink:type="simple" xlink:show="embed" xlink:actuate="onLoad"/></draw:frame></text:span><text:span text:style-name="T10"> находятся в учебнике Вентцель Е.С. «Теория вероятностей», М.: изд-во «Наука», 1969г, стр.155 - 156.</text:span></text:p>
      <text:p text:style-name="P14"><text:span text:style-name="T10">3. <text:s/>Методические указания</text:span><text:span text:style-name="T42"> </text:span><text:span text:style-name="T10">по применению регрессионной модели при обработке экспериментальных данных можно взять из методических указаний </text:span><text:soft-page-break/><text:span text:style-name="T10">Хрусталева Ю.П. «Методы обработки данных», <text:s/>изд-во «ИрГТУ»,2004г, стр. 21 – 23.</text:span></text:p>
      <text:p text:style-name="P14"><text:span text:style-name="T10">4. Указания на применение метода «черного ящика» при решении инженерных творческих задач можно найти в задачнике Кирия В.Г. «Теория автоматов», изд-во «ИрГТУ», 2007г.</text:span></text:p>
      <text:p text:style-name="P14"><text:span text:style-name="T10">5. </text:span><text:span text:style-name="T19"> </text:span><text:span text:style-name="T10">Метод «мозгового штурма».<text:line-break/>Метод «мозгового штурма» и его многочисленные модификации такие, как синектика, ассоциативные методы (методы аналогий: прямая, личная, символическая, фантастическая), списки контрольных вопросов и др., относятся к типу методов, получивших название методов психологической активации мышления.</text:span></text:p>
      <text:p text:style-name="P14"><text:span text:style-name="T10">Методические указания по применению этого метода можно найти в книге Чус А.В., Данченко В.Н. "Основы технического творчества». </text:span><text:span text:style-name="T19">К.: Донецк: Вища шк. Головное изд-во,1983,184с.</text:span></text:p>
      <text:p text:style-name="P36"/>
      <text:list xml:id="list161028685867895" text:continue-numbering="true" text:style-name="WWNum1">
        <text:list-item>
          <text:list>
            <text:list-item>
              <text:p text:style-name="P20"><text:span text:style-name="T22">Содержание самостоятельной работы</text:span><text:span text:style-name="T19">.</text:span></text:p>
            </text:list-item>
          </text:list>
        </text:list-item>
      </text:list>
      <text:p text:style-name="P17"><text:span text:style-name="T10">1.8.1.Общий перечень заданий для самостоятельной работы:</text:span></text:p>
      <text:p text:style-name="P17"><text:span text:style-name="T10">1.Задачи на применение метода наименьших квадратов.</text:span></text:p>
      <text:p text:style-name="P17"><text:span text:style-name="T10">2. Задачи на применение критерия </text:span><text:span text:style-name="T10"><draw:frame draw:style-name="fr2" text:anchor-type="as-char" svg:width="0.582cm" svg:height="0.661cm" draw:z-index="89"><draw:object xlink:href="./Object 3" xlink:type="simple" xlink:show="embed" xlink:actuate="onLoad"/><draw:image xlink:href="./ObjectReplacements/Object 3" xlink:type="simple" xlink:show="embed" xlink:actuate="onLoad"/></draw:frame></text:span><text:span text:style-name="T10">.</text:span></text:p>
      <text:p text:style-name="P17"><text:span text:style-name="T10">3.Задачи на применение корреляционного и регрессионного методов обработки экспериментальных данных.</text:span></text:p>
      <text:p text:style-name="P17"><text:span text:style-name="T10">3. Задачи на применение метода «черного ящика».</text:span></text:p>
      <text:p text:style-name="P17"><text:span text:style-name="T10">4. Задачи на применение стандартов.</text:span></text:p>
      <text:p text:style-name="P14"><text:span text:style-name="T10">1.8.2.Методические рекомендации по выполнения заданий самостоятельной работы.</text:span></text:p>
      <text:p text:style-name="P14"><text:span text:style-name="T10">1. Методические указания по решению научно – исследовательских задач находятся в рекомендованной выше литературе.</text:span></text:p>
      <text:p text:style-name="Standard"><text:span text:style-name="T28">2. Методические указания по применению стандартов находятся в файле « Что такое ТРИЗ», расположенном в папке </text:span><text:span text:style-name="T23">COMMON</text:span><text:span text:style-name="T28">.</text:span></text:p>
      <text:p text:style-name="P7"/>
      <text:p text:style-name="P99"/>
      <text:p text:style-name="P99"/>
      <text:p text:style-name="P99"/>
      <text:p text:style-name="P99"/>
      <text:p text:style-name="P99"/>
      <text:p text:style-name="P99"/>
      <text:p text:style-name="P99"/>
      <text:p text:style-name="List_20_Paragraph"><text:span text:style-name="T39">РАСПРЕДЕЛЕНИЕ СОДЕРЖАНИЯ ДИСЦИПЛИН ПО ВИДАМ ЗАНЯТИЙ</text:span></text:p>
      <text:p text:style-name="P8"><text:span text:style-name="T19">ЛЕКЦИИ</text:span></text:p>
      <text:p text:style-name="P8"><text:span text:style-name="T10">Курс 3</text:span></text:p>
      <table:table table:name="Таблица5" table:style-name="Таблица5">
        <table:table-column table:style-name="Таблица5.A"/>
        <table:table-column table:style-name="Таблица5.B"/>
        <table:table-column table:style-name="Таблица5.C"/>
        <text:soft-page-break/>
        <table:table-row table:style-name="Таблица5.1">
          <table:table-cell table:style-name="Таблица5.A1" office:value-type="string">
            <text:p text:style-name="P8"><text:span text:style-name="T19">№ пп</text:span></text:p>
          </table:table-cell>
          <table:table-cell table:style-name="Таблица5.A1" office:value-type="string">
            <text:p text:style-name="P8"><text:span text:style-name="T10">Разделы и темы дисциплины по учебной программе</text:span></text:p>
          </table:table-cell>
          <table:table-cell table:style-name="Таблица5.A1" office:value-type="string">
            <text:p text:style-name="P8"><text:span text:style-name="T19">Кол-во</text:span></text:p>
            <text:p text:style-name="P8"><text:span text:style-name="T19">часов</text:span></text:p>
          </table:table-cell>
        </table:table-row>
        <table:table-row table:style-name="Таблица5.2">
          <table:table-cell table:style-name="Таблица5.A1" office:value-type="string">
            <text:p text:style-name="P4"/>
          </table:table-cell>
          <table:table-cell table:style-name="Таблица5.B2" office:value-type="string">
            <text:p text:style-name="Standard"><text:span text:style-name="T10">Введение. Основные понятия и определения.</text:span></text:p>
          </table:table-cell>
          <table:table-cell table:style-name="Таблица5.C2" office:value-type="string">
            <text:p text:style-name="P8"><text:span text:style-name="T20">1</text:span></text:p>
          </table:table-cell>
        </table:table-row>
        <table:table-row table:style-name="Таблица5.1">
          <table:table-cell table:style-name="Таблица5.A1" office:value-type="string">
            <text:p text:style-name="Standard"><text:span text:style-name="T19">1.</text:span></text:p>
          </table:table-cell>
          <table:table-cell table:style-name="Таблица5.B3" table:number-columns-spanned="2" office:value-type="string">
            <text:p text:style-name="Standard"><text:span text:style-name="T19">Научное творчество.</text:span></text:p>
          </table:table-cell>
          <table:covered-table-cell/>
        </table:table-row>
        <table:table-row table:style-name="Таблица5.1">
          <table:table-cell table:style-name="Таблица5.A1" office:value-type="string">
            <text:p text:style-name="Standard"><text:span text:style-name="T20">1.1</text:span></text:p>
          </table:table-cell>
          <table:table-cell table:style-name="Таблица5.B4" office:value-type="string">
            <text:h text:style-name="P80" text:outline-level="2"><text:span text:style-name="T54">НИРС, элементы НИРС.</text:span></text:h>
          </table:table-cell>
          <table:table-cell table:style-name="Таблица5.C4" office:value-type="string">
            <text:p text:style-name="P8"><text:span text:style-name="T19">2</text:span></text:p>
          </table:table-cell>
        </table:table-row>
        <table:table-row table:style-name="Таблица5.1">
          <table:table-cell table:style-name="Таблица5.A1" office:value-type="string">
            <text:p text:style-name="Standard"><text:span text:style-name="T20">1.2</text:span></text:p>
          </table:table-cell>
          <table:table-cell table:style-name="Таблица5.B5" office:value-type="string">
            <text:p text:style-name="Standard"><text:span text:style-name="T10">Методологические основы научного познания и творчества.</text:span></text:p>
          </table:table-cell>
          <table:table-cell table:style-name="Таблица5.C5" office:value-type="string">
            <text:p text:style-name="P8"><text:span text:style-name="T19">8</text:span></text:p>
          </table:table-cell>
        </table:table-row>
        <table:table-row table:style-name="Таблица5.1">
          <table:table-cell table:style-name="Таблица5.A1" office:value-type="string">
            <text:p text:style-name="Standard"><text:span text:style-name="T20">1.3</text:span></text:p>
          </table:table-cell>
          <table:table-cell table:style-name="Таблица5.B6" office:value-type="string">
            <text:p text:style-name="Standard"><text:span text:style-name="T19">Моделирование в научных исследованиях.</text:span></text:p>
          </table:table-cell>
          <table:table-cell table:style-name="Таблица5.C6" office:value-type="string">
            <text:p text:style-name="P8"><text:span text:style-name="T19">8</text:span></text:p>
          </table:table-cell>
        </table:table-row>
        <table:table-row table:style-name="Таблица5.1">
          <table:table-cell table:style-name="Таблица5.A1" office:value-type="string">
            <text:p text:style-name="Standard"><text:span text:style-name="T19">1.4</text:span></text:p>
          </table:table-cell>
          <table:table-cell table:style-name="Таблица5.B7" office:value-type="string">
            <text:p text:style-name="Standard"><text:span text:style-name="T10">Экспериментальные исследования. Обработка результатов эксперимента.</text:span></text:p>
          </table:table-cell>
          <table:table-cell table:style-name="Таблица5.C7" office:value-type="string">
            <text:p text:style-name="P8"><text:span text:style-name="T19">2</text:span></text:p>
          </table:table-cell>
        </table:table-row>
        <table:table-row table:style-name="Таблица5.1">
          <table:table-cell table:style-name="Таблица5.A1" office:value-type="string">
            <text:p text:style-name="Standard"><text:span text:style-name="T19">1.5</text:span></text:p>
          </table:table-cell>
          <table:table-cell table:style-name="Таблица5.B8" office:value-type="string">
            <text:p text:style-name="Standard"><text:span text:style-name="T19">Оформление результатов научного исследования.</text:span></text:p>
          </table:table-cell>
          <table:table-cell table:style-name="Таблица5.C8" office:value-type="string">
            <text:p text:style-name="P8"><text:span text:style-name="T19">1</text:span></text:p>
          </table:table-cell>
        </table:table-row>
        <table:table-row table:style-name="Таблица5.1">
          <table:table-cell table:style-name="Таблица5.A1" office:value-type="string">
            <text:p text:style-name="Standard"><text:span text:style-name="T19">2.</text:span></text:p>
          </table:table-cell>
          <table:table-cell table:style-name="Таблица5.B9" office:value-type="string">
            <text:p text:style-name="Standard"><text:span text:style-name="T19">Инженерное творчество.</text:span></text:p>
          </table:table-cell>
          <table:table-cell table:style-name="Таблица5.C9" office:value-type="string">
            <text:p text:style-name="P5"/>
          </table:table-cell>
        </table:table-row>
        <table:table-row table:style-name="Таблица5.1">
          <table:table-cell table:style-name="Таблица5.A1" office:value-type="string">
            <text:p text:style-name="Standard"><text:span text:style-name="T19">2.1</text:span></text:p>
          </table:table-cell>
          <table:table-cell table:style-name="Таблица5.B10" office:value-type="string">
            <text:p text:style-name="P14"><text:span text:style-name="T10">Анализ задачи <text:s/>и анализ модели задачи. Определение идеального конечного результата (ИКР) и физического противоречия (ФП).</text:span></text:p>
          </table:table-cell>
          <table:table-cell table:style-name="Таблица5.C10" office:value-type="string">
            <text:p text:style-name="P8"><text:span text:style-name="T19">2</text:span></text:p>
          </table:table-cell>
        </table:table-row>
        <table:table-row table:style-name="Таблица5.1">
          <table:table-cell table:style-name="Таблица5.A1" office:value-type="string">
            <text:p text:style-name="Standard"><text:span text:style-name="T19">2.2</text:span></text:p>
          </table:table-cell>
          <table:table-cell table:style-name="Таблица5.B11" office:value-type="string">
            <text:p text:style-name="P14"><text:span text:style-name="T10">Мобилизация и применение вещественно-полевых ресурсов (ВПР).</text:span></text:p>
          </table:table-cell>
          <table:table-cell table:style-name="Таблица5.C11" office:value-type="string">
            <text:p text:style-name="P8"><text:span text:style-name="T19">4</text:span></text:p>
          </table:table-cell>
        </table:table-row>
        <table:table-row table:style-name="Таблица5.1">
          <table:table-cell table:style-name="Таблица5.A1" office:value-type="string">
            <text:p text:style-name="Standard"><text:span text:style-name="T19">2.3</text:span></text:p>
          </table:table-cell>
          <table:table-cell table:style-name="Таблица5.B12" office:value-type="string">
            <text:p text:style-name="P14"><text:span text:style-name="T19">Применение информационного фонда.</text:span></text:p>
          </table:table-cell>
          <table:table-cell table:style-name="Таблица5.C12" office:value-type="string">
            <text:p text:style-name="P8"><text:span text:style-name="T19">3</text:span></text:p>
          </table:table-cell>
        </table:table-row>
        <table:table-row table:style-name="Таблица5.1">
          <table:table-cell table:style-name="Таблица5.A1" office:value-type="string">
            <text:p text:style-name="Standard"><text:span text:style-name="T19">2.4</text:span></text:p>
          </table:table-cell>
          <table:table-cell table:style-name="Таблица5.B13" office:value-type="string">
            <text:p text:style-name="P14"><text:span text:style-name="T19">Анализ способа устранения ФП.</text:span></text:p>
          </table:table-cell>
          <table:table-cell table:style-name="Таблица5.C13" office:value-type="string">
            <text:p text:style-name="P8"><text:span text:style-name="T19">2</text:span></text:p>
          </table:table-cell>
        </table:table-row>
        <table:table-row table:style-name="Таблица5.1">
          <table:table-cell table:style-name="Таблица5.A1" office:value-type="string">
            <text:p text:style-name="Standard"><text:span text:style-name="T19">2.5</text:span></text:p>
          </table:table-cell>
          <table:table-cell table:style-name="Таблица5.B14" office:value-type="string">
            <text:p text:style-name="P14"><text:span text:style-name="T10">Применение стандартов при решении инженерных задач.</text:span></text:p>
          </table:table-cell>
          <table:table-cell table:style-name="Таблица5.C14" office:value-type="string">
            <text:p text:style-name="P8"><text:span text:style-name="T19">2</text:span></text:p>
          </table:table-cell>
        </table:table-row>
      </table:table>
      <text:p text:style-name="P77"><text:span text:style-name="T19"><text:s text:c="97"/>Всего: <text:s text:c="7"/>34 <text:s text:c="66"/></text:span></text:p>
      <text:p text:style-name="P81"><text:span text:style-name="T10"><text:s text:c="35"/></text:span></text:p>
      <text:p text:style-name="P82"/>
      <text:p text:style-name="P82"/>
      <text:p text:style-name="P82"/>
      <text:p text:style-name="P82"/>
      <text:p text:style-name="P82"/>
      <text:p text:style-name="P81"><text:span text:style-name="T10"><text:s text:c="34"/></text:span><text:span text:style-name="T19">ПРАКТИЧЕСКИЕ ЗАНЯТИЯ</text:span></text:p>
      <text:p text:style-name="P8"><text:span text:style-name="T10">Курс 3</text:span></text:p>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8"><text:span text:style-name="T19">№ пп</text:span></text:p>
          </table:table-cell>
          <table:table-cell table:style-name="Таблица6.B1" office:value-type="string">
            <text:p text:style-name="P8"><text:span text:style-name="T19">Тема занятия</text:span></text:p>
          </table:table-cell>
          <table:table-cell table:style-name="Таблица6.C1" office:value-type="string">
            <text:p text:style-name="P8"><text:span text:style-name="T19">Кол-во</text:span></text:p>
            <text:p text:style-name="P8"><text:span text:style-name="T19">часов</text:span></text:p>
          </table:table-cell>
        </table:table-row>
        <table:table-row table:style-name="Таблица6.2">
          <table:table-cell table:style-name="Таблица6.A1" office:value-type="string">
            <text:p text:style-name="P8"><text:span text:style-name="T19">1</text:span></text:p>
          </table:table-cell>
          <table:table-cell table:style-name="Таблица6.B2" office:value-type="string">
            <text:p text:style-name="Standard"><text:span text:style-name="T19">Определение эмпирических зависимостей.</text:span></text:p>
          </table:table-cell>
          <table:table-cell table:style-name="Таблица6.C2" office:value-type="string">
            <text:p text:style-name="P8"><text:span text:style-name="T10">8</text:span></text:p>
          </table:table-cell>
        </table:table-row>
        <text:soft-page-break/>
        <table:table-row table:style-name="Таблица6.3">
          <table:table-cell table:style-name="Таблица6.A1" office:value-type="string">
            <text:p text:style-name="P8"><text:span text:style-name="T19">2</text:span></text:p>
          </table:table-cell>
          <table:table-cell table:style-name="Таблица6.B3" office:value-type="string">
            <text:p text:style-name="Standard"><text:span text:style-name="T19">Моделирование вычислительных систем.</text:span></text:p>
          </table:table-cell>
          <table:table-cell table:style-name="Таблица6.C3" office:value-type="string">
            <text:p text:style-name="Standard"><text:span text:style-name="T10"><text:s text:c="6"/>10</text:span></text:p>
          </table:table-cell>
        </table:table-row>
        <table:table-row table:style-name="Таблица6.4">
          <table:table-cell table:style-name="Таблица6.A1" office:value-type="string">
            <text:p text:style-name="P8"><text:span text:style-name="T19">3</text:span></text:p>
          </table:table-cell>
          <table:table-cell table:style-name="Таблица6.B4" office:value-type="string">
            <text:p text:style-name="P14"><text:span text:style-name="T10">Методы активизации поиска новых технических идей (метод «мозгового штурма», метод «черного ящика», «диверсионный» метод и др.).</text:span></text:p>
          </table:table-cell>
          <table:table-cell table:style-name="Таблица6.C4" office:value-type="string">
            <text:p text:style-name="P8"><text:span text:style-name="T10">12</text:span></text:p>
          </table:table-cell>
        </table:table-row>
        <table:table-row table:style-name="Таблица6.5">
          <table:table-cell table:style-name="Таблица6.A1" office:value-type="string">
            <text:p text:style-name="P8"><text:span text:style-name="T19">4</text:span></text:p>
          </table:table-cell>
          <table:table-cell table:style-name="Таблица6.B5" office:value-type="string">
            <text:h text:style-name="P39" text:outline-level="5"><text:span text:style-name="T11">Деловая игра на применение метода «</text:span><text:span text:style-name="T55">мозгового штурма».</text:span></text:h>
          </table:table-cell>
          <table:table-cell table:style-name="Таблица6.C5" office:value-type="string">
            <text:p text:style-name="P8"><text:span text:style-name="T19">2</text:span></text:p>
          </table:table-cell>
        </table:table-row>
        <table:table-row table:style-name="Таблица6.5">
          <table:table-cell table:style-name="Таблица6.A1" office:value-type="string">
            <text:p text:style-name="P8"><text:span text:style-name="T19">5</text:span></text:p>
          </table:table-cell>
          <table:table-cell table:style-name="Таблица6.B6" office:value-type="string">
            <text:h text:style-name="P39" text:outline-level="5"><text:span text:style-name="T20">Патентные исследования.</text:span></text:h>
          </table:table-cell>
          <table:table-cell table:style-name="Таблица6.C6" office:value-type="string">
            <text:p text:style-name="P8"><text:span text:style-name="T10">2</text:span></text:p>
          </table:table-cell>
        </table:table-row>
      </table:table>
      <text:p text:style-name="P8"><text:span text:style-name="T19"><text:s text:c="77"/></text:span><text:span text:style-name="T22">Всего: <text:s text:c="26"/></text:span><text:span text:style-name="T17">34</text:span></text:p>
      <text:p text:style-name="P81"><text:span text:style-name="T10"><text:s text:c="34"/></text:span></text:p>
      <text:p text:style-name="P82"/>
      <text:p text:style-name="P81"><text:span text:style-name="T10"><text:s text:c="26"/></text:span><text:span text:style-name="T19">САМОСТОЯТЕЛЬНАЯ РАБОТА</text:span></text:p>
      <text:p text:style-name="P84"><text:span text:style-name="T10">Курс 3</text:span></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8"><text:span text:style-name="T19">№ пп</text:span></text:p>
          </table:table-cell>
          <table:table-cell table:style-name="Таблица7.B1" office:value-type="string">
            <text:p text:style-name="P8"><text:span text:style-name="T19">Вид работы</text:span></text:p>
          </table:table-cell>
          <table:table-cell table:style-name="Таблица7.C1" office:value-type="string">
            <text:p text:style-name="P8"><text:span text:style-name="T19">Кол-во</text:span></text:p>
            <text:p text:style-name="P8"><text:span text:style-name="T19">часов</text:span></text:p>
          </table:table-cell>
        </table:table-row>
        <table:table-row table:style-name="Таблица7.2">
          <table:table-cell table:style-name="Таблица7.A1" office:value-type="string">
            <text:p text:style-name="P8"><text:span text:style-name="T19">1</text:span></text:p>
          </table:table-cell>
          <table:table-cell table:style-name="Таблица7.B2" office:value-type="string">
            <text:p text:style-name="Standard"><text:span text:style-name="T10">Изучение корреляционных и регрессионных методов обработки экспериментальных данных.</text:span></text:p>
          </table:table-cell>
          <table:table-cell table:style-name="Таблица7.C2" office:value-type="string">
            <text:p text:style-name="P8"><text:span text:style-name="T19">1</text:span><text:span text:style-name="T10">0</text:span></text:p>
          </table:table-cell>
        </table:table-row>
        <table:table-row table:style-name="Таблица7.3">
          <table:table-cell table:style-name="Таблица7.A1" office:value-type="string">
            <text:p text:style-name="P8"><text:span text:style-name="T19">2</text:span></text:p>
          </table:table-cell>
          <table:table-cell table:style-name="Таблица7.B3" office:value-type="string">
            <text:p text:style-name="Standard"><text:span text:style-name="T10">Выполнение домашних заданий на обработку экспериментальных данных.</text:span></text:p>
          </table:table-cell>
          <table:table-cell table:style-name="Таблица7.C3" office:value-type="string">
            <text:p text:style-name="P8"><text:span text:style-name="T19">14</text:span></text:p>
          </table:table-cell>
        </table:table-row>
        <table:table-row table:style-name="Таблица7.4">
          <table:table-cell table:style-name="Таблица7.A1" office:value-type="string">
            <text:p text:style-name="P8"><text:span text:style-name="T19">3</text:span></text:p>
          </table:table-cell>
          <table:table-cell table:style-name="Таблица7.B4" office:value-type="string">
            <text:p text:style-name="Standard"><text:span text:style-name="T10">Изучение стандартных решений изобретательских задач (71стандарт)</text:span></text:p>
          </table:table-cell>
          <table:table-cell table:style-name="Таблица7.C4" office:value-type="string">
            <text:p text:style-name="P8"><text:span text:style-name="T19">1</text:span><text:span text:style-name="T10">0</text:span></text:p>
          </table:table-cell>
        </table:table-row>
        <table:table-row table:style-name="Таблица7.5">
          <table:table-cell table:style-name="Таблица7.A1" office:value-type="string">
            <text:p text:style-name="P8"><text:span text:style-name="T19">4</text:span></text:p>
          </table:table-cell>
          <table:table-cell table:style-name="Таблица7.B5" office:value-type="string">
            <text:h text:style-name="P39" text:outline-level="5"><text:span text:style-name="T20">Работа с патентным фондом</text:span></text:h>
          </table:table-cell>
          <table:table-cell table:style-name="Таблица7.C5" office:value-type="string">
            <text:p text:style-name="P8"><text:span text:style-name="T10">6</text:span></text:p>
          </table:table-cell>
        </table:table-row>
      </table:table>
      <text:p text:style-name="P14"><text:span text:style-name="T19"><text:s text:c="101"/>Всего: <text:s text:c="15"/></text:span><text:span text:style-name="T10">40</text:span></text:p>
      <text:p text:style-name="P33"/>
      <text:p text:style-name="P86"/>
      <text:p text:style-name="P85"><text:span text:style-name="T17">Лекция 1</text:span><text:span text:style-name="T10">.</text:span><text:span text:style-name="T17">Введение. Основные понятия и определения.</text:span></text:p>
      <text:p text:style-name="P14"><text:span text:style-name="T10"><text:s text:c="5"/>Научно-технический прогресс непрерывно повышает требования к выпускникам высшей школы. Главные качества молодого специалиста — его творческий научно-технический потенциал, способность самостоятельно ставить и решать вопросы совершенствования технологии и оборудования, создания новой техники, материалов и методов их обработки. Они практически формируются в процессе исследовательской деятельности студента. Поэтому в вузах страны создают максимум условий для самостоятельной научно-исследовательской работы будущих специалистов, <text:s/>ныне одной из важных форм учебного процесса.</text:span></text:p>
      <text:p text:style-name="P14"><text:span text:style-name="T17">Виды профессиональной деятельности.</text:span></text:p>
      <text:p text:style-name="P14"><text:span text:style-name="T10">Инженер по направлению подготовки “Информатика и вычислитель-</text:span></text:p>
      <text:p text:style-name="P14"><text:span text:style-name="T10">ная техника” может в соответствии с фундаментальной и специальной подготовкой выполнять следующие виды профессиональной деятельности:</text:span></text:p>
      <text:p text:style-name="P14"><text:span text:style-name="T10">- проектно-конструкторская;</text:span></text:p>
      <text:p text:style-name="P14"><text:span text:style-name="T10">- производственно-технологическая;</text:span></text:p>
      <text:p text:style-name="P14"><text:span text:style-name="T10">- научно-исследовательская;</text:span></text:p>
      <text:p text:style-name="P14"><text:span text:style-name="T10">- организационно-управленческая;</text:span></text:p>
      <text:p text:style-name="P14"><text:span text:style-name="T10">- эксплуатационная.</text:span></text:p>
      <text:p text:style-name="P14"><text:span text:style-name="T10">Дисциплина охватывает круг вопросов относящиеся к проектно-конструкторской и научно-исследовательской деятельности выпускника.</text:span></text:p>
      <text:p text:style-name="P14"><text:span text:style-name="T17"><text:s/>Задачи профессиональной деятельности выпускника.</text:span></text:p>
      <text:p text:style-name="P14"><text:span text:style-name="T10">Инженер подготовлен к решению следующих профессиональных за-</text:span></text:p>
      <text:p text:style-name="P14"><text:span text:style-name="T10">дач в зависимости от вида профессиональной деятельности.</text:span></text:p>
      <text:p text:style-name="P14"><text:span text:style-name="T17">1.Проектно-конструкторская деятельность</text:span><text:span text:style-name="T10">:</text:span></text:p>
      <text:p text:style-name="P14"><text:span text:style-name="T10">- определение целей проектирования объектов профессиональной деятельности, критериев эффективности проектных решений, ограничений;</text:span></text:p>
      <text:p text:style-name="P14"><text:span text:style-name="T10">- системный анализ объекта проектирования и предметной области, их</text:span></text:p>
      <text:p text:style-name="P14"><text:span text:style-name="T10">взаимосвязей;</text:span></text:p>
      <text:p text:style-name="P14"><text:span text:style-name="T10">- разработка требований и спецификаций объектов профессиональной</text:span></text:p>
      <text:p text:style-name="P14"><text:span text:style-name="T10">деятельности на основе анализа запросов пользователей, моделей предметной области и возможностей технических средств;</text:span></text:p>
      <text:p text:style-name="P14"><text:span text:style-name="T10">- проектирование архитектуры аппаратно-программных комплексов и их компонентов;</text:span></text:p>
      <text:p text:style-name="P14"><text:span text:style-name="T10">- проектирование человеко-машинного интерфейса аппаратно-</text:span></text:p>
      <text:p text:style-name="P14"><text:span text:style-name="T10">программных комплексов;</text:span></text:p>
      <text:p text:style-name="P14"><text:span text:style-name="T10">- выбор средств вычислительной техники (ВТ), средств программирования и их применения для эффективной реализации аппаратнопрограммных комплексов;</text:span></text:p>
      <text:p text:style-name="P14"><text:span text:style-name="T10">- разработка (на основе действующих стандартов) документации для различных категорий специалистов, участвующих в создании, эксплуатации и сопровождении объектов профессиональной деятельности;</text:span></text:p>
      <text:p text:style-name="P14"><text:span text:style-name="T10">- проектирование математического, лингвистического, информационного и программного обеспечения вычислительных систем (ВС) и </text:span><text:soft-page-break/><text:span text:style-name="T10">автоматизированных систем на основе современных методов, средств и технологий проектирования, в том числе с использованием систем автоматизированного проектирования;</text:span></text:p>
      <text:p text:style-name="P14"><text:span text:style-name="T10">- оценка надежности и качества функционирования объекта проектирования;</text:span></text:p>
      <text:p text:style-name="P14"><text:span text:style-name="T10">- обеспечение условий безопасной жизнедеятельности;</text:span></text:p>
      <text:p text:style-name="P14"><text:span text:style-name="T10">- расчет экономической эффективности.</text:span></text:p>
      <text:p text:style-name="P14"><text:span text:style-name="T17">2.Производственно-технологическая деятельность</text:span><text:span text:style-name="T10">:</text:span></text:p>
      <text:p text:style-name="P14"><text:span text:style-name="T10">- создание ВС, автоматизированных систем и производство программных</text:span></text:p>
      <text:p text:style-name="P14"><text:span text:style-name="T10">продуктов заданного качества в заданный срок;</text:span></text:p>
      <text:p text:style-name="P14"><text:span text:style-name="T10">- тестирование и отладка аппаратно-программных комплексов;</text:span></text:p>
      <text:p text:style-name="P14"><text:span text:style-name="T10">- разработка программы и методики испытаний, проведение испытаний объектов профессиональной деятельности;</text:span></text:p>
      <text:p text:style-name="P14"><text:span text:style-name="T10">- подготовка и передача аппаратно-программных комплексов для </text:span></text:p>
      <text:p text:style-name="P14"><text:span text:style-name="T10">изготовления и сопровождения;</text:span></text:p>
      <text:p text:style-name="P14"><text:span text:style-name="T10">- комплексирование аппаратных и программных средств, создание вы-</text:span></text:p>
      <text:p text:style-name="P14"><text:span text:style-name="T10">числительных систем, комплексов и сетей;</text:span></text:p>
      <text:p text:style-name="P14"><text:span text:style-name="T10">- сертификация объектов профессиональной деятельности.</text:span></text:p>
      <text:p text:style-name="P14"><text:span text:style-name="T17">3.Научно-исследовательская деятельность</text:span><text:span text:style-name="T10">:</text:span></text:p>
      <text:p text:style-name="P14"><text:span text:style-name="T10">- выбор и преобразование математических моделей явлений, процессов и систем с целью их эффективной программно-аппаратной реализации и их исследования средствами ВТ;</text:span></text:p>
      <text:p text:style-name="P14"><text:span text:style-name="T10">- разработка математических моделей, методов, компьютерных технологий и систем поддержки принятия решений в научных исследованиях,</text:span></text:p>
      <text:p text:style-name="P14"><text:span text:style-name="T10">проектно-конструкторской деятельности, управлении технологически-</text:span></text:p>
      <text:p text:style-name="P14"><text:span text:style-name="T10">ми, экономическими, социальными системами и в гуманитарных областях деятельности человека;</text:span></text:p>
      <text:p text:style-name="P14"><text:span text:style-name="T10">- анализ, теоретическое и экспериментальное исследование методов, алгоритмов, программ, аппаратно-программных комплексов и систем;</text:span></text:p>
      <text:p text:style-name="P14"><text:span text:style-name="T10">- анализ и исследование методов и технологий, применяемых на всех этапах жизненного цикла объектов профессиональной деятельности;</text:span></text:p>
      <text:p text:style-name="P14"><text:span text:style-name="T10">- создание и исследование математических и программных моделей вычислительных и информационных процессов, связанных с функционированием объектов профессиональной деятельности;</text:span></text:p>
      <text:p text:style-name="P14"><text:span text:style-name="T10">- разработка планов, программ и методик исследования программно-</text:span></text:p>
      <text:p text:style-name="P14"><text:span text:style-name="T10">аппаратных комплексов;</text:span></text:p>
      <text:p text:style-name="P14"><text:span text:style-name="T10">- разработка и совершенствование формальных моделей и методов, применяемых при создании объектов профессиональной деятельности;</text:span></text:p>
      <text:p text:style-name="P14"><text:span text:style-name="T10">- разработка и исследование методик анализа, синтеза, оптимизации и</text:span></text:p>
      <text:p text:style-name="P14"><text:span text:style-name="T10">прогнозирования качества процессов функционирования объектов профессиональной деятельности;</text:span></text:p>
      <text:p text:style-name="P14"><text:span text:style-name="T10">- разработка, совершенствование и применение средств спецификации, методов разработки, стандартов и технологий производства объектов профессиональной деятельности.</text:span></text:p>
      <text:p text:style-name="P14"><text:span text:style-name="T17">4.Эксплуатационная деятельность:</text:span></text:p>
      <text:p text:style-name="P14"><text:soft-page-break/><text:span text:style-name="T10">- инсталляция, настройка и обслуживание системного, инструментального и прикладного программного обеспечения, ВС и автоматизированных систем; </text:span></text:p>
      <text:p text:style-name="P14"><text:span text:style-name="T10">организация внедрения объекта проектирования и разработки в опытную или промышленную эксплуатацию; </text:span></text:p>
      <text:p text:style-name="P14"><text:span text:style-name="T10">- сопровождение программных продуктов, ВС и автоматизированных систем; </text:span></text:p>
      <text:p text:style-name="P14"><text:span text:style-name="T10">выбор методов и средств измерения эксплуатационных характеристик объектов профессиональной деятельности; </text:span></text:p>
      <text:p text:style-name="P14"><text:span text:style-name="T10">- анализ эксплуатационных характеристик объектов профессиональной деятельности, выработка требований и спецификаций по их модификации. </text:span></text:p>
      <text:p text:style-name="P14"><text:span text:style-name="T17">Основные понятия и определения.</text:span></text:p>
      <text:p text:style-name="P14"><text:span text:style-name="T17">Открытием</text:span><text:span text:style-name="T10"> закономерной связи между ранее обнаруженными явлениями, свойствами признается установление не известных ранее объективно существующих закономерностей, свойств и явлений материального мира, вносящих коренные изменения в познание. Каждое открытие имеет определенный объект. Им признается неизвестное ранее явление, свойство или закономерность материального мира. </text:span></text:p>
      <text:p text:style-name="P14"><text:span text:style-name="T17">Изобретением </text:span><text:span text:style-name="T10">признается новое, обладающее существенными отличиями техническое решение задачи в любой области народного хозяйства, социально – культурного строительства или обороны страны, дающее положительный эффект.</text:span></text:p>
      <text:p text:style-name="P14"><text:span text:style-name="T10">Необходимым признаком изобретения является новизна. Научное знание является новым, если к моменту создания оно отсутствует в перечне ранее известных научных знаний, не известно специалистам в данной отрасли знаний. </text:span></text:p>
      <text:p text:style-name="P14"><text:span text:style-name="T10">Изобретение включает и такое понятие, как существенные отличия – это новый, более высокий результат, который общество получает при использовании изобретения по сравнению с прототипом.</text:span></text:p>
      <text:p text:style-name="P14"><text:span text:style-name="T17">Рационализаторским предложением</text:span><text:span text:style-name="T10"> называется техническое решение, являющееся новым и полезным для той организации, где оно подано.</text:span></text:p>
      <text:p text:style-name="P14"><text:span text:style-name="T17">Промышленным образцом</text:span><text:span text:style-name="T10">, на который распространяется правовая охрана, признается новое художественно – конструкторское решение изделия, определяющее его внешний вид, соответствующий требованиям технической эстетики, пригодное к изготовлению промышленным способом и дающим положительный эффект.</text:span></text:p>
      <text:p text:style-name="P14"><text:span text:style-name="T17">Товарный знак</text:span><text:span text:style-name="T10"> – это зарегистрированное в установленном порядке обозначение, служащее для отличия товаров одних предприятий от однородных товаров других предприятий.</text:span></text:p>
      <text:p text:style-name="P33"/>
      <text:p text:style-name="P14"><text:span text:style-name="T17">Лекция 2. Научно-исследовательская работа студента.</text:span></text:p>
      <text:p text:style-name="Footer"><text:span text:style-name="T17">Общая методология научного творчества распадается на следующие частные</text:span><text:span text:style-name="T10"> </text:span><text:span text:style-name="T17">этапы</text:span></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span text:style-name="T13">. </text:span></text:p>
          <text:p text:style-name="P14"><text:a xlink:type="simple" xlink:href="../../../../../../../../../../../../../C:%5CDocuments%20and%20Settings%5Ckiriy.VT2003.000%5CМои%20документы%5CОбщая%20метод.науч.исслед..htm#_Toc36994274" text:style-name="Index_20_Link" text:visited-style-name="Index_20_Link"><text:span text:style-name="T56">1.1. Научное изучение как основная форма научной работы</text:span></text:a><text:a xlink:type="simple" xlink:href="../../../../../../../../../../../../../C:%5CDocuments%20and%20Settings%5Ckiriy.VT2003.000%5CМои%20документы%5CОбщая%20метод.науч.исслед..htm#_Toc36994274" text:style-name="Index_20_Link" text:visited-style-name="Index_20_Link"><text:span text:style-name="T57">.. 1</text:span></text:a><text:span text:style-name="T45">;</text:span></text:p>
          <text:p text:style-name="P14"><text:a xlink:type="simple" xlink:href="../../../../../../../../../../../../../C:%5CDocuments%20and%20Settings%5Ckiriy.VT2003.000%5CМои%20документы%5CОбщая%20метод.науч.исслед..htm#_Toc36994275" text:style-name="Index_20_Link" text:visited-style-name="Index_20_Link"><text:span text:style-name="T56">1.2. Общая схема хода научного исследования</text:span></text:a><text:a xlink:type="simple" xlink:href="../../../../../../../../../../../../../C:%5CDocuments%20and%20Settings%5Ckiriy.VT2003.000%5CМои%20документы%5CОбщая%20метод.науч.исслед..htm#_Toc36994275" text:style-name="Index_20_Link" text:visited-style-name="Index_20_Link"><text:span text:style-name="T57">. 1</text:span></text:a><text:span text:style-name="T45">;</text:span></text:p>
          <text:p text:style-name="P14"><text:a xlink:type="simple" xlink:href="../../../../../../../../../../../../../C:%5CDocuments%20and%20Settings%5Ckiriy.VT2003.000%5CМои%20документы%5CОбщая%20метод.науч.исслед..htm#_Toc36994276" text:style-name="Index_20_Link" text:visited-style-name="Index_20_Link"><text:span text:style-name="T56">1.3. Использование методов научного познания</text:span></text:a><text:a xlink:type="simple" xlink:href="../../../../../../../../../../../../../C:%5CDocuments%20and%20Settings%5Ckiriy.VT2003.000%5CМои%20документы%5CОбщая%20метод.науч.исслед..htm#_Toc36994276" text:style-name="Index_20_Link" text:visited-style-name="Index_20_Link"><text:span text:style-name="T57">. 3</text:span></text:a><text:span text:style-name="T45">;</text:span></text:p>
          <text:p text:style-name="P14"><text:soft-page-break/><text:a xlink:type="simple" xlink:href="../../../../../../../../../../../../../C:%5CDocuments%20and%20Settings%5Ckiriy.VT2003.000%5CМои%20документы%5CОбщая%20метод.науч.исслед..htm#_Toc36994277" text:style-name="Index_20_Link" text:visited-style-name="Index_20_Link"><text:span text:style-name="T56">1.4. Применение логических законов и правил</text:span></text:a><text:a xlink:type="simple" xlink:href="../../../../../../../../../../../../../C:%5CDocuments%20and%20Settings%5Ckiriy.VT2003.000%5CМои%20документы%5CОбщая%20метод.науч.исслед..htm#_Toc36994277" text:style-name="Index_20_Link" text:visited-style-name="Index_20_Link"><text:span text:style-name="T57">. 5</text:span></text:a><text:span text:style-name="T45">.</text:span></text:p>
          <text:list xml:id="list1652571494059357844" text:style-name="WWNum20">
            <text:list-item>
              <text:list>
                <text:list-item>
                  <text:p text:style-name="P25"><text:span text:style-name="T17"><text:s/>Научное изучение как основная форма научной работы. </text:span></text:p>
                </text:list-item>
              </text:list>
            </text:list-item>
          </text:list>
        </text:index-body>
      </text:table-of-content>
      <text:p text:style-name="P14"><text:span text:style-name="T10">Всякое научное исследование от творческого замысла до окон­чательного оформления научного труда осуществляется весьма индивидуально. Но все же, можно определить и некоторые об­щие методологические подходы к его проведению, которые при­нято называть изучением в научном смысле. Современное научно-теоретическое мышление стремится про­никнуть в сущность изучаемых явлений и процессов. Это воз­можно при условии целостного подхода к объекту изучения, рассмотрения этого объекта в возникновении и развитии, т.е. применения исторического подхода к его изучению</text:span><text:span text:style-name="T42">.</text:span></text:p>
      <text:p text:style-name="P14"><text:span text:style-name="T10">Известно, что новые научные результаты и ранее накоп­ленные знания находятся в диалектическом взаимодействии. Лучшее и прогрессивное из старого переходит в новое и дает ему силу и действенность. Иногда позабытое старое вновь воз­рождается на новой научной основе и живет как бы вторую жизнь, но в ином, более совершенном виде.</text:span></text:p>
      <text:p text:style-name="P14"><text:span text:style-name="T10">Изучать в научном смысле — это значит вести поисковые исследования, как бы заглядывая в будущее. Воображение, фан­тазия, мечта, опирающиеся на реальные достижения науки и техники, являются важнейшими факторами научного исследо­вания. Но в то же время, научное изучение — это обоснованное применение научного предвидения, это хорошо продуманный</text:span><text:span text:style-name="T42"> </text:span><text:span text:style-name="T10">расчет.</text:span></text:p>
      <text:p text:style-name="P14"><text:span text:style-name="T10">Изучать в научном смысле — это значит быть научно объ­ективным. Нельзя отбрасывать факты в сторону только потому, что их трудно объяснить или найти им практическое приме­нение. Дело в том, что сущность нового в науке не всегда видна самому исследователю. Новые научные факты и даже открытия из-за того, что их значение плохо раскрыто, могут долгое время оставаться в резерве науки и не использоваться на практике.</text:span></text:p>
      <text:p text:style-name="P14"><text:span text:style-name="T10">Накопление научных фактов в процессе исследования — всегда творческий процесс, в основе которого всегда лежит за­мысел ученого, его идея. В философском определении идея представляет собой продукт человеческой мысли, форму от­ражения действительности. Идея отличается от других форм мышления и научного знания тем, что в ней не только от­ражен объект изучения, но и содержится сознание цели, пер­спективы познания и практического преобразования действи­тельности. Идеи рождаются из практики, наблюдений окружающего ми­ра и потребностей жизни. В основе идей лежат реальные факты и события. Жизнь выдвигает конкретные задачи, но зачастую не сразу находятся продуктивные идеи для их решения. Тогда на помощь приходит способность исследователя предлагать но­вый, совершенно необычный аспект рассмотрения задачи, ко­торую долгое время не могли решить при обычном подходе к делу или, как говорят, пытались решить ее "в лоб".</text:span></text:p>
      <text:p text:style-name="P14"><text:span text:style-name="T10">Развитие идеи до стадии решения задачи обычно соверша­ется как плановый процесс научного исследования. Хотя в на­уке известны случайные открытия, но только плановое, хорошо оснащенное современными средствами научное </text:span><text:soft-page-break/><text:span text:style-name="T10">исследование на­дежно позволяет вскрыть и глубоко познать объективные за­кономерности в природе. </text:span></text:p>
      <text:p text:style-name="P14"><text:span text:style-name="T17"><text:s text:c="4"/>1.2.Общая схема хода научного исследования.</text:span></text:p>
      <text:p text:style-name="P14"><text:span text:style-name="T10">Весь ход научного исследования можно представить в виде сле­дующей логической схемы:</text:span></text:p>
      <text:p text:style-name="P83"><text:span text:style-name="T10">1.Обоснование актуальности выбранной темы.</text:span></text:p>
      <text:p text:style-name="P83"><text:span text:style-name="T10">2. Постановка цели и конкретных задач исследования.</text:span></text:p>
      <text:p text:style-name="P83"><text:span text:style-name="T10">3. Определение объекта и предмета исследования.</text:span></text:p>
      <text:p text:style-name="P83"><text:span text:style-name="T10">4. Выбор методов (методики) проведения исследования.</text:span></text:p>
      <text:p text:style-name="P83"><text:span text:style-name="T10">5. Описание процесса исследования.</text:span></text:p>
      <text:p text:style-name="P83"><text:span text:style-name="T10">6. Обсуждение результатов исследования.</text:span></text:p>
      <text:p text:style-name="P83"><text:span text:style-name="T10">7. Формулирование выводов и оценка полученных результа­тов.</text:span></text:p>
      <text:p text:style-name="P14"><text:span text:style-name="T10"><text:s text:c="3"/></text:span><text:span text:style-name="T17">1.3. Использование методов научного познания.</text:span></text:p>
      <text:p text:style-name="P14"><text:span text:style-name="T10">Успешность выполнения научной работы в наибольшей степени за­висит от умения соискателя выбрать наиболее результативные методы исследования, поскольку именно они позволяют достичь поставленной цели. Методы научного познания принято делить на общие и спе­циальные. </text:span></text:p>
      <text:p text:style-name="P14"><text:span text:style-name="T10">Большинство специальных проблем конкретных наук и да­же отдельные этапы их исследования требуют применения спе­циальных методов решения. Разумеется, такие методы имеют весьма специфический характер. Естественно поэтому, что они изучаются, разрабатываются и совершенствуются в конкретных, специальных науках. </text:span></text:p>
      <text:p text:style-name="P14"><text:span text:style-name="T10">Помимо специальных методов, характерных для определен­ных областей научного знания, существуют общие методы на­учного познания, которые в отличие от специальных методов используются на всем протяжении исследовательского процесса и в самых различных по предмету науках. Общие методы научного познания обычно делят на три большие группы: 1) методы эмпирического исследования (на­блюдение, сравнение, измерение, эксперимент); 2) методы, ис­пользуемые как на эмпирическом, так и на теоретическом уровне исследования (абстрагирование, анализ и синтез, индук­ция и дедукция, моделирование и др.); 3) методы теоретиче­ского исследования (восхождение от абстрактного к конкрет­ному и др.)</text:span></text:p>
      <text:p text:style-name="P14"><text:span text:style-name="T17"><text:s text:c="5"/>1.4. Применение логических законов и правил.</text:span></text:p>
      <text:p text:style-name="P14"><text:span text:style-name="T10">Какие бы ошибки с точки зрения логики не делали исследователи при описании хода иссле­дования, всегда можно доказать, что любая ошибка такого рода сво­дится в конечном счете к нарушению требований того или иного ло­гического закона: закона тождества, закона противоречия, закона ис­ключенного третьего и закона достаточного основания. </text:span></text:p>
      <text:p text:style-name="P36"/>
      <text:p text:style-name="P14"><text:span text:style-name="T17">Лекция 3. Методологические основы научного познания</text:span><text:span text:style-name="T10">.</text:span></text:p>
      <text:p text:style-name="P14"><text:span text:style-name="T27">Обоснование актуальности выбранной темы —</text:span><text:span text:style-name="T10"> на­чальный этап любого исследования. Освещение актуальности должно быть не многословным. На­чинать ее описание издалека нет особой необходимости. До­статочно в пределах одной машинописной страницы показать главное — суть проблемной ситуации, </text:span><text:soft-page-break/><text:span text:style-name="T10">из чего и будет видна актуальность темы. Таким образом, формулировка проблемной ситуации — очень важная часть введения. Поэтому имеет смысл остановиться на понятии "проблема" более подробно.</text:span></text:p>
      <text:p text:style-name="P14"><text:span text:style-name="T10">Любое научное исследование проводится для того, чтобы преодолеть определенные трудности в процессе познания но­вых явлений, объяснить ранее неизвестные факты или выявить неполноту старых способов объяснения известных фактов. Эти трудности в наиболее отчетливой форме проявляют себя в так называемых проблемных ситуациях, когда существующее науч­ное знание оказывается недостаточным для решения новых за­дач познания. Проблема всегда возникает тогда, когда старое знание уже обнаружило свою несостоятельность, а новое знание еще не при­няло развитой формы. Таким образом, проблема в науке — это противоречивая ситуация, требующая своего разрешения. Такая ситуация чаще всего возникает в результате открытия новых фактов, которые явно не укладываются в рамки прежних те­оретических представлений, т.е. когда ни одна из теорий не может объяснить вновь обнаруженные факты.</text:span></text:p>
      <text:p text:style-name="P14"><text:span text:style-name="T10">Правильная постановка и ясная формулировка новых про­блем нередко имеет не меньшее значение, чем решение их са­мих. По существу, именно выбор проблем, если не целиком, то в очень большой степени определяет стратегию исследова­ния вообще и направление научного поиска в особенности. Не случайно принято считать, что сформулировать научную про­блему — значит показать умение отделить главное от второ­степенного, выяснить то, что уже известно и что пока неизве­стно науке о предмете исследования.</text:span></text:p>
      <text:p text:style-name="P14"><text:span text:style-name="T10">Между тем, соискатели часто избегают брать узкие темы. Это неправильно. Дело в том, что работы, посвященные широ­ким темам, часто бывают поверхностными и мало самостоятель­ными. Узкая же тема прорабатывается более глубоко и деталь­но. В начале, кажется, что она настолько узка, что и писать не о чем. Но по мере ознакомления с материалом это опасение исчезает, исследователю открываются такие стороны проблемы, о которых он раньше и не подозревал.</text:span></text:p>
      <text:p text:style-name="P14"><text:span text:style-name="T10">Актуальные научные решения, лежащие в основе диссерта­ционной работы, могут рассматриваться как заявки на изобре­тения и открытия, если они отличаются новизной и дают по­ложительный эффект. От доказательства актуальности выбранной темы логично перейти к формулировке цели предпринимаемого исследова­ния, а также указать на конкретные задачи, которые предстоит решать в соответствии с этой целью. Это обычно делается в форме перечисления (изучить..., описать..., установить..., выяс­нить..., вывести формулу и т.п.) и формулировки этих задач необходимо делать как можно бо­лее тщательно.</text:span></text:p>
      <text:p text:style-name="P87"><text:span text:style-name="T10"><text:s text:c="6"/>Далее формулируются </text:span><text:span text:style-name="T27">объект и предмет исследования. </text:span><text:span text:style-name="T10">Объект — это <text:s text:c="3"/>процесс или явление, порождающее проблемную ситуацию и избранное для изучения. Предмет — это то, что находится в границах объекта. Объект и предмет исследования как категории научного про­цесса соотносятся между </text:span><text:soft-page-break/><text:span text:style-name="T10">собой как общее и частное. В объекте выделяется та его часть, которая служит предметом исследо­вания, именно на него и направлено основное внимание исследователя, именно предмет исследования определяет конкретную тему его работы.</text:span></text:p>
      <text:p text:style-name="P88"><text:span text:style-name="T10">Очень важным этапом научного исследования является о</text:span><text:span text:style-name="T27">писание процесса исследования и вы­бор методов исследования,</text:span><text:span text:style-name="T10"> которые служат инструментом в добывании фактического материала, являясь необходимым ус­ловием достижения поставленной в такой работе цели</text:span><text:bookmark text:name="_ftnref2"/><text:span text:style-name="T10">. </text:span><text:span text:style-name="T27">Описание процесса исследования —</text:span><text:span text:style-name="T10"> основная часть работы, в которой освещаются методика и тех­ника исследования с использованием логических законов и правил</text:span><text:bookmark text:name="_ftnref3"/><text:span text:style-name="T10">.</text:span></text:p>
      <text:p text:style-name="P88"><text:span text:style-name="T10">Очень важный этап хода научного исследования — обсуж­дение </text:span><text:span text:style-name="T27">его результатов,</text:span><text:span text:style-name="T10"> которое ведется на различного рода заседаниях, конференциях, семинарах и т.д. с участием <text:s/>про­фессиональных специалистов.</text:span></text:p>
      <text:p text:style-name="P88"><text:span text:style-name="T10">Заключительным этапом хода научного исследования явля­ются </text:span><text:span text:style-name="T27">выводы,</text:span><text:span text:style-name="T10"> которые содержат то новое и существенное, что составляет научные и практические результаты проведенной исследовательской работы.</text:span></text:p>
      <text:p text:style-name="P88"><text:span text:style-name="T17">Лекция 4. Использование методов научного познания</text:span><text:span text:style-name="T10">.</text:span></text:p>
      <text:p text:style-name="P88"><text:span text:style-name="T10">Успешность выполнения научной работы в наибольшей степени за­висит от умения соискателя выбрать наиболее результативные методы исследования, поскольку именно они позволяют достичь поставленной цели. Методы научного познания принято делить на общие и спе­циальные. </text:span></text:p>
      <text:p text:style-name="P88"><text:span text:style-name="T10">Большинство специальных проблем конкретных наук и да­же отдельные этапы их исследования требуют применения спе­циальных методов решения. Разумеется, такие методы имеют весьма специфический характер. Естественно поэтому, что они изучаются, разрабатываются и совершенствуются в конкретных, специальных науках. Они никогда не бывают произвольными, т.к. определяются характером исследуемого объекта.</text:span></text:p>
      <text:p text:style-name="P88"><text:span text:style-name="T10">Помимо специальных методов, характерных для определен­ных областей научного знания, существуют общие методы на­учного познания, которые в отличие от специальных методов используются на всем протяжении исследовательского процесса и в самых различных по предмету науках. Общие методы научного познания обычно делят на три большие группы: 1) методы эмпирического исследования (на­блюдение, сравнение, измерение, эксперимент); 2) методы, ис­пользуемые как на эмпирическом, так и на теоретическом уровне исследования (абстрагирование, анализ и синтез, индук­ция и дедукция, моделирование и др.); 3) методы теоретиче­ского исследования (восхождение от абстрактного к конкрет­ному и др.).</text:span></text:p>
      <text:p text:style-name="P88"><text:soft-page-break/><text:span text:style-name="T27">Наблюдение</text:span><text:span text:style-name="T10"> («живое созерцание») представляет собой активный познавательный процесс, опирающийся, прежде всего на работу органов чувств человека и его предметную материальную деятельность. Это наиболее элементарный метод, выступающий, как правило, в качестве одного из элементов в составе других эмпирических методов. В повседневной деятельности и в науке наблюдения дол­жны приводить к результатам, которые не зависят от воли, чувств и желаний субъектов. Чтобы стать основой последующих теоретических и практических действий, эти наблюдения дол­жны информировать нас об объективных свойствах и отноше­ниях реально существующих предметов и явлений.</text:span></text:p>
      <text:p text:style-name="P88"><text:span text:style-name="T10">Для того чтобы быть плодотворным методом познания, на­блюдение должно удовлетворять ряду требований, важнейшими из которых являются: 1) планомерность, 2) целенаправленность, 3) активность, 4) систематичность.</text:span></text:p>
      <text:p text:style-name="P88"><text:span text:style-name="T27">Сравнение —</text:span><text:span text:style-name="T10"> одно из наиболее распространенных методов по­знания. Недаром говорится, что "все познается в сравнении". Срав­нение позволяет установить сходство и различие предметов и яв­лений действительности. В результате сравнения устанавливается то общее, что присуще двум или нескольким объектам, а выявление общего, повторяющегося в явлениях, как известно, есть ступень на пути к познанию закономерностей и законов. Для того чтобы сравнение было плодотворным, оно должно удов­летворять двум основным требованиям. Первое требование: срав­ниваться должны лишь такие явления, между которыми может су­ществовать определенная объективная общность. Второе требова­ние: для познания объектов их сравнение должно осуществляться по наиболее важным, существенным (в плане конкретной познава­тельной задачи) признакам.</text:span></text:p>
      <text:p text:style-name="P88"><text:span text:style-name="T10">С помощью сравнения информация об объекте может быть по­лучена двумя различными путями. Во-первых, она может высту­пать в качестве непосредственного результата сравнения. Во-вто­рых, очень часто получение первичной информации не выступает в качестве главной цели сравнения, этой целью является получение вторичной или производной информации, являющейся результа­том обработки первичных данных. Наиболее распространенным и наиболее важным способом такой обработки является умозаключе­ние по аналогии</text:span><text:bookmark text:name="_ftnref4"/><text:span text:style-name="T10">.</text:span></text:p>
      <text:p text:style-name="P88"><text:span text:style-name="T27">Измерение</text:span><text:span text:style-name="T10"> в отличие от сравнения является более точным по­знавательным средством. Измерение — есть процедура определе­ния численного значения некоторой величины посредством едини­цы измерения. Ценность этой процедуры в том, что она дает точ­ные, количественно определенные сведения об окружающей дейст­вительности. Важнейшим показателем качества измерения, его научной цен­ности является точность, которая </text:span><text:soft-page-break/><text:span text:style-name="T10">зависит от усердия ученого, от применяемых им методов, но главным образом — от имеющихся измерительных приборов.</text:span></text:p>
      <text:p text:style-name="P88"><text:span text:style-name="T10">В числе эмпирических методов научного познания измерение за­нимает примерно такое же место, как наблюдение и сравнение.</text:span></text:p>
      <text:p text:style-name="P88"><text:span text:style-name="T10">Частным случаем наблюдения является </text:span><text:span text:style-name="T27">эксперимент,</text:span><text:span text:style-name="T10"> т.е. такой метод научного исследования, который предполагает вмешательство в естественные условия существования предметов и явлений или воспроизведение определенных сторон пред­метов и явлений в специально созданных условиях с целью изучения их без осложняющих процесс сопутствующих обстоя­тельств. Экспериментальное изучение объектов по сравнению с на­блюдением имеет ряд преимуществ: 1) в процессе эксперимен­та становится возможным изучение того или иного явления в "чистом виде"; 2) эксперимент позволяет исследовать свойства объектов действительности в экстремальных условиях; 3) важ­нейшим достоинством эксперимента является его повторяе­мость.</text:span></text:p>
      <text:p text:style-name="P88"><text:span text:style-name="T10">Любой эксперимент может осуществляться как непосредст­венно с объектом, так и с "заместителем" этого объекта в по­знании — </text:span><text:span text:style-name="T27">моделью. </text:span><text:span text:style-name="T10">Использование моделей позволяет применять эксперимен­тальный метод исследования к таким объектам, непосредствен­ное оперирование с которыми затруднительно или даже не­возможно. Поэтому моделирование является особым методом и широко распространено в науке. </text:span></text:p>
      <text:p text:style-name="P14"><text:span text:style-name="T17">Лекция 5.Методы, используемые на эмпирическом и теоретическом уровне исследований. </text:span></text:p>
      <text:p text:style-name="P14"><text:span text:style-name="T10">К общим методам научного познания можно отнести, так называемый, метод «черного ящика», который позволяет от «живого созерцания» через этап абстрактного мышления придти к конкретной практической схеме исследуемого объекта. Здесь следует широко применять <text:s/>абстрагирование, анализ и синтез, индукцию и дедукцию.</text:span></text:p>
      <text:p text:style-name="P14"><text:span text:style-name="T27">Абстрагирование</text:span><text:span text:style-name="T10"> носит в умственной деятельности уни­версальный характер, ибо каждый шаг мысли связан с этим процессом, или с использованием его результата Сущность этого метода состоит в мысленном отвлечении от несущественных свойств, связей, отношений, предметов и в одновременном вы­делении, фиксировании одной, или нескольких интересующих исследователя сторон этих предметов.</text:span></text:p>
      <text:p text:style-name="P14"><text:span text:style-name="T10">Различают процесс абстрагирования и результат абстраги­рования, называемый абстракцией. Обычно под результатом аб­страгирования понимается знание о некоторых сторонах объ­ектов. Процесс абстрагирования — это совокупность операций, ведущих к получению такого результата (абстракции). Приме­рами абстракций могут служить бесчисленные понятия, кото­рыми оперирует человек не только в науке, но и в обыденной жизни: дерево, дом, дорога, жидкость и т.п.</text:span></text:p>
      <text:p text:style-name="P14"><text:soft-page-break/><text:span text:style-name="T10">Процесс абстрагирования в системе логического мышления тесно связан с другими методами исследования и, прежде всего, с </text:span><text:span text:style-name="T27">анализом и синтезом. </text:span><text:span text:style-name="T10">Анализ является методом научного исследования путем разложе­ния предмета на составные части. Синтез представляет соединение полученных при анализе частей в нечто целое. Методы анализа и синтеза в научном творчестве органически связаны между собой и могут принимать различные формы в за­висимости от свойств изучаемого объекта и цели исследования. В зависимости от степени познания объекта, от глубины проникно­вения в его сущность применяется анализ и синтез различного рода.</text:span></text:p>
      <text:p text:style-name="P14"><text:span text:style-name="T10">Прямой или эмпирический анализ и синтез применяется на стадии поверхностного ознакомления с объектом. При этом осу­ществляется выделение отдельных частей объекта, обнаружение его свойств, простейшие измерения, фиксация непосредственно данного, лежащего на поверхности общего. Этот вид анализа и синтеза дает возможность познать явление, но для проникновения в его сущность он недостаточен.</text:span></text:p>
      <text:p text:style-name="P14"><text:span text:style-name="T10">Возвратный или элементарно-теоретический анализ и синтез широко используется как мощное орудие достижения моментов сущности исследуемого явления. Здесь операции анализа и синте­за осуществляются не механически. Они базируются на некоторых теоретических соображениях, в качестве которых может высту­пать предположение о причинно-следственной связи различных явлений, о действии какой-либо закономерности.</text:span></text:p>
      <text:p text:style-name="P14"><text:span text:style-name="T10">Наиболее глубоко приникнуть в сущность объекта позволяет структурно-генетический анализ и синтез. При этом идут дальше предположения о некоторой причинно-следственной связи. Этот тип анализа и синтеза требует вычленения в сложном явлении таких элементов, таких звеньев, которые представляют самое централь­ное, самое главное в них, их "клеточку", оказывающую решающее влияние на все остальные стороны сущности объекта.</text:span></text:p>
      <text:p text:style-name="P14"><text:span text:style-name="T10">Для исследования сложных развивающихся объектов приме­няется </text:span><text:span text:style-name="T27">исторический метод.</text:span><text:span text:style-name="T10"> Он используется только там, где так или иначе предметом исследования становится история объ­екта.</text:span></text:p>
      <text:p text:style-name="P14"><text:span text:style-name="T10">Из методов теоретического исследования рассмотрим </text:span><text:span text:style-name="T27">метод восхождения от абстрактного</text:span><text:span text:style-name="T10"> анализа</text:span><text:span text:style-name="T27"> к конкретному </text:span><text:span text:style-name="T10">анализу. Восхождение от абстрактного к конкретному анализу представляет собой всеобщую форму движения научного познания, закон отображения действи­тельности в мышлении. Согласно этому методу процесс познания как бы разбивается на два относительно самостоятельных этапа.</text:span></text:p>
      <text:p text:style-name="P14"><text:span text:style-name="T10">На первом этапе происходит переход от чувственно-конкрет­ного восприятия, от конкретного в действительности к его абстрактным опре­делениям. Единый объект расчленяется, описывается при помощи множества понятий и суждений. Он как бы "испаряется", превра­щаясь в совокупность зафиксированных мышлением абстракций, односторонних определений.</text:span></text:p>
      <text:p text:style-name="P14"><text:span text:style-name="T10">Второй этап процесса познания и есть восхождение от аб­страктного к конкретному анализу. Суть его состоит в движении мысли от абстрактных определений объекта, т.е. от абстрактного мышления в позна­нии, к конкретному </text:span><text:soft-page-break/><text:span text:style-name="T10">в познании. На этом этапе как бы восстанав­ливается исходная целостность объекта, он воспроизводится во всей своей многогранности — но уже в мышлении.</text:span></text:p>
      <text:p text:style-name="P14"><text:span text:style-name="T10">Оба этапа познания теснейшим образом взаимосвязаны. Вос­хождение от абстрактного мышления к конкретному невозможно без предва­рительного "анатомирования" объекта мыслью, без восхождения от конкретного в действительности к абстрактным его определе­ниям. Таким образом, можно сказать, что рассматриваемый метод представляет собой процесс познания, согласно которому мышле­ние восходит от конкретного в действительности к абстрактному в мышлении и от него — к конкретному в мышлении.</text:span></text:p>
      <text:p text:style-name="P14"><text:span text:style-name="T17">Лекция 6. Применение логических законов и правил</text:span><text:span text:style-name="T10">.</text:span></text:p>
      <text:p text:style-name="P14"><text:span text:style-name="T10">Какие бы ошибки с точки зрения логики не делали исследователи при описании хода иссле­дования, всегда можно доказать, что любая ошибка такого рода сво­дится в конечном счете к нарушению требований того или иного ло­гического закона: закона тождества, закона противоречия, закона ис­ключенного третьего и закона достаточного основания. </text:span></text:p>
      <text:p text:style-name="P14"><text:span text:style-name="T10">В </text:span><text:span text:style-name="T27">законе тожде­ства,</text:span><text:span text:style-name="T10"> предмет мысли в пределах одного рас­суждения должен оставаться неизменным, т.е. </text:span></text:p>
      <text:p text:style-name="P14"><text:span text:style-name="T10">А есть А (А=А), где А — мысль.</text:span></text:p>
      <text:p text:style-name="P14"><text:span text:style-name="T10">Такой закон требует, чтобы в ходе сообщения все понятия и суждения носили однозначный характер, исключающий дву­смысленность и неопределенность.</text:span></text:p>
      <text:p text:style-name="P14"><text:span text:style-name="T10">На первый взгляд, содержащееся в законе тождества, тре­бование представляется предельно простым. В самом деле, надо лишь проявлять минимальную строгость, не смешивая различ­ные (пусть даже и близкие) мысли, отграничивая их, друг от друга, с достаточной степенью четкости. Однако по ряду при­чин эта простота является обманчивой. К таким причинам, преж­де всего, относится большой слой явлений языка и речи. Ведь в любом тексте мы имеем дело не с "чистой" мыслью, а с единством ее содержания и словесной формы. Между тем хо­рошо известно, что внешне одинаковые словесные конструкции могут иметь разное содержание и, наоборот, одна и та же мысль может быть выражена по-разному. Первое явление называется омонимией, второе — синонимией. Омонимия делает возмож­ным неправомерное отождествление объективно различного смысла, а синонимия — ошибочное различение тождественного. </text:span></text:p>
      <text:p text:style-name="P14"><text:span text:style-name="T10">Примеры омонимии: мир – вселенная; мир – отсутствие войны. Наряд – одежда; наряд – распоряжение. Ласка – животное; ласка – проявление нежности. Такса – собака; такса –тариф.</text:span></text:p>
      <text:p text:style-name="P14"><text:span text:style-name="T10">Примеры синонимов: кавалерия - <text:s/>конница; смелый – храбрый; идти – шагать.</text:span></text:p>
      <text:p text:style-name="P14"><text:span text:style-name="T10">Отождествление различных понятий представляет собой од­ну из наиболее распространенных логических ошибок в науч­ном тесте— подмену понятия. Сущность этой ошибки состоит в том, что вместо данного понятия и под видом его упот­ребляют другое понятие. Причем эта подмена может быть как неосознанной, так и преднамеренной. Подмена понятия озна­чает подмену </text:span><text:soft-page-break/><text:span text:style-name="T10">предмета описания. Описание в этом случае бу­дет относиться к разным предметам, хотя они будут ошибочно приниматься за один предмет.</text:span></text:p>
      <text:p text:style-name="P14"><text:span text:style-name="T10">Требование непротиворечивости мышления выражает </text:span><text:span text:style-name="T27">закон противоречия</text:span><text:bookmark text:name="_ftnref5"/><text:span text:style-name="T27">.</text:span><text:span text:style-name="T10"> Согласно этому закону, не могут быть одно­временно истинными два высказывания, одно из которых что-то утверждает, а другое отрицает то же самое. Закон утверждает: "Неверно, что А и не А одновременно истинны".</text:span></text:p>
      <text:p text:style-name="P14"><text:span text:style-name="T10">В основе закона противоречия лежит качественная опреде­ленность вещей и явлений, относительная устойчивость их</text:span></text:p>
      <text:p text:style-name="P14"><text:span text:style-name="T10">свойств. Отражая эту сторону действительности, закон проти­воречия требует, чтобы в процессе разговора мы не допускали противоречивых утверждений. Если, например, предмет А име­ет определенное свойство, то в суждениях об этом предмете мы обязаны утверждать это свойство, а не отрицать его и не приписывать данному предмету того, чего у него нет.</text:span></text:p>
      <text:p text:style-name="P14"><text:span text:style-name="T10">Закон противоречия для научной работы имеет огромное значение. Его сознательное использование помогает обнаружи­вать и устранять противоречия в объяснениях фактов и яв­лений, вырабатывать критическое отношение ко всякого рода неточностям и непоследовательности в сообщении научной ин­формации.</text:span></text:p>
      <text:p text:style-name="P14"><text:span text:style-name="T10">Закон противоречия обычно используется в доказательствах: если установлено, что одно из противоположных суждений ис­тинно, то отсюда вытекает, что другое суждение ложно. Ули­чение в противоречивости является сильнейшим аргументом про­тив любых утверждений.</text:span></text:p>
      <text:p text:style-name="P14"><text:span text:style-name="T10">Однако закон противоречия не действует, если мы что-либо утверждаем и то же самое отрицаем относительно одного и того же предмета, но рассматриваемого 1) в разное время и 2) в разном отношении.</text:span></text:p>
      <text:p text:style-name="P14"><text:span text:style-name="T10">Возьмем для иллюстрации первый случай, когда кто-либо утверждает, что "Дождь благоприятен для сельского хозяйства", а в другой раз этот же человек высказывает противоположную мысль: "Дождь неблагоприятен для сельского хозяйства". Но то и другое высказывание может быть истинно. В первом случае имеется в виду весна (перед всходом растений). Во втором слу­чае — осень (перед уборкой урожая).</text:span></text:p>
      <text:p text:style-name="P14"><text:span text:style-name="T10">В научной работе нельзя игнорировать и требование </text:span><text:span text:style-name="T27">закона исключенного третьего.</text:span><text:span text:style-name="T10"> Этот закон утверждает, что из двух противоречащих друг другу суждений одно из них ложно, а другое истинно. Третьего не дано. Он выражается формулой: "А есть либо В, либо не В". Например, если истинно суждение "Наша фирма является конкурентоспособной", то суждение "На­ша фирма не является конкурентоспособной" — ложно.</text:span></text:p>
      <text:p text:style-name="P14"><text:span text:style-name="T10">Такой закон не действует на противоположные суждения, т.е. на такие суждения, каждое из которых не просто отрицает другое, а сообщает сверх этого дополнительную информацию. Возьмем два суждения: "Этот лес хвойный" и "Этот лес сме­шанный". Здесь второе суждение не просто отрицает первое, а дает дополнительную информацию, т.е. речь идет не просто о том, что неверно, будто этот лес хвойный, но говорится</text:span><text:span text:style-name="T42">,</text:span><text:span text:style-name="T10"> ка­кой именно этот лес.</text:span></text:p>
      <text:p text:style-name="P14"><text:soft-page-break/><text:span text:style-name="T17">Лекция 7.Моделирование в научных исследованиях. Математическая модель амбивалентной системы</text:span><text:span text:style-name="T10">.</text:span></text:p>
      <text:p text:style-name="P14"><text:span text:style-name="T10"><text:s text:c="8"/>Математическое моделирование амбивалентных систем на основе дифференциальных уравнений Колмогорова.</text:span></text:p>
      <text:p text:style-name="P14"><text:span text:style-name="T10">Как указывалось во введении, для изучения амбивалентных систем с учетом действия механизма случайности и непрерывного характера функционирования применяются методы теории массового обслуживания, в частности, дифференциальные уравнения Колмогорова. </text:span></text:p>
      <text:p text:style-name="P14"><text:span text:style-name="T10"><text:s text:c="5"/></text:span></text:p>
      <text:p text:style-name="P14"><text:span text:style-name="T17">Лекция 8. Моделирование в научных исследованиях. Математическая модель автоматных систем.</text:span></text:p>
      <text:p text:style-name="P14"><text:span text:style-name="T10">В теории автоматов под автоматом понимается преобразователь информации, на вход которого поступает входная информация, записанная с помощью символов входного алфавита. На выходе появляется выходная информация, записанная с помощью символов выходного алфавита. Различают два основных типа автоматов: автоматы без памяти и автоматы с памятью, первые часто называются комбинационными схемами.</text:span></text:p>
      <text:p text:style-name="P14"><text:span text:style-name="T10">Для изучения поведения таких автоматов применяются различные формы математических моделей. Для комбинационных схем используются табличный и аналитический способ описания их поведения.</text:span></text:p>
      <text:p text:style-name="P36"/>
      <text:p text:style-name="P14"><text:span text:style-name="T17">Лекция 9. Моделирование в научных исследованиях. Моделирование вычислительных систем.</text:span></text:p>
      <text:p text:style-name="P14"><text:span text:style-name="T10"><text:s/>Под моделированием понимают процесс установления соответствия данному реальному объекту некоторого другого объекта, называемого моделью, и исследования этой модели. Вид модели определяется целью моделирования. Цель моделирования устанавливается в каждом конкретном случае и зависит от уровня моделирования. Чаще всего целью моделирования является получение количественных характеристик объекта, оптимизация его параметров, структуры и т.д.</text:span></text:p>
      <text:p text:style-name="P14"><text:span text:style-name="T10">В вычислительной технике различают четыре уровня моделирования. </text:span></text:p>
      <text:p text:style-name="P14"><text:span text:style-name="T10">1. На системном уровне объектом моделирования являются вычислительные системы.</text:span></text:p>
      <text:p text:style-name="P14"><text:span text:style-name="T10">2. На алгоритмическом или архитектурном уровне рассматриваются архитектурные свойства системы. При этом объектом моделирования является вычислительный процесс.</text:span></text:p>
      <text:p text:style-name="P14"><text:span text:style-name="T10">3. На функциональном (микрооперационном) уровне или уровне регистровых передач объектами моделирования являются устройства ЭВМ.</text:span></text:p>
      <text:p text:style-name="P14"><text:span text:style-name="T10">4. На уровне логического моделирования рассматривается функционирование логических схем: больших и сверхбольших интегральных схем (БИС и СБИС), типовых элементов замены – ТЭЗов и т.д.</text:span></text:p>
      <text:p text:style-name="P14"><text:span text:style-name="T10">Основной задачей данного курса является изучение методов моделирования систем. Под системой </text:span><text:span text:style-name="T24">S</text:span><text:span text:style-name="T10"> будем понимать целенаправленное множество взаимосвязанных элементов любой природы. При моделировании систем </text:span><text:soft-page-break/><text:span text:style-name="T10">применяется так называемый системный подход, в основе которого лежит последовательный переход от общего к частному, когда в основе рассмотрения лежит цель. Исследуемый объект при системном подходе выделяется из окружающей (внешней) среды. Под внешней средой </text:span><text:span text:style-name="T26">Е</text:span><text:span text:style-name="T10"> понимается множество существующих вне системы элементов любой природы, оказывающих влияние на систему или находящихся под ее воздействием. Состав элементов, входящих в модель, зависит от цели моделирования. Совокупность связей между элементами системы определяет ее структуру. </text:span></text:p>
      <text:p text:style-name="P14"><text:span text:style-name="T10">При функциональном подходе рассматриваются функции, которые выполняет система (под функцией понимается свойство, приводящее к достижению цели). Функционирование системы означает переход системы из одного состояния в другое, т.е. движение системы в пространстве состояний.</text:span></text:p>
      <text:p text:style-name="P14"><text:span text:style-name="T10">Очевидно, что такой подход предполагает использование математических моделей, т.е. абстрактных моделей, представленных на языке математических отношений. Абстрактной моделью называется описание объекта исследований на некотором языке. Компонентами абстрактных моделей являются понятия, <text:s/>например, словесные или математические описания, чертежи, схемы и т.д., <text:s/>а не физические элементы.</text:span></text:p>
      <text:p text:style-name="P14"><text:span text:style-name="T10"><text:s text:c="2"/>Математические схемы моделирования систем. </text:span></text:p>
      <text:p text:style-name="P14"><text:span text:style-name="T10">Математическую схему можно определить как звено при переходе от содержательного описания <text:s/>процесса функционирования системы к формальному. Формальная модель системы </text:span><text:span text:style-name="T24">S</text:span><text:span text:style-name="T10"> – это множество величин, описывающих процесс функционирования системы:</text:span></text:p>
      <text:p text:style-name="P14"><text:span text:style-name="T10">- совокупность входных воздействий на систему <text:s/></text:span><text:span text:style-name="T10"><draw:frame draw:style-name="fr2" text:anchor-type="as-char" svg:width="3.519cm" svg:height="0.979cm" draw:z-index="90"><draw:object xlink:href="./Object 4" xlink:type="simple" xlink:show="embed" xlink:actuate="onLoad"/><draw:image xlink:href="./ObjectReplacements/Object 4" xlink:type="simple" xlink:show="embed" xlink:actuate="onLoad"/></draw:frame></text:span><text:span text:style-name="T10">;</text:span></text:p>
      <text:p text:style-name="P14"><text:span text:style-name="T10">- воздействия внешней среды <text:s text:c="6"/></text:span><text:span text:style-name="T10"><draw:frame draw:style-name="fr2" text:anchor-type="as-char" svg:width="3.466cm" svg:height="0.979cm" draw:z-index="91"><draw:object xlink:href="./Object 5" xlink:type="simple" xlink:show="embed" xlink:actuate="onLoad"/><draw:image xlink:href="./ObjectReplacements/Object 5" xlink:type="simple" xlink:show="embed" xlink:actuate="onLoad"/></draw:frame></text:span><text:span text:style-name="T10">;</text:span></text:p>
      <text:p text:style-name="P14"><text:span text:style-name="T10">- внутренние параметры системы <text:s/></text:span><text:span text:style-name="T10"><draw:frame draw:style-name="fr2" text:anchor-type="as-char" svg:width="3.757cm" svg:height="0.979cm" draw:z-index="92"><draw:object xlink:href="./Object 6" xlink:type="simple" xlink:show="embed" xlink:actuate="onLoad"/><draw:image xlink:href="./ObjectReplacements/Object 6" xlink:type="simple" xlink:show="embed" xlink:actuate="onLoad"/></draw:frame></text:span><text:span text:style-name="T10">;</text:span></text:p>
      <text:p text:style-name="P14"><text:span text:style-name="T10">- выходные характеристики <text:s text:c="10"/></text:span><text:span text:style-name="T10"><draw:frame draw:style-name="fr2" text:anchor-type="as-char" svg:width="3.757cm" svg:height="0.979cm" draw:z-index="93"><draw:object xlink:href="./Object 7" xlink:type="simple" xlink:show="embed" xlink:actuate="onLoad"/><draw:image xlink:href="./ObjectReplacements/Object 7" xlink:type="simple" xlink:show="embed" xlink:actuate="onLoad"/></draw:frame></text:span><text:span text:style-name="T10">.</text:span></text:p>
      <text:p text:style-name="P14"><text:span text:style-name="T10">Различают следующие типовые математические схемы:</text:span></text:p>
      <text:p text:style-name="P14"><text:span text:style-name="T10">- дифференциальные уравнения;</text:span></text:p>
      <text:p text:style-name="P14"><text:span text:style-name="T10">- конечные и вероятностные автоматы;</text:span></text:p>
      <text:p text:style-name="P14"><text:span text:style-name="T10">- системы массового обслуживания;</text:span></text:p>
      <text:p text:style-name="P14"><text:span text:style-name="T10">- сети Петри;</text:span></text:p>
      <text:p text:style-name="P14"><text:span text:style-name="T10">- агрегативные модели.</text:span></text:p>
      <text:p text:style-name="P14"><text:span text:style-name="T10">Данным математическим схемам соответствуют следующие классы моделей.</text:span></text:p>
      <text:p text:style-name="P14"><text:span text:style-name="T10">Непрерывно – детерминированные модели (</text:span><text:span text:style-name="T19">D</text:span><text:span text:style-name="T10">-схемы). Эти модели представляются дифференциальными уравнениями (обыкновенными или в частных производных).</text:span></text:p>
      <text:p text:style-name="P14"><text:span text:style-name="T10">Дискретно – детерминированные модели (</text:span><text:span text:style-name="T19">F</text:span><text:span text:style-name="T10">-схемы). Представляются конечными автоматами.</text:span></text:p>
      <text:p text:style-name="P14"><text:soft-page-break/><text:span text:style-name="T10">Дискретно – стохастические модели (</text:span><text:span text:style-name="T19">P</text:span><text:span text:style-name="T10">-схемы). Представляются вероятностными автоматами.</text:span></text:p>
      <text:p text:style-name="P14"><text:span text:style-name="T10">Непрерывно – стохастические модели (</text:span><text:span text:style-name="T19">Q</text:span><text:span text:style-name="T10">-схемы). Системы с очередями (системы массового обслуживания).</text:span></text:p>
      <text:p text:style-name="P14"><text:span text:style-name="T10">Сетевые модели (сети Петри или </text:span><text:span text:style-name="T19">N</text:span><text:span text:style-name="T10">-схемы).</text:span></text:p>
      <text:p text:style-name="P14"><text:span text:style-name="T10">Комбинированные модели (агрегативные модели или <text:s/>А-схемы).</text:span></text:p>
      <text:p text:style-name="P14"><text:span text:style-name="T10">В настоящем пособии рассматриваются системы массового обслуживания,</text:span></text:p>
      <text:p text:style-name="P14"><text:span text:style-name="T10">поскольку функционирование многих средств вычислительной техники и вычислительных систем можно адекватно описать с помощью <text:s/></text:span><text:span text:style-name="T19">Q</text:span><text:span text:style-name="T10"> – схем.</text:span></text:p>
      <text:p text:style-name="P14"><text:span text:style-name="T10"><text:s/>Системы массового обслуживания.</text:span></text:p>
      <text:p text:style-name="P89"><text:span text:style-name="T10">Под системой массового обслуживания (СМО) понимают динамическую систему, предназначенную для эффективного обслуживания потока заявок (требований на обслуживание) при ограничениях на ресурсы системы.</text:span></text:p>
      <text:p text:style-name="P89"><text:span text:style-name="T10"><text:tab/>Модели СМО удобны для описания отдельных подсистем современных вычислительных систем, таких как подсистема </text:span><text:span text:style-name="T26">процессор - основная память</text:span><text:span text:style-name="T10">, канал <text:s/></text:span><text:span text:style-name="T26">ввода <text:s/>- вывода</text:span><text:span text:style-name="T10"> и т. д. Вычислительная система в целом представляет собой совокупность взаимосвязанных подсистем, взаимодействие которых носит вероятностный характер. Заявка на решение некоторой задачи, поступающая в вычислительную систему, проходит последовательность этапов счета, обращения к внешним запоминающим устройствам и устройствам ввода - вывода. После выполнения некоторой последовательности таких этапов, число и продолжительность которых зависит от трудоемкости программы, заявка считается обслуженной и покидает вычислительную систему. Таким образом, вычислительную систему в целом можно представлять <text:s/>совокупностью СМО, каждая из которых отображает процесс функционирования отдельного устройства или группы однотипных устройств, входящих в состав системы.</text:span></text:p>
      <text:p text:style-name="P89"><text:span text:style-name="T10"><text:tab/></text:span></text:p>
      <text:p text:style-name="P14"><text:span text:style-name="T17">Лекция 10. Моделирование в научных исследованиях. Марковские цепи.</text:span></text:p>
      <text:p text:style-name="P21"><text:span text:style-name="T17">Описание Марковской модели.</text:span></text:p>
      <text:p text:style-name="P14"><text:span text:style-name="T10">В теории массового обслуживания к наиболее изученным и исследованным относятся модели, у которых случай­ный процесс функционирования относится к классу Марковских процессов, т. е. Марковские модели. Случайный процесс, протекающий в системе, называется Мар­ковским, если для любого момента времени вероятностные харак­теристики процесса в будущем зависят только от его состояния в данный момент и не зависят от того, когда и как система пришла в это состояние. При исследовании систем аналитическим моделированием наиболь­шее значение имеют Марковские случайные процессы с дискрет­ными состояниями и непрерывным временем. Процесс называется процессом с дискретными состояниями, если его возможные состоя­ния </text:span><text:span text:style-name="T19">z</text:span><text:span text:style-name="T59">1</text:span><text:span text:style-name="T10"> ,</text:span><text:span text:style-name="T19">z</text:span><text:span text:style-name="T59">2,…</text:span><text:span text:style-name="T60"> </text:span><text:span text:style-name="T10">можно заранее перечислить, т. е. состояния системы принадлежат конечному множеству и переход системы из одного состояния в другое происходит мгновенно. Процесс называется процессом с непрерывным временем, если смена состояний может произойти в любой случайный момент.</text:span></text:p>
      <text:p text:style-name="P14"><text:span text:style-name="T17">Лекция 11. Экспериментальные исследования. </text:span></text:p>
      <text:p text:style-name="P14"><text:soft-page-break/><text:span text:style-name="T10">Информационные технологии обеспечивают возможность принятия правильных решений в процессах управления технологическими объектами, в управленческой деятельности, в экономике, на транспорте и т.д. Решения принимаются на основе информации об объекте. В большинстве случаев эта информация представляет собой результаты наблюдений за состоянием системы. Результаты измерений, априорная информация, справочные сведения и т.д. - все это, с точки зрения информационных технологий, понимается как исходные данные, подлежащие обработке. Поскольку данные относятся к объектам различного назначения, то и методы их обработки существенно отличаются в зависимости от свойств объектов, целей исследований и используемого математического аппарата. Вряд ли правомерно говорить о методах обработки данных как о какой-то единой дисциплине. Этот курс правильнее рассматривать как множество подходов, направленных на достижение поставленной цели. Цель исследований и применяемые методы определяются самим исследователем. </text:span></text:p>
      <text:p text:style-name="P14"><text:span text:style-name="T10"><text:tab/>Так как в технических системах большинство данных представлено результатами измерений, то в первой части курса рассматриваются вопросы обработки измерительной <text:s/>информации и, главным образом, методы оценивания параметров. Учитывая специфику специальностей, для которых читается курс, серьезное внимание уделяется методам помехоустойчивого оценивания. </text:span></text:p>
      <text:p text:style-name="P14"><text:span text:style-name="T17">Основными целями</text:span><text:span text:style-name="T10"> преподавания дисциплины являются:</text:span></text:p>
      <text:p text:style-name="P14"><text:span text:style-name="T10">Изучение источников возникновения погрешностей в результате измерений.</text:span></text:p>
      <text:p text:style-name="P14"><text:span text:style-name="T10">Изучение методов получения оптимальных оценок по результатам измерений.</text:span></text:p>
      <text:p text:style-name="P14"><text:span text:style-name="T10">Освоение практических методов получения МНК-оценок. </text:span></text:p>
      <text:p text:style-name="P14"><text:span text:style-name="T10">Освоение методов получения помехоустойчивых оценок.</text:span></text:p>
      <text:p text:style-name="P14"><text:span text:style-name="T10">Изучение методов регрессионного анализа.</text:span></text:p>
      <text:p text:style-name="P14"><text:span text:style-name="T10">Освоение практических методов построения регрессионных моделей.</text:span></text:p>
      <text:p text:style-name="P14"><text:span text:style-name="T10">Получение навыков работы с типовыми системами обработки данных (ППП «</text:span><text:span text:style-name="T19">STATISTICA</text:span><text:span text:style-name="T10">» и др.).</text:span></text:p>
      <text:p text:style-name="P14"><text:span text:style-name="T17">Основная задача</text:span><text:span text:style-name="T10"> дисциплины, в конечном счете, состоит в формировании у студентов понимания роли и методов обработки экспериментальных данных, используемых в информационных системах и системах автоматического (автоматизированного) управления, основой которых являются вычислительные системы. В процессе изучения дисциплины “Методы обработки данных “ студент должен приобрести следующие знания и умения, необходимые для дальнейшего профессионального становления. Студент, изучивший дисциплину, должен:</text:span></text:p>
      <text:p text:style-name="P14"><text:span text:style-name="T17">знать: </text:span></text:p>
      <text:p text:style-name="P14"><text:span text:style-name="T10">источники погрешностей результатов измерений;</text:span></text:p>
      <text:p text:style-name="P14"><text:span text:style-name="T10">методы получения оценок измеряемых параметров по экспериментальным данным;</text:span></text:p>
      <text:p text:style-name="P14"><text:span text:style-name="T10">методы помехоустойчивого оценивания;</text:span></text:p>
      <text:p text:style-name="P14"><text:span text:style-name="T10">методы получения интервальных оценок;</text:span></text:p>
      <text:p text:style-name="P14"><text:soft-page-break/><text:span text:style-name="T10">методы отбраковки «выбросов»;</text:span></text:p>
      <text:p text:style-name="P14"><text:span text:style-name="T10">методы построения линейной регрессии;</text:span></text:p>
      <text:p text:style-name="P14"><text:span text:style-name="T10">методы оценивания качества регрессионной модели;</text:span></text:p>
      <text:p text:style-name="P14"><text:span text:style-name="T10">методы определения наиболее информативных факторов;</text:span></text:p>
      <text:p text:style-name="P14"><text:span text:style-name="T10">методы пошаговой регрессии.</text:span></text:p>
      <text:p text:style-name="P14"><text:span text:style-name="T17">иметь представление:</text:span></text:p>
      <text:p text:style-name="P14"><text:span text:style-name="T10">о статистических методах построения динамических регрессионных моделей;</text:span></text:p>
      <text:p text:style-name="P14"><text:span text:style-name="T10">о критериях качества получаемых остаточных членов;</text:span></text:p>
      <text:p text:style-name="P14"><text:span text:style-name="T10">о методах нелинейной регрессии;</text:span></text:p>
      <text:p text:style-name="P14"><text:span text:style-name="T10">о методах спектрального анализа.</text:span></text:p>
      <text:p text:style-name="P14"><text:span text:style-name="T10">уметь:</text:span></text:p>
      <text:p text:style-name="P14"><text:span text:style-name="T10">оценивать погрешности прогнозов, получаемых по построенной модели;</text:span></text:p>
      <text:p text:style-name="P14"><text:span text:style-name="T10">пользоваться пакетом прикладных программ;</text:span></text:p>
      <text:p text:style-name="P14"><text:span text:style-name="T10">определять наиболее значимые факторы;</text:span></text:p>
      <text:p text:style-name="P14"><text:span text:style-name="T10">разрабатывать алгоритмы обработки измерительной информации;</text:span></text:p>
      <text:p text:style-name="P14"><text:span text:style-name="T10">создавать действующие программы обработки данных.</text:span></text:p>
      <text:p text:style-name="P14"><text:span text:style-name="T10">Место дисциплины в структурно-логической схеме.</text:span></text:p>
      <text:p text:style-name="P14"><text:span text:style-name="T10">В перечень дисциплин, используемых при изучении информатики и вычислительной техники, входит <text:s/>большое число специальных предметов. Многие из них предполагают знакомство со статистическими методами обработки данных и методами построения математических моделей по эмпирическим данным. Без знания этих методов невозможно создание информационно-измерительных систем, систем автоматического управления, систем передачи данных и т.д.</text:span></text:p>
      <text:p text:style-name="P33"/>
      <text:p text:style-name="P14"><text:span text:style-name="T17">Лекция 12. Обработка результатов эксперимента.</text:span></text:p>
      <text:p text:style-name="P14"><text:span text:style-name="T10">Программа дисциплины «Методы обработки данных»:</text:span></text:p>
      <text:p text:style-name="P14"><text:span text:style-name="T10">1.1 Основы теории оценивания;</text:span></text:p>
      <text:p text:style-name="P14"><text:span text:style-name="T10">1.1.1 <text:s/>Основные задачи обработки измерений.</text:span></text:p>
      <text:p text:style-name="P14"><text:span text:style-name="T10">Погрешности измерений. Основные понятия теории вероятностей. Статистическая обработка измерений. Числовые характеристики системы случайных величин. Многомерный нормальный закон распределения и законы распределения, связанные с нормальным законом распределения.</text:span></text:p>
      <text:p text:style-name="P14"><text:span text:style-name="T17">1.1.2 Критерии качества оценок.</text:span></text:p>
      <text:p text:style-name="P14"><text:span text:style-name="T10">Несмещенность оценок. Состоятельность. Эффективность. Асимптотически несмещенные оценки. Асимптотически нормальные оценки. Асимптотически эффективные оценки. </text:span></text:p>
      <text:p text:style-name="P14"><text:span text:style-name="T10">Метод максимального правдоподобия.</text:span></text:p>
      <text:p text:style-name="P14"><text:span text:style-name="T10">Функция правдоподобия. Логарифмическая функция правдоподобия. Система нормальных уравнений. Метод наименьших квадратов. Недостатки метода. <text:s text:c="10"/></text:span></text:p>
      <text:p text:style-name="P14"><text:span text:style-name="T17">1.1.4 Помехоустойчивое оценивание.</text:span></text:p>
      <text:p text:style-name="P14"><text:span text:style-name="T10">«Выбросы» и роль аномальных измерений в системах обработки данных. Медиана как помехоустойчивая оценка. Метод наименьших модулей. Введение </text:span><text:soft-page-break/><text:span text:style-name="T10">в робастное оценивание. Винзорированные и альфа - усеченные оценки. Помехоустойчивая оценка параметра масштаба.</text:span></text:p>
      <text:p text:style-name="P14"><text:span text:style-name="T17">Интервальные оценки.</text:span></text:p>
      <text:p text:style-name="P14"><text:span text:style-name="T10">Надежность получаемых оценок. Неравенство Чебышева.</text:span><text:span text:style-name="T17"> </text:span><text:span text:style-name="T10">Доверительный интервал. Распределение Стьюдента. Интервальные оценки параметров.</text:span></text:p>
      <text:p text:style-name="P14"><text:span text:style-name="T17">Проверка законов о распределении случайной величины.</text:span></text:p>
      <text:p text:style-name="P14"><text:span text:style-name="T10">Коэффициенты асимметрии и эксцесса Гистограмма. Хи – квадрат распределение. Мера расхождения между статистическим и гипотетическим распределениями. Критерий Пирсона. Тест Колмогорова – Смирнова. <text:s/></text:span></text:p>
      <text:p text:style-name="P14"><text:span text:style-name="T17"><text:s/>1.2. Основы регрессионного анализа.</text:span></text:p>
      <text:p text:style-name="P14"><text:span text:style-name="T17">1.2.1 Основные задачи регрессионного анализа.</text:span></text:p>
      <text:p text:style-name="P14"><text:span text:style-name="T10">Регрессионный анализ технологических объектов. Зависимые и независимые переменные. Диаграммы рассеивания. Линейные и нелинейные регрессии. Сведение нелинейных зависимостей к линейным зависимостям. </text:span></text:p>
      <text:p text:style-name="P14"><text:span text:style-name="T17">1.2.2 Определение коэффициентов линейной модели.</text:span></text:p>
      <text:p text:style-name="P14"><text:span text:style-name="T10">Общий вид линейной модели. Порядок модели. Корректированная и некорректированная суммы квадратов. Центрированные и не центрированные модели.</text:span></text:p>
      <text:p text:style-name="P14"><text:span text:style-name="T17">1.2.3 Доверительные интервалы для коэффициентов.</text:span></text:p>
      <text:p text:style-name="P14"><text:span text:style-name="T10">Доверительный интервал для коэффициента </text:span><text:span text:style-name="T61"></text:span><text:span text:style-name="T59">1.</text:span><text:span text:style-name="T10"> Доверительный интервал для коэффициента </text:span><text:span text:style-name="T61"></text:span><text:span text:style-name="T59">0.</text:span></text:p>
      <text:p text:style-name="P14"><text:span text:style-name="T17">1.2.4 Основные понятия дисперсионного анализа.</text:span></text:p>
      <text:p text:style-name="P14"><text:span text:style-name="T10">Фундаментальное уравнение дисперсионного анализа. Число степеней свободы. <text:s/>Таблица дисперсионного анализа. Источники вариации зависимой переменной. Исследование уравнения регрессии.</text:span></text:p>
      <text:p text:style-name="P14"><text:span text:style-name="T17">1.2.5 Множественная линейная регрессия.</text:span></text:p>
      <text:p text:style-name="P14"><text:span text:style-name="T10">Векторные уравнения регрессии. Система нормальных уравнений в векторной форме. Свойства оценки вектора параметров регрессии. Проверка адекватности модели. Принцип дополнительной суммы квадратов.</text:span></text:p>
      <text:p text:style-name="P14"><text:span text:style-name="T17">2.6 Последовательный регрессионный анализ.</text:span></text:p>
      <text:p text:style-name="P14"><text:span text:style-name="T10">Частный и последовательный <text:s/></text:span><text:span text:style-name="T19">F</text:span><text:span text:style-name="T10"> – критерий. Проверка общей линейной гипотезы в регрессионных моделях. </text:span><text:span text:style-name="T19">Статистика для проверки гипотез. Остаточная сумма квадратов. Анализ остатков.</text:span></text:p>
      <text:list xml:id="list161028804026226" text:continue-numbering="true" text:style-name="WWNum20">
        <text:list-item>
          <text:p text:style-name="P25"><text:span text:style-name="T22">Примерная тематика практических занятий.</text:span></text:p>
        </text:list-item>
      </text:list>
      <text:p text:style-name="P14"><text:span text:style-name="T10">Обработка экспериментальных данных методом наименьших квадратов,</text:span></text:p>
      <text:p text:style-name="P14"><text:span text:style-name="T10">Применение критерия </text:span><text:span text:style-name="T10"><draw:frame draw:style-name="fr2" text:anchor-type="as-char" svg:width="0.582cm" svg:height="0.661cm" draw:z-index="94"><draw:object xlink:href="./Object 8" xlink:type="simple" xlink:show="embed" xlink:actuate="onLoad"/><draw:image xlink:href="./ObjectReplacements/Object 8" xlink:type="simple" xlink:show="embed" xlink:actuate="onLoad"/></draw:frame></text:span><text:span text:style-name="T10">для проверки согласованности теоретического и статистического распределения экспериментальных данных.</text:span></text:p>
      <text:p text:style-name="P33"/>
      <text:p text:style-name="P14"><text:span text:style-name="T17">Лекция 13. Теория решения изобретательских задач. Анализ задачи. Определение идеального конечного результата и физического противоречия.</text:span></text:p>
      <text:p text:style-name="P14"><text:span text:style-name="T17"><text:s text:c="5"/></text:span><text:span text:style-name="T10">Алгоритм решения изобретательских задач (АРИЗ-85-В).</text:span></text:p>
      <text:p text:style-name="P26"><text:soft-page-break/><text:span text:style-name="T10">Алгоритм АРИЗ-85-В опробован на многих задачах - практически на всем фонде задач, используемом при обучении ТРИЗ. Забывая об этом, иногда "с ходу" предлагают усовершенствования, основанные на опыте решения одной задачи. Для этой одной задачи предлагаемые изменения может быть и хороши (допустим!), но, облегчая решение одной задачи, они, как правило, затрудняют решение всех других.</text:span></text:p>
      <text:p text:style-name="P14"><text:span text:style-name="T10">Любое предложение желательно вначале испытать вне АРИЗ. После введения в АРИЗ каждое изменение должно быть опробовано разбором как минимум 20-25 достаточно трудных задач. </text:span></text:p>
      <text:p text:style-name="P14"><text:span text:style-name="T10">АРИЗ постоянно совершенствуется и потому нуждается в притоке новых идей, но эти идеи должны быть сначала тщательно проверены. </text:span></text:p>
      <text:p text:style-name="P14"><text:span text:style-name="T10">В целом алгоритм состоит из следующих частей:</text:span></text:p>
      <text:p text:style-name="P14"><text:span text:style-name="T10">Часть 1.Анализ задачи.</text:span></text:p>
      <text:p text:style-name="P14"><text:span text:style-name="T10">Часть 2.Анализ модели задачи.</text:span></text:p>
      <text:p text:style-name="P14"><text:span text:style-name="T10">Часть 3.Определение идеального конечного результата (ИКР) и физического противоречия (ФП).</text:span></text:p>
      <text:p text:style-name="P14"><text:span text:style-name="T10">Часть 4.Мобилизация и применение вещественно-полевых ресурсов (ВПР). </text:span></text:p>
      <text:p text:style-name="P14"><text:span text:style-name="T10">Часть 5.Применение информационного фонда. </text:span></text:p>
      <text:p text:style-name="P14"><text:span text:style-name="T10">Часть 6.Изменение или замена задачи. </text:span></text:p>
      <text:p text:style-name="P14"><text:span text:style-name="T10">Часть 7.Анализ способа устранения ФП </text:span></text:p>
      <text:p text:style-name="P14"><text:span text:style-name="T10">Часть 8. Применение полученного ответа. </text:span></text:p>
      <text:p text:style-name="P14"><text:span text:style-name="T10">Часть 9. Анализ хода решения. </text:span></text:p>
      <text:p text:style-name="P14"><text:span text:style-name="T18">Часть 1. Анализ задачи</text:span><text:span text:style-name="T10">. </text:span></text:p>
      <text:p text:style-name="P14"><text:span text:style-name="T10">Основная цель первой части АРИЗ - переход от расплывчатой изобретательской ситуации к четко построенной и предельно простой схеме (модели) задачи. Предлагается следующая пошаговая реализация такого перехода.</text:span></text:p>
      <text:p text:style-name="P14"><text:span text:style-name="T10">Шаг 1.1. Условия мини-задачи.</text:span></text:p>
      <text:p text:style-name="P14"><text:span text:style-name="T10">Шаг 1.2. Конфликтующая пара: изделие и инструмент. </text:span></text:p>
      <text:p text:style-name="P14"><text:span text:style-name="T10">Шаг 1.3. Графические схемы технического противоречия ТП-1 и ТП-2. </text:span></text:p>
      <text:p text:style-name="P14"><text:span text:style-name="T10">Шаг 1.4. Что является главным производственным процессом? </text:span></text:p>
      <text:p text:style-name="P14"><text:span text:style-name="T10">Шаг 1.5. Усилить конфликт. </text:span></text:p>
      <text:p text:style-name="P14"><text:span text:style-name="T10">Шаг 1.6. Формулировка модели задачи. </text:span></text:p>
      <text:p text:style-name="P14"><text:span text:style-name="T10">Шаг 1.7. Применение стандартов.</text:span></text:p>
      <text:p text:style-name="P14"><text:span text:style-name="T10">Рассмотрим более подробно выполнение шагов.</text:span></text:p>
      <text:p text:style-name="P14"><text:span text:style-name="T10">ШАГ 1.1. Записать условия мини-задачи (без специальных терминов) по следующей форме: </text:span></text:p>
      <text:p text:style-name="P14"><text:span text:style-name="T10">Техническая система: </text:span></text:p>
      <text:p text:style-name="P14"><text:span text:style-name="T10">для (указать назначение) ;</text:span></text:p>
      <text:p text:style-name="P14"><text:span text:style-name="T10">включает (перечислить основные части системы). </text:span></text:p>
      <text:p text:style-name="P14"><text:span text:style-name="T10">Техническое противоречие 1 (ТП-1): </text:span></text:p>
      <text:p text:style-name="P14"><text:span text:style-name="T10">(указать). </text:span></text:p>
      <text:p text:style-name="P14"><text:span text:style-name="T10">Техническое противоречие 2 (ТП-2): </text:span></text:p>
      <text:p text:style-name="P14"><text:span text:style-name="T10">(указать). </text:span></text:p>
      <text:p text:style-name="P14"><text:span text:style-name="T10">Необходимо при минимальных изменениях в системе </text:span></text:p>
      <text:p text:style-name="P14"><text:soft-page-break/><text:span text:style-name="T10">(указать результат, который должен быть получен). </text:span></text:p>
      <text:p text:style-name="P14"><text:span text:style-name="T17">Часть 2.</text:span><text:span text:style-name="T10">Анализ модели задачи</text:span></text:p>
      <text:p text:style-name="P14"><text:span text:style-name="T10">Цель второй части АРИЗ - учет имеющихся ресурсов, которые можно использовать при решении задачи: ресурсов пространств, времени, веществ и полей. </text:span></text:p>
      <text:p text:style-name="P14"><text:span text:style-name="T10">Рассмотрим более подробно выполнение шагов:</text:span></text:p>
      <text:p text:style-name="P14"><text:span text:style-name="T10">Шаг 2.1. Определить оперативную зону (ОЗ). </text:span></text:p>
      <text:p text:style-name="P14"><text:span text:style-name="T10">Шаг 2.2. Определить оперативное время. </text:span></text:p>
      <text:p text:style-name="P14"><text:span text:style-name="T10">Шаг 2.3. Определить вещественно-полевые ресурсы (ВПР).</text:span></text:p>
      <text:p text:style-name="P14"><text:span text:style-name="T26">Примечание.</text:span></text:p>
      <text:p text:style-name="P14"><text:span text:style-name="T10"><text:s/>8.</text:span><text:span text:style-name="T26">В простейшем случае оперативная зона (ОЗ) - это пространство, в пределах которого возникает конфликт, указанный в модели задачи. </text:span></text:p>
      <text:p text:style-name="P14"><text:span text:style-name="T10">ПРИМЕР. </text:span></text:p>
      <text:p text:style-name="P14"><text:span text:style-name="T10">В задаче об антенне ОЗ - пространство, ранее занимаемое молниеотводом, т.е. мысленно выделенный "пустой" стержень, "пустой" столб. </text:span></text:p>
      <text:p text:style-name="P14"><text:span text:style-name="T10">ШАГ 2.2. Определить оперативное время. </text:span></text:p>
      <text:p text:style-name="P14"><text:span text:style-name="T17">Часть 3. Идеальный конечный результат.</text:span></text:p>
      <text:p text:style-name="P14"><text:span text:style-name="T10">В результате применения АРИЗ должен сформироваться образ идеального решения (ИКР). Определяется также и физическое противоречие (ФП), мешающее достижению ИКР. Не всегда возможно достичь идеального решения. Но ИКР указывает направление на наиболее сильный ответ. </text:span></text:p>
      <text:p text:style-name="P14"><text:span text:style-name="T10">Рассмотрим более подробно выполнение шагов</text:span><text:span text:style-name="T42">:</text:span></text:p>
      <text:p text:style-name="P14"><text:span text:style-name="T10">Шаг 3.1. Формулировка идеального конечного результата (ИКР-1).</text:span></text:p>
      <text:p text:style-name="P14"><text:span text:style-name="T10">Шаг 3.2. Усиление формулировки ИКР-1.</text:span></text:p>
      <text:p text:style-name="P14"><text:span text:style-name="T10">Шаг 3.3. Формулировка физического противоречия (ФП) на макроуровне. </text:span></text:p>
      <text:p text:style-name="P14"><text:span text:style-name="T10">Шаг 3.4. Формулировка физического противоречия на микроуровне.</text:span></text:p>
      <text:p text:style-name="P14"><text:span text:style-name="T10">Шаг 3.5. Формулировка идеального конечного результата (ИКР-2).</text:span></text:p>
      <text:p text:style-name="P14"><text:span text:style-name="T10">Шаг 3.6. Применение стандартов.</text:span></text:p>
      <text:p text:style-name="P14"><text:span text:style-name="T10">ШАГ 3.1. Записать формулировку ИКР-1: икс-элемент, абсолютно не усложняя систему и не вызывая вредных явлений, устраняет (указать вредное действие) в течение оперативного времени (ОВ) в пределах оперативной зоны (ОЗ), сохраняя способность инструмента совершать (указать полезное действие). </text:span></text:p>
      <text:p text:style-name="P14"><text:span text:style-name="T10">Общая формулировка ИКР: приобретение полезного качества или устранение вредного качества, не должно сопровождаться ухудшением других качеств (или появлением вредного качества). </text:span></text:p>
      <text:p text:style-name="P14"><text:span text:style-name="T10">ШАГ 3.2. Усилить формулировку ИКР-1 дополнительным требованием: в систему нельзя вводить новые вещества и поля, необходимо использовать </text:span></text:p>
      <text:p text:style-name="P14"><text:span text:style-name="T10">вещественно-полевые ресурсы <text:s/>(ВПР). </text:span></text:p>
      <text:p text:style-name="P14"><text:span text:style-name="T10">Наличие разных ВПР обуславливает существование четырех линий дальнейшего анализа. Практически условия задачи обычно сокращают часть</text:span><text:span text:style-name="T42"> </text:span><text:span text:style-name="T10">линий. При решении мини-задачи достаточно вести анализ до получения идеи ответа: если идея получена, например, на "линии инструмента", можно не проверять другие линии. При решении макси-задачи целесообразно проверить все существующие в данном случае линии, т. е., получив ответ, например, на </text:span><text:soft-page-break/><text:span text:style-name="T10">"линии инструмента", следует проверить также линии внешней среды, побочных ВПР и изделия. </text:span></text:p>
      <text:p text:style-name="P14"><text:span text:style-name="T10">При обучении АРИЗ последовательный анализ постепенно заменяется параллельным: вырабатывается умение переносить идею ответа с одной линии на другую. Это - так называемое, "многоэкранное мышление": умение одновременно видеть изменения в надсистеме, системе и подсистемах. </text:span></text:p>
      <text:p text:style-name="P14"><text:span text:style-name="T10">ВНИМАНИЕ! </text:span></text:p>
      <text:p text:style-name="P14"><text:span text:style-name="T10">Решение задачи сопровождается ломкой старых представлений. Возникают новые представления, с трудом отражаемые словами. Как, например, обозначить свойства краски растворяться, не растворяясь (красить, не крася...)? </text:span></text:p>
      <text:p text:style-name="P14"><text:span text:style-name="T10">При работе с АРИЗ записи надо вести простыми, не техническими, даже "детскими" словами, всячески избегая специальных терминов (они увеличивают психологическую инерцию). </text:span></text:p>
      <text:p text:style-name="P14"><text:span text:style-name="T10">ШАГ 3.3. Записать формулировку физического противоречия на макроуровне: оперативная зона в течении оперативного времени должна (указать физическое макросостояние), например, "быть горячей", чтобы выполнять (указать одно из конфликтующих действий), и не должна (указать противоположное физическое макросостояние), например, "быть холодной", чтобы выполнять (указать другое конфликтующее действие или требование). </text:span></text:p>
      <text:p text:style-name="P14"><text:span text:style-name="T10">ВНИМАНИЕ! </text:span></text:p>
      <text:p text:style-name="P14"><text:span text:style-name="T10">При решении задачи по АРИЗ ответ формируется постепенно, как бы "проявляется". Опасно прерывать решение при первом намеке на ответ и "закреплять" еще не вполне готовый ответ. Решение по АРИЗ должно быть доведено до конца. </text:span></text:p>
      <text:p text:style-name="P14"><text:span text:style-name="T10">ШАГ 3.4. Записать формулировку физического противоречия на микроуровне: в оперативной зоне должны быть частицы вещества (указать их физическое состояние или действие), чтобы обеспечить (указать требуемое по 3.3. макросостояние), и не должны быть такие частицы (или должны быть частицы с противоположным состоянием или действием), чтобы обеспечить (указать требуемое по 3.3. другое макросостояние). </text:span></text:p>
      <text:p text:style-name="P14"><text:span text:style-name="T10">ВНИМАНИЕ! </text:span></text:p>
      <text:p text:style-name="P14"><text:span text:style-name="T10">Три первые части АРИЗ существенно перестраивают исходную задачу. Итог этой перестройки подводит шаг 3.5. Составляя формулировку ИКР-2, мы одновременно получаем новую задачу - физическую. В дальнейшем надо решать именно эту задачу. </text:span></text:p>
      <text:p text:style-name="P14"><text:span text:style-name="T10">ШАГ 3.5. Записать формулировку идеального конечного результата ИКР-2: оперативная зона (указать) в течение оперативного времени (указать) должна сама обеспечивать (указать противоположные физические макро- или микросостояния). </text:span></text:p>
      <text:p text:style-name="P14"><text:span text:style-name="T10">ПРИМЕР </text:span></text:p>
      <text:p text:style-name="P14"><text:span text:style-name="T10">Нейтральные молекулы в столбе воздуха должны сами превращаться в свободные заряды при разряде молнии, а после разряда молнии свободные заряды должны сами превращаться в нейтральные молекулы. </text:span></text:p>
      <text:p text:style-name="P14"><text:soft-page-break/><text:span text:style-name="T10">Смысл новой задачи: на время разряда молнии в столбе воздуха - в отличие от окружающего воздуха - должны сами собой появляться свободные заряды; тогда столб ионизированного воздуха сработает как "молниеотвод" и "притянет" молнию к себе; после разряда молнии свободные заряды в столбе воздуха должны сами собой вновь стать нейтральными молекулами. Для решения этой задачи достаточно знать физику 9-го класса... </text:span></text:p>
      <text:p text:style-name="P14"><text:span text:style-name="T10">ШАГ 3.6. Проверить возможность применения системы стандартов к решению физической задачи, сформулированной в виде ИКР-2. Если задача не решена, перейти к четвертой части АРИЗ. </text:span></text:p>
      <text:p text:style-name="P14"><text:span text:style-name="T10">Если задача решена, можно перейти к седьмой части АРИЗ, хотя и в этом случае рекомендуется продолжить анализ по четвертой части. </text:span></text:p>
      <text:p text:style-name="P36"/>
      <text:p text:style-name="P14"><text:span text:style-name="T17">Лекция 14.Мобилизация и применение вещественно-полевых ресурсов (ВПР). </text:span></text:p>
      <text:p text:style-name="P14"><text:span text:style-name="T10"><text:s/>Определить вещественно-полевые ресурсы (ВПР) рассматриваемой системы, внешней среды и изделия. Составить список ВПР. </text:span></text:p>
      <text:p text:style-name="P14"><text:span text:style-name="T26">Примечания.</text:span></text:p>
      <text:p text:style-name="P14"><text:span text:style-name="T10"><text:s/>14.</text:span><text:span text:style-name="T26">Вещественно-полевые ресурсы (ВПР) - это вещества и поля, которые уже имеются или могут быть легко получены по условиям задачи. </text:span></text:p>
      <text:p text:style-name="P14"><text:span text:style-name="T10">ВПР бывают трех видов: </text:span></text:p>
      <text:p text:style-name="P14"><text:span text:style-name="T10">1. Внутрисистемные:</text:span></text:p>
      <text:p text:style-name="P14"><text:span text:style-name="T10">а) ВПР инструмента; </text:span></text:p>
      <text:p text:style-name="P14"><text:span text:style-name="T10">б) ВПР изделия; </text:span></text:p>
      <text:p text:style-name="P14"><text:span text:style-name="T10">2. Внесистемные: </text:span></text:p>
      <text:p text:style-name="P14"><text:span text:style-name="T10">а) ВПР среды, специфической именно для данной задачи, например, вода в задаче о частицах в жидкости оптической чистоты; </text:span></text:p>
      <text:p text:style-name="P14"><text:span text:style-name="T10">б) ВПР, общие для любой внешней среды, "фоновые" поля, например, гравитационные, магнитное поле Земли. </text:span></text:p>
      <text:p text:style-name="P14"><text:span text:style-name="T10">3. Надсистемные: </text:span></text:p>
      <text:p text:style-name="P14"><text:span text:style-name="T10">а) Отходы посторонней системы (если такая система доступна по условию задачи); </text:span></text:p>
      <text:p text:style-name="P14"><text:span text:style-name="T10">б) "Копеечные" - очень дешевые посторонние элементы, стоимостью которых можно пренебречь. </text:span></text:p>
      <text:p text:style-name="P14"><text:span text:style-name="T10">При решении конкретной мини-задачи желательно получить результат при минимальном расходовании ВПР. Поэтому целесообразно использовать, в первую очередь, внутрисистемные ВПР, затем внесистемные ВПР и, в последнюю очередь, надсистемные ВПР. При развитии же полученного ответа и при решении задач на прогнозирование (т. е. макси-задач), целесообразно задействовать максимум различных ВПР. </text:span></text:p>
      <text:p text:style-name="P14"><text:span text:style-name="T26">Примечание</text:span><text:span text:style-name="T46">.</text:span></text:p>
      <text:p text:style-name="P14"><text:span text:style-name="T42"><text:s/></text:span><text:span text:style-name="T10">15.</text:span><text:span text:style-name="T26">Как известно, изделие - неизменяемый элемент. Какие же ресурсы могут быть в изделии? Изделие действительно нельзя изменять, т. е. нецелесообразно менять при решении мини-задачи. </text:span></text:p>
      <text:p text:style-name="P14"><text:span text:style-name="T26">Но иногда изделие может: </text:span></text:p>
      <text:p text:style-name="P14"><text:soft-page-break/><text:span text:style-name="T26">а) изменяться само; </text:span></text:p>
      <text:p text:style-name="P14"><text:span text:style-name="T26">б) допускать расходование (т. е. изменение) какой-то части, когда его (изделия) в целом неограниченно много (например, ветер и т.д.); </text:span></text:p>
      <text:p text:style-name="P14"><text:span text:style-name="T26">в) допускать переход в надсистему (кирпич не меняется, но меняется дом); </text:span></text:p>
      <text:p text:style-name="P14"><text:span text:style-name="T26">г) допускать использование микроуровневых структур; </text:span></text:p>
      <text:p text:style-name="P14"><text:span text:style-name="T26">д) допускать соединение с "ничем", т.е. с пустотой; </text:span></text:p>
      <text:p text:style-name="P14"><text:span text:style-name="T26">е) допускать изменение на время. </text:span></text:p>
      <text:p text:style-name="P14"><text:span text:style-name="T26">Таким образом, изделие входит в ВПР лишь в тех сравнительно редких случаях, когда его можно легко менять, не меняя. </text:span></text:p>
      <text:p text:style-name="P14"><text:span text:style-name="T26"><text:s/>ВПР - это имеющиеся ресурсы. Их выгодно использовать в первую очередь. Если они окажутся недостаточными, можно привлечь другие вещества и поля. Анализ ВПР на шаге 2.3 является предварительным. </text:span></text:p>
      <text:p text:style-name="P14"><text:span text:style-name="T10">Ранее - на шаге 2.3. - были определены имеющиеся ВПР, которые можно использовать бесплатно. Четвертая часть АРИЗ включает планомерные операции по увеличению ресурсов: рассматриваются производные ВПР, получаемые почти бесплатно путем минимальных изменений имеющихся ВПР. Шаги 3.3. - 3.5. начали переход от задачи к ответу, основанному на использовании физики; четвертая часть АРИЗ продолжает эту линию. </text:span></text:p>
      <text:p text:style-name="P14"><text:span text:style-name="T10">Рассмотрим более подробно выполнение шагов:</text:span></text:p>
      <text:p text:style-name="P14"><text:span text:style-name="T10">Шаг 4.1. Моделирование "маленькими человечками" (ММЧ). </text:span></text:p>
      <text:p text:style-name="P14"><text:span text:style-name="T10">Шаг 4.2. "Шаг назад от ИКР".</text:span></text:p>
      <text:p text:style-name="P14"><text:span text:style-name="T10">Шаг 4.3. Применение смеси ресурсных веществ. </text:span></text:p>
      <text:p text:style-name="P14"><text:span text:style-name="T10">Шаг 4.4. Замена имеющихся ресурсных веществ. </text:span></text:p>
      <text:p text:style-name="P14"><text:span text:style-name="T10">Шаг 4.5. Применение веществ, производных от ресурсных.</text:span></text:p>
      <text:p text:style-name="P14"><text:span text:style-name="T10">Шаг 4.6. Введение электрического поля. </text:span></text:p>
      <text:p text:style-name="P14"><text:span text:style-name="T10">Шаг 4.7. Введение пары "поле - добавка вещества, отзывающегося на поле". </text:span></text:p>
      <text:p text:style-name="P14"><text:span text:style-name="T10">Правило 4. Каждый вид частиц, находясь в одном физическом состоянии, должен выполнять одну функцию. Если частицы А не справляются с действиями 1 и 2, надо ввести частицы Б; частицы А выполняют действие 1, а частицы Б действие 2. </text:span></text:p>
      <text:p text:style-name="P14"><text:span text:style-name="T10">Правило 5. Введенные частицы Б можно разделить на две группы Б-1 и Б-2. Это позволяет "бесплатно" - за счет взаимодействия между уже имеющимися частицами Б - получить новое действие - 3. </text:span></text:p>
      <text:p text:style-name="P14"><text:span text:style-name="T10">Правило 6. Разделение частиц на группы выгодно и в тех случаях, когда в системе должны быть только частицы А: одну группу частиц А оставляют в прежнем состоянии, у другой группы меняют главный для данной задачи параметр. </text:span></text:p>
      <text:p text:style-name="P14"><text:span text:style-name="T10">Правило 7. Разделенные или введенные частицы после отработки должны стать неотличимыми друг от друга или от ранее имевшихся частиц. </text:span></text:p>
      <text:p text:style-name="P14"><text:span text:style-name="T26">Примечание.</text:span></text:p>
      <text:p text:style-name="P14"><text:span text:style-name="T26">16.Правила 4-7 относятся ко всем шагам четвертой части АРИЗ</text:span><text:span text:style-name="T10">. </text:span></text:p>
      <text:p text:style-name="P14"><text:span text:style-name="T10">ШАГ 4.1. Метод ММЧ. </text:span></text:p>
      <text:p text:style-name="P14"><text:span text:style-name="T10">а) используя метод ММЧ (моделирования "маленькими человечками" (ММЧ) построить схему конфликта; </text:span></text:p>
      <text:p text:style-name="P14"><text:soft-page-break/><text:span text:style-name="T10">б) изменить схему А так, чтобы "маленькие человечки" действовали, не вызывая конфликта; </text:span></text:p>
      <text:p text:style-name="P14"><text:span text:style-name="T10">в) перейти к технической схеме. </text:span></text:p>
      <text:p text:style-name="P14"><text:span text:style-name="T26">Примечания.</text:span></text:p>
      <text:p text:style-name="P14"><text:span text:style-name="T10"><text:s/>17.</text:span><text:span text:style-name="T26">Метод моделирования "маленькими человечками" (метод ММЧ) состоит в том, что конфликтующие требования схематически представляют в виде условного рисунка (или нескольких последовательных рисунков), на котором действует большое число "маленьких человечков" (группа, несколько групп, "толпа"). Изображать в виде "маленьких человечков" следует только изменяемые части модели задачи (инструмент, икс-элемент). </text:span></text:p>
      <text:p text:style-name="P14"><text:span text:style-name="T26">18."Конфликтующие требования" - это конфликт из модели задачи или противоположные физические состояния, указанные на шаге 3.5. вероятно, лучше последнее, но пока нет четких правил перехода от физической задачи (3.5) к ММЧ, легче рисовать "конфликт" в модели задачи. </text:span></text:p>
      <text:p text:style-name="P14"><text:span text:style-name="T10">Шаг 4.1(б) часто можно выполнить, совместив на одном рисунке два изображения: плохое действие и хорошее действие. Если события развиваются во времени, целесообразно сделать несколько последовательных рисунков. </text:span></text:p>
      <text:p text:style-name="P14"><text:span text:style-name="T10">ВНИМАНИЕ! </text:span></text:p>
      <text:p text:style-name="P14"><text:span text:style-name="T10">Здесь часто совершают ошибку, ограничиваясь беглыми, небрежными рисунками. </text:span></text:p>
      <text:p text:style-name="P14"><text:span text:style-name="T10">Хорошие рисунки: </text:span></text:p>
      <text:p text:style-name="P14"><text:span text:style-name="T10">а) выразительны и понятны без слов; </text:span></text:p>
      <text:p text:style-name="P14"><text:span text:style-name="T10">б) дают дополнительную информацию о ФП, указывая в общем виде пути его устранения. </text:span></text:p>
      <text:p text:style-name="P14"><text:span text:style-name="T42"><text:s/></text:span><text:span text:style-name="T10">Шаг 4.1. - вспомогательный. Он нужен, чтобы перед мобилизацией ВПР нагляднее представить что, собственно, должны делать частицы вещества в оперативной зоне и близ нее. Метод ММЧ позволяет отчетливее увидеть идеальное действие ("что надо сделать") без физики ("как это сделать"). Благодаря этому снимается психологическая инерция, фокусируется работа воображения. Таким образом, ММЧ - метод психологический. Но моделирование "маленькими человечками" осуществляется с учетом законов развития технических систем. Поэтому ММЧ нередко приводит к техническому решению задачи. Прерывать решение в этом случае не надо, мобилизация ВПР обязательно должна быть проведена. </text:span></text:p>
      <text:p text:style-name="P14"><text:span text:style-name="T10">ВНИМАНИЕ! </text:span></text:p>
      <text:p text:style-name="P14"><text:span text:style-name="T10">Цель мобилизации ресурсов при решении мини-задачи не в том, чтобы использовать все ресурсы. Цель иная - при минимальном расходе ресурсов получить один максимально сильный ответ. </text:span></text:p>
      <text:p text:style-name="P14"><text:span text:style-name="T10">ШАГ 4.2. Если из условий задачи известно, какой должна быть готовая система, и задача сводится к определению способа получения этой системы, можно использовать метод "шаг назад от ИКР". Изображают готовую систему, а затем вносят в рисунок минимальное демонтирующее изменение. </text:span></text:p>
      <text:p text:style-name="P14"><text:soft-page-break/><text:span text:style-name="T10">Например, если в ИКР две детали соприкасаются, то при минимальном отступлении от ИКР между деталями надо показать зазор. Возникает новая задача (микро-задача): как устранить дефект? </text:span></text:p>
      <text:p text:style-name="P14"><text:span text:style-name="T10">Разрешение такой микро-задачи обычно не вызывает затруднений и часто подсказывает способ решения общей задачи. </text:span></text:p>
      <text:p text:style-name="P14"><text:span text:style-name="T10">ШАГ 4.3. Определить, решается ли задача применением смеси ресурсных веществ. </text:span></text:p>
      <text:p text:style-name="P14"><text:span text:style-name="T26">Примечания.</text:span></text:p>
      <text:p text:style-name="P14"><text:span text:style-name="T26">19.Если бы для решения могли быть использованы ресурсные вещества (в том виде, в каком они даны) задача, скорее всего, не возникла или была бы решена автоматически. Обычно нужны новые вещества, но введение их связано с усложнением системы, появлением побочных вредных факторов и т.д. Суть работы с ВПР в четвертой части АРИЗ в том, чтобы обойти это противоречие и ввести новые вещества, не вводя их. </text:span></text:p>
      <text:p text:style-name="P14"><text:span text:style-name="T10"><text:s/>Шаг 4.3. состоит (в простейшем случае) в переходе от двух моновеществ к неоднородному бивеществу</text:span><text:span text:style-name="T26">. </text:span></text:p>
      <text:p text:style-name="P14"><text:span text:style-name="T10">Может возникнуть вопрос: возможен ли переход от моновещества к однородному бивеществу или поливеществу? Аналогичный переход от системы к однородной бисистеме или полисистеме применяется очень широко (отражен в стандарте 3.1.1). Но в этом стандарте речь идет об объединении систем, а на шаге 4.3. рассматривается объединение веществ. При объединении двух одинаковых систем возникает новая система. А при объединении двух "кусков" вещества происходит простое увеличение количества. </text:span></text:p>
      <text:p text:style-name="P14"><text:span text:style-name="T10">Один из механизмов образования новой системы при объединении одинаковых систем состоит в том, что в объединенной системе сохраняются границы между объединившимися системами. Так, если моносистема - лист, то полисистема - блокнот, а не один очень толстый лист. Но сохранение границ требует введения второго (граничного) вещества (пусть это будет даже пустота). Отсюда шаг 4.4. - создание неоднородной квазиполисистемы, в которой роль второго - граничного вещества играет пустота. Правда, пустота - необычный партнер. При смешивании вещества и пустоты границы не всегда видны. Но новое качество появляется, а именно это и нужно. </text:span></text:p>
      <text:p text:style-name="P14"><text:span text:style-name="T10">ШАГ 4.4. Определить, решается ли задача заменой имеющихся ресурсных веществ пустотой или смесью ресурсных веществ с пустотой. </text:span></text:p>
      <text:p text:style-name="P14"><text:span text:style-name="T10">ПРИМЕР.</text:span></text:p>
      <text:p text:style-name="P14"><text:span text:style-name="T10">Смесь воздуха и пустоты - это воздух под пониженным давлением. Из курса физики 9-ого класса известно, что при уменьшении давления газа, уменьшается и напряжение, необходимое для возникновения разряда. Теперь ответ на задачу об антенне получен практически полностью. </text:span></text:p>
      <text:p text:style-name="P14"><text:span text:style-name="T10">Авторское свидетельство № 177 497: "Молниеотвод, отличающийся тем, что, с целью придания ему свойства радиопрозрачности, он выполнен в виде изготовленной из диэлектрического материала герметически закрытой трубы, давление воздуха в которой выбрано из условия наименьших газоразрядных градиентов, вызываемых электрическим полем развивающейся молнии". </text:span></text:p>
      <text:p text:style-name="P14"><text:soft-page-break/><text:span text:style-name="T26">Примечание.</text:span></text:p>
      <text:p text:style-name="P14"><text:span text:style-name="T10"><text:s/>20.</text:span><text:span text:style-name="T26">Пустота – исключительно важный вещественный ресурс. Она всегда имеется в неограниченном количестве, предельно дешева, легко смешивается с имеющимися веществами, образуя, например, полые и пористые структуры, пену, пузырьки и т.д. </text:span></text:p>
      <text:p text:style-name="P14"><text:span text:style-name="T26">Пустота – это не обязательно вакуум. Если вещество твердое, пустота в нем может быть заполнена жидкостью или газом. Если вещество жидкое, пустота может быть газовым пузырьком. Для вещественных структур определенного уровня пустотой являются структуры нижних уровней. Так для кристаллической решетки пустотой являются отдельные молекулы, для молекул отдельные атомы и т.д. </text:span></text:p>
      <text:p text:style-name="P14"><text:span text:style-name="T10">ШАГ 4.5. Определить, решается ли задача применением веществ, производных от ресурсных (или применением смеси этих производных веществ с «пустотой»).</text:span></text:p>
      <text:p text:style-name="P14"><text:span text:style-name="T26">Примечание. </text:span></text:p>
      <text:p text:style-name="P14"><text:span text:style-name="T10"><text:s/>21.</text:span><text:span text:style-name="T26">Производные ресурсные вещества получают изменением агрегатного состояния имеющихся ресурсных веществ. Если, например, ресурсное вещество жидкость, к производным относятся лед и пар. Производными считаются и продукты разложения ресурсных веществ. Так, для воды производными будут водород и кислород. Для многокомпонентных веществ производные - их компоненты. Производными являются также вещества, образующие при разложении или сгорании ресурсные вещества. </text:span></text:p>
      <text:p text:style-name="P14"><text:span text:style-name="T10">Правило 8. Если для решения задачи нужны частицы вещества (например, ионы), а непосредственное их получение невозможно по условиям задачи, требуемые частицы надо получить разрушением вещества более высокого структурного уровня (например, молекул). </text:span></text:p>
      <text:p text:style-name="P14"><text:span text:style-name="T10">Правило 9. Если для решения задачи нужны частицы вещества (например, молекулы) и невозможно получить их непосредственно или по правилу 8, требуемые частицы надо получать достройкой или объединением частиц более низкого структурного уровня (например, ионов). </text:span></text:p>
      <text:p text:style-name="P14"><text:span text:style-name="T10">Правило 10. При применении правила 8 простейший путь - разрушение ближайшего вышестоящего "целого" или "избыточного" (отрицательные ионы) уровня, а при применении правила 9 простейший путь - достройка ближайшего нижестоящего "нецелого" уровня. </text:span></text:p>
      <text:p text:style-name="P14"><text:span text:style-name="T26">Примечание. </text:span></text:p>
      <text:p text:style-name="P14"><text:span text:style-name="T26"><text:s/>22.Вещество представляет собой многоуровневую иерархическую систему. С достаточной для практических целей точностью иерархию уровней можно представить так: </text:span></text:p>
      <text:p text:style-name="P14"><text:span text:style-name="T26">- минимальное обработанное вещество (простейшее техновещество, например, проволока); </text:span></text:p>
      <text:p text:style-name="P14"><text:span text:style-name="T26">- "сверхмолекулы": кристаллические решетки, полимеры, ассоциации молекул; </text:span></text:p>
      <text:p text:style-name="P14"><text:span text:style-name="T26">- сложные молекулы; </text:span></text:p>
      <text:p text:style-name="P14"><text:span text:style-name="T26">- молекулы; </text:span></text:p>
      <text:p text:style-name="P14"><text:span text:style-name="T26">- части молекул, группы атомов; </text:span></text:p>
      <text:p text:style-name="P14"><text:soft-page-break/><text:span text:style-name="T26">- атомы; </text:span></text:p>
      <text:p text:style-name="P14"><text:span text:style-name="T26">- части атомов; </text:span></text:p>
      <text:p text:style-name="P14"><text:span text:style-name="T26">- элементарные частицы; </text:span></text:p>
      <text:p text:style-name="Standard"><text:span text:style-name="T26">- поля. </text:span></text:p>
      <text:p text:style-name="P14"><text:span text:style-name="T10">Суть правила 8: новое вещество можно получить обходным путем разрушением более крупных структур ресурсных веществ или таких веществ, которые могут быть введены в систему. </text:span></text:p>
      <text:p text:style-name="P14"><text:span text:style-name="T10">Суть правила 9: возможен и другой путь - достройка менее крупных структур. </text:span></text:p>
      <text:p text:style-name="P14"><text:span text:style-name="T10">Суть правила 10: разрушать выгоднее "целые частицы (молекулы, атомы), поскольку нецелые частицы (положительные ионы) уже частично разрушены и сопротивляются дальнейшему разрушению; достраивать, наоборот, выгоднее нецелые частицы, стремящиеся к восстановлению. </text:span></text:p>
      <text:p text:style-name="P14"><text:span text:style-name="T10">Правила 8-10: указывают эффективные пути получения производных ресурсных веществ из "недр" уже имеющихся или легко вводимых веществ. Правила наводят на физэффект, необходимый в том или ином конкретном случае. </text:span></text:p>
      <text:p text:style-name="P14"><text:span text:style-name="T10">ШАГ 4.6. Определить, решается ли задача введением вместо вещества электрического поля или взаимодействия двух электрических полей. </text:span></text:p>
      <text:p text:style-name="P14"><text:span text:style-name="T10">ПРИМЕР. </text:span></text:p>
      <text:p text:style-name="P14"><text:span text:style-name="T10">Известен способ разрыва труб скручиванием (а. с. №182671). При скручивании трубы приходится механически зажимать, это вызывает их деформацию. Предложено возбуждать крутящий момент в самой трубе – за счет электродинамических сил (а.с. №342759). </text:span></text:p>
      <text:p text:style-name="P14"><text:span text:style-name="T26">Примечание. </text:span></text:p>
      <text:p text:style-name="P14"><text:span text:style-name="T26">23.Если использование ресурсных веществ - имеющихся и производных - недопустимо по условиям задачи, надо использовать электроны - подвижные (ток) или неподвижные. Электроны - "вещество", которое всегда есть в имеющемся объекте. К тому же, электроны - вещество в сочетании с полем, что обеспечивает высокую управляемость. </text:span></text:p>
      <text:p text:style-name="P14"><text:span text:style-name="T10">ШАГ 4.7. Определить, решается ли задача применением пары "поле - добавка вещества, отзывающегося на поле" (например, "магнитное поле - ферровещество", "ультрафиолет - люминофор", "тепловое поле - металл с памятью формы" и т.д.) </text:span></text:p>
      <text:p text:style-name="P14"><text:span text:style-name="T26">Примечание.</text:span></text:p>
      <text:p text:style-name="P14"><text:span text:style-name="T10">24. </text:span><text:span text:style-name="T26">На шаге 2.3 рассмотрены уже имеющиеся ВПР. Шаги 4.3-4.5 относятся к ВПР, производным от имеющихся. Шаг 4.6 - частичный отход от имеющихся и производных ВПР: вводят "посторонние" поля. Шаг 4.7 - еще одно отступление: вводят "посторонние" вещества и поля. </text:span></text:p>
      <text:p text:style-name="P14"><text:span text:style-name="T10">Решение мини-задачи тем идеальнее, чем меньше затраты ВПР. Однако, не каждая задача решается при малом расходе ВПР. Иногда приходится отступать, вводя "посторонние" вещества и поля. Делать это надо только при действительной необходимости, если никак нельзя обойтись наличным ВПР. </text:span></text:p>
      <text:p text:style-name="P14"><text:span text:style-name="T10"><text:s text:c="4"/></text:span></text:p>
      <text:p text:style-name="P14"><text:soft-page-break/><text:span text:style-name="T10"><text:s/></text:span><text:span text:style-name="T17">Лекция 15. Способы устранения физического противоречия.</text:span></text:p>
      <text:p text:style-name="P14"><text:span text:style-name="T18">ШАГ 5.3. </text:span><text:span text:style-name="T10">Рассмотреть возможность устранения физического противоречия с помощью типовых преобразований (таблица 2 "Разрешение физических противоречий").</text:span></text:p>
      <text:p text:style-name="P14"><text:span text:style-name="T18">Правило 11. </text:span><text:span text:style-name="T10">Пригодны только те решения, которые совпадают с ИКР или практически близки к нему. </text:span></text:p>
      <text:p text:style-name="P14"><text:span text:style-name="T18">ШАГ 5.4. </text:span><text:span text:style-name="T10">Применение "Указателя физэффектов".</text:span></text:p>
      <text:p text:style-name="P14"><text:span text:style-name="T10">§ 1. ФИЗИЧЕСКИЕ ЭФФЕКТЫ И ЯВЛЕНИЯ, ИХ ПРИМЕНЕНИЕ ПРИ РЕШЕНИИ ТЕХНИЧЕСКИХ ЗАДАЧ</text:span></text:p>
      <text:p text:style-name="P14"><text:span text:style-name="T10">Физический объект, подвергающийся воздействию, включает в себя широкий класс материальных тел (твердые, жидкие, газо­образные вещества, их сочетания, а также элементарные частицы, ионы, молекулы, атомы и т. д.).</text:span></text:p>
      <text:p text:style-name="P14"><text:span text:style-name="T10">Результат, собственно эффект, получается самый разнообраз­ный: электрический ток, движение, расщепление спектральных ли­ний, электромагнитное поле, изменение псевдоплотности жидкости, оптическая анизотропия и т. д. Взаимосвязь эффекта и воздей­ствия может быть выражена математической формулой.</text:span></text:p>
      <text:p text:style-name="P14"><text:span text:style-name="T10">Процесс сбора информации разбивают на три основных этапа: выявление эффекта; установление ограничений; выбор физиче­ской модели.</text:span></text:p>
      <text:p text:style-name="P14"><text:span text:style-name="T10">Собранную информацию о каждом физическом эффекте удобно систематизировать в виде таблицы (карты), содержащей следую­щие сведения:</text:span></text:p>
      <text:p text:style-name="P14"><text:span text:style-name="T10">название эффекта и его шифр;</text:span></text:p>
      <text:p text:style-name="P14"><text:span text:style-name="T10">физические объекты;</text:span></text:p>
      <text:p text:style-name="P14"><text:span text:style-name="T10">тип воздействия;</text:span></text:p>
      <text:p text:style-name="P14"><text:span text:style-name="T10">характеристика воздействия;</text:span></text:p>
      <text:p text:style-name="P14"><text:span text:style-name="T10">результат воздействия (эффект);</text:span></text:p>
      <text:p text:style-name="P14"><text:span text:style-name="T10">характеристика результата воздействия;</text:span></text:p>
      <text:p text:style-name="P14"><text:span text:style-name="T10">модель физического эффекта;</text:span></text:p>
      <text:p text:style-name="P14"><text:span text:style-name="T10">описание сущности физического эффекта (по литературным источникам);</text:span></text:p>
      <text:p text:style-name="P14"><text:span text:style-name="T10">применение физического эффекта (области техники, где он ис­пользуется или возможно его использование);</text:span></text:p>
      <text:p text:style-name="P14"><text:span text:style-name="T10">литература.</text:span></text:p>
      <text:p text:style-name="P14"><text:span text:style-name="T10">Результаты воздействия физических эффектов, имеющихся в фонде, позволяют сформулировать и составить список функций, ко­торые могут быть реализованы с их помощью (функции представ­лены в обобщенном виде: нагревание, расширение, колебание, электризация, перемещение и т. д.).</text:span></text:p>
      <text:p text:style-name="P14"><text:span text:style-name="T10">Наиболее простой и удобной формой справочника, применяе­мого в качестве инструмента в практическом изобретательстве, яв­ляется указатель, составленный в форме таблицы, он содержит ко­лонки с названием требуемого действия (например: понижение температуры) и с соответствующими ему названиями физиче­ских эффектов (например: эффект Ранка, магнитокалорический эффект и т. д.).</text:span></text:p>
      <text:p text:style-name="P14"><text:soft-page-break/><text:span text:style-name="T10"><text:s/>Вариант такого указателя представлен табл. 11. Успешно использовать его можно при хорошем знании физики, когда по названию эффекта понимают его сущность.</text:span></text:p>
      <text:p text:style-name="P14"><text:span text:style-name="T10">Указатель (табл. 11) позволяет решать прямые изобретатель­ские задачи и полезен на этапе поиска идеи решения после того, как сформулированы условия задачи, идеальный результат, выяв­лены техническое и физическое противоречия и определено в об­щем действие, необходимое для разрешения противоречия. </text:span></text:p>
      <text:p text:style-name="P14"><text:span text:style-name="T10">Таблица 11. Применение некоторых физических и физико-химических эффектов и явлений при решении технических задач</text:span></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4"><text:span text:style-name="T19">Требуемое действие, свойство</text:span></text:p>
          </table:table-cell>
          <table:table-cell table:style-name="Таблица8.B1" office:value-type="string">
            <text:p text:style-name="P14"><text:span text:style-name="T10">Физическое явление, эффект, фактор, способ</text:span></text:p>
          </table:table-cell>
        </table:table-row>
        <table:table-row table:style-name="Таблица8.1">
          <table:table-cell table:style-name="Таблица8.A2" office:value-type="string">
            <text:p text:style-name="P14"><text:span text:style-name="T19">Изменение темпе­ратуры</text:span></text:p>
            <text:p text:style-name="P14"><text:span text:style-name="T19"> </text:span></text:p>
          </table:table-cell>
          <table:table-cell table:style-name="Таблица8.B2" office:value-type="string">
            <text:p text:style-name="P14"><text:span text:style-name="T10">Тепловое расширение и вызванное им изменение собствен­ной частоты колебаний. Эффект Зеебека. Эффект Пельтье. Термоэлектрические явления. Спектр излучения. Изменение оптических, электрических, магнитных свойств веществ. </text:span><text:span text:style-name="T19">Переход через точку Кюри. Эффекты Гопкинса и Баркхаузена</text:span></text:p>
          </table:table-cell>
        </table:table-row>
        <table:table-row table:style-name="Таблица8.3">
          <table:table-cell table:style-name="Таблица8.A2" office:value-type="string">
            <text:p text:style-name="P14"><text:span text:style-name="T19">Понижение тем­пературы</text:span></text:p>
            <text:p text:style-name="P14"><text:span text:style-name="T19"> </text:span></text:p>
          </table:table-cell>
          <table:table-cell table:style-name="Таблица8.B2" office:value-type="string">
            <text:p text:style-name="P14"><text:span text:style-name="T10">Фазовые переходы. Эффект Джоуля — Томсона. Эффект Ранка. Магнитокалорический эффект. Эффект Риги — Ледю-ка. Эффект Пельтье. </text:span><text:span text:style-name="T19">Термоэлектрические явления. Явления переноса. Эффект Дюфура. Эндотермические реакции. </text:span></text:p>
          </table:table-cell>
        </table:table-row>
        <table:table-row table:style-name="Таблица8.1">
          <table:table-cell table:style-name="Таблица8.A2" office:value-type="string">
            <text:p text:style-name="P14"><text:span text:style-name="T19">Повышение тем­пературы</text:span></text:p>
            <text:p text:style-name="P14"><text:span text:style-name="T19"> </text:span></text:p>
          </table:table-cell>
          <table:table-cell table:style-name="Таблица8.B2" office:value-type="string">
            <text:p text:style-name="P14"><text:span text:style-name="T10">Фазовые переходы. Эффект Джоуля—Томсона. Эффект Ранка. Магнитокалорический эффект. Эффект Риги — Ле-дюка. Эффект Пельтье. </text:span><text:span text:style-name="T19">Термоэлектрические явления. Явле­ния переноса. Эффект Дюфура. Эндотермические реак­ции.</text:span></text:p>
          </table:table-cell>
        </table:table-row>
        <table:table-row table:style-name="Таблица8.1">
          <table:table-cell table:style-name="Таблица8.A2" office:value-type="string">
            <text:p text:style-name="P14"><text:span text:style-name="T19">Стабилизация температуры</text:span></text:p>
          </table:table-cell>
          <table:table-cell table:style-name="Таблица8.B2" office:value-type="string">
            <text:p text:style-name="P14"><text:span text:style-name="T10">Фазовые переходы (в том числе переход через точку Кю­ри)</text:span></text:p>
          </table:table-cell>
        </table:table-row>
        <table:table-row table:style-name="Таблица8.1">
          <table:table-cell table:style-name="Таблица8.A2" office:value-type="string">
            <text:p text:style-name="P14"><text:span text:style-name="T19">Индикация положения и переме­щения объекта</text:span></text:p>
            <text:p text:style-name="P14"><text:span text:style-name="T19"> </text:span></text:p>
          </table:table-cell>
          <table:table-cell table:style-name="Таблица8.B2" office:value-type="string">
            <text:p text:style-name="P14"><text:span text:style-name="T10">Введение меток-веществ, преобразующих внешние поля (люминофоры) или создающих свои поля (ферромагнетики) и потому легко обнаруживаемых. Отражение и испускание света. Фотоэффект. Деформация. Рентгеновское и радиоак­тивное излучение. Люминесценция. Изменение электрических и магнитных полей. Электрические разряды. Эффект Доп­лера.</text:span></text:p>
          </table:table-cell>
        </table:table-row>
        <table:table-row table:style-name="Таблица8.1">
          <table:table-cell table:style-name="Таблица8.A2" office:value-type="string">
            <text:p text:style-name="P14"><text:span text:style-name="T19">Управление пе­ремещением объ­ектов</text:span></text:p>
            <text:p text:style-name="P14"><text:span text:style-name="T19"> </text:span></text:p>
          </table:table-cell>
          <table:table-cell table:style-name="Таблица8.B2" office:value-type="string">
            <text:p text:style-name="P14"><text:span text:style-name="T10">Действие магнитным полем на объект или на ферромагне­тик, соединенный с объектом. Действие электрическим по­лем на заряженный объект. Передача давления жидкостя­ми и газами. </text:span><text:span text:style-name="T19">Механические колебания. Центробежные си­лы. Тепловое расширение. Световое давление </text:span></text:p>
          </table:table-cell>
        </table:table-row>
        <text:soft-page-break/>
        <table:table-row table:style-name="Таблица8.1">
          <table:table-cell table:style-name="Таблица8.A2" office:value-type="string">
            <text:p text:style-name="P14"><text:span text:style-name="T10">Управление дви­жением жидкости и газа</text:span></text:p>
          </table:table-cell>
          <table:table-cell table:style-name="Таблица8.B2" office:value-type="string">
            <text:p text:style-name="P14"><text:span text:style-name="T10">Капиллярность. Осмос. Эффект Томса. Эффект Бернулли. Волновое движение. Центробежные силы. Эффект Вайссен-берга. </text:span><text:span text:style-name="T19">Эффект Соре</text:span></text:p>
          </table:table-cell>
        </table:table-row>
        <table:table-row table:style-name="Таблица8.1">
          <table:table-cell table:style-name="Таблица8.A2" office:value-type="string">
            <text:p text:style-name="P14"><text:span text:style-name="T10">Управление по­токами аэрозолей (пыль, дым, туман)</text:span></text:p>
          </table:table-cell>
          <table:table-cell table:style-name="Таблица8.B2" office:value-type="string">
            <text:p text:style-name="P14"><text:span text:style-name="T10">Электризация. Электрические и магнитные поля. </text:span><text:span text:style-name="T19">Давление света</text:span></text:p>
            <text:p text:style-name="P14"><text:span text:style-name="T19"> </text:span></text:p>
          </table:table-cell>
        </table:table-row>
        <table:table-row table:style-name="Таблица8.1">
          <table:table-cell table:style-name="Таблица8.A2" office:value-type="string">
            <text:p text:style-name="P14"><text:span text:style-name="T19">Перемешивание смесей. Образование растворов</text:span></text:p>
          </table:table-cell>
          <table:table-cell table:style-name="Таблица8.B2" office:value-type="string">
            <text:p text:style-name="P14"><text:span text:style-name="T10">Ультразвук. Кавитация. Диффузия. Эффект Соре. Элект­рические поля. Магнитное поле в сочетании с ферромагнит­ным веществом. </text:span><text:span text:style-name="T19">Электрофорез. Солюбилизация </text:span></text:p>
          </table:table-cell>
        </table:table-row>
        <table:table-row table:style-name="Таблица8.1">
          <table:table-cell table:style-name="Таблица8.A2" office:value-type="string">
            <text:p text:style-name="P14"><text:span text:style-name="T19">Разделение смесей</text:span></text:p>
            <text:p text:style-name="P14"><text:span text:style-name="T19"> </text:span></text:p>
          </table:table-cell>
          <table:table-cell table:style-name="Таблица8.B2" office:value-type="string">
            <text:p text:style-name="P14"><text:span text:style-name="T10">Электро- и магнитосепарация. Изменение кажущейся плот­ности жидкости-разделителя под действием электрических и магнитных полей. </text:span><text:span text:style-name="T19">Центробежные силы. Сорбция. Диф­фузия. Осмос.</text:span></text:p>
          </table:table-cell>
        </table:table-row>
        <table:table-row table:style-name="Таблица8.1">
          <table:table-cell table:style-name="Таблица8.A2" office:value-type="string">
            <text:p text:style-name="P14"><text:span text:style-name="T19">Стабилизация положения объ­екта</text:span></text:p>
          </table:table-cell>
          <table:table-cell table:style-name="Таблица8.B2" office:value-type="string">
            <text:p text:style-name="P14"><text:span text:style-name="T10">Электрические и магнитные поля. Фиксация в жидкостях, твердеющих в магнитном и электрическом полях. </text:span><text:span text:style-name="T19">Гироско­пический эффект</text:span></text:p>
          </table:table-cell>
        </table:table-row>
        <table:table-row table:style-name="Таблица8.1">
          <table:table-cell table:style-name="Таблица8.A2" office:value-type="string">
            <text:p text:style-name="P14"><text:span text:style-name="T10">Силовое воздейст­вие. Регулирование сил. Создание больших давлений</text:span></text:p>
          </table:table-cell>
          <table:table-cell table:style-name="Таблица8.B2" office:value-type="string">
            <text:p text:style-name="P14"><text:span text:style-name="T10">Реактивное движение. Действие магнитным полем через ферромагнитное вещество. Фазовые переходы. Тепловое расширение. Центробежные силы. Изменение гидростатиче­ских сил путем изменения кажущейся плотности магнитной или электропроводной жидкости в магнитном поле. </text:span><text:span text:style-name="T19">Приме­нение взрывчатых веществ. Электрогидравлический эффект. Оптико-гидравлический эффект. Осмос</text:span></text:p>
          </table:table-cell>
        </table:table-row>
        <table:table-row table:style-name="Таблица8.1">
          <table:table-cell table:style-name="Таблица8.A2" office:value-type="string">
            <text:p text:style-name="P14"><text:span text:style-name="T19">Изменение трения</text:span></text:p>
          </table:table-cell>
          <table:table-cell table:style-name="Таблица8.B2" office:value-type="string">
            <text:p text:style-name="P14"><text:span text:style-name="T10">Эффект Джонсона — Рабека. Воздействие излучений. </text:span><text:span text:style-name="T19">Явле­ние Крагельского. Колебания</text:span></text:p>
          </table:table-cell>
        </table:table-row>
        <table:table-row table:style-name="Таблица8.1">
          <table:table-cell table:style-name="Таблица8.A2" office:value-type="string">
            <text:p text:style-name="P14"><text:span text:style-name="T19">Разрушение объ­екта</text:span></text:p>
            <text:p text:style-name="P14"><text:span text:style-name="T19"> </text:span></text:p>
          </table:table-cell>
          <table:table-cell table:style-name="Таблица8.B2" office:value-type="string">
            <text:p text:style-name="P14"><text:span text:style-name="T10">Электрические заряды. Электрогидравлический эффект. Ре­зонанс. Ультразвук. Кавитация. Деформация. Эффект Ребиндера. Индуцированное излучение. Фазовые переходы. Температурный градиент. Быстропротекающие химические реакции. Взрыв.</text:span></text:p>
          </table:table-cell>
        </table:table-row>
        <table:table-row table:style-name="Таблица8.1">
          <table:table-cell table:style-name="Таблица8.A2" office:value-type="string">
            <text:p text:style-name="P14"><text:span text:style-name="T10">Аккумулирование механической и тепловой энергии</text:span></text:p>
          </table:table-cell>
          <table:table-cell table:style-name="Таблица8.B2" office:value-type="string">
            <text:p text:style-name="P14"><text:span text:style-name="T10">Упругие деформации. Гироскопический эффект. Фазовые переходы. </text:span><text:span text:style-name="T19">Энергия химических реакций</text:span></text:p>
          </table:table-cell>
        </table:table-row>
        <table:table-row table:style-name="Таблица8.1">
          <table:table-cell table:style-name="Таблица8.A2" office:value-type="string">
            <text:p text:style-name="P14"><text:span text:style-name="T10">Передача энергии:</text:span></text:p>
            <text:p text:style-name="P14"><text:span text:style-name="T10">механической</text:span></text:p>
            <text:p text:style-name="P14"><text:span text:style-name="T10">тепловой</text:span></text:p>
            <text:p text:style-name="P14"><text:span text:style-name="T10">лучистой</text:span></text:p>
            <text:p text:style-name="P14"><text:span text:style-name="T10">электрической</text:span></text:p>
          </table:table-cell>
          <table:table-cell table:style-name="Таблица8.B2" office:value-type="string">
            <text:p text:style-name="P14"><text:span text:style-name="T10">Деформации. Колебания. Эффект Александрова. Волновое движение, в том числе ударные волны. Излучения. Тепло­проводность. Эффект Зеебека. Конвекция. Явление отраже­ния света (световоды). Индуцированное излучение. </text:span><text:span text:style-name="T19">Элект­ромагнитная индукция. Сверхпроводимость. Энергия хими­ческих реакций</text:span></text:p>
          </table:table-cell>
        </table:table-row>
        <table:table-row table:style-name="Таблица8.1">
          <table:table-cell table:style-name="Таблица8.A2" office:value-type="string">
            <text:p text:style-name="P14"><text:span text:style-name="T10">Установление </text:span><text:soft-page-break/><text:span text:style-name="T10">взаимодействия между подвиж­ным (меняющимся) и неподвижным (неменяющимся) объектами</text:span></text:p>
          </table:table-cell>
          <table:table-cell table:style-name="Таблица8.B2" office:value-type="string">
            <text:p text:style-name="P14"><text:span text:style-name="T10">Использование электромагнитных полей. Использование </text:span><text:soft-page-break/><text:span text:style-name="T10">потоков жидкостей и газов</text:span></text:p>
            <text:p text:style-name="P14"><text:span text:style-name="T19"> </text:span></text:p>
          </table:table-cell>
        </table:table-row>
        <table:table-row table:style-name="Таблица8.1">
          <table:table-cell table:style-name="Таблица8.A2" office:value-type="string">
            <text:p text:style-name="P14"><text:span text:style-name="T19">Измерение раз­меров объекта</text:span></text:p>
          </table:table-cell>
          <table:table-cell table:style-name="Таблица8.B2" office:value-type="string">
            <text:p text:style-name="P14"><text:span text:style-name="T10">Измерение собственной частоты колебаний. Нанесение и считывание магнитных и электрических меток. </text:span><text:span text:style-name="T19">Измерение электрического сопротивления и других электромагнитных параметров</text:span></text:p>
          </table:table-cell>
        </table:table-row>
        <table:table-row table:style-name="Таблица8.1">
          <table:table-cell table:style-name="Таблица8.A2" office:value-type="string">
            <text:p text:style-name="P14"><text:span text:style-name="T19">Изменение раз­меров объектов</text:span></text:p>
          </table:table-cell>
          <table:table-cell table:style-name="Таблица8.B2" office:value-type="string">
            <text:p text:style-name="P14"><text:span text:style-name="T10">Тепловое расширение. Деформации. Магнитоэлектрострикция. Пьезоэлектрический эффект. </text:span><text:span text:style-name="T19">Эффект термической па­мяти. Гидрирование металлов. Окисление. Фазовые пере­ходы</text:span></text:p>
          </table:table-cell>
        </table:table-row>
        <table:table-row table:style-name="Таблица8.1">
          <table:table-cell table:style-name="Таблица8.A2" office:value-type="string">
            <text:p text:style-name="P14"><text:span text:style-name="T10">Контроль состоя­ния и свойств по­верхности</text:span></text:p>
          </table:table-cell>
          <table:table-cell table:style-name="Таблица8.B2" office:value-type="string">
            <text:p text:style-name="P14"><text:span text:style-name="T10">Электрические разряды. Отражение света. Электронная эмиссия. </text:span><text:span text:style-name="T19">Муаровый эффект. Излучения</text:span></text:p>
          </table:table-cell>
        </table:table-row>
        <table:table-row table:style-name="Таблица8.1">
          <table:table-cell table:style-name="Таблица8.A2" office:value-type="string">
            <text:p text:style-name="P14"><text:span text:style-name="T19">Изменение поверх­ностных свойств</text:span></text:p>
          </table:table-cell>
          <table:table-cell table:style-name="Таблица8.B2" office:value-type="string">
            <text:p text:style-name="P14"><text:span text:style-name="T10">Трение. Наклеп. Адсорбция. Диффузия. Эффект Баушингера. Термообработка. Электрические разряды. Механиче­ские и акустические колебания. </text:span><text:span text:style-name="T19">Ультрафиолетовое излуче­ние. Химическая и химико-термическая обработка</text:span></text:p>
          </table:table-cell>
        </table:table-row>
        <table:table-row table:style-name="Таблица8.1">
          <table:table-cell table:style-name="Таблица8.A2" office:value-type="string">
            <text:p text:style-name="P14"><text:span text:style-name="T10">Контроль состоя­ния и свойств в объеме</text:span></text:p>
          </table:table-cell>
          <table:table-cell table:style-name="Таблица8.B2" office:value-type="string">
            <text:p text:style-name="P14"><text:span text:style-name="T10">Введение меток-веществ, преобразующих внешние поля (люминофоры) или создающих свои поля (ферромагнети­ки), зависящие от состояния и свойств исследуемого ве­щества, Изменение удельного электрического сопротивления в зависимости от изменения структуры и свойств объекта. Взаимодействие со светом. Электро- и магнитооптические явления. Поляризованный свет. Рентгеновские радиоактив­ные излучения. Электронный парамагнитный и ядерный магнитный резонансы. Магнитоупругий эффект. Переход через точку Кюри. Эффекты Гопкинса и Баркхаузена. Из­мерение собственной частоты колебаний объекта. Ультра­звук. Эффект Мсссбауэра. Эффект Холла</text:span></text:p>
          </table:table-cell>
        </table:table-row>
        <table:table-row table:style-name="Таблица8.1">
          <table:table-cell table:style-name="Таблица8.A2" office:value-type="string">
            <text:p text:style-name="P14"><text:span text:style-name="T19">Изменение объ­емных свойств объекта</text:span></text:p>
            <text:p text:style-name="P14"><text:span text:style-name="T19"> </text:span></text:p>
          </table:table-cell>
          <table:table-cell table:style-name="Таблица8.B2" office:value-type="string">
            <text:p text:style-name="P14"><text:span text:style-name="T10">Изменение свойств жидкости (кажущейся плотности, вяз­кости) под действием электрических и магнитных полей. Введение ферромагнитного вещества и действие магнитным полем. Тепловое воздействие. Фазовые переходы. Ионизация под действием электрического поля. Ультрафиолетовое, рентгеновское, радиоактивное излучение. Деформация. Диффузия. Электрические и </text:span><text:soft-page-break/><text:span text:style-name="T10">магнитные поля. Эффект Баушингера. Термоэлектрические, термомагнитные и магнитооп­тические эффекты. </text:span><text:span text:style-name="T19">Кавитация. Фотохромный эффект. Внут­ренний фотоэффект.</text:span></text:p>
          </table:table-cell>
        </table:table-row>
        <table:table-row table:style-name="Таблица8.1">
          <table:table-cell table:style-name="Таблица8.A2" office:value-type="string">
            <text:p text:style-name="P14"><text:span text:style-name="T10">Создание задан­ной структуры. Стабилизация структуры объекта </text:span></text:p>
            <text:p text:style-name="P14"><text:span text:style-name="T19"> </text:span></text:p>
          </table:table-cell>
          <table:table-cell table:style-name="Таблица8.B2" office:value-type="string">
            <text:p text:style-name="P14"><text:span text:style-name="T10">Интерференция волн. Стоячие волны. Муаровый эффект. Магнитные поля. Фазовые переходы. Механические и аку­стические колебания. </text:span><text:span text:style-name="T19">Кавитация</text:span></text:p>
          </table:table-cell>
        </table:table-row>
        <table:table-row table:style-name="Таблица8.1">
          <table:table-cell table:style-name="Таблица8.A2" office:value-type="string">
            <text:p text:style-name="P14"><text:span text:style-name="T10">Индикация элект­рических и маг­нитных полей</text:span></text:p>
          </table:table-cell>
          <table:table-cell table:style-name="Таблица8.B2" office:value-type="string">
            <text:p text:style-name="P14"><text:span text:style-name="T10">Осмос. Электризация тел. Электрические разряды. Пьезо и сегнетоэлектрические эффекты. Электреты. Электронная эмиссия. Электрооптические явления. Эффекты Гопкинса и Баркхаузена. Эффект Холла. </text:span><text:span text:style-name="T19">Ядерный магнитный резонанс. Гиромагнитные и магнитооптические явления</text:span></text:p>
          </table:table-cell>
        </table:table-row>
        <table:table-row table:style-name="Таблица8.1">
          <table:table-cell table:style-name="Таблица8.A2" office:value-type="string">
            <text:p text:style-name="P14"><text:span text:style-name="T19">Индикация из­лучения</text:span></text:p>
          </table:table-cell>
          <table:table-cell table:style-name="Таблица8.B2" office:value-type="string">
            <text:p text:style-name="P14"><text:span text:style-name="T10">Оптико-акустический эффект. Тепловое расширение. </text:span><text:span text:style-name="T19">Фото­эффект. Люминесценция. Фотопластический эффект</text:span></text:p>
          </table:table-cell>
        </table:table-row>
        <table:table-row table:style-name="Таблица8.1">
          <table:table-cell table:style-name="Таблица8.A2" office:value-type="string">
            <text:p text:style-name="P14"><text:span text:style-name="T19">Генерация элект­ромагнитного из­лучения</text:span></text:p>
          </table:table-cell>
          <table:table-cell table:style-name="Таблица8.B2" office:value-type="string">
            <text:p text:style-name="P14"><text:span text:style-name="T10">Эффект Джозефсона. Явление индуцированного излучения. Туннельный эффект. Люминесценция. Эффект Ганна. </text:span><text:span text:style-name="T19">Эф­фект Черенкова. Эффект Зеемана</text:span></text:p>
          </table:table-cell>
        </table:table-row>
        <table:table-row table:style-name="Таблица8.1">
          <table:table-cell table:style-name="Таблица8.A2" office:value-type="string">
            <text:p text:style-name="P14"><text:span text:style-name="T19">Управление элект­ромагнитными полями</text:span></text:p>
            <text:p text:style-name="P14"><text:span text:style-name="T19"> </text:span></text:p>
          </table:table-cell>
          <table:table-cell table:style-name="Таблица8.B2" office:value-type="string">
            <text:p text:style-name="P14"><text:span text:style-name="T10">Экранирование. Изменение состояния среды, например, уве­личение или уменьшение ее электропроводимости. </text:span><text:span text:style-name="T19">Изме­нение формы поверхностей тел, взаимодействующих с поля­ми. Пинч-эффект</text:span></text:p>
          </table:table-cell>
        </table:table-row>
        <table:table-row table:style-name="Таблица8.1">
          <table:table-cell table:style-name="Таблица8.A2" office:value-type="string">
            <text:p text:style-name="P14"><text:span text:style-name="T10">Управление потоками света. Модуляция света</text:span></text:p>
          </table:table-cell>
          <table:table-cell table:style-name="Таблица8.B2" office:value-type="string">
            <text:p text:style-name="P14"><text:span text:style-name="T10">Преломление и отражение света, Электро- и магнитоопти­ческие явления. Фотоупругость. Эффекты Керра и Фарадея. Эффект Ганка. Эффект Франца—Келдыша</text:span></text:p>
          </table:table-cell>
        </table:table-row>
        <table:table-row table:style-name="Таблица8.1">
          <table:table-cell table:style-name="Таблица8.A2" office:value-type="string">
            <text:p text:style-name="P14"><text:span text:style-name="T10">Инициирование и интенсификация химических превращений</text:span></text:p>
          </table:table-cell>
          <table:table-cell table:style-name="Таблица8.B2" office:value-type="string">
            <text:p text:style-name="P14"><text:span text:style-name="T10">Ультразвук. Кавитация. Ультрафиолетовое, рентгеновское, радиоактивные излучения. </text:span><text:span text:style-name="T19">Электрические разряды. Удар­ные волны. Нагрев. Мицеллярный катализ</text:span></text:p>
          </table:table-cell>
        </table:table-row>
      </table:table>
      <text:p text:style-name="P14"><text:span text:style-name="T10">Можно решать и обратную задачу («на применение»): для кон­кретного физического эффекта находят техническую задачу, в ко­торой с его помощью устраняется какой-либо недостаток, разре­шается техническое противоречие.</text:span></text:p>
      <text:p text:style-name="P14"><text:span text:style-name="T10">Например, автор электрогидравлического эффекта Л. А. Юткин значительную часть своей творческой жизни посвятил поиску тех­нических задач, решаемых на основе этого открытия. В настоящее время имеется огромное количество изобретений, основанных на эффекте Юткина, созданных как самим автором, так и другими исследователями (зарегистрировано более тысячи авторских сви­детельств).</text:span></text:p>
      <text:p text:style-name="P14"><text:soft-page-break/><text:span text:style-name="T10">При решении задач такого типа удобно пользоваться указате­лем эффектов, составленным в форме: «физический эффект—воз­можное применение, получаемое действие».</text:span></text:p>
      <text:p text:style-name="P14"><text:span text:style-name="T19"> </text:span><text:span text:style-name="T10">ЧАСТЬ 6. ИЗМЕНЕНИЕ ИЛИ ЗАМЕНА ЗАДАЧИ </text:span></text:p>
      <text:p text:style-name="P14"><text:span text:style-name="T10">Простые задачи решаются буквальным преодолением ФП, например, разделением противоречивых свойств во времени или в пространстве. Решение сложных задач обычно связано с изменением смысла задачи - снятием первоначальных ограничений, психологической инерцией и до решения кажущихся самоочевидными. Например, увеличения скорости "ледокола" достигается переходом к "ледоНЕколу". Вечная "краска" оказывается не краской в буквальном смысле слова, а пузырьками газа, возникающими при электролизе. Для правильного понимания задачи необходимо ее сначала решить: изобретательские задачи не могут быть сразу поставлены точно. Процесс решения, в сущности, есть процесс корректировки задачи. </text:span></text:p>
      <text:p text:style-name="P14"><text:span text:style-name="T10">Рассмотрим более подробно выполнение шагов:</text:span></text:p>
      <text:p text:style-name="P14"><text:span text:style-name="T10">Шаг 6.1. Переход от физического ответа к техническому решению.</text:span></text:p>
      <text:p text:style-name="P14"><text:span text:style-name="T10">Шаг 6.2. Проверка формулировки задачи на сочетание нескольких задач? </text:span></text:p>
      <text:p text:style-name="P14"><text:span text:style-name="T10">Шаг 6.3. Изменение задачи. </text:span></text:p>
      <text:p text:style-name="P14"><text:span text:style-name="T10">Шаг 6.4. Переформулировка мини-задачи </text:span></text:p>
      <text:p text:style-name="P14"><text:span text:style-name="T18">ШАГ 6.1. </text:span><text:span text:style-name="T10">Если задача решена, перейти от физического ответа к техническому: сформулировать способ и дать принципиальную схему устройства, осуществляющего этот способ. </text:span></text:p>
      <text:p text:style-name="P14"><text:span text:style-name="T18">ШАГ 6.2. </text:span><text:span text:style-name="T10">Если ответа нет, проверить - не является ли формулировка 1.1 сочетанием нескольких разных задач. В этом случае следует изменить 1.1, выделив отдельные задачи для поочередного решения (обычно достаточно решить одну главную задачу). </text:span></text:p>
      <text:p text:style-name="P14"><text:span text:style-name="T18">ШАГ 6.3. </text:span><text:span text:style-name="T10">Если ответа нет, изменить задачу, выбрав на шаге 1.4 другое ТП. </text:span></text:p>
      <text:p text:style-name="P14"><text:span text:style-name="T18">ШАГ 6.4. </text:span><text:span text:style-name="T10">Если ответа нет, вернуться к шагу 1.1. и заново сформулировать мини-задачу, отнеся ее к надсистеме. При необходимости такое возвращение совершают несколько раз - с переходом к наднадсистеме и т.д. </text:span></text:p>
      <text:p text:style-name="P14"><text:span text:style-name="T10">ЧАСТЬ 7. АНАЛИЗ СПОСОБА УСТРАНЕНИЯ ФП </text:span></text:p>
      <text:p text:style-name="P14"><text:span text:style-name="T10">Главная цель седьмой части АРИЗ - проверка качества полученного ответа. Физическое противоречие должно быть устранено почти идеально, "без ничего". Лучше потратить 2-3 часа на получение нового - более сильного - ответа, чем потом полжизни бороться за плохо внедряемую слабую идею. </text:span></text:p>
      <text:p text:style-name="P14"><text:span text:style-name="T10">Рассмотрим более подробно выполнение шагов:</text:span></text:p>
      <text:p text:style-name="P14"><text:span text:style-name="T10">Шаг 7.1. Контроль ответа </text:span></text:p>
      <text:p text:style-name="P14"><text:span text:style-name="T10">Шаг 7.2. Предварительная оценка полученного решения</text:span></text:p>
      <text:p text:style-name="P14"><text:span text:style-name="T10">Шаг 7.3. Проверка формальной новизны </text:span></text:p>
      <text:p text:style-name="P14"><text:span text:style-name="T10">Шаг 7.4. Оценка возникнающих при внедрении идеи подзадач</text:span></text:p>
      <text:p text:style-name="P14"><text:span text:style-name="T18">ШАГ 7.1. </text:span><text:span text:style-name="T10">Контроль ответа. Рассмотреть вводимые вещества и поля. Можно ли не вводить новые вещества и поля, использовав ВПР - имеющиеся и производные? Можно ли использовать саморегулируемые вещества? Ввести соответствующие поправки в технический ответ. </text:span></text:p>
      <text:p text:style-name="P14"><text:soft-page-break/><text:span text:style-name="T18">Примечание </text:span></text:p>
      <text:p text:style-name="P14"><text:span text:style-name="T18">43. </text:span><text:span text:style-name="T10">Саморегулируемые (в условиях данной задачи) вещества - это такие вещества, которые определенным образом меняют свои физические параметры при изменении внешних условий, например, теряют магнитные свойства при нагревании выше точки Кюри. Применение саморегулируемых веществ позволяет менять состояние системы или проводить в ней измерения без дополнительных устройств. </text:span></text:p>
      <text:p text:style-name="P14"><text:span text:style-name="T18">ШАГ 7.2. </text:span><text:span text:style-name="T10">Провести предварительную оценку полученного решения. </text:span></text:p>
      <text:p text:style-name="P14"><text:span text:style-name="T10">Контрольные вопросы: </text:span></text:p>
      <text:p text:style-name="P14"><text:span text:style-name="T10">а) Обеспечивает ли полученное решение выполнение главного требования ИКР-1 ("Элемент сам...")? </text:span></text:p>
      <text:p text:style-name="P14"><text:span text:style-name="T10">б) Какое физическое противоречие устранено (и устранено ли) полученным решением? </text:span></text:p>
      <text:p text:style-name="P14"><text:span text:style-name="T10">в) Содержит ли полученная система хотя бы один хорошо управляемый элемент? Какой именно? Как осуществлять управление? </text:span></text:p>
      <text:p text:style-name="P14"><text:span text:style-name="T10">г) Годится ли решение, найденное для "одноцикловой" модели задачи в реальных условиях со многими циклами? </text:span></text:p>
      <text:p text:style-name="P14"><text:span text:style-name="T10">Если полученное решение не удовлетворяет хотя бы одному из контрольных вопросов, вернуться к 1.1. </text:span></text:p>
      <text:p text:style-name="P14"><text:span text:style-name="T10">ШАГ 7.3. Проверить (по патентным данным) формальную новизну полученного решения. </text:span></text:p>
      <text:p text:style-name="P14"><text:span text:style-name="T10">ШАГ 7.4. Какие подзадачи возникнут при технической разработке полученной идеи? Записать возможные подзадачи - изобретательские, конструкторские, расчетные, организационные. </text:span></text:p>
      <text:p text:style-name="P14"><text:span text:style-name="T17">Лекция 16. Оформление результатов научного исследования.</text:span></text:p>
      <text:p text:style-name="P14"><text:bookmark-start text:name="_Toc36994811"/><text:span text:style-name="T10">2.1. Выбор темы</text:span><text:bookmark-end text:name="_Toc36994811"/></text:p>
      <text:p text:style-name="P14"><text:span text:style-name="T10">Выбор темы для диссертации имеет исключительно большое значение. Практика показывает, что правильно выбрать те­му — это значит наполовину обеспечить успешное ее выпол­нение. При выборе темы очень важно учитывать общий стаж в избранной области знания, предыдущий "задел" в научном исследовании, сдачу экзаменов кандидатского минимума, нали­чие своих творческих идей, опыт выступлений в научных круж­ках или на собраниях специалистов с научными сообщениями, знание иностранных языков и т.п.</text:span></text:p>
      <text:p text:style-name="P14"><text:span text:style-name="T10">Немаловажное значение имеет и так называемый психоло­гический настрой начинающего исследователя. Одни из них смело готовятся преодолевать трудности аспирантуры или соискатель­ства ученой степени, хорошо понимая, что это вхождение в науку потребует большого напряжения творческих сил, иници­ативы и фантазии, организаторских способностей и профессио­нальных знаний. Другие как-то не уверены в себе и часто вы­сказывают мысль, что все в природе и обществе давно изучено и едва ли осталась для них какая-нибудь дельная тематика.</text:span></text:p>
      <text:p text:style-name="P14"><text:span text:style-name="T10">Диссертации, как известно, пишутся по-разному. Одни ис­ходят из чисто практических соображений, потому что надо по­лучить ученую степень, и работают над диссертацией только для этого. Они берут тему какую попало, </text:span><text:soft-page-break/><text:span text:style-name="T10">лишь бы "защититься". Другие рассматривают диссертацию как возможность реализовать задуманную идею, которую они долго вынашивали, пока она не "созрела". Именно у таких людей наибольшие шансы выбрать хорошую тему, над которой они будут работать целеустремлен­но и с удовлетворением за полученные результаты.</text:span></text:p>
      <text:p text:style-name="P14"><text:span text:style-name="T10">При выборе темы кандидатской диссертации целесообразно брать задачу сравнительно узкого плана с тем, чтобы можно было ее глубоко проработать.</text:span></text:p>
      <text:p text:style-name="P14"><text:span text:style-name="T10">Многие видные ученые предлагают для исследования конк­ретные темы с "переднего края" науки и техники. Начинающему научному работнику, занятому поиском актуальной и социально значимой темы, необходимо прислушиваться к их советам.</text:span></text:p>
      <text:p text:style-name="P14"><text:span text:style-name="T10">Но если молодой ученый не может сам выбрать тему для диссертации, он вправе обратиться за консультацией в любое научное учреждение страны.</text:span></text:p>
      <text:p text:style-name="P14"><text:span text:style-name="T10">Выбрать тему диссертации соискателю могут помочь сле­дующие приемы:</text:span></text:p>
      <text:p text:style-name="P14"><text:span text:style-name="T10">1. Просмотр каталогов защищенных диссертаций и ознаком­ление с уже выполненными на кафедре диссертационны­ми работами.</text:span></text:p>
      <text:p text:style-name="P14"><text:span text:style-name="T10">2. Ознакомление с новейшими результатами исследований в смежных, пограничных областях науки и техники, имея в виду, что на стыке наук возможно найти новые и по­рой неожиданные решения. По определению академика А.Е.Ферсмана, "наука держится теми тесными связями, ко­торые она умеет установить с соседними дисциплинами, уме­лым заимствованием чужих методов, продуманным внедре­нием своих завоеваний и своих методов в другие науки".</text:span></text:p>
      <text:p text:style-name="P14"><text:span text:style-name="T10">3. Оценка состояния разработки методов исследования, прин­ципов конструирования машин и технологических приемов применительно к конкретной отрасли народного хозяйст­ва. При этом следует обращать внимание на возможность применения "чужих" методов, используемых в смежных об­ластях применительно к изучению "своей" области знания. 4. Пересмотр известных научных решений при помощи но­вых методов, с новых теоретических позиций, с привле­чением новых, существенных фактов, выявленных дис­сертантом. Выбор темы диссертации по принципу основа­тельного пересмотра уже известных в науке теоретиче­ских положений с новых позиций, под новым углом зре­ния, на более высоком техническом уровне широко при­меняется в практике научной работы. Существенную помощь в выборе темы оказывает ознаком­ление с аналитическими обзорами и статьями в специальной периодике, а также беседы и консультации со специалистами-практиками, в процессе которых можно выявить важные воп-</text:span></text:p>
      <text:p text:style-name="P14"><text:span text:style-name="T10">росы предпринимательской деятельности, еще мало изученные в теоретическом плане.</text:span></text:p>
      <text:p text:style-name="P14"><text:span text:style-name="T10">Выбрав тему, соискатель должен уяснить, в чем заключа­ется сущность предлагаемой идеи, новизна и актуальность этой темы, ее теоретическая новизна и практическая значимость. Это значительно облегчает оценку и окончательное закрепление вы­бранной темы.</text:span></text:p>
      <text:p text:style-name="P14"><text:soft-page-break/><text:span text:style-name="T27">Говоря о новизне идеи (а следовательно, и темы),</text:span><text:span text:style-name="T10"> нель­зя забывать известное положение, что не всякое новое обяза­тельно прогрессивно, так же как и не всякое старое консер­вативно. Но правильно подмечено: новое сильно тем, что оно обычно несет в себе все прогрессивное старого, поэтому за ним будущее.</text:span></text:p>
      <text:p text:style-name="P14"><text:span text:style-name="T10">Научная новизна применительно к самой диссертации — это признак, наличие которого дает автору право на исполь­зование понятия "впервые" при характеристике полученных им результатов и проведенного исследования в целом</text:span><text:bookmark text:name="_ftnref1"/><text:span text:style-name="T10">.</text:span></text:p>
      <text:p text:style-name="P14"><text:span text:style-name="T10">Понятие "впервые" означает в науке факт отсутствия по­добных результатов до их публикации. Впервые может прово­диться исследование на оригинальные темы, которые ранее не исследовались в той или иной отрасли научного знания.</text:span></text:p>
      <text:p text:style-name="P14"><text:span text:style-name="T10">Для большого количества наук научная новизна проявля­ется в наличии теоретических положений, которые впервые сформулированы и содержательно обоснованы, методических рекомендаций, которые внедрены в практику и оказывают существенное влияние на достижение новых социально-эконо­мических результатов. Новыми могут быть только те поло­жения диссертационного исследования, которые способствуют дальнейшему развитию науки в целом или отдельных ее на­правлений.</text:span></text:p>
      <text:p text:style-name="P14"><text:span text:style-name="T10">Научная новизна исторических исследований состоит во вве­дении в научный оборот новых не использованных ранее на­учных источников, в определении генезиса развития той или иной отрасли научного знания, во вскрытии закономерностей и основных путей развития той или иной науки.</text:span></text:p>
      <text:p text:style-name="P14"><text:span text:style-name="T10">При оценке </text:span><text:span text:style-name="T27">актуальности выбранной темы</text:span><text:span text:style-name="T10"> следует знать, что актуальность применительно к диссертационным работам заключается в убеждении в том, что ранее подобных ра­бот не выполнялось. В прошлом одним из признаков актуаль­ности темы исследования была принадлежность ее к плану на­учно-исследовательской работы организации, в которой работает соискатель, или к государственному плану научно-исследова­тельской работы. В современных условиях этот признак утра­тил свою актуальность.</text:span></text:p>
      <text:p text:style-name="P14"><text:span text:style-name="T10">При оценке актуальности выбранной темы нельзя исходить из политической ситуации в стране или мире. Подлинная наука не терпит конъюнктурных подходов. Политизация при оценке актуальности в недавнем прошлом приводила подчас к сужению спектра направлений научных исследований, исключению из не­го тех направлений, которые не пользовались по каким-либо причинам поддержкой правящей партии, что приводило к не­объективности научных разработок.</text:span></text:p>
      <text:p text:style-name="P14"><text:span text:style-name="T10">Оценивая </text:span><text:span text:style-name="T27">практическую значимость выбранной темы, </text:span><text:span text:style-name="T10">следует знать, что эта значимость зависит от того, какой ха­рактер имеет конкретное научное исследование.</text:span></text:p>
      <text:p text:style-name="P14"><text:span text:style-name="T10">Если диссертация будет носить методологический характер, то ее практическая значимость может проявиться в публикации основных результатов исследования в монографиях, учебниках, научных статьях; в наличии авторских свидетельств, актов о внедрении результатов исследования в практику; апробации ре­зультатов исследования на научно-практических конференциях и </text:span><text:soft-page-break/><text:span text:style-name="T10">симпозиумах; в использовании научных разработок в учебном процессе высших и средних учебных заведений; в участии в разработке государственных и региональных программ развития той или иной отрасли народного хозяйства; использовании ре­зультатов исследования при подготовке новых нормативных и методических документов.</text:span></text:p>
      <text:p text:style-name="P14"><text:span text:style-name="T10">Если диссертация будет носить методический характер, то ее практическая значимость может проявить себя в наличии научно обоснованных и апробированных в результате экспери­ментальной работы системы методов и средств совершенство­вания экономического, технического или социального развития страны. Сюда же относят исследования по научному обоснова­нию новых и развитию действующих систем, методов и средств того или иного вида деятельности.</text:span></text:p>
      <text:p text:style-name="P14"><text:span text:style-name="T10">Формы внедрения научных результатов методического ха­рактера могут быть весьма различны. Основные из них сле­дующие:</text:span></text:p>
      <text:p text:style-name="P14"><text:span text:style-name="T27">—</text:span><text:span text:style-name="T10"> предложения по совершенствованию систем социально-эко­номического, технического, политического, юридического и т.п. регулирования;</text:span></text:p>
      <text:p text:style-name="P14"><text:span text:style-name="T10">— рекомендации по совершенствованию экономического ме­ханизма, управления социальными процессами и т.д.;</text:span></text:p>
      <text:p text:style-name="P14"><text:span text:style-name="T10">— нормативные и методические документы, которые утвер­ждены или рекомендованы к использованию министерст­вами, государственными комитетами, ведомствами, объеди­нениями или другими заинтересованными организациями. Если предполагается, что будущее исследование будет обес­печивать научное обоснование путей оптимизации трудовых и материальных ресурсов или производственных процессов, т.е. но­сить сугубо прикладной характер, то его практическая значи­мость может проявляться в следующих формах:</text:span></text:p>
      <text:p text:style-name="P14"><text:span text:style-name="T10">— научного обоснования вариантов направлений, способов со­вершенствования условий и эффективности труда, основ­ных производственных и непроизводственных фондов, ма­териальных, топливно-энергетических ресурсов и других факторов социальной и экономической деятельности объ­единения, ведомства, организации;</text:span></text:p>
      <text:p text:style-name="P14"><text:span text:style-name="T10">— экономического обоснования мероприятий по использова­нию научно-технических достижений в различных областях науки и практики;</text:span></text:p>
      <text:p text:style-name="P14"><text:span text:style-name="T10">— обоснование предложений по использованию достижений научных разработок в практической деятельности предпри­ятий и организаций;</text:span></text:p>
      <text:p text:style-name="P14"><text:span text:style-name="T10">— решение отдельных проблемных вопросов при разработке научно-исследовательских тем, выполняемых госбюджетных и хоздоговорных научных работ;</text:span></text:p>
      <text:p text:style-name="P14"><text:span text:style-name="T10">— использование результатов исследования в разработках про­ектных институтов, проектно-конструкторских и других ор­ганизаций.</text:span></text:p>
      <text:p text:style-name="P14"><text:bookmark-start text:name="_Toc36994812"/><text:span text:style-name="T10">2.2. Составление индивидуального и рабочего планов</text:span><text:bookmark-end text:name="_Toc36994812"/></text:p>
      <text:p text:style-name="P14"><text:span text:style-name="T10">Совместная работа диссертанта и его руководителя начинается с составления </text:span><text:span text:style-name="T27">индивидуального плана</text:span><text:span text:style-name="T10"> обучения в аспирантуре. Такой план является основным руководящим документом, ко­торый определяет специализацию, содержание, </text:span><text:soft-page-break/><text:span text:style-name="T10">объем, сроки обу­чения студента в аспирантуре и формы его аттестации. В нем же формулируется тема диссертации, выполнение которой осу­ществляется по отдельному, так называемому рабочему плану.</text:span></text:p>
      <text:p text:style-name="P14"><text:span text:style-name="T10">Завершается работа над составлением индивидуального пла­на соискателя заполнением специального бланка.</text:span></text:p>
      <text:p text:style-name="P14"><text:span text:style-name="T10">В дальнейшем научный руководитель помогает составить со­искателю рабочий план его работы над диссертацией. В обя­занности научного руководителя входит также работа по со­ставлению календарного графика работы соискателя. Кроме то­го, научный руководитель:</text:span></text:p>
      <text:p text:style-name="P14"><text:span text:style-name="T10">— рекомендует необходимую литературу, справочные, стати­стические и архивные материалы и другие источники по теме;</text:span></text:p>
      <text:p text:style-name="P14"><text:span text:style-name="T10">— проводит систематические, предусмотренные расписанием беседы и консультации;</text:span></text:p>
      <text:p text:style-name="P14"><text:span text:style-name="T10">— оценивает содержание выполненной диссертации, <text:s/>как по частям, так и в целом;</text:span></text:p>
      <text:p text:style-name="P14"><text:span text:style-name="T10">— дает согласие на представление диссертации к защите. Таким образом, руководитель оказывает научную и мето­дическую помощь, систематически контролирует выполнение ра­боты, вносит определенные коррективы, дает рекомендации о целесообразности принятия того или иного решения, а также заключение о готовности работы в целом.</text:span></text:p>
      <text:p text:style-name="P14"><text:span text:style-name="T27">Рабочий план</text:span><text:span text:style-name="T10"> начинается с разработки темы, т.е. замысла предполагаемого научного исследования. Возможно, что в ос­нову такого замысла будет положена лишь гипотеза, т.е. пред­положение, изложенное как на основе интуиции (предчувствия), так и на предварительно разработанной версии (т.е. на сооб­щении чего-либо в целях предварительного объяснения). Но да­же и такая подстановка дела позволит систематизировать и упо­рядочить всю последующую работу.</text:span></text:p>
      <text:p text:style-name="P14"><text:span text:style-name="T10">Первоначально рабочий план только в основных чертах да­ет характеристику предмета исследования, однако в дальней­шем такой план может и должен уточняться, однако основная задача, стоящая перед работой в целом, должна оставаться не­изменной.</text:span></text:p>
      <text:p text:style-name="P14"><text:span text:style-name="T10">Рабочий план имеет произвольную форму. Обычно это план — рубрикатор, состоящий из перечня расположенных в столбик рубрик, связанных внутренней логикой исследования данной темы. Такой план используется на первых стадиях ра­боты, позволяя "эскизно" представить исследуемую проблему в различных вариантах. Отдельные рубрики плана желательно</text:span></text:p>
      <text:p text:style-name="P14"><text:span text:style-name="T10"><text:s/>писать на отдельных карточках (или полосках бумаги). Это по­зволит в результате ряда механических перестановок найти на­иболее логичную и приемлемую для данного исследования схе­му их расположения.</text:span></text:p>
      <text:p text:style-name="P14"><text:span text:style-name="T10">На более поздних стадиях работы составляют план-проспект, то есть такой план, который представляет собой реферативное изложение расположенных в логическом порядке вопросов, по которым в дальнейшем будет систематизироваться весь собран­ный фактический материал. Желательность составления плана-проспекта определяется тем, что путем систематического </text:span><text:soft-page-break/><text:span text:style-name="T10">вклю­чения в такой план все новых и новых данных его можно до­вести до окончательной структурно-фактологической схемы дис­сертационной работы.</text:span></text:p>
      <text:p text:style-name="P14"><text:span text:style-name="T10">Таким образом, на следующем этапе планирования диссер­тационного исследования составляется уточненный рабочий план со всеми подробностями и наибольшей конкретизацией заданий.</text:span></text:p>
      <text:p text:style-name="P14"><text:span text:style-name="T10">Соискателю необходимо уяснить очередность и логическую последовательность намеченных работ. При организационной оче­редности задания выполняются в зависимости от наличия воз­можности и порядок исполнения их может измениться с тем, однако, условием, чтобы за определенный период работы они все были выполнены.</text:span></text:p>
      <text:p text:style-name="P14"><text:span text:style-name="T10">Логическая последовательность диктует раскрытие существа задачи. Пока не изучен первый раздел, нельзя переходить ко второму. Важно научиться находить в любой работе главное, решающее, на чем следует сосредоточить в данное время все внимание. Это позволит найти и оптимальные решения пла­нируемых заданий.</text:span></text:p>
      <text:p text:style-name="P14"><text:span text:style-name="T10">Такой методический подход приводит к необходимости уче­та стратегии и тактики научного исследования. Это значит, что исследователь определяет общую генеральную цель в своей ра­боте, формулирует центральную задачу, выявляет все доступ­ные резервы для выполнения замысла и идеи, выбирает не­обходимые методы и приемы действий, находит наиболее удоб­ное время для выполнения каждой операции.</text:span></text:p>
      <text:p text:style-name="P14"><text:span text:style-name="T10">В творческом исследовании план всегда имеет динамический, подвижный характер и не может, не должен связывать развитие идеи и замысла исследователя, при сохранении какого-то чет­кого и определенного научного направления в работе.</text:span></text:p>
      <text:p text:style-name="P14"><text:span text:style-name="T10">С учетом специфики творческого процесса план исследова­ния должен предусматривать все, что можно заранее предвидеть. Конечно, в науке возможны и случайные открытия, но нельзя строить</text:span><text:span text:style-name="T19">   </text:span><text:span text:style-name="T10"> научное исследование, ориентируясь на случай­ности.</text:span></text:p>
      <text:p text:style-name="P14"><text:span text:style-name="T10">Прочные знания и трезвый, всесторонний учет возможных обстоятельств при решении сложной научной задачи открывают дорогу научному предвидению, творческой деловой фантазии. Научное исследование не может вестись без плана. Только пла­новое исследование позволяет надежно скрывать, шаг за шагом глубоко познавать новые объективные закономерности во всей окружающей действительности.</text:span></text:p>
      <text:p text:style-name="P14"><text:bookmark-start text:name="_Toc36994813"/><text:span text:style-name="T10">2.3. Библиографический поиск литературных источников</text:span><text:bookmark-end text:name="_Toc36994813"/></text:p>
      <text:p text:style-name="P14"><text:span text:style-name="T10">Знакомство с опубликованной по теме диссертации литературой начинается с разработки идеи, т.е. замысла предполагаемого на­учного исследования, который, как уже указывалось ранее, на­ходит свое выражение в теме и рабочем плане диссертации. Такая постановка дела позволяет более целеустремленно искать литературные источники по выбранной теме и глубже осмыс­ливать тот материал, который содержится в опубликованных в печати работах других ученых, ибо основные вопросы про­блемы почти всегда заложены в более ранних исследованиях.</text:span></text:p>
      <text:p text:style-name="P14"><text:soft-page-break/><text:span text:style-name="T10">Далее следует продумать порядок поиска и приступить к составлению картотеки (или списка) литературных источников по теме. Хорошо составленная картотека (список) даже при бег­лом обзоре заглавий источников помогает охватить тему в це­лом. На ее основе возможно уже в начале исследования уточ­нить план.</text:span></text:p>
      <text:p text:style-name="P14"><text:span text:style-name="T10">Просмотру должны быть подвергнуты все виды источников, содержание которых связано с темой диссертационного иссле­дования. К ним относятся материалы, опубликованные в раз­личных отечественных и зарубежных изданиях, непубликуемые документы (отчеты о научно-исследовательских и опытно-кон­структорских работах, диссертации, депонированные рукописи, отчеты специалистов о зарубежных командировках, материалы зарубежных фирм), официальные материалы.</text:span></text:p>
      <text:p text:style-name="P14"><text:span text:style-name="T10">Состояние изученности темы целесообразнее всего начать со знакомства с </text:span><text:span text:style-name="T27">информационными изданиями,</text:span><text:span text:style-name="T10"> цель выпуска ко­торых оперативная информация как о самих публикациях, так и о наиболее существенных сторонах их содержания. Информационные издания в отличие от обычных библиографических изданий оперируют не только сведениями о произведениях пе­чати, но и идеями и фактами, в них заключенными.</text:span></text:p>
      <text:p text:style-name="P14"><text:span text:style-name="T10">Помимо оперативности публикации, их отличают новизна сообщаемой информации, полнота охвата источников и наличие справочного аппарата, позволяющего быстро систематизировать и отыскивать документы.</text:span></text:p>
      <text:p text:style-name="P14"><text:span text:style-name="T10">В настоящее время выпуском информационных изданий за­нимаются институты, центры и службы научно-технической ин­формации (НТИ), которые охватывают все отрасли народного хозяйства.</text:span></text:p>
      <text:p text:style-name="P14"><text:span text:style-name="T10">Сеть этих институтов и организаций в нашей стране объединена в Государственную систему научно-технической информации (ГСНТИ), которая осуществляет централизованный сбор и обработку основных видов документов (обработкой отечест­венной и зарубежной литературы по естествознанию и техническим наукам занимается ВИНИТИ, по—общественным— ИНИОН, патентной документации — НПО "Поиск"; отчеты о "</text:span><text:span text:style-name="T19">H</text:span><text:span text:style-name="T10">ИР и </text:span><text:span text:style-name="T19">OKP</text:span><text:span text:style-name="T10">, защищенные диссертации обрабатывает ВНТИЦ, нормативно-техническую документацию —ВНИИКИ.</text:span></text:p>
      <text:p text:style-name="P14"><text:span text:style-name="T10">Основная масса пособий указанных выше институтов и ор­ганизаций четко подразделяется на три вида таких изданий:</text:span></text:p>
      <text:p text:style-name="P14"><text:span text:style-name="T10">библиографические, реферативные и обзорные.</text:span></text:p>
      <text:p text:style-name="P14"><text:span text:style-name="T27">Библиографические издания</text:span><text:span text:style-name="T10"> содержат упорядоченную со­вокупность библиографических описаний, которые извещают спе­циалистов о том, что издано по интересующему его вопросу. Библиографическое описание здесь выполняет две функции. С одной стороны, оно оповещает о появлении документа (сиг­нальная функция), а с другой — сообщает необходимые све­дения для его отыскания (адресная функция). Из библиогра­фических описаний составляют библиографические указатели и библиографические списки.</text:span></text:p>
      <text:p text:style-name="P14"><text:span text:style-name="T10">Библиографические указатели чаще всего носят сигнальный характер и состоят из перечня библиографических описаний ча­сто без аннотаций и рефератов. Эти </text:span><text:soft-page-break/><text:span text:style-name="T10">издания с максимальной полнотой отражают отечественную и зарубежную литературу. Их отличают оперативность подготовки и сравнительно корот­кие сроки с момента выхода публикации до момента отраже­ния ее в указателе. </text:span></text:p>
      <text:p text:style-name="P14"><text:span text:style-name="T10">Наиболее значительным библиографическим указателем является "Сигнальная информация" (СИ) ВИНИТИ. Цель такого издания — быстро информировать специалистов о новых пуб­ликациях по мировой науке и технике. Именно на эти изда­ния возложена сейчас функция опережающего оповещения чи­тателей о только что вышедшей научной и технической ли­тературе. СИ представляет собой по преимуществу система­тические указатели, выпускаемые в виде бюллетеней, тема­тика которых охватывает почти все отрасли мировой науки и техники.</text:span></text:p>
      <text:p text:style-name="P14"><text:span text:style-name="T10">Отечественные и зарубежные публикации по медико-соци­альным, гигиеническим и клиническим дисциплинам отража­ются в СИ ВИНИТИ в специальной серии "Биология". Опера­тивность подготовки СИ исключительно высока — в среднем один-два месяца, периодичность выпуска — 24 номера в год.</text:span></text:p>
      <text:p text:style-name="P14"><text:span text:style-name="T27">Реферативные издания</text:span><text:span text:style-name="T10"> содержат публикации рефератов, включающих сокращенное изложение содержания первичных до­кументов (или их частей) с основными фактическими сведе­ниями и выводами. К реферативным изданиям относятся ре­феративные журналы, реферативные сборники, экспресс-инфор­мация, информационные листки.</text:span></text:p>
      <text:p text:style-name="P14"><text:span text:style-name="T10">Реферативные журналы в Российской Федерации по есте­ственным и техническим наукам издает ВИНИТИ под общим заголовком "Реферативный журнал" (РЖ). РЖ ВИНИТИ — ос­новное и самое распространенное в нашей стране реферативное издание, которое наиболее полно отражает всю мировую ли­тературу по естествознанию и технике, публикуя рефераты, ан­нотации и библиографические описания, составляемые на статьи, монографии, сборники.</text:span></text:p>
      <text:p text:style-name="P14"><text:span text:style-name="T27">РЖ ВИНИТИ —</text:span><text:span text:style-name="T10"> единое многосерийное издание, состоя­щее из сводных томов (в которые входят выпуски, издающиеся самостоятельными тетрадями) и из отдельных выпусков, не вхо­дящих в сводные тома. Периодичность их выхода в свет — 12 раз в год за исключением РЖ "Химия" и "Биологическая хи­мия", которые выходят 24 раза в год. Интервал с момента по­явления публикации до ее отражения в РЖ в среднем около четырех месяцев.</text:span></text:p>
      <text:p text:style-name="P14"><text:span text:style-name="T27">Реферативные сборники</text:span><text:span text:style-name="T10"> представляют собой периодиче­ские, продолжающиеся или непериодические издания, которые содержат рефераты неопубликованных документов. Их выпу­скают центральные отраслевые институты научно-технической информации и технико-экономических исследований. Такие из­дания носят обычно узкотематический характер.</text:span></text:p>
      <text:p text:style-name="P14"><text:span text:style-name="T27">Экспресс-информация</text:span><text:span text:style-name="T10"> (ЭИ) — это периодическое издание журнальной или листовой формы, которое содержит расширен­ные рефераты наиболее актуальных опубликованных зарубеж­ных материалов и неопубликованных отечественных докумен­тов, требующих оперативного освещения.</text:span></text:p>
      <text:p text:style-name="P14"><text:span text:style-name="T10">Наибольшую известность среди изданий рассматриваемого вида получила экспресс-информация ВИНИТИ, которая адре­суется работникам </text:span><text:soft-page-break/><text:span text:style-name="T10">промышленности, научно-исследовательских учреждений, конструкторских и проектных организаций и ос­вобождает их от необходимости отбирать материалы среди ог­ромного числа публикаций в РЖ. Выпуски ЭИ рассылаются по подписке.</text:span></text:p>
      <text:p text:style-name="P14"><text:span text:style-name="T10">В ЭИ публикуются расширенные рефераты наиболее акту­альных журнальных статей, описаний патентов, отчетов о на­учных работах и других документов научно-технического ха­рактера. Рефераты содержат все основные данные первоисточ­ников, сопровождающиеся рисунками (графики, схемы, диаграм­мы, фотографии) и таблицами, а также теоретическими выклад­ками, вследствие чего необходимость обращения к оригиналу отпадает.</text:span></text:p>
      <text:p text:style-name="P14"><text:span text:style-name="T10">Периодичность выхода выпусков ЭИ различна. В ВИНИТИ периодичность каждой серии — четыре номера в месяц (48 но­меров в год). С момента получения оригинальной публикации до ее отражения проходит два-три месяца.</text:span></text:p>
      <text:p text:style-name="P14"><text:span text:style-name="T10">Потребность в информации, способствующей внедрению до­стижений науки и техники в производство, вызвала широкое распространение </text:span><text:span text:style-name="T27">информационных листков —</text:span><text:span text:style-name="T10"> оперативных печатных изданий, которые содержат рефераты, отражающие информацию о передовом производственном опыте или науч­но-технических достижениях.</text:span></text:p>
      <text:p text:style-name="P14"><text:span text:style-name="T27">К обзорным изданиям</text:span><text:span text:style-name="T10"> относятся обзор по одной проблеме, направлению и сборник обзоров (для всесоюзных органов ин­формации). Обзоры обобщают сведения, содержащиеся в пер­вичных документах, являясь высшей ступенью их аналитико-синтетической переработки. Такие издания обычно сообщают о состоянии или развитии какой-либо отрасли науки или прак­тической деятельности, отражая все новое, что сделано в ней за определенное время.</text:span></text:p>
      <text:p text:style-name="P14"><text:span text:style-name="T10">Цель обзоров — обеспечить проведение научных исследо­ваний и опытно-конструкторских разработок на современном уров­не развития науки и техники, устранить параллелизм в работе научно-исследовательских организаций, помочь сделать правиль­ный выбор направления и методов разработки в определенной области.</text:span></text:p>
      <text:p text:style-name="P14"><text:span text:style-name="T10">Наиболее значительным обзорным изданием по естествозна­нию и технике является серия сборников ВИНИТИ "Итоги на­уки и техники" (ИНТ). Это издание обобщает и систематизирует сведения по материалам, опубликованным в соответствующих выпусках РЖ ВИНИТИ за один—три года. ИНТ издается се­риями по отраслям науки и техники и выходит томами с пе­риодичностью один-два раза в год. Каждый том содержит спи­сок литературы с указанием номеров рефератов. Серии ИНТ заняли прочное место в системе информационно-библиографи­ческих изданий.</text:span></text:p>
      <text:p text:style-name="P14"><text:span text:style-name="T10">В отличие от бюллетеней сигнальной информации и ре­феративных журналов, где помещаются библиографические описания и рефераты отдельных публикаций, серии ИНТ со­держат концентрированную обзорную информацию по актуаль­ным вопросам науки и техники, полученную в результате ана­лиза и оценки содержания большого числа публикаций по каж­дому вопросу. Цель выпуска таких серий — предоставлять спе­циалистам критически оцененную и обобщенную информацию проблемно-ориентировочного характера, знакомя их </text:span><text:soft-page-break/><text:span text:style-name="T10">с содержа­нием наиболее важных публикаций с минимальными затратами времени. Это позволяет обеспечивать развитие научных иссле­дований и опытно-конструкторских разработок на современном уровне и устранять параллелизм в работе научно-исследователь­ских организаций.</text:span></text:p>
      <text:p text:style-name="P14"><text:span text:style-name="T10">Очень полезен для розыска материалов, не попавших в пе­чать, Всероссийский научно-технический информационный центр (ВНТИЦентр), осуществляющий сбор, накопление и об­работку информации по всем видам непубликуемых исследо­вательских работ, проводимых в стране, и издающий по ним информационные издания реферативного и сигнального типа;</text:span></text:p>
      <text:p text:style-name="P14"><text:span text:style-name="T10">Всероссийский научно-исследовательский институт технической информации, классификации и кодирования (ВНИИКИ), изда­ющий информационные указатели литературы; Всероссийский научно-исследовательский институт патентной информации (ВНИИПИ), выпускающий оригинальные и собственные инфор­мационные издания по различным направлениям изобретатель­ства, в том числе сигнальные, библиографические и рефера­тивные издания.</text:span></text:p>
      <text:p text:style-name="P14"><text:span text:style-name="T10">Исследователям, работающим в области отраслевой науки, следует обязательно знакомиться с изданиями центральных от­раслевых органов информации, таких как Всероссийского инс­титута информации и технико-экономических исследований аг­ропромышленного комплекса. Всероссийского научно-исследова­тельского института информации и технико-экономических ис­следований по электронике (Информэлектро), Научно-информа­ционного центра "Информпечать".</text:span></text:p>
      <text:p text:style-name="P14"><text:span text:style-name="T10">Соискателю, ведущему разыскание литературных источни­ков, нельзя обойти вниманием библиографические указатели ли­тературы Государственной публичной научно-технической биб­лиотеки (ГПНТБ). Следует обращать внимание на издания Все­российской книжной палаты, которая выпускает библиографи­ческие указатели "Книжная летопись", "Летопись периодических и продолжающихся изданий", "Летопись газетных статей" и др.;</text:span></text:p>
      <text:p text:style-name="P14"><text:span text:style-name="T10">издания Российской государственной библиотеки; Всероссийской государственной библиотеки иностранной литературы, издающей различные библиографические указатели и картотеки.</text:span></text:p>
      <text:p text:style-name="P14"><text:span text:style-name="T10">Наряду с информационными изданиями органов НТИ для информационного поиска следует использовать </text:span><text:span text:style-name="T27">автоматизиро­ванные информационно-поисковые системы, базы и банки дан­ных.</text:span><text:span text:style-name="T10"> Данные поиска могут быть использованы непосредственно, однако чаще всего они служат ступенью (ключом) к обнару­жению первичных источников информации, каковыми являются научные труды (монографии, сборники) и другие нужные для научной работы издания.</text:span></text:p>
      <text:p text:style-name="P14"><text:span text:style-name="T10">В связи с развитием научно-исследовательских работ и не­обходимостью детально анализировать литературу, выпущенную в предыдущие годы, все большее значение для исследователей приобретает </text:span><text:span text:style-name="T27">ретроспективная библиография,</text:span><text:span text:style-name="T10"> назначением ко­торой является подготовка и распространение библиографиче­ской информации о произведениях печати за какой-либо пе­риод времени прошлого.</text:span></text:p>
      <text:p text:style-name="P14"><text:soft-page-break/><text:span text:style-name="T10">Эта библиография представлена широким кругом пособий. Среди них тематические указатели и обзоры, внутрикнижные и пристатейные списки литературы, каталоги отраслевых на­учно-технических издательств, персональная библиография вы­дающихся естествоиспытателей и инженеров, библиографические указатели по истории естествознания и техники.</text:span></text:p>
      <text:p text:style-name="P14"><text:span text:style-name="T10">Тематические указатели и обзоры — основная часть ретрос­пективных изданий по естествознанию и технике. Их готовят центральные научно-технические библиотеки, библиотеки ака­демий, научно-исследовательских институтов и высших учебных заведений, а также органы научно-технической информации. Ука­затели отражают литературу по какой-либо отрасли в целом или по ее разделу.</text:span></text:p>
      <text:p text:style-name="P14"><text:span text:style-name="T10">Особую группу ретроспективных общеотраслевых библиог­рафических пособий составляют указатели по техническим спра­вочникам. Издаются узкоспециальные ретроспективные библи­ографические указатели и обзоры. Они выпускаются научно-тех­ническими библиотеками научно-исследовательских институтов и высших учебных заведений, а также службами научно-тех­нической информации.</text:span></text:p>
      <text:p text:style-name="P36"/>
      <text:p text:style-name="P14"><text:span text:style-name="T10">Лекция 17. Примеры решения инженерных творческих задач.</text:span></text:p>
      <text:p text:style-name="P14"><text:span text:style-name="T10">УРОВНИ ТВОРЧЕСТВА</text:span></text:p>
      <text:p text:style-name="P14"><text:span text:style-name="T10">Изобретательство — древнейшее занятие человека. Собственно, с изобретения первых орудий труда и начался процесс очеловечивания наших далеких предков. С тех пор были сделаны миллионы изобретений. Но вот что удивительно: изобретательские задачи становились все более сложными, а методы их решения почти не совершенствовались. Как правило, изобретатели шли к цели путем «проб и ошибок». </text:span></text:p>
      <text:p text:style-name="P14"><text:span text:style-name="T10">«Изобретатель не знает ни благоразумия, ни предусмотрительности, ни их младшей сестры — медлительности,— пишет французский исследователь Шарль Николь.— Он не исследует и не занимается софизмами. Он сразу бросается на неисследованную область и этим самым актом побеждает ее. Проблема окутанная туманом, которую обычный слабый свет не мог обнаружить, вдруг как бы озаряется светом молнии. И тогда рождается новое творение. Такой акт ничем не обязан ни логике, ни разуму». </text:span></text:p>
      <text:p text:style-name="P14"><text:span text:style-name="T10">Вот что говорит современный американский изобретатель Дж. Рабинов: «Было бы очень удобно, если бы изобретения были результатом логического и упорядоченного процесса. К сожалению, обычно это не так. Они представляются продуктом того, что психологи называют «интуицией» — неожиданной вспышки вдохновения, механизм которого лежит в глубинах человеческого разума». </text:span></text:p>
      <text:p text:style-name="P14"><text:span text:style-name="T10">Как и Николь, Рабинов не считает творческий процесс логическим. Однако в том, что говорит Рабинов, есть и свои оттенки. С точки зрения Николя, изобретатель прекрасно обходится без «благоразумия»: бросился на задачу — и победил. Рабинов рисует картину менее радужную и более близкую к </text:span><text:soft-page-break/><text:span text:style-name="T10">действительности: бросился... и долго перебирал всевозможные варианты. И уж только потом победил. </text:span></text:p>
      <text:p text:style-name="P14"><text:span text:style-name="T10">Подобных высказываний можно привести множество, и все они — плод идеалистического мышления. </text:span></text:p>
      <text:p text:style-name="P14"><text:span text:style-name="T10">Выдающийся советский изобретатель Г. Бабат сравнивал творческую работу с восхождением на крутую гору: «Бредешь, отыскивая воображаемую тропинку, попадаешь в тупик, приходишь к обрыву, снова возвращаешься. И когда наконец после стольких мучений доберешься до вершины и посмотришь вниз, то видишь, что шел глупо, бестолково, в то время как ровная широкая дорога была так близка и по ней легко было взойти, если бы раньше ее знал». </text:span></text:p>
      <text:p text:style-name="P14"><text:span text:style-name="T10">Г. Бабат очень точно подметил характернейшую особенность творческого процесса: за «бестолковость» поисков приходится расплачиваться тромной затратой сил и времени. Не удивительно, что уже давно возникла мысль о необходимости как-то упорядочить поиски, найти правила выхода на «ровную и широкую дорогу», создать науку о решении творческих задач — эвристику. </text:span></text:p>
      <text:p text:style-name="P14"><text:span text:style-name="T10">Слово «эвристика» впервые появилось в трудах греческого математика Паппа Александрийского, жившего во второй половине </text:span><text:span text:style-name="T19">III</text:span><text:span text:style-name="T10"> века нашей эры. Впоследствии о необходимости изучения творческого мышления говорили многие выдающиеся ученые, в том числе Лейбниц и Декарт. Постепенно накопилось множество наблюдений, свидетельствующнх, что какие-то эвристические правила действительно существуют. Укреплялась уверенность в принципиальной познаваемости творческих процессов, но изобретатели продолжали (и сегодня еще продолжают) работать методом «проб и ошибок». </text:span></text:p>
      <text:p text:style-name="P14"><text:span text:style-name="T10">Почему же эвристика за семнадцать веков ее существования не создала эффективных методов решения изобретательских задач? </text:span></text:p>
      <text:p text:style-name="P14"><text:span text:style-name="T10">Прежде всего потому, что эвристика с самого начала ставила слишком общую цель: найти универсальные правила, позволяющие решать любые творческие задачи во всех отраслях человеческой деятельности. Античная философия всегда стремилась к отысканию немногих «изначальных» элементов, пригодных для объяснения широкого круга явлений. Вспомним хотя бы учение Аристотеля, согласно которому вещество построено из пяти элементов: огня, воздуха, воды, земли и эфира. В таком же примерно духе мыслилось и выявление «всеобщих элементов» творчества. </text:span></text:p>
      <text:p text:style-name="P14"><text:span text:style-name="T10">Разумеется, всем видам творчества присущи некоторые общие признаки. Но, ограничиваясь рассмотрением только этих универсальных (и в значительной мере внешних) признаков, трудно продвинуться дальше самых первоначальных представлений. </text:span></text:p>
      <text:p text:style-name="P14"><text:span text:style-name="T10">Примечательны в этом отношении работы П. Энгельмейера. Использовав богатый фактический материал, этот талантливый русский исследователь предложил следующую схему творческого процесса. </text:span></text:p>
      <text:p text:style-name="P14"><text:span text:style-name="T10">Первый акт — акт интуиции и желания. Происхождение замысла. </text:span></text:p>
      <text:p text:style-name="P14"><text:span text:style-name="T10">Второй акт — акт знания и рассуждения. Выработка схемы или плана. Третий акт — акт умения. Конструктивное выполнение изобретения. </text:span></text:p>
      <text:p text:style-name="P14"><text:soft-page-break/><text:span text:style-name="T10">В принципе все верно: каждый творческий процесс включает замысел (постановку задачи), нахождение новой идеи (решение задачи) и разработку этой идеи (конструктивное ее воплощение). Но схема настолько неконкретна, что практически ничего не дает изобретателю. </text:span></text:p>
      <text:p text:style-name="P14"><text:span text:style-name="T10">Справедливости ради, надо отметить, что П. Энгельмейер, как и многие другие исследователи, не задавался целью создать практически работоспособную систему решения изобретательских задач. Вплоть до недавнего времени считалось, что производство изобретений вполне удовлетворяет спрос. Какая, в сущности, разница, сколько попыток сделал изобретатель, если в конце концов задача успешно решена? </text:span></text:p>
      <text:p text:style-name="P14"><text:span text:style-name="T10">«Индустрия изобретений» работала прадедовскими методами, но с заданием справлялась. Стоит ли удивляться, что разработка эвристики шла довольно вяло? Положение осложнялось еще и тем, что проблему пытались решать с позиций узкой специализации. Историки техники, как правило, полностью игнорировали психологические особенности творческого процесса. А психологи, в свою очередь, не учитывали объективные закономерности исторического развития науки и техники, их интересовали главным образом индивидуальные творческие особенности выдающихся ученых и изобретателей. Так, в 1926 году американские психологи С. Кокс и Л. Термен опубликовали работу под примечательным названием «О ранних умственных чертах 300 гениев». Впоследствии Л. Тсрмен и М. Идеи на протяжении 25—30 лет изучали судьбу 1000 наиболее одаренных учащихся и написали трехтомное «Исследование гениальности». </text:span></text:p>
      <text:p text:style-name="P14"><text:span text:style-name="T10">Сами изобретатели долгое время также не стремились «прояснить» творческий процесс. Изобретателей было немного, ореол исключительности явно импонировал большинству из них. В двадцатых годах американский психолог Росман провел анкетный опрос изобретателей. Был, в частности, задан и такой вопрос: «Считаете ли Вы, что изобретательские способности прирожденные или изобретательству можно учиться?» Семьдесят процентов изобретателей ответили: «Научиться изобретать нельзя. Чтобы стать изобретателем, нужно иметь природные дарования». При этом никто из отвечавших на анкету Росмана не мог толком объяснить, в чем же они состоят, эти природные дарования. </text:span></text:p>
      <text:p text:style-name="P14"><text:span text:style-name="T10">Вскоре после этого опроса (в 1931 году) появилась книга Росмана «Психология изобретателя». В ней говорилось: «Мы в настоящее время практически ничего не знаем о психологическом процессе, создающем изобретение. Мы не знаем ни условий, благоприятных для создания и изобретения, ни особенностей и характерных черт изобретателя». </text:span></text:p>
      <text:p text:style-name="P14"><text:span text:style-name="T10">Собрав множество интересных фактов, Росман не выявил сути изобретательского творчества. Выводы Росмана скромны: он ограничился приближенной схемой творческого процесса. Выглядит эта схема так: </text:span></text:p>
      <text:p text:style-name="P14"><text:span text:style-name="T10">1. Усмотрение потребности или трудности. </text:span></text:p>
      <text:p text:style-name="P14"><text:span text:style-name="T10">2. Анализ этой потребности или трудности. </text:span></text:p>
      <text:p text:style-name="P14"><text:span text:style-name="T10">3. Просмотр доступной информации. </text:span></text:p>
      <text:p text:style-name="P14"><text:span text:style-name="T10">4. Формулировка всех объективных решений. </text:span></text:p>
      <text:p text:style-name="P14"><text:soft-page-break/><text:span text:style-name="T10">5. Критический анализ этих решений. </text:span></text:p>
      <text:p text:style-name="P14"><text:span text:style-name="T10">6. Рождение новой идеи. </text:span></text:p>
      <text:p text:style-name="P14"><text:span text:style-name="T10">7. Экспериментирование для подтверждения правильности новой идеи. </text:span></text:p>
      <text:p text:style-name="P14"><text:span text:style-name="T10">В свое время Юлий Цезарь, завоевав Вифинию, сообщил об этом в Рим тремя словами: «Пришел, увидел, победил». Представьте себе, что, основываясь на этом историческом факте, кто-то изложил бы принципы военного искусства так: «Первая фаза — пришел. Вторая — увидел. Третья — победил...» А ведь нечто подобное этому и представляет собой схема Росмана: она перечисляет в хронологическом порядке основные этапы работы над изобретением, и только. При этом в один ряд поставлены совершенно различные процессы, например просмотр информации и рождение идеи изобретения. Получить информацию можно в библиотеке, тут все просто. Но как сделать, чтобы идея «родилась», и притом здоровой и сильной?.. Росман не смог ответить на этот вопрос, технология изобретательства осталась нераскрытой. </text:span></text:p>
      <text:p text:style-name="P14"><text:span text:style-name="T10">В 1934 году был опубликован первый том книги советского психолога П. Якобсона «Процесс творческой работы изобретателя». Критически рассмотрев выводы Росмана, П. Якобсон предложил свою схему творческого процесса. По этой схеме работа над изобретением также состоит из семи стадий: </text:span></text:p>
      <text:p text:style-name="P14"><text:span text:style-name="T10">1. Период интеллектуально-творческой готовности. </text:span></text:p>
      <text:p text:style-name="P14"><text:span text:style-name="T10">2. Усмотрение потребности. </text:span></text:p>
      <text:p text:style-name="P14"><text:span text:style-name="T10">3. Зарождение идеи-задачи. </text:span></text:p>
      <text:p text:style-name="P14"><text:span text:style-name="T10">4. Поиски решения. </text:span></text:p>
      <text:p text:style-name="P14"><text:span text:style-name="T10">5. Получение принципа изобретения. </text:span></text:p>
      <text:p text:style-name="P14"><text:span text:style-name="T10">6. Превращение принципа в схему. </text:span></text:p>
      <text:p text:style-name="P14"><text:span text:style-name="T10">7. Техническое оформление и развертывание изобретения. </text:span></text:p>
      <text:p text:style-name="P14"><text:span text:style-name="T10">Как легко заметить, эта схема во многом похожа на предложенную Росманом. Но в книге П. Якобсона отчетливее выражена мысль о необходимости вскрыть законы технического творчества и создать научно обоснованную методику решения изобретательских задач. Предполагалось, что во втором томе П. Якобсон изложит суть этой методики. Однако второй том так и не был написан, хотя П. Якобсон продолжал в дальнейшем публиковать другие работы в области психологии. </text:span></text:p>
      <text:p text:style-name="P14"><text:span text:style-name="T10">К середине тридцатых годов на полках патентных библиотек скопились описания миллионов изобретений. Изобретательство в нашей стране приобретало все более массовый характер. Становилось очевидным: нужна научная методология творчества. Однако в силу целого ряда причин и неблагоприятных обстоятельств в течение последующих двадцати лет новые работы по технологии изобретательства почти не публиковались. А старые теории, расплывчатые и практически неработоспособные, уже не годились. Тем более они непригодны теперь, в период бурного развития научно-технической революции, когда, как сказано и отчетном докладе Центрального Комитета КПСС </text:span><text:span text:style-name="T19">XXIV</text:span><text:span text:style-name="T10"> съезду партии, «наиболее слабыми являются звенья, связанные с практической реализацией достижений науки, с их внедрением в массовое </text:span><text:soft-page-break/><text:span text:style-name="T10">производство». А ведь достижения науки входят в производство именно через изобретения. </text:span></text:p>
      <text:p text:style-name="P14"><text:span text:style-name="T10">* * *</text:span></text:p>
      <text:p text:style-name="P14"><text:span text:style-name="T10">В 1944 году американский математик Д. Пойа писал об эвристике: «...так называлась не совсем четко очерченная область исследования, относимая то к логике, то к философии, то к психологии. Она часто охарактеризовывалась в общих чертах, редко излагалась детально и, по существу, предана забвению в настоящее время». </text:span></text:p>
      <text:p text:style-name="P14"><text:span text:style-name="T10">История эвристики вообще состоит из недолгих приливов, разделенных куда более продолжительными отливами. Каждый прилив обогащал эвристику новыми надеждами и новой терминологией. Однако вскоре оказывалось, что надежды не спешат оправдываться, а за новыми терминами стоят старые и крайне расплывчатые идеи. Тогда начинался отлив. </text:span></text:p>
      <text:p text:style-name="P14"><text:span text:style-name="T10">Возникновение кибернетики на первых порах усилило очередной отлив эвристики. В электронной вычислительной технике господствовал принцип последовательного перебора вариантов. Популярная и внешне убедительная аналогия между работой вычислительной машины и работой мозга укрепила мнение, что изобретательские задачи должны обязательно решаться путем «проб и ошибок». </text:span></text:p>
      <text:p text:style-name="P14"><text:span text:style-name="T10">Электронные вычислительные машины совершенствовались, и к концу 50-х годов стало ясно, что сплошной перебор вариантов — даже при колоссальном быстродействии — не годится для решения творческих задач. Пришлось вспомнить об эвристике. Возникла идея эвристического программирования: пусть машины не перебирают подряд все варианты, а по определенным правилам отбирают относительно небольшое количество вариантов, достаточное для решения. </text:span></text:p>
      <text:p text:style-name="P14"><text:span text:style-name="T10">В 1957 году американские исследователи А. Ньюэлл, Дж. Шоу и Г. Саймон опубликовали эвристическую программу под названием «Общий решатель проблем». Терминология была новая, с кибернетическим акцентом, а идея старая: создать универсальные правила решения творческих задач. Однако «решатель проблем» оказался весьма специализированным: он был пригоден в основном для доказательства теорем математической логики. А. Ньюэлл попытался использовать «Общий решатель» для игры в шахматы — ничего не получилось. Об изобретательских задачах и говорить не приходится: они заведомо были не под силу «Общему решателю». </text:span></text:p>
      <text:p text:style-name="P14"><text:span text:style-name="T10">Впоследствии А. Ньюэлл, Дж. Шоу и Г. Саймон создали специальную шахматную программу. Но при этом пришлось отказаться от традиционных для эвристики поисков универсальных правил. Исследователи обратились к изучению объективных закономерностей шахматной игры. Имеется хорошо разработанная шахматная теория — она и была положена в основу программы. </text:span></text:p>
      <text:p text:style-name="P14"><text:span text:style-name="T10">Казалось бы, найден верный путь: создавая эвристические программы, надо основываться на объективных закономерностях, действующих в данной области. Однако современная эвристика без особого энтузиазма осваивается с этой мыслью. Дело в том, что в шахматах была готовая теория, были учебники с </text:span><text:soft-page-break/><text:span text:style-name="T10">правилами, обобщениями, советами, были многочисленные анализы сыгранных партий. Не будь всего этого, пришлось бы проделать в тысячи раз более сложную работу: сначала создать теорию, а уж потом, опираясь на эту теорию, разработать эвристическую программу игры. Именно поэтому сегодняшняя эвристика ничего не может предложить изобретателям. </text:span></text:p>
      <text:p text:style-name="P14"><text:span text:style-name="T10">* * *</text:span></text:p>
      <text:p text:style-name="P14"><text:span text:style-name="T10">Разделяя творческий процесс на отдельные стадии, Росман и другие исследователи не учитывали, что каждая стадия может проходить на качественно отличающихся уровнях. </text:span></text:p>
      <text:p text:style-name="P14"><text:span text:style-name="T10">Это типично для исследований, посвященных изобретательскому творчеству. Изобретения рассматриваются «вообще», хотя </text:span><text:span text:style-name="T11">на самом деле они представляют собой множество весьма отличающихся друг от друга объектов. </text:span></text:p>
      <text:p text:style-name="P14"><text:span text:style-name="T19">Сравним два конкретных изобретения: </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14"><text:span text:style-name="T11">Авторское свидетельство № 166584 </text:span></text:p>
            <text:p text:style-name="P14"><text:span text:style-name="T10">Приспособление для открывания бутылок, выполненное в виде укрепленного на рукоятке захвата, отличающееся тем, что с целью открывания бутылок, укупоренных полиэтиленовыми пробками, захват выполнен и виде скобы подковообразной формы с загнутым внутрь ее по всему периметру бортиком с фаской. </text:span></text:p>
          </table:table-cell>
          <table:table-cell table:style-name="Таблица9.A1" office:value-type="string">
            <text:p text:style-name="P14"><text:span text:style-name="T11">Авторское свидетельство № 123209 </text:span></text:p>
            <text:p text:style-name="P14"><text:span text:style-name="T10">Способ усиления электромагнитных излучений (ультрафиолетового, видимого, инфракрасного и радиодиапазонов волн), отличающийся тем, что усиливаемое излучение пропускают через среду, в которой с помощью вспомогательного излучения или другим путем создают избыточную, по сравнению с равновесной, концентрацию атомов, других частиц или их систем на верхних энергетических уровнях, соответствующих возбужденным состояниям. </text:span></text:p>
          </table:table-cell>
        </table:table-row>
      </table:table>
      <text:p text:style-name="P14"><text:span text:style-name="T10">Безусловно, в обоих случаях творческий процесс должен проходить, через одни и те же стадии (в каждом деле есть начало, середина и конец). Но существует очевидная качественная разница между «усмотрением потребности» в механизации извлечения полиэтиленовых пробок и «усмотрением потребности» в создании индуцированного излучателя (лазера). Столь же очевидная качественная разница должна быть и в механизме «рождения новой идеи» в двух этих изобретениях. </text:span></text:p>
      <text:p text:style-name="P14"><text:span text:style-name="T10">Я опросил подряд 29 человек в возрасте от 12 до 46 лет — все они за 2—5 минут находили идею механизма для открывания пластмассовых пробок. Привожу запись решения задачи моим сыном (12 лет): </text:span></text:p>
      <text:p text:style-name="P14"><text:span text:style-name="T11">«Экспериментатор. </text:span><text:span text:style-name="T10">Нужно придумать открывалку для пластмассовых пробок. Штопор не годится. Острая штуковина, которой открывают металлические пробки, тоже не годится. Для пластмассовых пробок нужна какая-то другая открывалка. </text:span></text:p>
      <text:p text:style-name="P14"><text:span text:style-name="T11">Испытуемый. </text:span><text:span text:style-name="T10">Мама открывает ножом. </text:span></text:p>
      <text:p text:style-name="P14"><text:span text:style-name="T11">Экспериментатор. </text:span><text:span text:style-name="T10">Ножом неудобно. Нужна специальная открывалка. </text:span></text:p>
      <text:p text:style-name="P14"><text:soft-page-break/><text:span text:style-name="T11">Испытуемый. </text:span><text:span text:style-name="T10">Можно ножницами. </text:span></text:p>
      <text:p text:style-name="P14"><text:span text:style-name="T11">Экспериментатор. </text:span><text:span text:style-name="T10">А почему ножницами лучше? </text:span></text:p>
      <text:p text:style-name="P14"><text:span text:style-name="T11">Испытуемый. </text:span><text:span text:style-name="T10">Ну, нож захватывает пробку только с одной стороны, а ножницы — с двух сторон. </text:span></text:p>
      <text:p text:style-name="P14"><text:span text:style-name="T11">Экспериментатор. </text:span><text:span text:style-name="T10">А как сделать еще лучше? </text:span></text:p>
      <text:p text:style-name="P14"><text:span text:style-name="T11">Испытуемый</text:span><text:span text:style-name="T10"> (с энтузиазмом). Надо захватить с трех сторон! (Примечание: это и есть «скоба подковообразной формы» по авторскому свидетельству № 166584.) </text:span></text:p>
      <text:p text:style-name="P14"><text:span text:style-name="T11">Экспериментатор. </text:span><text:span text:style-name="T10">Но все-таки нужна специальная открывалка. </text:span></text:p>
      <text:p text:style-name="P14"><text:span text:style-name="T11">Испытуемый. </text:span><text:span text:style-name="T10">Ну такое лезвие, чтобы хватало пробку с трех сторон (показывает пальцами). А сверху прицепить ручку». </text:span></text:p>
      <text:p text:style-name="P14"><text:span text:style-name="T10">Чтобы разобраться в технологии изобретательского творчества, необходимо рассмотреть изобретательскую деятельность с учетом </text:span><text:span text:style-name="T11">многообразия уровней</text:span><text:span text:style-name="T10"> на каждом этапе творческого процесса. </text:span></text:p>
      <text:p text:style-name="P14"><text:span text:style-name="T10">Этим мы и займемся. </text:span></text:p>
      <text:p text:style-name="P14"><text:span text:style-name="T10">На стр. 32 приведена структурная схема творческого процесса. Этапы обозначены на ней буквами (А, Б, В, Г, Д, Е), уровни — цифрами (1, 2, 3, 4, 5). Каждая стадия может быть пройдена на одном из пяти уровней. </text:span></text:p>
      <text:p text:style-name="P14"><text:span text:style-name="T10">В дальнейшем мы детальнее рассмотрим, чем отличаются уровни. А пока с некоторым приближением можно считать характерным: </text:span></text:p>
      <text:p text:style-name="P14"><text:span text:style-name="T10">для первого уровня: </text:span><text:span text:style-name="T11">использование готового объекта</text:span><text:span text:style-name="T10"> без выбора или почти без выбора; </text:span></text:p>
      <text:p text:style-name="P14"><text:span text:style-name="T10">для второго уровня: </text:span><text:span text:style-name="T11">выбор </text:span><text:span text:style-name="T10">одного объекта из нескольких; </text:span></text:p>
      <text:p text:style-name="P14"><text:span text:style-name="T10">для третьего уровня: </text:span><text:span text:style-name="T11">частичное изменение </text:span><text:span text:style-name="T10">выбранного объекта; </text:span></text:p>
      <text:p text:style-name="P14"><text:span text:style-name="T10">для четвертого уровня: </text:span><text:span text:style-name="T11">создание нового объекта </text:span><text:span text:style-name="T10">(или полное изменение исходного); </text:span></text:p>
      <text:p text:style-name="P14"><text:span text:style-name="T10">для пятого уровня: </text:span><text:span text:style-name="T11">создание нового комплекса объектов. </text:span></text:p>
      <text:p text:style-name="P14"><text:span text:style-name="T10">Приведем несколько конкретных примеров изобретений разного уровня. </text:span></text:p>
      <text:p text:style-name="P36"/>
      <text:p text:style-name="P14"><text:span text:style-name="T11">Первый уровень</text:span></text:p>
      <text:p text:style-name="P14"><text:span text:style-name="T11">Авторское свидетельство № 157356: </text:span><text:span text:style-name="T10">«Защитный колпак к баллонам для сжатых, сжиженных и растворимых газон, отличающийся тем, что, с целью значительного снижения стоимости и экономии металла, колпак выполнен из пластмассы и снабжен ребрами жесткости на внутренней поверхности». </text:span></text:p>
      <text:p text:style-name="P14"><text:span text:style-name="T10">Взята готовая задача (призыв к экономии металла содержится и любом темнике). Использованы готовая поисковая концепция (надо заменить металл чем-нибудь подешевле) и готовое решение (выполнить колпак из пластмассы). Никакой специальной информации собирать не пришлось (пластмассовые колпаки широко применяются и термосах). Конструкция тоже готовая (ребра жесткости и я внутренней поверхности колпака) и потому не требующая доводки при внедрении. </text:span></text:p>
      <text:p text:style-name="P14"><text:span text:style-name="T11">Авторское свидетельство № 262335: </text:span><text:span text:style-name="T10">«Сифон для перекачивания жидкого металла, включающий Л-образную трубу с газопроницаемой керамической пробкой и штуцером для соединении с вакуум-насосом, всасывающий конец которой выполнен я виде горизонтального патрубка, отличающийся тем, что, с </text:span><text:soft-page-break/><text:span text:style-name="T10">целью повышения чистоты перекачиваемого металла путем установки сифона над уровнем осадка и емкости, всасывающий конец сифона снабжен упором".</text:span></text:p>
      <text:p text:style-name="P14"><text:span text:style-name="T10">Чтобы трубка не опускалась на дно, приделана подставка: тривиальная задача и тривиальное решение. </text:span></text:p>
      <text:p text:style-name="P14"><text:span text:style-name="T11">Второй уровень </text:span></text:p>
      <text:p text:style-name="P14"><text:span text:style-name="T11">Авторское свидетельство № 210662: </text:span><text:span text:style-name="T10">«Индукционный электромагнитный насос. содержащий корпус, индуктор к канал, отличающийся тем, что, с целью упрощения запуска насоса, индуктор выполнен скользящим вдоль оси канала насоса». </text:span></text:p>
      <text:p text:style-name="P14"><text:span text:style-name="T10">Электромагнитный насос известен давно — это труба и индуктор (электромагнит), выполненный в виде кольца, охватывающего трубу. В рабочем положении конец трубы опущен в металл, а индуктор находится выше уровня металла. Но для запуска насоса нужно сначала втянуть металл до уровня индуктора, и тут возможны различные решения: поставить в нижней части вспомогательный (пусковой) индуктор; перед началом работы заливать металл сверху; опускать трубу с индуктором вниз и т. д. Выбрано одно решение (вероятно, лучшее): опускать в начале работы индуктор (не опуская самой трубы), «захватывать» металл и поднимать его вверх, до уровня, соответствующего рабочему положению индуктора. </text:span></text:p>
      <text:p text:style-name="P14"><text:span text:style-name="T10">Это изобретение второго уровня: стадия Г пройдена на втором уровне. </text:span></text:p>
      <text:p text:style-name="P14"><text:span text:style-name="T11">Третий уровень</text:span></text:p>
      <text:p text:style-name="P14"><text:span text:style-name="T11">Авторское свидетельство № 163487: </text:span><text:span text:style-name="T10">«Способ перекрытия светового пучка с использованием взрывного затвора, например при скоростной киносъемке, отличающийся тем, что, с целью многократного использования одного и того же прерывателя светового пучка, взрыв или искровой разряд производят в жидкости, помещенной между двумя защитными стеклами так, чтобы ее свободная поверхность в спокойном состоянии касалась светового канала оптической системы». </text:span></text:p>
      <text:p text:style-name="P14"><text:span text:style-name="T10">Известный способ взрывного перекрытия светового пучка состоит в разрушении стекла. Понятно, что при этом прерыватель может быть использован только один раз. Изменение агрегатного состояния прерывателя обеспечивает появление нового качества: жидкостный прерыватель может быть использован многократно. Стадии Г и Д пройдены на третьем уровне. </text:span></text:p>
      <text:p text:style-name="P14"><text:span text:style-name="T10">Среди изобретений третьего уровня много таких, в которых новый эффект достигается изменением агрегатного состояния. </text:span></text:p>
      <text:p text:style-name="P14"><text:span text:style-name="T11">Авторское свидетельство № 256956: </text:span><text:span text:style-name="T10">«Способ удаления внутренностей у рыбы, отличающийся тем, что, с целью повышения качества зачистки брюшной полости, внутренность намораживают на охлаждаемый элемент, имеющий температуру от —5 до —50°С». </text:span></text:p>
      <text:p text:style-name="P14"><text:span text:style-name="T11">Четвертый уровень</text:span></text:p>
      <text:p text:style-name="P14"><text:span text:style-name="T11">Авторское свидетельство № 163559: </text:span><text:span text:style-name="T10">«Способ контроля породоразрушающего инструмента, например буровых долот, отличающийся тем, что, с целью упрощения контроля, в качестве сигнализатора износа применяют монтируемые </text:span><text:soft-page-break/><text:span text:style-name="T10">в, тело долота ампулы с резко пахнущими химическими веществами, например с этилмеркаптаном». </text:span></text:p>
      <text:p text:style-name="P14"><text:span text:style-name="T10">Это изобретение четвертого уровня: здесь предлагается новый («запаховый») способ контроля, а не совершенствуется старый. </text:span></text:p>
      <text:p text:style-name="P14"><text:span text:style-name="T11">Авторское свидетельство № 187135: </text:span><text:span text:style-name="T10">«Система испарительного охлаждения электрических машин, отличающаяся тем, что, с целью исключения необходимости подвода охлаждающего агента к машине, активные части и отдельные конструктивные элементы ее выполнены из пористых порошковых сталей, пропитанных жидким охлаждающим агентом, который при работе машин испаряется и таким образом обеспечивает кратковременное интенсивное и равномерное ее охлаждение». </text:span></text:p>
      <text:p text:style-name="P14"><text:span text:style-name="T10">Обычные системы охлаждения действовали извне — и потому были громоздкими и неэффективными. В авторском свидетельстве № 187135 впервые предложено заранее запасать хладоагент внутри металла. </text:span></text:p>
      <text:p text:style-name="P14"><text:span text:style-name="T11">Пятый уровень</text:span></text:p>
      <text:p text:style-name="P14"><text:span text:style-name="T11">Авторское свидетельство № 70000: </text:span><text:span text:style-name="T10">«Способ получения порошков металлов, сплавов и других токопроводящих материалов, отличающийся тем, что, с целью использования при замыкании цепи электродинамических сил для вырывания из электродов порций диспергируемого материала и выбрасывания их в окружающую среду, подлежащие диспергированию материалы включены в качестве электродов в цепь электрического колебательного (разрядного) контура, который настроен так, что он работает в области искрового разряда (в области нестационарного электрического разряда)». </text:span></text:p>
      <text:p text:style-name="P14"><text:span text:style-name="T10">С этого изобретения началась вся история электроискровой обработки материалов. </text:span></text:p>
      <text:p text:style-name="P14"><text:span text:style-name="T10">* * *</text:span></text:p>
      <text:p text:style-name="P14"><text:span text:style-name="T10">Конечно, стадии и уровни могут быть детализированы. Однако качественные отличия между уровнями намного важнее количественных отличий в пределах одного уровня. </text:span></text:p>
      <text:p text:style-name="P14"><text:span text:style-name="T10">Поясним это аналогией. Невозможно изучать вещество, например воду, «вообще». Существуют качественно отличные «уровни» воды—лед, жидкая вода, пар. Это вещества с разными свойствами, они (вещества) подчиняются разным закономерностям. Конечно, существуют отличия и в пределах одного уровня: вода при 4° отличается от воды при 99°, а пар при температуре закритиче-ской отличается от пара с докритической температурой. Но при структурном анализе (во всяком случае, на его первом этане) внутриуровневые отличия не играют существенной роли. </text:span></text:p>
      <text:p text:style-name="P14"><text:span text:style-name="T10">Вероятно, у читателя уже возник вопрос: а каково соотношение между количествами изобретений первого и, например, пятого уровней? </text:span></text:p>
      <text:p text:style-name="P14"><text:span text:style-name="T10">Я проанализировал изобретения но 14 классам за 1965 и 1969 годы. Анализ дал следующее соотношение (%):</text:span></text:p>
      <text:p text:style-name="P14"><text:span text:style-name="T10">1-й уровень.......................32</text:span></text:p>
      <text:p text:style-name="P14"><text:span text:style-name="T10">2-й уровень ......................45</text:span></text:p>
      <text:p text:style-name="P14"><text:span text:style-name="T10">3-й уровень .......................19</text:span></text:p>
      <text:p text:style-name="P14"><text:soft-page-break/><text:span text:style-name="T10">4-и уровень ........ Менее 4</text:span></text:p>
      <text:p text:style-name="P14"><text:span text:style-name="T10">5-и уровень ........ Менее 4</text:span></text:p>
      <text:p text:style-name="P14"><text:span text:style-name="T10">Следовательно, 77%) зарегистрированных (признанных) изобретении фактически представляют лишь новые конструкции. В принципе каждый инженер должен уметь делать изобретения на двух первых уровнях. В этом диапазоне не приходится иметь дело с выработкой новых задач, новых технических идей и т. д., для успешной работы достаточны те знания и навыки, которыми обязан обладать каждый современный инженер. С другой стороны, высшие подуровни пятого уровня связаны с использованием новых открытий. Для современного изобретательского творчества типичен, таким образом, диапазон третьего уровня до середины пятого уровня. Количественно это менее 1/4 регистрируемых изобретений. Но именно эти изобретения обеспечивают </text:span><text:span text:style-name="T11">качественное </text:span><text:span text:style-name="T10">изменение техники. </text:span></text:p>
      <text:p text:style-name="P14"><text:span text:style-name="T10">* * *</text:span></text:p>
      <text:p text:style-name="P14"><text:span text:style-name="T10">Разницу между уровнями (на стадии Г) можно охарактеризовать так: на первом уровне число проб и ошибок, необходимых среднему инженеру для отыскания решения, измеряется </text:span><text:span text:style-name="T11">единицами, </text:span><text:span text:style-name="T10">на втором уровне — </text:span><text:span text:style-name="T11">десятками, </text:span><text:span text:style-name="T10">на третьем — </text:span><text:span text:style-name="T11">сотнями, </text:span><text:span text:style-name="T10">на четвертом — </text:span><text:span text:style-name="T11">тысячами и десятками тысяч, </text:span><text:span text:style-name="T10">на пятом — </text:span><text:span text:style-name="T11">сотнями тысяч, миллионами. </text:span><text:span text:style-name="T10">На верхних ступенях пятого уровня пробы можно продолжать до-бесконечности, поскольку среди "спрятанных» решений еще нет нужных (нет открытий, которые позволили бы решить данную изобретательскую задачу). </text:span></text:p>
      <text:p text:style-name="P14"><text:span text:style-name="T10">Психологи довольно точно разобрались в механизме нетления на первом и втором уровнях (поскольку этот механизм не отличается от нетворческого мышления): идет перебор вариантов, негодные варианты отбрасывается, каждый отброшенный вариант проясняет задачу, перестраивая ее условия. </text:span></text:p>
      <text:p text:style-name="P14"><text:span text:style-name="T10">Трудности для традиционной психологии возникают при раскрытии механизма творчества на более высоких уровнях. Теоретически число подлежащих перебору вариантов очень велико, но не вызывает никаких сомнении, что изобретатель не перебирает их все подряд, а каким-то образом сужает число проб и ошибок: из 100000 возможных проб изобретатель эвристически выделяет «участок», скажем, со 100 пробами. Решающее значение имеет механизм этого выделения, дальше действует обычный перебор. </text:span></text:p>
      <text:p text:style-name="P14"><text:span text:style-name="T10">Вся эвристика (в значительной, мере и психология творческого мышления) построена на надежде выявить механизм перехода от 100000 вариантов к 100. Эксперименты в этом направлении столь же стары, как и сама эвристика. И столь же безрезультатны. </text:span></text:p>
      <text:p text:style-name="P14"><text:span text:style-name="T10">Ошибочно исходное положение. Никаких эвристических механизмов перехода от «большого поискового поля» (сотни тысяч попыток) к «малому, но нужному участку» (сотни попыток) не существует. Хотя задачу, требующую 100000 проб, изобретатель действительно решает всего 100 пробами. </text:span></text:p>
      <text:p text:style-name="P14"><text:span text:style-name="T10">Кажущееся противоречие объясняется тем, что психологи рассматривают действия одного человека, а задачи высших уровней решаются последовательными усилиями многих людей. </text:span></text:p>
      <text:p text:style-name="P14"><text:soft-page-break/><text:span text:style-name="T10">Представим себе, что клад спрятан в поле площадью 100000 м2. В течение нескольких поколений последовательно на поле работали 1000 человек. Каждый вел раскопки на участке в 200 м2 (участки часто перекрывают друг друга). Постепенно выяснились области, где бесполезно копать, но все равно там копали... Наконец появляется 1001-й искатель. Он уже знает, где заведомо не надо копать — за полвека это выяснили его предшественники. Он выбирает некопаный участок — и находит клад. Тут появляется психолог: «Скажите, как вам удалось найти клад с такого небольшого числа попыток?» А ведь все просто: остальные участки были раскопаны, полувековая работа сузила громадное поисковое поле до скромного участка. </text:span></text:p>
      <text:p text:style-name="P14"><text:span text:style-name="T10">В качестве конкретного примера рассмотрим изобретение компактного вариатора. </text:span></text:p>
      <text:p text:style-name="P14"><text:span text:style-name="T10">Вариатор - бесступенчатая коробка передач. Возможность плавного регулирования числа оборотов исключительно важна для машиностроения и ряда других отраслей техники. Поиски наилучшего вариатора ведутся во многих странах с начала </text:span><text:span text:style-name="T19">XX</text:span><text:span text:style-name="T10"> столетия. </text:span></text:p>
      <text:p text:style-name="P14"><text:span text:style-name="T10">С 1945 года над этой проблемой работал изобретатель Е. И. Пирожков под руководством доктора технических наук Г. Г. Баранова. Ранее Е. И. Пирожков изобрел небольшой</text:span><text:span text:style-name="T11"> гидравлический </text:span><text:span text:style-name="T10">вариатор (а. с. № 70842). Таким образом, налицо идеальные условия: действует человек, уже имеющий изобретательский опыт, а за его действиями следит известный ученый. </text:span></text:p>
      <text:p text:style-name="P14"><text:span text:style-name="T10">Как же протекала работа? </text:span></text:p>
      <text:p text:style-name="P14"><text:span text:style-name="T10">Вот ее описание, взятое из журнала «Изобретатель и рационализатор» (№ 7, 1969г.): </text:span></text:p>
      <text:p text:style-name="P14"><text:span text:style-name="T10">«Было выполнено несколько серьезных научно-исследовательских работ. Изучено колоссальное количество отечественной и зарубежной литературы. По «косточкам» разобраны конструкции практически всех вариаторов и выявлены сильные и слабые стороны каждого. Это был титанический, не прекращающийся ни на один день труд. Несмотря на успех своего изобретения, Пирожков понял, что гидравлические передачи так же, как и пневматические и электрические, страдают одним существенным недостатком, исправить который нельзя... </text:span></text:p>
      <text:p text:style-name="P14"><text:span text:style-name="T10">...Среди специалистов мало кто обращал внимание на фрикционные передачи. Многих отпугивали их бьющие в глаза недостатки. Например, вариаторы, работающие всухую, очень ненадежны... фрикционные тела проскальзывают... приходится очень сильно сжимать контактирующие пары. Силы, возникающие при этом (до нескольких десятков тонн!), быстро разрушают валы и подшипники. </text:span></text:p>
      <text:p text:style-name="P14"><text:span text:style-name="T10">Интересно также, что в свое время считалось, будто колеса паровоза и рельсы надо делать зубчатыми. Иначе локомотив не сдвинется с места. Очевидно, с тех пор и осталось предубеждение против фрикционных передач. А ведь у них есть прекрасные качества... </text:span></text:p>
      <text:p text:style-name="P14"><text:span text:style-name="T10">...Пирожков оценил это. Если избавиться от недостатков или хотя бы свести их к минимуму, то фрикционным передачам не будет равных. </text:span></text:p>
      <text:p text:style-name="P14"><text:soft-page-break/><text:span text:style-name="T10">Это оказалось возможным благодаря простой, но чрезвычайно остроумной идее: если силы, действующие на сателлит, перераспределить так, чтобы они образовали замкнутый многоугольник, то их сумма будет равна нулю. Тогда промежуточное тело будет находиться в равновесии, а вал и подшипники разгрузятся. Вся сложность заключается в том, что в любом вариаторе одна из сил меняет свое положение. Значит, надо найти такую, далеко не всякую и одновременно простую форму промежуточного тела, которая позволила бы уравновесить сателлит. Выяснилось, что приемлемая форма его — сочетание двух усеченных конусов. </text:span></text:p>
      <text:p text:style-name="P14"><text:span text:style-name="T10">...Решение это пришло неожиданно. </text:span></text:p>
      <text:p text:style-name="P14"><text:span text:style-name="T10">Пирожков уехал в командировку, вырвавшись из текучки преподавательских работ, отчетов, докладов. И в поезде мелькнула вдруг та редкая и счастливая мысль, которую, по выражению Эйнштейна, не надо даже записывать. Схема нового вариатора стояла перед глазами. Это было в 1952 году. Прошло семь лет напряженного труда с тех пор, как Пирожков впервые столкнулся с проблемами вариаторостроения...» </text:span></text:p>
      <text:p text:style-name="P14"><text:span text:style-name="T10">Проанализируем теперь ход этой семилетней работы. </text:span></text:p>
      <text:p text:style-name="P14"><text:span text:style-name="T10">Существовало обширное поисковое поле, на котором уже полвека работали тысячи людей. Изобретатель начал с участка, который был связан с его личным опытом: попытался усовершенствовать гидравлические вариаторы. Попытки оказались безуспешными, и участок поисков начал дрейфовать по поисковому полю. Одновременно собиралась информация о поисковых участках других изобретателей. Это чрезвычайно важная особенность реального изобретательского творчества, которая полностью пропадает при психологическом моделировании творческих процессов. Психолог, следи он за Е. И. Пирожковым, зарегистрировал бы его личные пробы и не учел бы пробы других изобретателей. Между тем дрейф поискового участка, в пределах которого вел пробы Е. П. Пирожков, корректировался информацией с других участков. Займись изобретатель этой задачей лет па 30—40 раньше, информации с других участков не было бы, вся картина поисков выглядела бы совершенно иначе. </text:span></text:p>
      <text:p text:style-name="P14"><text:span text:style-name="T10">В оценке подобных ситуаций сейчас все поставлено с ног на голову. Если изобретатель решил задачу, которую не смогли решить тысячи его предшественников за полстолетия, говорят: тут должны быть выдающиеся изобретательские способности. И не учитывают, что решить задачу без предшественников намного труднее: увеличивается степень неопределенности и, следовательно, количество требуемых попыток. Как ни парадоксально, но решить задачу тем легче, чем большее количество людей безуспешно пыталось сделать это раньше. Ибо каждая неудачная попытка—это дополнительная информация, позволяющая лучше понять задачу и сузить поле поисков. </text:span></text:p>
      <text:p text:style-name="P14"><text:span text:style-name="T10">Перелом и работе Е. И. Пирожкова наступил тогда, когда изобретатель существенно перестроил задачу. Основываясь на своих пробах и на информации о чужих пробах, он отказался от попыток усовершенствовать наиболее популярные прототипы и обратил внимание на «золушку» </text:span><text:soft-page-break/><text:span text:style-name="T10">фрикционную передачу. Поисковый участок был перемещен в самый дальний, заброшенный угол ноля. Осуществился переход с поля в сто тысяч попыток «на уголочек» в сто попыток, и отыскание решения стало неизбежным. </text:span></text:p>
      <text:p text:style-name="P14"><text:span text:style-name="T10">Сама идея подвижного многоугольника сил известна, например, в текстильном машиностроении, там она широко использована. Но эту идею нетрудно было открыть вновь, если бы участок поисков с самого начала был ограничен только фрикционными передачами. </text:span></text:p>
      <text:p text:style-name="P14"><text:span text:style-name="T10">Итак, целесообразная тактика (искомая эвристика!) должна была состоять в том, чтобы найти «золушку» и узнать: как расколдовывают «золушек» в соседних царствах-государствах (других отраслях техники). Но мы видим, насколько далека картина реального изобретательского творчества от эвристически направленного процесса. </text:span></text:p>
      <text:p text:style-name="P14"><text:span text:style-name="T10">* * *</text:span></text:p>
      <text:p text:style-name="P14"><text:span text:style-name="T10">Сделаем небольшое отступление. </text:span></text:p>
      <text:p text:style-name="P14"><text:span text:style-name="T10">При анкетных опросах выяснилось, что некоторые изобретатели не хотят знакомиться с патентной литературой до решения задачи. Мотивировка: патентная информация подталкивает к тривиальным решениям, сковывает воображение. </text:span></text:p>
      <text:p text:style-name="P14"><text:span text:style-name="T10">Попробуем разобраться в этих утверждениях. </text:span></text:p>
      <text:p text:style-name="P14"><text:span text:style-name="T10">Если нужно улучшить имеющийся объект, т. е. сделать изобретение второго-третьего уровней, мы всегда можем найти в патентной литературе разделы, подлежащие изучению. В этом случае патентная информация обязательно должна быть использована до решения задачи. </text:span></text:p>
      <text:p text:style-name="P14"><text:span text:style-name="T10">Если же нужно изобрести нечто принципиально новое, т. е. сделать изобретение четвертого-пятого уровней, условия задачи расширяются настолько, что нельзя определенно ответить на вопрос: какую именно патентную информацию следует смотреть? </text:span></text:p>
      <text:p text:style-name="P14"><text:span text:style-name="T10">Обратимся к конкретной задаче. </text:span></text:p>
      <text:p text:style-name="P14"><text:span text:style-name="T10">Существующий способ измерения глубины на середине реки состоит в том, что человек подплывает к нужному месту, например, на лодке, а затем опускает шест или канат с грузом. Нужно предложить способ измерения глубины реки с </text:span><text:span text:style-name="T11">берега. </text:span><text:span text:style-name="T10">Способ должен быть простым, а устройство легким и компактным, чтобы его могли использовать геологи, туристы и другие. </text:span></text:p>
      <text:p text:style-name="P14"><text:span text:style-name="T10">Исходный объект (измерение с лодки, плота) здесь отвергнут условиями задачи. Возникает вопрос: к каким же разделам патентной литературы обратиться? Очевидно, что прототипом окажется изобретение из очень далекой области. Можно смотреть классы Е 21 (глубокие скважины), </text:span><text:span text:style-name="T19">F</text:span><text:span text:style-name="T10"> 22 (паровые котлы), </text:span><text:span text:style-name="T19">G</text:span><text:span text:style-name="T10"> 10 (акустика), Е 03 (способы и устройства для добывания, хранения и распределения воды), Е 02 (гидротехнические сооружения), В 63 (водолазное дело, подъемное дело)... А может быть, взять класс </text:span><text:span text:style-name="T19">F</text:span><text:span text:style-name="T10"> 16 (там упоминаются «поплавки»)? Или класс </text:span><text:span text:style-name="T19">F</text:span><text:span text:style-name="T10"> 24 (снабжение горячей водой в зданиях)? </text:span></text:p>
      <text:p text:style-name="P14"><text:span text:style-name="T10">Или класс </text:span><text:span text:style-name="T19">H</text:span><text:span text:style-name="T10">01 (там имеются «электрические устройства, использующие особые физические эффекты»)? </text:span></text:p>
      <text:p text:style-name="P14"><text:soft-page-break/><text:span text:style-name="T10">В сущности, прототип можно искать в любом классе. Такая ситуация типична для задач, решаемых на четвертом-пятом уровнях. Именно поэтому существующая система использования патентной информации не срабатывает при решении задач высших уровней. </text:span></text:p>
      <text:p text:style-name="P14"><text:span text:style-name="T10">* * *</text:span></text:p>
      <text:p text:style-name="P14"><text:span text:style-name="T10">Со времен Паппа эвристические приемы считаются универсальными. Исследуя творчество, психологи экспериментируют на головоломках и других простых задачах, считая механизм творчества одинаковым на всех уровнях. С таким же успехом можно пытаться постичь законы кораблестроения, экспериментируя с бумажными корабликами. </text:span></text:p>
      <text:p text:style-name="P14"><text:span text:style-name="T10">Эвристическое отыскивание решения в поисковом поле площадью в 100000 попыток не может не отличаться от поиска на участке в 100 попыток. Тут нужны совершенно различные психологические механизмы. </text:span></text:p>
      <text:p text:style-name="P14"><text:span text:style-name="T10">Эвристические приемы низших уровней описаны, например, в книге Дж. Диксона «Проектирование систем: изобретательство, анализ и принятие решения» (изд-во «Мир», 1969 г.). Это простые правила типа «Помни о психологической инерции», «Используй аналогию», «Поставь себя на место рассматриваемого объекта (эмпа-тия)» и т. д. Такие приемы вполне годятся для решения задач первого и в определенной мере — второго уровня. Выше этого они бесполезны, а иногда даже вредны. Об этом свидетельствуют решения учебных задач на семинарах и эксперименты с анкетным решением задач. </text:span></text:p>
      <text:p text:style-name="P14"><text:span text:style-name="T10">Никакие призывы «помнить о психологической инерции» не срабатывают, если человек не знает, как именно бороться с инерцией. Тщетными остаются рекомендации использовать аналогии, когда этих аналогий слишком много. Эмпатия только запутывает дело, если объект достаточно сложен. </text:span></text:p>
      <text:p text:style-name="P14"><text:span text:style-name="T10">Эвристике на таком уровне можно было научить всех инженеров. Но практически нет особой разницы — сделано ли изобретение после 20 попыток, или эвристически с двух попыток. В полную меру сила эвристики могла бы проявиться лишь на высших уровнях творчества. Но там эвристические приемы низших уровней оказываются бессильными. А высших эвристических приемов не существует. </text:span></text:p>
      <text:p text:style-name="P14"><text:span text:style-name="T10">И это не случайно. </text:span></text:p>
      <text:p text:style-name="P14"><text:span text:style-name="T10">На протяжении всей эволюции мозг человека приспосабливается к решению задач, соответствующих по сложности примерно первому уровню. Эволюция сделала свое дело: задачи этого уровня могут решаться с полной уверенностью. Даже с избыточной уверенностью. Выработанные механизмы мышления (включая эвристические приемы) годятся и на втором уровне. Но они оказываются совершенно непригодными для работы на высших творческих уровнях. </text:span></text:p>
      <text:p text:style-name="P14"><text:span text:style-name="T10">Естественный отбор способствовал появлению и закреплению механизмов, свойственных первому уровню. Если и рождался человек, с эвристическими способностями высших порядков, он не имел ни малейших преимуществ. Скорее наоборот. </text:span></text:p>
      <text:p text:style-name="P14"><text:soft-page-break/><text:span text:style-name="T10">Природа не выработала эвристических приемов высшего порядка хотя бы из-за длительности каждого цикла. Сделав в течение жизни одно-два изобретения четвертого уровня, человек просто не успевает накопить «высший» эвристический опыт. </text:span></text:p>
      <text:p text:style-name="P14"><text:span text:style-name="T10">Эволюция пошла испытанным путем: создана надежная система из ненадежных элементов. Нет одного изобретателя «мощностью» в 100000 попыток. Но изобретения, требующие такого числа попыток, тем не менее делаются. Поле в 100000 попыток с избытком перекрывается тысячью участков по 300 попыток. </text:span></text:p>
      <text:p text:style-name="P14"><text:span text:style-name="T10">Поэтому эвристические приемы, которые, казалось бы, должны играть решающую роль на высших уровнях, фактически проявляются лишь в виде едва ощутимых проблесков при решении немногих изобретательских задач на низших уровнях. Два анкетных опроса, четверть века личного наблюдения за изобретателями (в том числе на учебных семинарах), анализ анкетных решений изобретательских задач, наконец, собственный опыт дают мне основание со всей категоричностью констатировать: изобретения на высших уровнях делаются без высших эвристических приемов—теми же методами, которыми делаются изобретения низших уровней. </text:span></text:p>
      <text:p text:style-name="P14"><text:span text:style-name="T11">Драма изобретательства состоит в том, что на высших уровнях приходится работать методами, соответствующими низшим уровням. </text:span></text:p>
      <text:p text:style-name="P14"><text:span text:style-name="T10">* * * </text:span></text:p>
      <text:p text:style-name="P14"><text:span text:style-name="T10">Количественно задачи разных уровней отличаются числом проб и ошибок, необходимых для отыскания решения. Но почему одна задача требует 100 проб, а другая в 1000 раз больше? В чем </text:span><text:span text:style-name="T11">качественная</text:span><text:span text:style-name="T10"> разница между ними? </text:span></text:p>
      <text:p text:style-name="P14"><text:span text:style-name="T10">Сравнительный анализ задач позволяет ответить на этот вопрос. </text:span></text:p>
      <text:p text:style-name="P14"><text:span text:style-name="T10">На первом уровне задача и средства ее решения лежат в пределах одной профессии (одного раздела отрасли). На втором уровне — в пределах одной отрасли (машиностроительная задача решается способом, уже известным в машиностроении, но в другой его области). На третьем уровне — в пределах одной науки - (механическая задача решается механически). На четвертом уровне—за пределами науки «задачедательницы» (например, механическая задача решается химически). На высших подуровнях пятого уровня - вообще за пределами современной науки (поэтому сначала нужно сделать открытие, а потом, опираясь на новые научные данные, решать изобретательскую задачу). </text:span></text:p>
      <text:p text:style-name="P14"><text:span text:style-name="T10">Когда задача возникнет, ее пытаются решить сначала на первом уровне, затем на втором и т. д. Изобретатель, приступающий к решению задачи четвертого уровня, с точки зрения психологов, начинает с первой попытки. На самом деле он начинает с </text:span><text:span text:style-name="T19">n</text:span><text:span text:style-name="T10">-й попытки, причем </text:span><text:span text:style-name="T19">n</text:span><text:span text:style-name="T10"> — весьма большое число. </text:span></text:p>
      <text:p text:style-name="P14"><text:span text:style-name="T10">При решении задачи первого уровня человек прежде всего использует «житейское знание». Как показали опыты Л. Секея, именно это мешает понять задачу сразу. Но разница между «житейским знанием» и подходом, требуемым </text:span><text:span text:style-name="T11">на первом уровне, </text:span><text:span text:style-name="T10">очень невелика. Поэтому достаточно нескольких попыток, чтобы осмыслить задачу. </text:span><text:span text:style-name="T11">Идеальная тактика решения на первом уровне практически совпадает с реальной тактикой. </text:span><text:span text:style-name="T10">На четвертом уровне такого совпадения нет. </text:span></text:p>
      <text:p text:style-name="P14"><text:soft-page-break/><text:span text:style-name="T10">Когда наш далекий предок встречал льва, возникала примерно такая задача: «Позади высокое дерево. Чуть дальше — скалы. И еще озеро, оно совсем рядом. Куда бежать?» Ход решения: «Хорошо бы в озеро, но, кто знает, — вдруг лев может плавать... Дерево? Не успею забраться. По опыту знаю, на такую процедуру нужно время — и чтобы кто-нибудь подсадил. Остаются скалы... Ну, нажмем!» </text:span></text:p>
      <text:p text:style-name="P14"><text:span text:style-name="T10">Задачи такого уровня сложности решались из поколения в поколение и продолжают решаться сегодня каждым из нас в </text:span><text:span text:style-name="T11">повседневной жизни. </text:span><text:span text:style-name="T10">Эволюция выработала механизмы мышления, соответствующие таким задачам. </text:span></text:p>
      <text:p text:style-name="P14"><text:span text:style-name="T10">Изобретательская задача четвертого уровня значительно сложнее повседневных ситуаций. Если обратимся к нашей модели со львом, то сложная изобретательская задача выглядит так: «Вокруг — 500 хищников. Не все они львы. Некоторые временами превращаются в змей, некоторые — в воробьев, а некоторые — непонятно в кого. Бежать к озерам? Но их сто штук и на пути к каждому множество разных препятствий. Да и сами озера ведут себя сложно; иногда мелеют, иногда движутся. К тому же динамичные хищники, вероятно, могут превращаться в крокодилов — что им озеро... Деревья? Но они меняют высоту прямо на глазах — то становятся карликовыми, то превращаются в баобабы. А тут еще что-то такое летает в воздухе. То ли орлы, то ли скворцы. И неизвестно, что за этим холмом, и что за другими холмами, и что вон за тем кустарником... Трудное положение! Правда, спешить некуда: я могу разбираться в этой ситуации хоть пять лет...» </text:span></text:p>
      <text:p text:style-name="P14"><text:span text:style-name="T10">* * * </text:span></text:p>
      <text:p text:style-name="P14"><text:span text:style-name="T10">Теперь мы можем четко сформулировать отличие между задачами первого и четвертого уровней. </text:span></text:p>
      <text:p text:style-name="P14"><text:span text:style-name="T10">Для изобретательской задачи первого уровня (а также для повседневных житейских задач и экспериментальных психологических задач) характерно: </text:span></text:p>
      <text:p text:style-name="P14"><text:span text:style-name="T10">1. Небольшое число элементов в задаче. </text:span></text:p>
      <text:p text:style-name="P14"><text:span text:style-name="T10">2. Неизвестных элементов нет (редко один-два неизвестных элемента). </text:span></text:p>
      <text:p text:style-name="P14"><text:span text:style-name="T10">3. Легкость анализа: элементы, которые могут быть - изменены, легко, отделяются от элементов, не поддающихся изменениям в условиях данной задачи. Легко прослеживается взаимное влияние элементов. </text:span></text:p>
      <text:p text:style-name="P14"><text:span text:style-name="T10">4. На решение дается короткое время. </text:span></text:p>
      <text:p text:style-name="P14"><text:span text:style-name="T10">Изобретательская задача четвертого уровня отличается: </text:span></text:p>
      <text:p text:style-name="P14"><text:span text:style-name="T10">1. Большим числом элементов. </text:span></text:p>
      <text:p text:style-name="P14"><text:span text:style-name="T10">2. Значительным числом неизвестных элементов. </text:span></text:p>
      <text:p text:style-name="P14"><text:span text:style-name="T10">3. Трудностью анализа: сложно отделить известные элементы от неизвестных; практически невозможно построить полную модель, учитывающую взаимодействие элементов. </text:span></text:p>
      <text:p text:style-name="P14"><text:span text:style-name="T10">4. На решение дастся достаточно большое время. </text:span></text:p>
      <text:p text:style-name="P14"><text:span text:style-name="T10">* * * </text:span></text:p>
      <text:p text:style-name="P14"><text:span text:style-name="T10">В процессе эволюции наш мозг научился находить приближенные решения простых задач. Но эволюция не выработала механизмов для медленного и точного решения сложных задач. </text:span></text:p>
      <text:p text:style-name="P14"><text:soft-page-break/><text:span text:style-name="T10">Если бы мы с величайшей точностью знали все, что происходит в голове хорошего изобретателя, это не приблизило бы нас к созданию тактики, соответствующей четвертому уровню. Мы бы просто обнаружили, что при решении задачи четвертого уровня изобретатель применяет ту же тактику, что и на первом уровне. </text:span></text:p>
      <text:p text:style-name="P14"><text:span text:style-name="T11">Эвристические механизмы высших порядков не могут быть открыты — их нет. Но они могут и должны быть созданы. </text:span></text:p>
      <text:p text:style-name="P14"><text:span text:style-name="T18"><text:s/></text:span><text:span text:style-name="T10">3.4. Метод «мозгового штурма».</text:span></text:p>
      <text:p text:style-name="P14"><text:span text:style-name="T10">Метод «мозгового штурма» и его многочисленные модификации, синектика, ассоциативные методы (методы аналогий: прямая, личная, символическая, фантастическая), списки контрольных вопросов и др., относятся к типу методов, получивших название методов психологической активации мышления. <text:line-break/>Его автор Алекс Осборн родился в конце Х</text:span><text:span text:style-name="T19">IX</text:span><text:span text:style-name="T10"> века в Нью-Йорке. Впервые</text:span><text:span text:style-name="T19"> </text:span><text:span text:style-name="T10"> этот метод он применил при выдумке новых изделий и поиске новых идей для рекламы. <text:line-break/>В основе метода лежит мысль об отделении процесса генерирования идей от процесса их оценки. Осборн</text:span><text:span text:style-name="T19"> </text:span><text:span text:style-name="T10"> предложил вести генерирование идей в условиях, когда критика запрещена; наоборот, всячески</text:span><text:span text:style-name="T19"> </text:span><text:span text:style-name="T10"> поощряется каждая идея, даже шуточная или явно нелепая. Для этого отбирают небольшую группу (6-8 человек) «генераторов идей». Высказанные идеи записывают и передают группе</text:span><text:span text:style-name="T19"> </text:span><text:span text:style-name="T10"> экспертов для оценки и отбора перспективных. Таков смысл обычной мозговой атаки. <text:line-break/>Философская концепция «мозгового штурма» основана на теории Фрейда. Считается, что в таких условиях подсознанием вырабатывается иррациональные (невыразимые в понятиях логики) идеи , которые позволяют выйти за пределы привычных представлений и стереотипов. <text:line-break/>Улучшенным методом мозгового штурма является синектика. Смысл ее заключается в том, что используются постоянные группы «генераторов идей», которые накапливают опыт решения задач. Растет взаимопонимание, идеи схватываются с полуслова.</text:span><text:span text:style-name="T19"> </text:span><text:span text:style-name="T10"> В этом методе участвуют два механизма творчества: не операционные и операционные процессы. <text:line-break/>Не операционные процессы основаны на интуиции, операционные - на использовании разного рода аналогий. Обратимся к последнему. Гегель утверждал: «В умозаключении по аналогии мы из того, что вещи известного рода обладают известным свойством, заключаем, что и другие вещи этого рода так же обладают этим свойством». <text:line-break/>Рабочими механизмами для выработки свежего взгляда на задачу являются аналогии: <text:line-break/>а)прямая – любая аналогия, например, из природы; <text:line-break/>б)личная – попытка взглянуть на задачу, отожествив себя с объектом и войдя в его образ;<text:line-break/>в)символическая – нахождение кратного символического описания задачи или объекта;<text:line-break/></text:span><text:soft-page-break/><text:span text:style-name="T19"> </text:span><text:span text:style-name="T10">г)фантастическая – изложение задачи в терминах и понятиях сказок, мифов, легенд.<text:line-break/>Пример решения задачи методом «мозгового штурма» (стенограмма): <text:line-break/>Руководитель. Нашей задачей является найти способ изготовления швейных или обувных деталей (или изделий) с заданном объемно-пространственной формой, управление которым можно было бы полностью передать автоматическим устройствам. Какие будут предложения? <text:line-break/>А. Для получения пространственной формы в изделиях швейной, трикотажной, обувной и кожгалантерейной промышленности применяют конструктивные способы , когда плоскую ткань или кожу расчленяют на отдельные детали, а затем их соединяют и дополнительно вводят конструктивные элементы, как вытачки, рельефы, складки, сборки и тд. <text:line-break/>Б. Объемно-пространственную форму можно получить путем физико-механического воздействия на сетчатую структуру текстильных материалов с целью изменения углов между нитями основы и утка. <text:line-break/>В. Использовать драпировочные свойства ткани. <text:line-break/>Руководитель. Эти способы действительно позволяют изготовлять детали и узлы изделий объемно-пространственной формы, но они содержат большую долю ручного труда и трудно поддаются автоматизации. Какие еще способы вы можете предложить? <text:line-break/>В. Нужно воздействовать на монокулярную структуру материала с помощью тепла, влаги и механического воздействия (развитие предыдущей идеи), а параметры процесса формования (температура, давление, влажность) контролировать и регулировать с помощью автоматических устройств [например, операции сутюживания, оттягивания, разутюживание, прессование и т.д.] <text:line-break/>Г. Формование можно осуществить способом выдавливания путем сухой тепловой обработки. Например, формование верха обуви в силиконовых матрицах, формование низа обуви.<text:line-break/>Д. Для повышения форм устойчивости деталей можно при влажно-тепловой обработке дополнительно ввести специальные технические средства, дозирование которых также может быть автоматизировано. <text:line-break/>Е. Нужную форму деталей или изделий можно получить путем применения комбинации нескольких способов формообразования, например, конструктивного и влажно-тепловой обработки и др. <text:line-break/>Руководитель. Отлично! «Мозговой штурм» идет очень хорошо. Предложен ряд методов получения объемно-пространственной формы деталей и изделий. Однако, автоматизация контроля и регулирования только отдельных параметров процесса (температура, количество химических добавок, продолжительность формования) не обеспечивают изготовление высококачественных изделий, так как ряд других параметров изменяются по случайному закону в зависимости от внешних возмущений. Давайте подумаем, какие способы формования можно предложить, чтобы</text:span><text:span text:style-name="T19"> </text:span><text:span text:style-name="T10"> обеспечить полную автоматизацию процесса, а следовательно, высокое качество изделий? <text:line-break/></text:span><text:soft-page-break/><text:span text:style-name="T10">А. Можно применить литьевые методы для получения деталей и изделий требуемой формы из компонентов полиуретана, например, литью под давлением с использованием пасты поливинилхлорида или экструзия с использованием термопластов (применение физических эффектов). В этом случае все параметры и технологический процесс изготовления могут быть полностью автоматизированы. <text:line-break/>Руководитель. Давайте подумаем , может быть по аналогии с природной можно предложить материал и способ изготовления «живой» одежды и обуви. Какие будут предложения? <text:line-break/>Б. Материал – биологически активное вещество, которое при определенных условиях может самовосстонавливаться, принимать форму тела человека. Человек зашел в специальную кабину, а через несколько минут вышел оттуда одетым и обутым (фантастика).<text:line-break/>В. В обувной и кожгалантерейной промышленности</text:span><text:span text:style-name="T19"> </text:span><text:span text:style-name="T10"> для изготовления из паст поливинилхлорида перчаток, сапог, галош, чехлов, надеваемых на обувь в дождливое время, применять метод макания, т.е. одну или несколько закрепленных на раме форм окунают в ПВХ-пасту комнатной температуры. Например, на форме сапога вследствие сил адгезии остается необходимое для образования стенки сапога количество пасты. После этого рама с формами поднимается, излишек пасты стекает и формы, покрытые ПВХ-пастой, поступают в печь,</text:span><text:span text:style-name="T19"> </text:span><text:span text:style-name="T10"> для желатинизации при температуре около 180 С. Формы, вышедшие из печи, охлаждается до температуры 50 С, и затем с них снимают затвердевшие, но все еще эластичные сапоги, Г. По аналогии можно изготовлять таким образом и предметы одежды, Например, требуемую форму одежды можно окунать в полимерный раствор и,</text:span><text:span text:style-name="T19"> </text:span><text:span text:style-name="T10"> управляя процессом полимеризации материала, получать изделия с заданными физико-механическими и гигиеническими характеристиками (аналогия и применение физических и химических эффектов).<text:line-break/>Д. Можно на заданную форму одежды напылять полимерный материал в специальной камерен и полностью ароматизировать процесс получения изделия с необходимыми эксплуатационными свойствами. И так далее. <text:line-break/>Руководитель «мозгового шторма», подведя итоги обсуждения, делает анализ и общение высказанных в ходе дискуссии идей.<text:line-break/>Последний ответ соответствует</text:span><text:span text:style-name="T19"> </text:span><text:span text:style-name="T10"> идее, которая признана изобретением. <text:line-break/>С методом мозгового штурма мы сталкиваемся в телевизионной передаче «Что? Где? Когда?», в которой играющие команды чаще всего используют</text:span><text:span text:style-name="T19"> </text:span><text:span text:style-name="T10"> синектический принцип генерирования идей. <text:line-break/>Синектика – предел того, что можно достичь сохранения принцип перебора вариантов. Этот принцип сравним с костяной иглой, что позволила человеку одеваться, однако промышленное производства одежды стало возможным только после изобретения челночного переплетения нитей и создание принципиально нового устройства – швейной машины. </text:span></text:p>
      <text:p text:style-name="P14"><text:span text:style-name="T10">ПОРЯДОК ВЫПОЛНЕНИЯ РАБОТЫ.<text:line-break/>Перед началом выполнения практического занятия студенты разделяются на две </text:span><text:soft-page-break/><text:span text:style-name="T10">группы, каждая из которых представляет самостоятельный творческий коллектив. В каждой группе выбирается (или назначается преподавателем) руководитель и технический секретарь (их функции поочередно могут выполнять несколько студентов). Каждая группа получает по одной задаче для решения методом «мозгового штурма». На решение каждой задачи отпускается не более 40 минут. <text:line-break/>3.1. Основной порядок проведения «мозгового штурма».<text:line-break/>3.1.1. Найти способ и предложить конструкцию устройства для прикрепления пуговиц (или иной фурнитуры) на швейных, обувных и кожгалантерейных изделиях, обеспечивающий ее прочное закрепление на детали изделия, наименьшее использование вспомогательных материалов и максимально возможную автоматизацию процесса. <text:line-break/>3.1.2. Задачу начинает решать группа «генераторов идей», которая должна в течение выделенного времени (40 минут) предложить как можно больше идей. При этом в процессе «штурма» наряду с рациональными, практичными могут выдвигаться и идеи фантастические, явно ошибочные, бесполезные и шутливые, которые играют роль катализаторов, стимулируют процесс генерации. Процесс «штурма» нужно организовать и проводить таким образом, чтобы вызвать бурный поток идей, выдвижение которых должно следовать непрерывно, развивая, дополняя и взаимно обогащая друг друга. Идеи выдвигаются бездоказательно, на выдвижение идеи отводится не более 2 минут. Важнейшим признаком процесса генерирования идей является категорический запрет всякой критики, не только явной словесной, но и скрытой -</text:span><text:span text:style-name="T19"> </text:span><text:span text:style-name="T10"> в виде скептических улыбок, мимики, жестов и т.д.<text:line-break/>3.1.3 Выдвинутые в результате «штурма» идеи передаются в группу «экспертов идей», которая внимательно рассматривает и анализирует сущность каждой идеи, проводит их экспертизу и отбор наиболее оригинальных и эффективных. На этом этапе рекомендуется предельно обоснованно принимать решения о непригодности идеи, даже той, которая считается несерьезной, фантастической (нереальной) или абсурдной. Нужно стремиться из каждой идеи извлечь рациональное зерно. Может быть даже развить высказанную идею.<text:line-break/>3.1.4. Соблюдение правил проведения «мозгового штурма» обеспечивает руководитель. Он должен управлять процессом коллективного поиска решения, направлять работу в нужное русло без приказаний и критики. Руководитель должен так организовать процесс «штурма», чтобы он проходил активно, непрерывно, одна идея следовала за другой без пауз, чтобы наряду с рациональными высказывались и заведомо фантастические, идеализированные идеи. Для этого руководитель может задавать различные вопросы, подсказывать или уточнять некоторые моменты, самостоятельно высказывать идею, добиваясь переключения процесса поиска решения, например, с практического направления на фантастическое. Активизировать процесс генерирования идей можно также путем использования ряда специальных приемов издавна применявшихся изобретателями, например «инверсия» - сделай наоборот, «аналогия» - сделай так, как это сделано в другом решении, «эмпатия» - считай </text:span><text:soft-page-break/><text:span text:style-name="T10">себя частью совершенствуемого объекта и выясни при этом свои чувства, ощущения и «фантазия» - сделай нечто фантастическое.<text:line-break/>3.1.5. Процесс генерирования идей и процесс их обсуждения протоколируется секретарем, который записывает каждую выдвинутую идею с указанием фамилии автора. Таким же образом протоколируется порядок обсуждения выдвинутых идей «экспертами».</text:span></text:p>
      <text:p text:style-name="P14"><text:span text:style-name="T10">4. </text:span><text:span text:style-name="T17">Патентные исследования.</text:span></text:p>
      <text:p text:style-name="P14"><text:span text:style-name="T10">4.1 По своему характеру и содержанию патентные исследования относятся к прикладным научно-исследовательским работам и являются неотъемлемой составной частью обоснования принимаемых хозяйствующими субъектами решений народнохозяйственных задач, связанных с созданием, производством, реализацией, совершенствованием, использованием, ремонтом и снятием с производства объектов хозяйственной деятельности.</text:span></text:p>
      <text:p text:style-name="P14"><text:span text:style-name="T10">4.2 Патентные исследования проводят хозяйствующие субъекты:</text:span></text:p>
      <text:p text:style-name="P14"><text:span text:style-name="T10">— исполнители (разработчики) программ (межгосударственных, государственных, региональных, отраслевых и других) создания, развития производства и использования объектов техники;</text:span></text:p>
      <text:p text:style-name="P14"><text:span text:style-name="T10">— исполнители фундаментальных исследований с практическим выходом продукции и исследований прикладного характера; — исполнители НИР и ОКР;</text:span></text:p>
      <text:p text:style-name="P14"><text:span text:style-name="T10">— заказчики (основные потребители объектов хозяйственной деятельности);</text:span></text:p>
      <text:p text:style-name="P14"><text:span text:style-name="T10">— изготовители (поставщики) объектов хозяйственной деятельности.</text:span></text:p>
      <text:p text:style-name="P14"><text:span text:style-name="T10">4.3 В зависимости от практической потребности патентные исследования проводят:</text:span></text:p>
      <text:p text:style-name="P14"><text:span text:style-name="T10">— заказчик (основной потребитель) — при прогнозировании, перспективном и текущем планировании, определении направлений, темпов развития средств технического обеспечения своей деятельности, исследовательском проектировании, формировании заказов исполнителям, поставщикам, при использовании (эксплуатации) продукции;</text:span></text:p>
      <text:p text:style-name="P14"><text:span text:style-name="T10">— исполнитель научно-исследовательских работ — при прогнозировании, перспективном и текущем планировании научных исследований, выборе направлений исследований для создания новых и модернизации существующих объектов техники и их технико-экономическом обосновании; при определении инжиниринговых услуг; при изыскании, исследовании применения объектов техники по новому назначению; при выполнении научно-исследовательских работ и их этапов; при осуществлении научно-технического сотрудничества;</text:span></text:p>
      <text:p text:style-name="P14"><text:span text:style-name="T10">— исполнитель (разработчик, проектант, проектировщик) — при прогнозировании, перспективном и текущем планировании своей деятельности; при обосновании необходимости выполнения конкретных работ; в процессе выполнения опытно-конструкторских, проектно-конструкторских, проектных, технологических, изыскательских и других работ (в том числе аванпроектов) и их этапов; при обосновании выбора форм реализации и обеспечения условий реализации продукции; при решении вопросов использования опыта и знаний сторонних организаций и фирм; при определении инжини-ринговых услуг; при осуществлении научно-технического сотрудничества;</text:span></text:p>
      <text:p text:style-name="P14"><text:soft-page-break/><text:span text:style-name="T10">— изготовитель (поставщик) — при перспективном и текущем планировании развития производства или его модернизации, постановке продукции на производство, при решении вопросов повышения <text:s text:c="2"/>качества <text:s/>продукции, <text:s text:c="2"/>совершенствования <text:s/>технологии, материального, технологического обеспечения производства, приобретения зарубежного оборудования и лицензий; при совершенствовании продукции; при решении вопросов реализации продукции и обеспечения оптимальных ее условий, включая сервисные услуги поставленной продукции; при решении вопросов кооперирования производства, создании совместных предприятий;</text:span></text:p>
      <text:p text:style-name="P14"><text:span text:style-name="T10">— все хозяйствующие субъекты — при решении вопросов правовой охраны объектов промышленной (интеллектуальной) собственности.</text:span></text:p>
      <text:p text:style-name="P14"><text:span text:style-name="T10">4.4 Проведение патентных исследований и представление их результатов предусматривают в договорной и (или) планово-технической документации* на выполнение работ.</text:span></text:p>
      <text:p text:style-name="P14"><text:span text:style-name="T10">В этой документации предусматривают необходимость применения требований настоящего стандарта при организации, проведении, оформлении и использовании результатов патентных исследований.</text:span></text:p>
      <text:p text:style-name="P14"><text:span text:style-name="T10">4.5 В договорной документации на проведение работ определяют права и обязанности сторон, в том числе в отношении результатов патентных исследований, условия конфиденциальности, а также ответственность сторон за последствия, вызванные отказом от проведения патентных исследований, выполнением их в ограниченном объеме, отказом от использования их результатов и т.д.</text:span></text:p>
      <text:p text:style-name="P14"><text:span text:style-name="T10">4.6 Необходимость привлечения сторонних организаций к проведению патентных исследований определяет исполнитель работы. Участие сторонних организаций в проведении патентных исследований или их выполнение сторонними организациями оформляют договором (контрактом).</text:span></text:p>
      <text:p text:style-name="P14"><text:span text:style-name="T10">4.7 Необходимость проведения патентных исследований при выполнении составных частей работ или при разработке комплектующих изделий, материалов, технологии, осуществляемых по единому исходному техническому документу (техническому, тактико-техническому заданию), определяет головной исполнитель работы, оформляя проведение патентных исследований в соответствии с 4.4 и 4.5.</text:span></text:p>
      <text:p text:style-name="P14"><text:span text:style-name="T10">4.8 Результаты патентных исследований используют при разработке документов, связанных с деятельностью хозяйствующего субъекта и обоснованием принимаемых им решений, в том числе:</text:span></text:p>
      <text:p text:style-name="P14"><text:span text:style-name="T10">— прогнозов, программ, бизнес-планов, планов создания и развития производства объектов техники и оказания услуг; — договорной документации;</text:span></text:p>
      <text:p text:style-name="P14"><text:span text:style-name="T10">— планово-технической документации на выполнение НИР и ОКР (например, тематических карточек, заявок на разработку и освоение продукции, исходных требований заказчика, технико-экономических обоснований, технических и тактико-технических заданий);</text:span></text:p>
      <text:p text:style-name="P14"><text:span text:style-name="T10">— отчетной научно-технической, конструкторской, технологической, проектной документации, технических условий (технических описаний), стандартов на </text:span><text:soft-page-break/><text:span text:style-name="T10">разработанную продукцию, а также актов сдачи-приемки научно-технической продукции;</text:span></text:p>
      <text:p text:style-name="P14"><text:span text:style-name="T10">—документации, связанной с оценкой технического уровня и качества продукции, модернизацией или снятием ее с производства;</text:span></text:p>
      <text:p text:style-name="P14"><text:span text:style-name="T10">— документации, связанной с обеспечением охраны объектов промышленной собственности в стране и за границей (изобретения, полезные модели, промышленные образцы, товарные знаки);</text:span></text:p>
      <text:p text:style-name="P14"><text:span text:style-name="T10">— документации, необходимой для использования опыта и знаний других хозяйствующих субъектов, включая зарубежных (в частности, путем приобретения лицензий), а также для обеспечения необходимых поставок, в том числе по импорту оборудования, комплектующих изделий, сырья;</text:span></text:p>
      <text:p text:style-name="P14"><text:span text:style-name="T10">— документации, связанной с постановкой на производство объектов техники, реализацией объектов техники, объектов промышленной собственности и услуг на внутреннем и внешнем рынках (например, патентный формуляр по ГОСТ 15.012, рекламные материалы, проекты договоров о производстве и поставке продукции; документация, связанная с подготовкой к продаже лицензий); — документации, связанной с выявлением и оценкой данных о предполагаемом нарушении охраняемых прав промышленной собственности в стране и за границей;</text:span></text:p>
      <text:p text:style-name="P14"><text:span text:style-name="T10">— документации, относящейся к формированию и реализации научно-технической, патентной и коммерческой политики хозяйствующего субъекта;</text:span></text:p>
      <text:p text:style-name="P14"><text:span text:style-name="T10">— документации, связанной с формированием и реализацией инвестиционной политики и кредитированием, с подготовкой инвестиционных предложений и проектов;</text:span></text:p>
      <text:p text:style-name="P14"><text:span text:style-name="T10">— документации, подтверждающей право хозяйствующего субъекта на налоговые льготы;</text:span></text:p>
      <text:p text:style-name="P14"><text:span text:style-name="T10">— другой документации, содержание которой может быть основано на результатах патентных исследований.</text:span></text:p>
      <text:p text:style-name="P14"><text:span text:style-name="T10">При необходимости в документах, разработанных с использованием результатов патентных исследований, приводят ссылку на источник — отчет о патентных исследованиях с указанием его реквизитов.</text:span></text:p>
      <text:p text:style-name="P14"><text:span text:style-name="T10">4.9 Результаты патентных исследований рассматривают и используют в порядке, установленном для рассмотрения, приемки и использования результатов проведенной хозяйствующим субъектом работы в целом, этапов работы, стадий жизненного цикла объекта техники.</text:span></text:p>
      <text:p text:style-name="P14"><text:span text:style-name="T10">4.10 Хозяйствующие субъекты при взаимодействии в создании объектов техники передают в комплекте документации, разработанной на этапе работы (стадии жизненного цикла объекта техники), включающем патентные исследования, результаты этих исследований для рассмотрения и использования на последующих этапах работы (стадиях жизненного цикла объекта техники).</text:span></text:p>
      <text:p text:style-name="P14"><text:span text:style-name="T10">4.11 Результаты патентных исследований не подлежат передаче за границу в составе комплектов документации, если это не оговорено в соглашении (контракте).</text:span></text:p>
      <text:p text:style-name="P14"><text:span text:style-name="T10">5 СОДЕРЖАНИЕ ПАТЕНТНЫХ ИССЛЕДОВАНИЙ</text:span></text:p>
      <text:p text:style-name="P14"><text:soft-page-break/><text:span text:style-name="T10">5.1 В общем случае содержание патентных исследований может составлять следующее:</text:span></text:p>
      <text:p text:style-name="P14"><text:span text:style-name="T10">— исследование технического уровня объектов хозяйственной деятельности, выявление тенденций, обоснование прогноза их развития;</text:span></text:p>
      <text:p text:style-name="P14"><text:span text:style-name="T10">— исследование состояния рынков данной продукции, сложившейся патентной ситуации, характера национального производства в странах исследования;</text:span></text:p>
      <text:p text:style-name="P14"><text:span text:style-name="T10">— исследование требований потребителей к продукции и услугам; </text:span></text:p>
      <text:p text:style-name="P14"><text:span text:style-name="T10">— исследование направлений научно-исследовательской и произ-водственной деятельности организаций и фирм, которые действуют или могут действовать на рынке исследуемой продукции;</text:span></text:p>
      <text:p text:style-name="P14"><text:span text:style-name="T10">— анализ коммерческой деятельности, включая лицензионную деятельность разработчиков (организаций и фирм), производителей (поставщиков) продукции и фирм, предоставляющих услуги, их патентной политики для выявления конкурентов, потенциальных контрагентов, лицензиаров и лицензиатов, партнеров по сотрудничеству;</text:span></text:p>
      <text:p text:style-name="P14"><text:span text:style-name="T10">— выявление торговых марок (товарных знаков), используемых фирмой-конкурентом;</text:span></text:p>
      <text:p text:style-name="P14"><text:span text:style-name="T10">— анализ деятельности хозяйствующего субъекта; выбор оптимальных направлений развития его научно-технической, производственной и коммерческой деятельности, патентной и технической политики и обоснование мероприятий по их реализации;</text:span></text:p>
      <text:p text:style-name="P14"><text:span text:style-name="T10">— обоснование конкретных требований по совершенствованию существующей и созданию новой продукции и технологии, а также организации выполнения услуг; обоснование конкретных требований по обеспечению эффективности применения и конкурентоспособности продукции и услуг; обоснование проведения необходимых для этого работ и требований к их результатам;</text:span></text:p>
      <text:p text:style-name="P14"><text:span text:style-name="T10">— технико-экономический анализ и обоснование выбора технических, художественно-конструкторских решений (из числа известных объектов промышленной собственности), отвечающих требованиям создания новых и совершенствования существующих объектов техники и услуг;</text:span></text:p>
      <text:p text:style-name="P14"><text:span text:style-name="T10">— обоснование предложений о целесообразности разработки новых объектов промышленной собственности для использования в объектах техники, обеспечивающих достижение технических показателей, предусмотренных в техническом задании (тактико-техническом задании);</text:span></text:p>
      <text:p text:style-name="P14"><text:span text:style-name="T10">— выявление технических, художественно-конструкторских, программных и других решений, созданных в процессе выполнения НИР и ОКР с целью отнесения их к охраноспособным объектам интеллектуальной собственности, в том числе промышленной;</text:span></text:p>
      <text:p text:style-name="P14"><text:span text:style-name="T10">— обоснование целесообразности правовой охраны объектов интеллектуальной собственности (в том числе промышленной) в стране и за рубежом, выбор стран патентования; регистрации;</text:span></text:p>
      <text:p text:style-name="P14"><text:span text:style-name="T10">— исследование патентной чистоты объектов техники (экспертиза объектов техники на патентную чистоту, обоснование мер по обеспечению их патентной чистоты и беспрепятственному производству и реализации объектов техники в </text:span><text:soft-page-break/><text:span text:style-name="T10">стране и за рубежом); — анализ конкурентоспособности объектов хозяйственной деятельности, эффективности их использования по назначению, соответствия тенденциям и прогнозу развития;</text:span></text:p>
      <text:p text:style-name="P14"><text:span text:style-name="T10">— выявление и отбор объектов лицензий и услуг типа инжиниринг;</text:span></text:p>
      <text:p text:style-name="P14"><text:span text:style-name="T10">— исследование условий реализации объектов хозяйственной деятельности, обоснование мер по их оптимизации;</text:span></text:p>
      <text:p text:style-name="P14"><text:span text:style-name="T10">— обоснование целесообразности и форм проведения в стране и за рубежом коммерческих мероприятий по реализации объектов хозяйственной деятельности, по закупке и продаже лицензий, оборудования, сырья, комплектующих изделий и т.д.;</text:span></text:p>
      <text:p text:style-name="P14"><text:span text:style-name="T10">— разработка рекомендаций по использованию товарных знаков при осуществлении коммерческой деятельности;</text:span></text:p>
      <text:p text:style-name="P14"><text:span text:style-name="T10">— проведение других работ, отвечающих интересам хозяйствующих субъектов.</text:span></text:p>
      <text:p text:style-name="P14"><text:span text:style-name="T10">5.2 Конкретное содержание патентных исследований определяют в зависимости от характера проводимой работы, стадий жизненного цикла или этапов работ на стадиях жизненного цикла объекта техники, результатов анализа деятельности хозяйствующего субъекта.</text:span></text:p>
      <text:p text:style-name="P36"/>
      <text:p text:style-name="P36"/>
      <text:p text:style-name="P14"><text:span text:style-name="T10">6. ПОРЯДОК ПРОВЕДЕНИЯ ПАТЕНТНЫХ ИССЛЕДОВАНИЙ</text:span></text:p>
      <text:p text:style-name="P14"><text:span text:style-name="T10">6.1 Порядок выполнения патентных исследований включает: — определение задач патентных исследований, видов исследований и методов их проведения и разработку задания на проведение патентных исследований;</text:span></text:p>
      <text:p text:style-name="P14"><text:span text:style-name="T10">— определение требований к поиску патентной и другой документации, разработку регламента поиска;</text:span></text:p>
      <text:p text:style-name="P14"><text:span text:style-name="T10">— поиск и отбор патентной и другой документации в соответствии с утвержденным регламентом и оформление отчета о поиске; — систематизацию и анализ отобранной документации; — обоснование решений задач патентными исследованиями; обоснование предложений по дальнейшей деятельности хозяйствующего субъекта, подготовка выводов и рекомендаций;</text:span></text:p>
      <text:p text:style-name="P14"><text:span text:style-name="T10">— оформление результатов исследований в виде отчета о патентных исследованиях.</text:span></text:p>
      <text:p text:style-name="P14"><text:span text:style-name="T10">6.2 Задание на проведение патентных исследований разрабатывают применительно к работе в целом и (или) отдельному ее этапу по приложению А. В задание включают:</text:span></text:p>
      <text:p text:style-name="P14"><text:span text:style-name="T10">— наименование и шифр работы, при необходимости этап работы, срок выполнения работы или этапа и конкретные задачи патентных исследований, которые должны быть выполнены для обоснования принимаемых решений по обеспечению конечного результата работ (этапа), включающих своей составной частью патентные исследования. Определение задач патентных исследований проводят на основе анализа целей, характера работы в целом, ее элементов, номенклатура которых установлена для каждого этапа работы стандартами ЕСКД, СРПП и другими нормативными документами, а также анализа производственной и коммерческой деятельности хозяйствующего субъекта, </text:span><text:soft-page-break/><text:span text:style-name="T10">включая необходимость реализации предложений по результатам патентных исследований, выполненных на предшествующих этапах работы;</text:span></text:p>
      <text:p text:style-name="P14"><text:span text:style-name="T10">— календарный план, определяющий конкретные виды исследований, обеспечивающих решение задач, включенных в задание, сроки их выполнения, исполнителей, в том числе привлекаемых к проведению патентных исследований сторонних организаций, а также отчетные документы, которые должны быть подготовлены.</text:span></text:p>
      <text:p text:style-name="P14"><text:span text:style-name="T10">6.3 Задание на проведение патентных исследований разрабатывают подразделения — исполнители работы и патентное подразделение и утверждает ответственный руководитель работы (например, руководитель научно-исследовательской работы, разработки аванпроекта, главный или генеральный конструктор опытно-конструкторской работы, главный инженер проекта).</text:span></text:p>
      <text:p text:style-name="P14"><text:span text:style-name="T10">6.4 Регламент поиска разрабатывают подразделения — исполнители работы и патентное подразделение в соответствии с заданием на проведение патентных исследований применительно к работе в целом и (или) к каждому ее этапу, при выполнении которых необходимы патентные исследования, по приложению Б. В регламенте приводят обоснование его требований. При обосновании требований к поиску исходят из необходимости обеспечения достоверности результатов патентных исследований, учитывая наличие и состояние информационно-поисковых систем и технических средств поиска, а также его объем, решают вопрос о привлечении сторонних организаций для выполнения поиска.</text:span></text:p>
      <text:p text:style-name="P14"><text:span text:style-name="T10">6.5 По результатам проведенного поиска отбирают информацию для дальнейшего анализа и составляют отчет о поиске (приложение В).</text:span></text:p>
      <text:p text:style-name="P36"/>
      <text:p text:style-name="P14"><text:span text:style-name="T17">Изучение стандартных решений</text:span><text:span text:style-name="T10"> изобретательских задач (71 стандарт) рекомендуем проводить с <text:s/>помощью файла «Что такое ТРИЗ», выложенный в папке </text:span><text:span text:style-name="T19">COMMON</text:span><text:span text:style-name="T10">.</text:span></text:p>
      <text:p text:style-name="P14"><text:span text:style-name="T10">Ниже изложены основные приемы применения стандартов.</text:span><text:bookmark text:name="BM5"/></text:p>
      <text:p text:style-name="P14"><text:span text:style-name="T10">1. Особенности введения веществ. </text:span></text:p>
      <text:p text:style-name="P14"><text:span text:style-name="T10">1.1. Обходные пути.<text:line-break/>1.2. Разделение изделия на взаимодействующие части.<text:line-break/>1.3. Самоустранение отработанных веществ.<text:line-break/>1.4. Использование надувных конструкций и пены. </text:span></text:p>
      <text:p text:style-name="P14"><text:span text:style-name="T10">2. </text:span><text:span text:style-name="T11">Введение полей</text:span><text:span text:style-name="T10">.</text:span></text:p>
      <text:p text:style-name="P14"><text:span text:style-name="T10">2.1. </text:span><text:span text:style-name="T11">Использование поля по совместительству.</text:span><text:span text:style-name="T10"><text:line-break/>2.2. </text:span><text:span text:style-name="T11">Использование поля внешней среды.</text:span><text:span text:style-name="T10"><text:line-break/>2.3. </text:span><text:span text:style-name="T11">Использование веществ-источников полей.</text:span><text:span text:style-name="T10"> </text:span></text:p>
      <text:p text:style-name="P14"><text:span text:style-name="T10">3. </text:span><text:span text:style-name="T11">Использование фазовых переходов.</text:span><text:span text:style-name="T10"> </text:span></text:p>
      <text:p text:style-name="P14"><text:span text:style-name="T10">3.1. </text:span><text:span text:style-name="T11">Замена фазового состояния вещества.</text:span><text:span text:style-name="T10"><text:line-break/>3.2. </text:span><text:span text:style-name="T11">"Двойственное" фазовое состояние вещества.</text:span><text:span text:style-name="T10"><text:line-break/>3.3. </text:span><text:span text:style-name="T11">Использование явлений, сопутствующих фазовому переходу.</text:span><text:span text:style-name="T10"><text:line-break/>3.4. </text:span><text:span text:style-name="T11">Переход к двухфазному состоянию вещества.</text:span><text:span text:style-name="T10"><text:line-break/>3.5. </text:span><text:span text:style-name="T11">Использование взаимодействия между частями (фазами) системы.</text:span><text:span text:style-name="T10"> </text:span></text:p>
      <text:p text:style-name="P14"><text:soft-page-break/><text:span text:style-name="T10">4. </text:span><text:span text:style-name="T11">Особенности применения физических эффектов.</text:span><text:span text:style-name="T10"> </text:span></text:p>
      <text:p text:style-name="P14"><text:span text:style-name="T10">4.1. </text:span><text:span text:style-name="T11">Использование обратимых физических превращений.</text:span><text:span text:style-name="T10"><text:line-break/>4.2. </text:span><text:span text:style-name="T11">Усиление поля на выходе.</text:span><text:span text:style-name="T10"> </text:span></text:p>
      <text:p text:style-name="P14"><text:span text:style-name="T10">5. </text:span><text:span text:style-name="T11">Экспериментальные стандарты.</text:span><text:span text:style-name="T10"> </text:span></text:p>
      <text:p text:style-name="P14"><text:span text:style-name="T10">5.1. </text:span><text:span text:style-name="T11">Получение частиц вещества разложением.</text:span><text:span text:style-name="T10"><text:line-break/>5.2. </text:span><text:span text:style-name="T11">Получение частиц вещества объединением.</text:span><text:span text:style-name="T10"><text:line-break/>5.3. </text:span><text:span text:style-name="T11">Простейшие способы получения частиц вещества.</text:span><text:span text:style-name="T10"> </text:span></text:p>
      <text:p text:style-name="P14"><text:bookmark text:name="BM51"/><text:span text:style-name="T10">1. <text:s/>ОСОБЕННОСТИ ВВЕДЕНИЯ ВЕЩЕСТВ</text:span></text:p>
      <text:p text:style-name="P14"><text:span text:style-name="T10">1.1. При постройке, перестройке и разрушении веполей часто приходится вводить новые вещества. Их введение либо связано с техническими трудностями, либо с уменьшением степени идеальности системы. Поэтому вещества надо "вводить, не вводя" и использовать различные обходные пути. </text:span><text:bookmark text:name="BM511"/></text:p>
      <text:p text:style-name="P14"><text:span text:style-name="T10">Если нужно ввести в систему вещество, а это запрещено условиями задачи или недопустимо по условиям работы системы, то, <text:s/>следует использовать обходные пути: </text:span><text:bookmark text:name="BM5111"/><text:span text:style-name="T10">вместо вещества используют "пустоту", вместо вещества вводят поле, вместо внутренней добавки используют наружную, вводят в очень малых дозах особо активную добавку, вводят в очень малых дозах обычную добавку, но располагают ее концентрированно - в отдельных частях объекта, добавку вводят на время, вместо объекта используют его копию (модель), в которую допустимо введение добавки, добавку вводят в виде химического соединения, из которого она потом выделяется, добавку получают разложением внешней среды или самого объекта, например электролизом, или изменением агрегатного состояния части объекта или внешней среды.<text:line-break/></text:span><text:bookmark text:name="BM512"/><text:span text:style-name="T10">1.2. Разделение изделия на взаимодействующие части.</text:span></text:p>
      <text:p text:style-name="P14"><text:span text:style-name="T10">Если дана система, плохо поддающаяся нужным изменениям, и условия задачи не позволяют заменить инструмент или ввести добавки, вместо инструмента используют изделие, разделяя его на части, взаимодействующие друг с другом. <text:line-break/></text:span><text:bookmark text:name="BM513"/><text:span text:style-name="T10">1.3. Самоустранение отработанных веществ.</text:span></text:p>
      <text:p text:style-name="P14"><text:span text:style-name="T10">Введенное в систему вещество - после того, как оно сработало, - должно исчезнуть или стать неотличимым от вещества, ранее бывшего в системе или во внешней среде. </text:span></text:p>
      <text:p text:style-name="P14"><text:span text:style-name="T10">1.4. Использование надувных конструкций и пены.</text:span></text:p>
      <text:p text:style-name="P14"><text:span text:style-name="T10">Если нужно ввести большое количество вещества, а это запрещено условиями задачи или недопустимо по условиям работы системы, в качестве вещества используют "пустоту" в виде надувных конструкций или пены. </text:span></text:p>
      <text:p text:style-name="P14"><text:bookmark text:name="BM52"/><text:span text:style-name="T10">2. ВВЕДЕНИЕ ПОЛЕЙ.</text:span></text:p>
      <text:p text:style-name="P14"><text:span text:style-name="T10">При постройке, перестройке и разрушении веполей часто необходимо вводить новые поля. Чтобы не усложнять при этом систему, следует использовать стандарты подкласса 5.2. </text:span><text:bookmark text:name="BM521"/></text:p>
      <text:p text:style-name="P14"><text:span text:style-name="T10">2.1. Использование поля по совместительству.</text:span></text:p>
      <text:p text:style-name="P14"><text:span text:style-name="T10">Если в вепольную систему нужно ввести поле, то, следует, прежде всего, использовать уже имеющиеся поля, носителями которых являются входящие в систему вещества. </text:span></text:p>
      <text:p text:style-name="P14"><text:span text:style-name="T10">2.2. Использование поля внешней среды.</text:span></text:p>
      <text:p text:style-name="P14"><text:soft-page-break/><text:span text:style-name="T10">2.3. Использование веществ-источников полей.</text:span></text:p>
      <text:p text:style-name="P14"><text:span text:style-name="T10">Если в систему необходимо ввести поле, а это нельзя сделать по стандарту </text:span><text:a xlink:type="simple" xlink:href="http://www.triz-ri.ru/triz/triz06.asp#521" text:style-name="Internet_20_link" text:visited-style-name="Visited_20_Internet_20_Link"><text:span text:style-name="T30">2.1</text:span></text:a><text:span text:style-name="T10"> и </text:span><text:a xlink:type="simple" xlink:href="http://www.triz-ri.ru/triz/triz06.asp#522" text:style-name="Internet_20_link" text:visited-style-name="Visited_20_Internet_20_Link"><text:span text:style-name="T30">2.2</text:span></text:a><text:span text:style-name="T10">, то следует использовать поля, носителями или источниками которых могут "по совместительству" стать вещества, имеющиеся в системе или во внешней среде. </text:span></text:p>
      <text:p text:style-name="P14"><text:bookmark text:name="BM53"/><text:span text:style-name="T10">3. ИСПОЛЬЗОВАНИЕ ФАЗОВЫХ ПЕРЕХОДОВ.</text:span></text:p>
      <text:p text:style-name="P14"><text:span text:style-name="T10">Противоречивые требования к вводимым веществам и полям могут быть удовлетворены использованием фазовых переходов. </text:span><text:bookmark text:name="BM531"/></text:p>
      <text:p text:style-name="P14"><text:span text:style-name="T10">3.1. Замена фазового состояния вещества.</text:span></text:p>
      <text:p text:style-name="P14"><text:span text:style-name="T10">3.2. "Двойственное" фазовое состояние вещества.</text:span></text:p>
      <text:p text:style-name="P14"><text:span text:style-name="T10">3.3. Использование явлений, сопутствующих фазовому переходу.</text:span></text:p>
      <text:p text:style-name="P14"><text:span text:style-name="T10">3.4. Переход к двухфазному состоянию вещества.</text:span></text:p>
      <text:p text:style-name="P14"><text:span text:style-name="T10">3.5. Использование взаимодействия между частями (фазами) системы.</text:span></text:p>
      <text:p text:style-name="P14"><text:bookmark text:name="BM54"/><text:span text:style-name="T10">4. ОСОБЕННОСТИ ПРИМЕНЕНИЯ ФИЗЭФФЕКТОВ.</text:span></text:p>
      <text:p text:style-name="P14"><text:span text:style-name="T10">Многие стандарты предусматривают применение физических эффектов или могут быть использованы вместе с ними. При этом необходимо учитывать некоторые приемы, повышающие эффективность их применения. </text:span><text:bookmark text:name="BM541"/></text:p>
      <text:p text:style-name="P14"><text:span text:style-name="T10">4.1. Использование обратимых физических превращений.</text:span></text:p>
      <text:p text:style-name="P14"><text:span text:style-name="T10">Если объект должен периодически находиться в разных физических состояниях, то переход следует осуществлять самим объектом путем использования обратимых физических превращений, например, фазовых переходов, ионизации - рекомбинации, диссоциации - ассоциации и т.д. </text:span></text:p>
      <text:p text:style-name="P14"><text:span text:style-name="T10">4.2. Усиление поля на выходе.</text:span></text:p>
      <text:p text:style-name="P14"><text:span text:style-name="T10">Если необходимо получить сильное действие на выходе при слабом действии на входе, необходимо привести вещество-преобразователь в состояние, близкое к критическому состоянию. Энергия запасается в веществе, а входной сигнал играет роль "спускового крючка". </text:span></text:p>
      <text:p text:style-name="P14"><text:bookmark text:name="BM55"/><text:span text:style-name="T10">5. ЭКСПЕРИМЕНТАЛЬНЫЕ СТАНДАРТЫ.</text:span></text:p>
      <text:p text:style-name="P14"><text:bookmark text:name="BM551"/><text:span text:style-name="T10">5.1. Получение частиц вещества разложением.</text:span></text:p>
      <text:p text:style-name="P14"><text:span text:style-name="T10">Если для решения задачи нужны частицы вещества (например, ионы), а непосредственное их получение невозможно по условиям задачи, то требуемые частицы надо получить разрушением вещества более высокого структурного уровня (например, молекул). </text:span></text:p>
      <text:p text:style-name="P14"><text:span text:style-name="T10">5.2. Получение частиц вещества объединением.</text:span></text:p>
      <text:p text:style-name="P14"><text:span text:style-name="T10">Если для решения задачи нужны частицы вещества (например, молекулы) и невозможно получить их непосредственно или по стандарту </text:span><text:a xlink:type="simple" xlink:href="http://www.triz-ri.ru/triz/triz06.asp#551" text:style-name="Internet_20_link" text:visited-style-name="Visited_20_Internet_20_Link"><text:span text:style-name="T30">5.1</text:span></text:a><text:span text:style-name="T10">, то требуемые частицы надо получить достройкой или объединением частиц более низкого структурного уровня (например, ионов). </text:span></text:p>
      <text:p text:style-name="P14"><text:span text:style-name="T10">5.3. Простейшие способы получения частиц вещества.</text:span></text:p>
      <text:p text:style-name="P14"><text:span text:style-name="T10">При применении стандарта </text:span><text:a xlink:type="simple" xlink:href="http://www.triz-ri.ru/triz/triz06.asp#551" text:style-name="Internet_20_link" text:visited-style-name="Visited_20_Internet_20_Link"><text:span text:style-name="T30">5.1</text:span></text:a><text:span text:style-name="T10"> простейший путь - разрушение ближайшего вышестоящего "целого" или "избыточного" (отрицательные ионы) уровня, а при применении стандарта </text:span><text:a xlink:type="simple" xlink:href="http://www.triz-ri.ru/triz/triz06.asp#552" text:style-name="Internet_20_link" text:visited-style-name="Visited_20_Internet_20_Link"><text:span text:style-name="T30">5.2</text:span></text:a><text:span text:style-name="T10"> простейший путь - достройка ближайшего нижестоящего "нецелого" уровня. </text:span></text:p>
      <text:p text:style-name="P33"/>
      <text:p text:style-name="P14"><text:soft-page-break/><text:span text:style-name="T10"><text:s/></text:span><text:span text:style-name="T17">Контрольные вопросы для итоговой аттестации.</text:span></text:p>
      <text:p text:style-name="P14"><text:span text:style-name="T10">1. Дайте определения понятиям «наука» и «цель науки».</text:span></text:p>
      <text:p text:style-name="P14"><text:span text:style-name="T10">2. Перечислите основные понятия, определяющие содержание научных исследований.</text:span></text:p>
      <text:p text:style-name="P14"><text:span text:style-name="T10">3. Назовите методы познания, составляющие основу решения эмпирических задач при научных исследованиях.</text:span></text:p>
      <text:p text:style-name="P14"><text:span text:style-name="T10">4. Перечислите основные этапы, сопровождающие процесс выполнения теоретических и прикладных научно-исследовательских работ.</text:span></text:p>
      <text:p text:style-name="P14"><text:span text:style-name="T10">5. Дайте ответ на вопрос о том, могут ли теоретические научные исследования быть направлены на открытие известных фактов, законов, принципов?</text:span></text:p>
      <text:p text:style-name="P14"><text:span text:style-name="T10">6. Перечислите основные требования, предъявляемые к теме научного исследования.</text:span></text:p>
      <text:p text:style-name="P14"><text:span text:style-name="T10">7. Дайте определение понятию «модель исследования» и перечислите виды моделей, используемых при изучении явлений и процессов.</text:span></text:p>
      <text:p text:style-name="P14"><text:span text:style-name="T10">8. Дайте определения понятиям «эксперимент» и «цель эксперимента».</text:span></text:p>
      <text:p text:style-name="P14"><text:span text:style-name="T10">9. </text:span><text:span text:style-name="T11">Измерения и наблюдения.</text:span></text:p>
      <text:p text:style-name="P14"><text:span text:style-name="T11">10. Основная задача обработки результатов измерений.</text:span></text:p>
      <text:p text:style-name="P14"><text:span text:style-name="T11">11.Статистическая обработка измерений.</text:span></text:p>
      <text:p text:style-name="P14"><text:span text:style-name="T11">12.Критерии качества оценок.</text:span></text:p>
      <text:p text:style-name="P14"><text:span text:style-name="T11">13.Методы оценивания параметров.</text:span></text:p>
      <text:p text:style-name="P14"><text:span text:style-name="T11">14.Метод наименьших квадратов. </text:span></text:p>
      <text:p text:style-name="P14"><text:span text:style-name="T11">15.Достоинства и недостатки метода наименьших квадратов.</text:span></text:p>
      <text:p text:style-name="P14"><text:span text:style-name="T11">16.Проверка гипотез о законах распределения <text:s/>случайной величины.</text:span></text:p>
      <text:p text:style-name="P14"><text:span text:style-name="T11">17.Основные задачи регрессионного анализа.</text:span></text:p>
      <text:p text:style-name="P14"><text:span text:style-name="T10">18.Линейная и нелинейная регрессия.</text:span></text:p>
      <text:p text:style-name="P14"><text:span text:style-name="T10">19.Определение коэффициентов линейной модели.</text:span></text:p>
      <text:p text:style-name="P14"><text:span text:style-name="T10">21.Исследование уравнения регрессии.</text:span></text:p>
      <text:p text:style-name="P14"><text:span text:style-name="T10">22.Коэффициент множественной корреляции.</text:span></text:p>
      <text:p text:style-name="P14"><text:span text:style-name="T10">23.Критерий Дарбина- Уотсон.</text:span></text:p>
      <text:p text:style-name="P14"><text:span text:style-name="T10">24.Выбор «наилучшего » уравнения регрессии.</text:span></text:p>
      <text:p text:style-name="P14"><text:span text:style-name="T10">25.Основные положения нелинейного регрессионного анализа.</text:span></text:p>
      <text:p text:style-name="P14"><text:span text:style-name="T10">26.Моделирование вычислительных систем.</text:span></text:p>
      <text:p text:style-name="P14"><text:span text:style-name="T10">27.Математические модели автоматных систем.</text:span></text:p>
      <text:p text:style-name="P14"><text:span text:style-name="T10">28.Метод «черного ящика».</text:span></text:p>
      <text:p text:style-name="P14"><text:span text:style-name="T10">29.Метод «мозгового штурма».</text:span></text:p>
      <text:p text:style-name="P14"><text:span text:style-name="T10">30. «Диверсионный» метод при решении инженерных задач.</text:span></text:p>
      <text:p text:style-name="P14"><text:span text:style-name="T10">31. Что такое «идеальный конечный результат»?</text:span></text:p>
      <text:p text:style-name="P14"><text:span text:style-name="T10">32. Вещественно – полевые ресурсы.</text:span></text:p>
      <text:p text:style-name="P14"><text:span text:style-name="T10">33. Физические противоречия и их устранение.</text:span></text:p>
      <text:p text:style-name="P14"><text:span text:style-name="T10">34.Типовые приемы решения изобретательских задач (40 шт.)</text:span></text:p>
      <text:p text:style-name="P14"><text:span text:style-name="T10">35.Применение стандартов при решении инженерных задач.</text:span></text:p>
      <text:p text:style-name="P14"><text:span text:style-name="T10">36.Оформление отчета о научном исследовании.</text:span></text:p>
      <text:p text:style-name="P14"><text:span text:style-name="T10">37.Порядок проведения патентных исследований.</text:span></text:p>
      <text:p text:style-name="P90"><text:span text:style-name="page_20_number"/></text:p>
      <text:p text:style-name="P44"/>
      <text:p text:style-name="P14"><text:span text:style-name="T32"><text:s text:c="16"/></text:span><text:span text:style-name="T15">Применяемые образовательные технологии</text:span></text:p>
      <text:p text:style-name="P62"><text:span text:style-name="T7">При реализации данной программы применяются инновационные технологии обучения, активные и интерактивные формы проведения занятий, указанные в таблице. </text:span></text:p>
      <text:p text:style-name="P63"><text:span text:style-name="T7"><text:s/>Применяемые образовательные технологии <text:s/></text:span></text:p>
      <text:p text:style-name="P65"/>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style-name="Таблица10.1">
          <table:table-cell table:style-name="Таблица10.A1" office:value-type="string">
            <text:p text:style-name="P27"><text:span text:style-name="T7">Технологии</text:span></text:p>
          </table:table-cell>
          <table:table-cell table:style-name="Таблица10.A1" table:number-columns-spanned="5" office:value-type="string">
            <text:p text:style-name="P27"><text:span text:style-name="T7">Виды занятий</text:span></text:p>
          </table:table-cell>
          <table:covered-table-cell/>
          <table:covered-table-cell/>
          <table:covered-table-cell/>
          <table:covered-table-cell/>
        </table:table-row>
        <table:table-row table:style-name="Таблица10.1">
          <table:table-cell table:style-name="Таблица10.A1" office:value-type="string">
            <text:p text:style-name="P34"/>
          </table:table-cell>
          <table:table-cell table:style-name="Таблица10.A1" office:value-type="string">
            <text:p text:style-name="P27"><text:span text:style-name="T7">Лекции</text:span></text:p>
          </table:table-cell>
          <table:table-cell table:style-name="Таблица10.A1" office:value-type="string">
            <text:p text:style-name="P27"><text:span text:style-name="T7">Лаб. раб.</text:span></text:p>
          </table:table-cell>
          <table:table-cell table:style-name="Таблица10.A1" office:value-type="string">
            <text:p text:style-name="P27"><text:span text:style-name="T7">Практ./</text:span></text:p>
            <text:p text:style-name="P27"><text:span text:style-name="T7">Сем. зан.</text:span></text:p>
          </table:table-cell>
          <table:table-cell table:style-name="Таблица10.A1" office:value-type="string">
            <text:p text:style-name="P27"><text:span text:style-name="T7">СРС</text:span></text:p>
          </table:table-cell>
          <table:table-cell table:style-name="Таблица10.A1" office:value-type="string">
            <text:p text:style-name="P27"><text:span text:style-name="T7">Курсовой проект</text:span></text:p>
          </table:table-cell>
        </table:table-row>
        <table:table-row table:style-name="Таблица10.3">
          <table:table-cell table:style-name="Таблица10.A1" office:value-type="string">
            <text:p text:style-name="P27"><text:span text:style-name="T7">Семинар в диалоговом режиме</text:span></text:p>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row>
        <table:table-row table:style-name="Таблица10.1">
          <table:table-cell table:style-name="Таблица10.A1" office:value-type="string">
            <text:p text:style-name="P27"><text:span text:style-name="T7">Групповая дискуссия </text:span></text:p>
          </table:table-cell>
          <table:table-cell table:style-name="Таблица10.A1" office:value-type="string">
            <text:p text:style-name="P34"/>
          </table:table-cell>
          <table:table-cell table:style-name="Таблица10.A1" office:value-type="string">
            <text:p text:style-name="P40"/>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row>
        <table:table-row table:style-name="Таблица10.1">
          <table:table-cell table:style-name="Таблица10.A1" office:value-type="string">
            <text:p text:style-name="P27"><text:span text:style-name="T7">Ролевая игра</text:span></text:p>
          </table:table-cell>
          <table:table-cell table:style-name="Таблица10.A1" office:value-type="string">
            <text:p text:style-name="P34"/>
          </table:table-cell>
          <table:table-cell table:style-name="Таблица10.A1" office:value-type="string">
            <text:p text:style-name="P40"/>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row>
        <table:table-row table:style-name="Таблица10.1">
          <table:table-cell table:style-name="Таблица10.A1" office:value-type="string">
            <text:p text:style-name="P27"><text:span text:style-name="T7">Деловая игра</text:span></text:p>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34"/>
          </table:table-cell>
        </table:table-row>
        <table:table-row table:style-name="Таблица10.1">
          <table:table-cell table:style-name="Таблица10.A1" office:value-type="string">
            <text:p text:style-name="P27"><text:span text:style-name="T7">Компьютерная симуляция</text:span></text:p>
          </table:table-cell>
          <table:table-cell table:style-name="Таблица10.A1" office:value-type="string">
            <text:p text:style-name="P34"/>
          </table:table-cell>
          <table:table-cell table:style-name="Таблица10.A1" office:value-type="string">
            <text:p text:style-name="P34"/>
          </table:table-cell>
          <table:table-cell table:style-name="Таблица10.A1" office:value-type="string">
            <text:p text:style-name="P40"/>
          </table:table-cell>
          <table:table-cell table:style-name="Таблица10.A1" office:value-type="string">
            <text:p text:style-name="P34"/>
          </table:table-cell>
          <table:table-cell table:style-name="Таблица10.A1" office:value-type="string">
            <text:p text:style-name="P34"/>
          </table:table-cell>
        </table:table-row>
        <table:table-row table:style-name="Таблица10.1">
          <table:table-cell table:style-name="Таблица10.A1" office:value-type="string">
            <text:p text:style-name="P27"><text:span text:style-name="T7">Разбор конкретных ситуаций </text:span></text:p>
          </table:table-cell>
          <table:table-cell table:style-name="Таблица10.A1" office:value-type="string">
            <text:p text:style-name="P27"><text:span text:style-name="T7">3</text:span></text:p>
          </table:table-cell>
          <table:table-cell table:style-name="Таблица10.A1" office:value-type="string">
            <text:p text:style-name="P34"/>
          </table:table-cell>
          <table:table-cell table:style-name="Таблица10.A1" office:value-type="string">
            <text:p text:style-name="P27"><text:span text:style-name="T7">10</text:span></text:p>
          </table:table-cell>
          <table:table-cell table:style-name="Таблица10.A1" office:value-type="string">
            <text:p text:style-name="P34"/>
          </table:table-cell>
          <table:table-cell table:style-name="Таблица10.A1" office:value-type="string">
            <text:p text:style-name="P34"/>
          </table:table-cell>
        </table:table-row>
      </table:table>
      <text:p text:style-name="P67"/>
      <text:p text:style-name="P14"><text:span text:style-name="T17">5.Рекомендуемое информационное обеспечение дисциплины.</text:span></text:p>
      <text:p text:style-name="P14"><text:span text:style-name="T10">Основная учебная литература:</text:span></text:p>
      <text:p text:style-name="P14"><text:span text:style-name="T10">Альтшуллер Г.С. Алгоритм изобретения. – М.: Московский рабочий, 1973. -400 с.</text:span></text:p>
      <text:p text:style-name="P14"><text:span text:style-name="T10">Белый И.В., Власов К.П., Клепиков В.Б. «Основы научных исследований и технического творчества», Харьков, изд-во «Выща школа»,1989г.</text:span></text:p>
      <text:p text:style-name="P14"><text:span text:style-name="T10"><text:s/>Вентцель Е.С. «Теория вероятностей», <text:s/>М.: изд-во «Наука», 1969г.</text:span></text:p>
      <text:p text:style-name="P14"><text:span text:style-name="T10">Кирий В.Г. задачник «Теория автоматов», изд-во «ИрГТУ», 2007г.</text:span></text:p>
      <text:p text:style-name="P14"><text:span text:style-name="T10">Хрусталев Ю.П. Методические указания «Методы обработки данных»,</text:span></text:p>
      <text:p text:style-name="P14"><text:span text:style-name="T10">изд-во «ИрГТУ», 2004г. </text:span></text:p>
      <text:p text:style-name="P14"><text:span text:style-name="T10">Дополнительная учебная и справочная литература.</text:span></text:p>
      <text:p text:style-name="P14"><text:span text:style-name="T10">1. Шкляр, М.Ф. Основы научных исследований: учебное пособие. – М.: Издательство: "Издательский дом Дашков и К", 2008. -243 с.<text:line-break/>2. Сабитова, Р.Г. Основы научных исследований: Учебное пособие. – Владивосток: ТИДОТ ДВГУ, 2005. -58 с. <text:line-break/>3. Чепяле Ю.М. Методы поиска изобретательских идей. - Л.: Машиностроение, 1990. -96с.<text:line-break/>4. Барабащюк В.И. и др. Планирование эксперимента в технике. - Киев: Техника, 1984.-200с.<text:line-break/>5. Румшинский Л.З. Математическая обработка результатов эксперимента. - М.: Наука, 1973.-212с.<text:line-break/>6. ГОСТ 7.32-81 Отчет о научно-исследовательской работе. Общие требования и правила оформления.<text:line-break/>6. </text:span><text:span text:style-name="T17">Электронные образовательные ресурсы:</text:span><text:span text:style-name="T42"> </text:span></text:p>
      <text:p text:style-name="P14"><text:span text:style-name="T10">6.1. Файл «Обучающий курс для дисциплины основы научного и инженерного творчества», доступный в </text:span><text:span text:style-name="T19">COMMON</text:span><text:span text:style-name="T10">. </text:span></text:p>
      <text:p text:style-name="P14"><text:span text:style-name="T10">6.2. Ресурсы сети Интернет: </text:span><text:span text:style-name="T19">GOOGL</text:span><text:span text:style-name="T10">, </text:span><text:span text:style-name="T51">Яндех</text:span><text:span text:style-name="T10"> </text:span></text:p>
      <text:p text:style-name="P14"><text:soft-page-break/><text:span text:style-name="T10">6.3. </text:span><text:span text:style-name="T14">Рекомендуемые специализированные</text:span><text:span text:style-name="T10"> программные средства</text:span><text:span text:style-name="T42">: </text:span><text:span text:style-name="T3">Маткад, статистика.</text:span></text:p>
      <text:p text:style-name="Standard"><text:span text:style-name="T29">7.Система контроля качества освоения содержания дисциплины</text:span><text:span text:style-name="T52">:</text:span><text:span text:style-name="T53"> </text:span></text:p>
      <text:p text:style-name="P14"><text:span text:style-name="T10">Зачет.</text:span></text:p>
      <text:p text:style-name="P61"><text:span text:style-name="T15">Методы и технологии контроля уровня подготовки по дисциплине</text:span></text:p>
      <text:p text:style-name="P61"><text:span text:style-name="T15"><text:s/>Виды контрольных мероприятий, применяемых контрольно-измерительных технологий и средств.</text:span></text:p>
      <text:p text:style-name="P61"><text:span text:style-name="T7">В качестве контрольных мероприятий применяется:</text:span></text:p>
      <text:p text:style-name="P61"><text:span text:style-name="T7">1. Контроль посещения занятий, путем отметки отсутствующих студентов.</text:span></text:p>
      <text:p text:style-name="P61"><text:span text:style-name="T7">2. Контрольные работы по пройденному материалу.</text:span></text:p>
      <text:p text:style-name="P61"><text:span text:style-name="T7">4. Зачет.</text:span></text:p>
      <text:p text:style-name="P61"><text:span text:style-name="T15"><text:s/>Критерии <text:s/>оценки уровня освоения рабочей программы.</text:span></text:p>
      <text:p text:style-name="P61"><text:span text:style-name="T7">Текущий контроль успеваемости оценивается преподавателем и заносится в журнал успеваемости.</text:span></text:p>
      <text:p text:style-name="P61"><text:span text:style-name="T7">По основным разделам дисциплины проводятся практические занятия.</text:span></text:p>
      <text:p text:style-name="P61"><text:span text:style-name="T7">По основным разделам дисциплины проводятся контрольные работы.</text:span></text:p>
      <text:p text:style-name="P61"><text:span text:style-name="T7">Выполнение всех контрольных работ является непременным условием допуска до зачета.</text:span></text:p>
      <text:p text:style-name="P37"/>
      <text:p text:style-name="P91"/>
      <text:p text:style-name="P22"><text:span text:style-name="T17">Рабочая <text:s/>программа составлена</text:span><text:span text:style-name="T10"> в соответствии с Государственным образовательным стандартом высшего профессионального образования (ГОС-2) </text:span><text:span text:style-name="T9">по направлению подготовки: «Информатика и вычислительная техника” для специальности: <text:s/>«Вычислительные машины, комплексы, системы и сети ” (ЭВМ).</text:span></text:p>
      <text:p text:style-name="P68"><text:span text:style-name="T17">Программу составил:</text:span></text:p>
      <text:p text:style-name="P68"><text:span text:style-name="T10">___Кирий Виктор Григорьевич, к.т.н., профессор ИрНИТУ</text:span></text:p>
      <text:p text:style-name="P68"><text:span text:style-name="T10">_________________________ “__26__” сентября <text:s/>2016г.</text:span></text:p>
      <text:p text:style-name="P59"><text:span text:style-name="T34">(подпись)</text:span></text:p>
      <text:p text:style-name="P68"><text:span text:style-name="T17">Программа согласована </text:span></text:p>
      <text:p text:style-name="P68"><text:span text:style-name="T10">с кафедрами</text:span><text:span text:style-name="T17">: </text:span><text:span text:style-name="T10">«Вычислительная техника» </text:span></text:p>
      <text:p text:style-name="P68"><text:span text:style-name="T10">Зав. кафедрой <text:s/>____________________ /ФИО/ <text:s/>“____”_________ 2016 г.</text:span></text:p>
      <text:p text:style-name="P92"><text:span text:style-name="T47">(подпись)</text:span></text:p>
      <text:p text:style-name="P68"><text:span text:style-name="T17">Программа одобрена</text:span><text:span text:style-name="T10"> на заседании кафедры «Вычислительная техника»</text:span></text:p>
      <text:p text:style-name="P68"><text:span text:style-name="T10">Протокол № ___ <text:s/>от “___” _________________ 2016г.</text:span></text:p>
      <text:p text:style-name="P68"><text:span text:style-name="T10">Зав. кафедрой <text:s/>____________________ /ФИО/ <text:s/>“____”_________ 2016г.</text:span></text:p>
      <text:p text:style-name="P92"><text:span text:style-name="T35">(подпись)</text:span></text:p>
      <text:p text:style-name="P70"/>
      <text:p text:style-name="P68"><text:soft-page-break/><text:span text:style-name="T17">Программа одобрена</text:span><text:span text:style-name="T10"> на заседании Методической комиссии </text:span></text:p>
      <text:p text:style-name="P68"><text:span text:style-name="T10">института ____кибернетики______________________</text:span></text:p>
      <text:p text:style-name="P68"><text:span text:style-name="T10">Протокол № _____ <text:s/>от “___” _________________ 2016г.</text:span></text:p>
      <text:p text:style-name="P68"><text:span text:style-name="T10">Директор <text:s/>____________________ /ФИО/ <text:s/>“____”_________ 2016г.</text:span></text:p>
      <text:p text:style-name="P92"><text:span text:style-name="T35">(подпись)</text:span></text:p>
      <text:p text:style-name="P67"/>
      <text:p text:style-name="P67"/>
      <text:p text:style-name="P67"/>
      <text:p text:style-name="P67"><text:bookmark text:name="_GoBack"/></text:p>
      <text:p text:style-name="P67"/>
      <text:p text:style-name="P67"/>
      <text:p text:style-name="P61"><text:span text:style-name="T15"><text:s text:c="2"/></text:span></text:p>
      <text:p text:style-name="P93"/>
      <text:p text:style-name="P9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New Sung" svg:font-family="'AR PL New Sung'"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line-height="100%" fo:orphans="0" fo:widows="0" fo:keep-with-next="always"/>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default-outline-level="5" style:list-style-name="" style:class="text">
      <style:paragraph-properties fo:margin-top="0.423cm" fo:margin-bottom="0.106cm" loext:contextual-spacing="false" fo:line-height="100%" fo:orphans="0" fo:widows="0"/>
      <style:text-properties style:font-name="Arial"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fo:line-height="100%" fo:orphans="0" fo:widows="0"/>
      <style:text-properties style:font-name="Calibri" fo:font-family="Calibri" style:font-family-generic="roman" style:font-pitch="variable" style:rfc-language-tag="x-none" fo:font-weight="bold" style:font-name-asian="Times New Roman1" style:font-family-asian="'Times New Roman'" style:font-family-generic-asian="system" style:font-pitch-asian="variable" style:rfc-language-tag-asian="x-none" style:font-weight-asian="bold" style:font-name-complex="Times New Roman1" style:font-family-complex="'Times New Roman'"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default-outline-level="8" style:list-style-name="" style:class="text">
      <style:paragraph-properties fo:margin-top="0.423cm" fo:margin-bottom="0.106cm" loext:contextual-spacing="false" fo:line-height="100%" fo:orphans="0" fo:widows="0"/>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default-outline-level="9" style:list-style-name="" style:class="text">
      <style:paragraph-properties fo:margin-top="0.423cm" fo:margin-bottom="0.106cm" loext: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text-properties fo:text-transform="uppercase"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100%" fo:text-align="justify" style:justify-single-word="false" fo:text-indent="1.501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ext_20_body_20_indent" style:display-name="Text body indent" style:family="paragraph" style:parent-style-name="Standard" style:default-outline-level="" style:class="text">
      <style:paragraph-properties fo:margin-left="0.635cm" fo:margin-right="0cm" fo:margin-top="0cm" fo:margin-bottom="0cm" loext:contextual-spacing="false" fo:line-height="100%" fo:text-align="justify" style:justify-single-word="false"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cm" fo:margin-bottom="0cm" loext:contextual-spacing="false" fo:line-height="100%" fo:orphans="0" fo:widows="0">
        <style:tab-stops>
          <style:tab-stop style:position="8.25cm" style:type="center"/>
          <style:tab-stop style:position="16.501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Body_20_Text_20_2" style:display-name="Body Text 2" style:family="paragraph" style:parent-style-name="Standard" style:default-outline-level="">
      <style:paragraph-properties fo:margin-top="0cm" fo:margin-bottom="0.212cm" loext:contextual-spacing="false" fo:line-height="2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cm" fo:margin-bottom="0.212cm" loext:contextual-spacing="false" fo:line-height="100%" fo:orphans="0" fo:widows="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style>
    <style:style style:name="FR3" style:family="paragraph" style:default-outline-level="">
      <style:paragraph-properties fo:margin-left="0.423cm" fo:margin-right="1.058cm" fo:margin-top="0cm" fo:margin-bottom="0cm" loext:contextual-spacing="false" fo:line-height="125%" fo:text-align="justify" style:justify-single-word="false" fo:orphans="0" fo:widows="0" fo:text-indent="0.67cm" style:auto-text-indent="false" style:writing-mode="lr-tb"/>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Arial1" style:font-family-complex="Arial" style:font-family-generic-complex="system" style:font-pitch-complex="variable" style:font-size-complex="8pt"/>
    </style:style>
    <style:style style:name="Основной_20_текст1" style:display-name="Основной текст1" style:family="paragraph" style:parent-style-name="Standard" style:default-outline-level="">
      <style:paragraph-properties fo:margin-top="0cm" fo:margin-bottom="0.212cm" loext:contextual-spacing="false" fo:line-height="100%" fo:text-align="justify"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caption" style:family="paragraph" style:parent-style-name="Standard" style:default-outline-level="">
      <style:paragraph-properties fo:margin-top="0cm" fo:margin-bottom="0cm" loext:contextual-spacing="false" fo:line-height="100%" fo:text-align="justify"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Style18" style:family="paragraph" style:parent-style-name="Standard" style:default-outline-level="">
      <style:paragraph-properties fo:margin-left="0cm" fo:margin-right="0cm" fo:margin-top="0cm" fo:margin-bottom="0cm" loext:contextual-spacing="false" fo:line-height="0.466cm" fo:text-align="justify" style:justify-single-word="false" fo:orphans="0" fo:widows="0" fo:text-indent="-0.744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Абзац_20_списка1" style:display-name="Абзац списка1" style:family="paragraph" style:parent-style-name="Standard" style:default-outline-level="">
      <style:paragraph-properties fo:margin-left="1.27cm" fo:margin-right="0cm" fo:margin-top="0cm" fo:margin-bottom="0cm" loext:contextual-spacing="false" fo:line-height="100%" fo:orphans="0" fo:widows="0" fo:text-indent="0cm" style:auto-text-indent="false"/>
      <style:text-properties style:font-name="Times New Roman" fo:font-family="'Times New Roman'" style:font-family-generic="roman" style:font-pitch="variable" fo:font-size="10pt" style:font-name-asian="Calibri1" style:font-family-asian="Calibri"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style>
    <style:style style:name="Заголовок_20_61" style:display-name="Заголовок 61" style:family="paragraph" style:parent-style-name="Standard" style:default-outline-level="6" style:list-style-name="">
      <style:paragraph-properties fo:margin-left="0cm" fo:margin-right="0cm" fo:margin-top="0cm" fo:margin-bottom="0cm" loext:contextual-spacing="false" fo:line-height="100%" fo:text-indent="1.251cm" style:auto-text-indent="false" fo:keep-with-next="alway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fo:orphans="0" fo:widows="0"/>
      <style:text-properties style:font-name="Tahoma" fo:font-family="Tahoma" style:font-family-generic="roman" style:font-pitch="variable" fo:font-size="8pt" style:rfc-language-tag="x-none" style:font-name-asian="Times New Roman1" style:font-family-asian="'Times New Roman'" style:font-family-generic-asian="system" style:font-pitch-asian="variable" style:font-size-asian="8pt" style:rfc-language-tag-asian="x-none" style:font-name-complex="Times New Roman1" style:font-family-complex="'Times New Roman'" style:font-family-generic-complex="system" style:font-pitch-complex="variable" style:font-size-complex="8pt"/>
    </style:style>
    <style:style style:name="List_20_Bullet_20_2" style:display-name="List Bullet 2" style:family="paragraph" style:parent-style-name="Standard" style:auto-update="true" style:default-outline-level="">
      <style:paragraph-properties fo:margin-top="0cm" fo:margin-bottom="0cm"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998cm" fo:margin-right="0cm" fo:margin-top="0cm" fo:margin-bottom="0cm" loext:contextual-spacing="false" fo:line-height="100%" fo:orphans="0" fo:widows="0" fo:text-indent="-0.499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Continue" style:display-name="List Continue" style:family="paragraph" style:parent-style-name="Standard" style:default-outline-level="">
      <style:paragraph-properties fo:margin-left="0.499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true" fo:line-height="100%" fo:orphans="0" fo:widows="0"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Обычный1"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main" style:family="paragraph" style:parent-style-name="Text_20_body_20_indent" style:default-outline-level="">
      <style:paragraph-properties fo:margin-left="0cm" fo:margin-right="0cm" fo:text-indent="0.751cm" style:auto-text-indent="false"/>
      <style:text-properties fo:font-size="13pt" style:font-size-asian="13pt"/>
    </style:style>
    <style:style style:name="Оглавление_20_31" style:display-name="Оглавление 31" style:family="paragraph" style:parent-style-name="Standard" style:auto-update="true" style:default-outline-level="">
      <style:paragraph-properties fo:margin-left="0.635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language-complex="en" style:country-complex="US"/>
    </style:style>
    <style:style style:name="a3"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en" style:country-complex="US"/>
    </style:style>
    <style:style style:name="Подзаголовок1" style:family="paragraph" style:parent-style-name="Standard" style:default-outline-level="">
      <style:paragraph-properties fo:margin-top="0cm" fo:margin-bottom="1.058cm" loext:contextual-spacing="false"/>
      <style:text-properties style:font-name="Cambria" fo:font-family="Cambria" style:font-family-generic="roman" style:font-pitch="variable" fo:font-size="12pt" fo:letter-spacing="0.023cm" fo:language="en" fo:country="US"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language-complex="en" style:country-complex="US" style:font-style-complex="italic"/>
    </style:style>
    <style:style style:name="Quote" style:family="paragraph" style:parent-style-name="Standard" style:default-outline-level="">
      <style:paragraph-properties fo:margin-left="0.635cm" fo:margin-right="0.635cm" fo:margin-top="0.353cm" fo:margin-bottom="0cm" loext:contextual-spacing="false" fo:text-indent="0cm" style:auto-text-indent="false"/>
      <style:text-properties fo:language="en" fo:country="US" fo:font-style="italic" style:font-name-asian="Times New Roman1" style:font-family-asian="'Times New Roman'" style:font-family-generic-asian="system" style:font-pitch-asian="variable" style:font-style-asian="italic" style:language-complex="en" style:country-complex="US" style:font-style-complex="italic"/>
    </style:style>
    <style:style style:name="Intense_20_Quote" style:display-name="Intense Quote" style:family="paragraph" style:parent-style-name="Standard" style:default-outline-level="">
      <style:paragraph-properties fo:margin-left="1.778cm" fo:margin-right="2.032cm" fo:margin-top="0.353cm" fo:margin-bottom="0.494cm" loext:contextual-spacing="false" fo:text-align="justify" style:justify-single-word="false" fo:text-indent="0cm" style:auto-text-indent="false" fo:padding-left="0cm" fo:padding-right="0cm" fo:padding-top="0cm" fo:padding-bottom="0.035cm" fo:border-left="none" fo:border-right="none" fo:border-top="none" fo:border-bottom="0.51pt solid #00000a"/>
      <style:text-properties fo:language="en" fo:country="US" fo:font-style="italic" fo:font-weight="bold" style:font-name-asian="Times New Roman1" style:font-family-asian="'Times New Roman'" style:font-family-generic-asian="system" style:font-pitch-asian="variable" style:font-style-asian="italic" style:font-weight-asian="bold" style:language-complex="en" style:country-complex="US" style:font-style-complex="italic" style:font-weight-complex="bold"/>
    </style:style>
    <style:style style:name="TOC_20_Heading" style:display-name="TOC Heading" style:family="paragraph" style:parent-style-name="Heading_20_1" style:default-outline-level="">
      <style:paragraph-properties fo:margin-top="0.847cm" fo:margin-bottom="0cm" loext:contextual-spacing="true" fo:line-height="115%" fo:orphans="2" fo:widows="2" fo:keep-with-next="auto"/>
      <style:text-properties style:font-name="Cambria" fo:font-family="Cambria" style:font-family-generic="roman" style:font-pitch="variable" fo:font-size="14pt" fo:language="en" fo:country="US" style:letter-kerning="false" style:font-size-asian="14pt" style:language-asian="en" style:country-asian="US" style:font-name-complex="Times New Roman1" style:font-family-complex="'Times New Roman'" style:font-family-generic-complex="system" style:font-pitch-complex="variable" style:font-size-complex="14pt" style:language-complex="en" style:country-complex="US"/>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Subtitle" style:family="paragraph" style:parent-style-name="Standard" style:default-outline-level="" style:class="chapter">
      <style:text-properties style:font-name="Cambria" fo:font-family="Cambria" style:font-family-generic="roman" style:font-pitch="variable" fo:font-size="12pt" fo:letter-spacing="0.023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Arial1"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ru" style:country-asian="RU"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language-asian="ru" style:country-asian="RU" style:font-weight-asian="bold" style:font-name-complex="Arial1" style:font-family-complex="Arial" style:font-family-generic-complex="system" style:font-pitch-complex="variable" style:font-size-complex="13pt" style:font-weight-complex="bold"/>
    </style:style>
    <style:style style:name="Заголовок_20_4_20_Знак" style:display-name="Заголовок 4 Знак" style:family="text" style:parent-style-name="Default_20_Paragraph_20_Font">
      <style:text-properties style:font-name="Times New Roman" fo:font-family="'Times New Roman'"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5_20_Знак" style:display-name="Заголовок 5 Знак" style:family="text" style:parent-style-name="Default_20_Paragraph_20_Font">
      <style:text-properties style:font-name="Arial" fo:font-family="Arial" style:font-family-generic="roman" style:font-pitch="variable" fo:font-size="13pt" fo:font-style="italic" fo:font-weight="bold" style:font-name-asian="Times New Roman1" style:font-family-asian="'Times New Roman'" style:font-family-generic-asian="system" style:font-pitch-asian="variable" style:font-size-asian="13pt" style:language-asian="ru" style:country-asian="RU" style:font-style-asian="italic" style:font-weight-asian="bold" style:font-name-complex="Arial1" style:font-family-complex="Arial"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parent-style-name="Default_20_Paragraph_20_Font">
      <style:text-properties style:font-name="Calibri" fo:font-family="Calibri" style:font-family-generic="roman" style:font-pitch="variable" style:rfc-language-tag="x-none" fo:font-weight="bold" style:font-name-asian="Times New Roman1" style:font-family-asian="'Times New Roman'" style:font-family-generic-asian="system" style:font-pitch-asian="variable" style:rfc-language-tag-asian="x-none" style:font-weight-asian="bold" style:font-name-complex="Times New Roman1" style:font-family-complex="'Times New Roman'" style:font-family-generic-complex="system" style:font-pitch-complex="variable" style:font-weight-complex="bold"/>
    </style:style>
    <style:style style:name="Заголовок_20_7_20_Знак" style:display-name="Заголовок 7 Знак"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Заголовок_20_8_20_Знак" style:display-name="Заголовок 8 Знак"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ru" style:country-asian="RU" style:font-style-asian="italic" style:font-name-complex="Times New Roman1"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ru" style:country-asian="RU" style:font-name-complex="Arial1" style:font-family-complex="Arial" style:font-family-generic-complex="system" style:font-pitch-complex="variable"/>
    </style:style>
    <style:style style:name="Название_20_Знак" style:display-name="Название Знак" style:family="text" style:parent-style-name="Default_20_Paragraph_20_Font">
      <style:text-properties fo:text-transform="uppercase"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style>
    <style:style style:name="Основной_20_текст_20_с_20_отступом_20_3_20_Знак" style:display-name="Основной текст с отступом 3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с_20_отступом_20_Знак" style:display-name="Основной текст с отступом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Текст_20_Знак" style:display-name="Текст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Основной_20_текст_20_с_20_отступом_20_2_20_Знак" style:display-name="Основной текст с отступом 2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2_20_Знак" style:display-name="Основной текст 2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3_20_Знак" style:display-name="Основной текст 3 Знак"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imes New Roman1" style:font-family-complex="'Times New Roman'" style:font-family-generic-complex="system" style:font-pitch-complex="variable" style:font-size-complex="8pt"/>
    </style:style>
    <style:style style:name="Font_20_Style74" style:display-name="Font Style74" style:family="text">
      <style:text-properties fo:color="#0000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ont_20_Style73" style:display-name="Font Style73" style:family="text">
      <style:text-properties fo:color="#000000"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Знак_20_Знак9" style:display-name="Знак Знак9" style:family="text">
      <style:text-properties fo:font-size="12pt" fo:language="ru" fo:country="RU" fo:font-weight="bold" style:font-size-asian="12pt" style:language-asian="en" style:country-asian="US" style:font-weight-asian="bold" style:language-complex="ar" style:country-complex="SA"/>
    </style:style>
    <style:style style:name="Знак_20_Знак8" style:display-name="Знак Знак8" style:family="text">
      <style:text-properties fo:text-transform="uppercase" fo:language="ru" fo:country="RU" fo:font-weight="bold" style:language-asian="ru" style:country-asian="RU" style:font-weight-asian="bold" style:language-complex="ar" style:country-complex="SA"/>
    </style:style>
    <style:style style:name="Абзац_20_списка_20_Знак" style:display-name="Абзац списка Знак"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rfc-language-tag="x-none" style:font-name-asian="Times New Roman1" style:font-family-asian="'Times New Roman'" style:font-family-generic-asian="system" style:font-pitch-asian="variable" style:font-size-asian="8pt" style:rfc-language-tag-asian="x-none" style:font-name-complex="Times New Roman1" style:font-family-complex="'Times New Roman'"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Emphasis" style:family="text"/>
    <style:style style:name="Placeholder_20_Text" style:display-name="Placeholder Text" style:family="text" style:parent-style-name="Default_20_Paragraph_20_Font">
      <style:text-properties fo:color="#808080"/>
    </style:style>
    <style:style style:name="grame" style:family="text" style:parent-style-name="Default_20_Paragraph_20_Font"/>
    <style:style style:name="spelle" style:family="text" style:parent-style-name="Default_20_Paragraph_20_Font"/>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23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Цитата_20_2_20_Знак" style:display-name="Цитата 2 Знак" style:family="text" style:parent-style-name="Default_20_Paragraph_20_Font">
      <style:text-properties fo:language="en" fo:country="US" fo:font-style="italic" style:font-name-asian="Times New Roman1" style:font-family-asian="'Times New Roman'" style:font-family-generic-asian="system" style:font-pitch-asian="variable" style:font-style-asian="italic" style:language-complex="en" style:country-complex="US" style:font-style-complex="italic"/>
    </style:style>
    <style:style style:name="Выделенная_20_цитата_20_Знак" style:display-name="Выделенная цитата Знак" style:family="text" style:parent-style-name="Default_20_Paragraph_20_Font">
      <style:text-properties fo:language="en" fo:country="US" fo:font-style="italic" fo:font-weight="bold" style:font-name-asian="Times New Roman1" style:font-family-asian="'Times New Roman'" style:font-family-generic-asian="system" style:font-pitch-asian="variable" style:font-style-asian="italic" style:font-weight-asian="bold" style:language-complex="en" style:country-complex="US"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Подзаголовок_20_Знак1" style:display-name="Подзаголовок Знак1" style:family="text" style:parent-style-name="Default_20_Paragraph_20_Font">
      <style:text-properties fo:color="#4f81bd" style:font-name="Cambria" fo:font-family="Cambria" style:font-family-generic="roman" style:font-pitch="variable" fo:font-size="12pt" fo:letter-spacing="0.026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Label_20_1" style:display-name="ListLabel 1" style:family="text">
      <style:text-properties style:font-name="Times New Roman" fo:font-family="'Times New Roman'" style:font-family-generic="roman" style:font-pitch="variable" fo:font-size="14pt" fo:font-weight="bold" style:font-weight-asian="bold" style:font-name-complex="Calibri1" style:font-family-complex="Calibri" style:font-family-generic-complex="system" style:font-pitch-complex="variable"/>
    </style:style>
    <style:style style:name="ListLabel_20_2" style:display-name="ListLabel 2" style:family="text">
      <style:text-properties fo:font-weight="normal" style:font-weight-asian="normal" style:font-name-complex="Calibri1" style:font-family-complex="Calibri" style:font-family-generic-complex="system" style:font-pitch-complex="variable"/>
    </style:style>
    <style:style style:name="ListLabel_20_3" style:display-name="ListLabel 3" style:family="text">
      <style:text-properties fo:font-weight="normal" style:font-weight-asian="normal" style:font-name-complex="Calibri1" style:font-family-complex="Calibri" style:font-family-generic-complex="system" style:font-pitch-complex="variable"/>
    </style:style>
    <style:style style:name="ListLabel_20_4" style:display-name="ListLabel 4" style:family="text">
      <style:text-properties fo:font-weight="normal" style:font-weight-asian="normal" style:font-name-complex="Calibri1" style:font-family-complex="Calibri" style:font-family-generic-complex="system" style:font-pitch-complex="variable"/>
    </style:style>
    <style:style style:name="ListLabel_20_5" style:display-name="ListLabel 5" style:family="text">
      <style:text-properties fo:font-weight="normal" style:font-weight-asian="normal" style:font-name-complex="Calibri1" style:font-family-complex="Calibri" style:font-family-generic-complex="system" style:font-pitch-complex="variable"/>
    </style:style>
    <style:style style:name="ListLabel_20_6" style:display-name="ListLabel 6" style:family="text">
      <style:text-properties fo:font-weight="normal" style:font-weight-asian="normal" style:font-name-complex="Calibri1" style:font-family-complex="Calibri" style:font-family-generic-complex="system" style:font-pitch-complex="variable"/>
    </style:style>
    <style:style style:name="ListLabel_20_7" style:display-name="ListLabel 7" style:family="text">
      <style:text-properties fo:font-weight="normal" style:font-weight-asian="normal" style:font-name-complex="Calibri1" style:font-family-complex="Calibri" style:font-family-generic-complex="system" style:font-pitch-complex="variable"/>
    </style:style>
    <style:style style:name="ListLabel_20_8" style:display-name="ListLabel 8" style:family="text">
      <style:text-properties fo:font-weight="normal" style:font-weight-asian="normal" style:font-name-complex="Calibri1" style:font-family-complex="Calibri" style:font-family-generic-complex="system" style:font-pitch-complex="variable"/>
    </style:style>
    <style:style style:name="ListLabel_20_9" style:display-name="ListLabel 9" style:family="text">
      <style:text-properties style:font-name-complex="Times New Roman CYR" style:font-family-complex="'Times New Roman CYR'" style:font-family-generic-complex="system" style:font-pitch-complex="variable"/>
    </style:style>
    <style:style style:name="ListLabel_20_10" style:display-name="ListLabel 10" style:family="text">
      <style:text-properties style:font-name-complex="Times New Roman CYR" style:font-family-complex="'Times New Roman CYR'" style:font-family-generic-complex="system" style:font-pitch-complex="variable"/>
    </style:style>
    <style:style style:name="ListLabel_20_11" style:display-name="ListLabel 11" style:family="text">
      <style:text-properties fo:font-size="14pt" style:font-size-asian="14pt"/>
    </style:style>
    <style:style style:name="ListLabel_20_12" style:display-name="ListLabel 12" style:family="text">
      <style:text-properties style:font-name-complex="F"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4pt" fo:font-weight="bold" style:font-name-complex="F" style:font-family-generic-complex="system" style:font-pitch-complex="variable"/>
    </style:style>
    <style:style style:name="ListLabel_20_14" style:display-name="ListLabel 14" style:family="text">
      <style:text-properties style:font-name-complex="F" style:font-family-generic-complex="system" style:font-pitch-complex="variable"/>
    </style:style>
    <style:style style:name="ListLabel_20_15" style:display-name="ListLabel 15" style:family="text">
      <style:text-properties style:font-name-complex="F" style:font-family-generic-complex="system" style:font-pitch-complex="variable"/>
    </style:style>
    <style:style style:name="ListLabel_20_16" style:display-name="ListLabel 16" style:family="text">
      <style:text-properties style:font-name-complex="F" style:font-family-generic-complex="system" style:font-pitch-complex="variable"/>
    </style:style>
    <style:style style:name="ListLabel_20_17" style:display-name="ListLabel 17" style:family="text">
      <style:text-properties style:font-name-complex="F" style:font-family-generic-complex="system" style:font-pitch-complex="variable"/>
    </style:style>
    <style:style style:name="ListLabel_20_18" style:display-name="ListLabel 18" style:family="text">
      <style:text-properties style:font-name-complex="F" style:font-family-generic-complex="system" style:font-pitch-complex="variable"/>
    </style:style>
    <style:style style:name="ListLabel_20_19" style:display-name="ListLabel 19" style:family="text">
      <style:text-properties style:font-name-complex="F" style:font-family-generic-complex="system" style:font-pitch-complex="variable"/>
    </style:style>
    <style:style style:name="ListLabel_20_20" style:display-name="ListLabel 20" style:family="text">
      <style:text-properties style:font-name-complex="F"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4pt" fo:font-weight="bold" style:font-name-complex="F"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4pt" fo:font-weight="bold" style:font-name-complex="F" style:font-family-generic-complex="system" style:font-pitch-complex="variable"/>
    </style:style>
    <style:style style:name="ListLabel_20_23" style:display-name="ListLabel 23" style:family="text">
      <style:text-properties style:font-name-complex="F" style:font-family-generic-complex="system" style:font-pitch-complex="variable"/>
    </style:style>
    <style:style style:name="ListLabel_20_24" style:display-name="ListLabel 24" style:family="text">
      <style:text-properties style:font-name-complex="F" style:font-family-generic-complex="system" style:font-pitch-complex="variable"/>
    </style:style>
    <style:style style:name="ListLabel_20_25" style:display-name="ListLabel 25" style:family="text">
      <style:text-properties style:font-name-complex="F" style:font-family-generic-complex="system" style:font-pitch-complex="variable"/>
    </style:style>
    <style:style style:name="ListLabel_20_26" style:display-name="ListLabel 26" style:family="text">
      <style:text-properties style:font-name-complex="F" style:font-family-generic-complex="system" style:font-pitch-complex="variable"/>
    </style:style>
    <style:style style:name="ListLabel_20_27" style:display-name="ListLabel 27" style:family="text">
      <style:text-properties style:font-name-complex="F" style:font-family-generic-complex="system" style:font-pitch-complex="variable"/>
    </style:style>
    <style:style style:name="ListLabel_20_28" style:display-name="ListLabel 28" style:family="text">
      <style:text-properties style:font-name-complex="F" style:font-family-generic-complex="system" style:font-pitch-complex="variable"/>
    </style:style>
    <style:style style:name="ListLabel_20_29" style:display-name="ListLabel 29" style:family="text">
      <style:text-properties style:font-name-complex="F"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 style:display-name="Нет списка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2" style:display-name="Нет списка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1" style:display-name="Нет списка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3" style:display-name="Нет списка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12" style:display-name="Нет списка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ет_20_списка4" style:display-name="Нет списка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1" text:start-value="2"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5"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6"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7"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8"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Обычный"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Обычный"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Обычный"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9"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39cm" fo:text-indent="-0.635cm" fo:margin-left="4.33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09cm" fo:text-indent="-0.318cm" fo:margin-left="5.609cm"/>
        </style:list-level-properties>
      </text:list-level-style-number>
      <text:list-level-style-number text:level="4" style:num-suffix="." style:num-format="1">
        <style:list-level-properties text:list-level-position-and-space-mode="label-alignment">
          <style:list-level-label-alignment text:label-followed-by="listtab" text:list-tab-stop-position="6.879cm" fo:text-indent="-0.635cm" fo:margin-left="6.87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149cm" fo:text-indent="-0.635cm" fo:margin-left="8.14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19cm" fo:text-indent="-0.318cm" fo:margin-left="9.419cm"/>
        </style:list-level-properties>
      </text:list-level-style-number>
      <text:list-level-style-number text:level="7" style:num-suffix="." style:num-format="1">
        <style:list-level-properties text:list-level-position-and-space-mode="label-alignment">
          <style:list-level-label-alignment text:label-followed-by="listtab" text:list-tab-stop-position="10.689cm" fo:text-indent="-0.635cm" fo:margin-left="10.6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959cm" fo:text-indent="-0.635cm" fo:margin-left="11.95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29cm" fo:text-indent="-0.318cm" fo:margin-left="13.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5">
        <style:list-level-properties text:list-level-position-and-space-mode="label-alignment">
          <style:list-level-label-alignment text:label-followed-by="listtab" fo:text-indent="-1.191cm" fo:margin-left="1.191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27cm" fo:margin-left="1.769cm"/>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1.27cm" fo:margin-left="2.26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40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3.90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03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1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6.6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7.8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1.27cm" fo:margin-left="7.77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2"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13" style:num-suffix="." style:num-format="1" text:display-levels="2">
        <style:list-level-properties text:list-level-position-and-space-mode="label-alignment">
          <style:list-level-label-alignment text:label-followed-by="listtab" fo:text-indent="-1.27cm" fo:margin-left="1.958cm"/>
        </style:list-level-properties>
      </text:list-level-style-number>
      <text:list-level-style-number text:level="3" text:style-name="ListLabel_20_14" style:num-suffix="." style:num-format="1" text:display-levels="3">
        <style:list-level-properties text:list-level-position-and-space-mode="label-alignment">
          <style:list-level-label-alignment text:label-followed-by="listtab" fo:text-indent="-1.27cm" fo:margin-left="2.646cm"/>
        </style:list-level-properties>
      </text:list-level-style-number>
      <text:list-level-style-number text:level="4" text:style-name="ListLabel_20_15" style:num-suffix="." style:num-format="1" text:display-levels="4">
        <style:list-level-properties text:list-level-position-and-space-mode="label-alignment">
          <style:list-level-label-alignment text:label-followed-by="listtab" fo:text-indent="-1.905cm" fo:margin-left="3.969cm"/>
        </style:list-level-properties>
      </text:list-level-style-number>
      <text:list-level-style-number text:level="5" text:style-name="ListLabel_20_16" style:num-suffix="." style:num-format="1" text:display-levels="5">
        <style:list-level-properties text:list-level-position-and-space-mode="label-alignment">
          <style:list-level-label-alignment text:label-followed-by="listtab" fo:text-indent="-1.905cm" fo:margin-left="4.657cm"/>
        </style:list-level-properties>
      </text:list-level-style-number>
      <text:list-level-style-number text:level="6" text:style-name="ListLabel_20_17" style:num-suffix="." style:num-format="1" text:display-levels="6">
        <style:list-level-properties text:list-level-position-and-space-mode="label-alignment">
          <style:list-level-label-alignment text:label-followed-by="listtab" fo:text-indent="-2.54cm" fo:margin-left="5.98cm"/>
        </style:list-level-properties>
      </text:list-level-style-number>
      <text:list-level-style-number text:level="7" text:style-name="ListLabel_20_18" style:num-suffix="." style:num-format="1" text:display-levels="7">
        <style:list-level-properties text:list-level-position-and-space-mode="label-alignment">
          <style:list-level-label-alignment text:label-followed-by="listtab" fo:text-indent="-3.175cm" fo:margin-left="7.303cm"/>
        </style:list-level-properties>
      </text:list-level-style-number>
      <text:list-level-style-number text:level="8" text:style-name="ListLabel_20_19" style:num-suffix="." style:num-format="1" text:display-levels="8">
        <style:list-level-properties text:list-level-position-and-space-mode="label-alignment">
          <style:list-level-label-alignment text:label-followed-by="listtab" fo:text-indent="-3.175cm" fo:margin-left="7.99cm"/>
        </style:list-level-properties>
      </text:list-level-style-number>
      <text:list-level-style-number text:level="9" text:style-name="ListLabel_20_20" style:num-suffix="." style:num-format="1" text:display-levels="9">
        <style:list-level-properties text:list-level-position-and-space-mode="label-alignment">
          <style:list-level-label-alignment text:label-followed-by="listtab" fo:text-indent="-3.81cm" fo:margin-left="9.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2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text:style-name="ListLabel_20_22" style:num-suffix="." style:num-format="1" text:display-levels="2">
        <style:list-level-properties text:list-level-position-and-space-mode="label-alignment">
          <style:list-level-label-alignment text:label-followed-by="listtab" fo:text-indent="-1.27cm" fo:margin-left="1.958cm"/>
        </style:list-level-properties>
      </text:list-level-style-number>
      <text:list-level-style-number text:level="3" text:style-name="ListLabel_20_23" style:num-suffix="." style:num-format="1" text:display-levels="3">
        <style:list-level-properties text:list-level-position-and-space-mode="label-alignment">
          <style:list-level-label-alignment text:label-followed-by="listtab" fo:text-indent="-1.27cm" fo:margin-left="2.646cm"/>
        </style:list-level-properties>
      </text:list-level-style-number>
      <text:list-level-style-number text:level="4" text:style-name="ListLabel_20_24" style:num-suffix="." style:num-format="1" text:display-levels="4">
        <style:list-level-properties text:list-level-position-and-space-mode="label-alignment">
          <style:list-level-label-alignment text:label-followed-by="listtab" fo:text-indent="-1.905cm" fo:margin-left="3.969cm"/>
        </style:list-level-properties>
      </text:list-level-style-number>
      <text:list-level-style-number text:level="5" text:style-name="ListLabel_20_25" style:num-suffix="." style:num-format="1" text:display-levels="5">
        <style:list-level-properties text:list-level-position-and-space-mode="label-alignment">
          <style:list-level-label-alignment text:label-followed-by="listtab" fo:text-indent="-1.905cm" fo:margin-left="4.657cm"/>
        </style:list-level-properties>
      </text:list-level-style-number>
      <text:list-level-style-number text:level="6" text:style-name="ListLabel_20_26" style:num-suffix="." style:num-format="1" text:display-levels="6">
        <style:list-level-properties text:list-level-position-and-space-mode="label-alignment">
          <style:list-level-label-alignment text:label-followed-by="listtab" fo:text-indent="-2.54cm" fo:margin-left="5.98cm"/>
        </style:list-level-properties>
      </text:list-level-style-number>
      <text:list-level-style-number text:level="7" text:style-name="ListLabel_20_27" style:num-suffix="." style:num-format="1" text:display-levels="7">
        <style:list-level-properties text:list-level-position-and-space-mode="label-alignment">
          <style:list-level-label-alignment text:label-followed-by="listtab" fo:text-indent="-3.175cm" fo:margin-left="7.303cm"/>
        </style:list-level-properties>
      </text:list-level-style-number>
      <text:list-level-style-number text:level="8" text:style-name="ListLabel_20_28" style:num-suffix="." style:num-format="1" text:display-levels="8">
        <style:list-level-properties text:list-level-position-and-space-mode="label-alignment">
          <style:list-level-label-alignment text:label-followed-by="listtab" fo:text-indent="-3.175cm" fo:margin-left="7.99cm"/>
        </style:list-level-properties>
      </text:list-level-style-number>
      <text:list-level-style-number text:level="9" text:style-name="ListLabel_20_29" style:num-suffix="." style:num-format="1" text:display-levels="9">
        <style:list-level-properties text:list-level-position-and-space-mode="label-alignment">
          <style:list-level-label-alignment text:label-followed-by="listtab" fo:text-indent="-3.81cm" fo:margin-left="9.3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501cm" fo:margin-bottom="1.27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501cm" fo:margin-bottom="2cm" fo:margin-left="3cm" fo:margin-right="2cm" style:writing-mode="lr-tb" style:layout-grid-color="#c0c0c0" style:layout-grid-lines="26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50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cm" fo:margin-bottom="1.249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draw:frame draw:style-name="Mfr1" draw:name="Врезка1" text:anchor-type="paragraph" svg:y="0.002cm" draw:z-index="0"><draw:text-box fo:min-height="0cm" fo:min-width="0.041cm"><text:p text:style-name="MP1"><text:span text:style-name="page_20_number"><text:page-number text:select-page="current">2</text:page-number></text:span></text:p></draw:text-box></draw:frame></text:p>
      </style:footer>
    </style:master-page>
    <style:master-page style:name="First_20_Page" style:display-name="First Page" style:page-layout-name="Mpm2" style:next-style-name="Standard"/>
    <style:master-page style:name="Converted1" style:page-layout-name="Mpm3">
      <style:footer>
        <text:p text:style-name="Footer"><draw:frame draw:style-name="Mfr1" draw:name="Врезка2" text:anchor-type="paragraph" svg:y="0.002cm" draw:z-index="28"><draw:text-box fo:min-height="0cm" fo:min-width="0.041cm"><text:p text:style-name="MP1"><text:span text:style-name="page_20_number"><text:page-number text:select-page="current">89</text:page-number></text:span></text:p></draw:text-box></draw:frame></text:p>
      </style:footer>
    </style:master-page>
    <style:master-page style:name="Converted2" style:page-layout-name="Mpm4" style:next-style-name="Converted1"/>
    <style:master-page style:name="Converted3"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User</dc:creator>
    <meta:editing-cycles>3</meta:editing-cycles>
    <meta:creation-date>2016-08-16T04:57:00</meta:creation-date>
    <dc:date>2016-08-16T05:05:00</dc:date>
    <meta:editing-duration>PT9M</meta:editing-duration>
    <meta:generator>LibreOffice/5.1.5.2$Linux_X86_64 LibreOffice_project/10m0$Build-2</meta:generator>
    <meta:document-statistic meta:table-count="10" meta:image-count="0" meta:object-count="8" meta:page-count="92" meta:paragraph-count="1531" meta:word-count="26541" meta:character-count="217201" meta:non-whitespace-character-count="190650"/>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tyle mathsize="12pt">
        <msup>
          <mi>χ</mi>
          <mstyle mathsize="8pt">
            <mn>2</mn>
          </mstyle>
        </msup>
      </mstyle>
      <mrow/>
    </mrow>
    <annotation encoding="StarMath 5.0"> size 12{χ rSup { size 8{2} } } {}</annotation>
  </semantics>
</math>
</file>

<file path=Object 2/content.xml><?xml version="1.0" encoding="utf-8"?>
<math xmlns="http://www.w3.org/1998/Math/MathML" display="block">
  <semantics>
    <mrow>
      <mstyle mathsize="12pt">
        <msup>
          <mi>χ</mi>
          <mstyle mathsize="8pt">
            <mn>2</mn>
          </mstyle>
        </msup>
      </mstyle>
      <mrow/>
    </mrow>
    <annotation encoding="StarMath 5.0"> size 12{χ rSup { size 8{2} } } {}</annotation>
  </semantics>
</math>
</file>

<file path=Object 3/content.xml><?xml version="1.0" encoding="utf-8"?>
<math xmlns="http://www.w3.org/1998/Math/MathML" display="block">
  <semantics>
    <mrow>
      <mstyle mathsize="12pt">
        <msup>
          <mi>χ</mi>
          <mstyle mathsize="8pt">
            <mn>2</mn>
          </mstyle>
        </msup>
      </mstyle>
      <mrow/>
    </mrow>
    <annotation encoding="StarMath 5.0"> size 12{χ rSup { size 8{2} } } {}</annotation>
  </semantics>
</math>
</file>

<file path=Object 4/content.xml><?xml version="1.0" encoding="utf-8"?>
<math xmlns="http://www.w3.org/1998/Math/MathML" display="block">
  <semantics>
    <mrow>
      <mstyle mathsize="12pt">
        <mrow>
          <mrow>
            <msub>
              <mi>x</mi>
              <mstyle mathsize="8pt">
                <mi>i</mi>
              </mstyle>
            </msub>
            <mo stretchy="false">∈</mo>
            <mi>X</mi>
          </mrow>
          <munder>
            <mrow/>
            <mrow/>
          </munder>
          <munder>
            <mrow/>
            <mrow/>
          </munder>
          <mrow>
            <mi>i</mi>
            <mo stretchy="false">=</mo>
            <mn>1,</mn>
          </mrow>
          <mtext>.</mtext>
          <mtext>.</mtext>
          <mtext>.</mtext>
          <mi>,</mi>
          <msub>
            <mi>n</mi>
            <mstyle mathsize="8pt">
              <mi>x</mi>
            </mstyle>
          </msub>
        </mrow>
      </mstyle>
      <mrow/>
    </mrow>
    <annotation encoding="StarMath 5.0"> size 12{x rSub { size 8{i} }  in X {}  cSub {}  {}  cSub {} i=1, "."  "."  "." ,n rSub { size 8{x} } } {}</annotation>
  </semantics>
</math>
</file>

<file path=Object 5/content.xml><?xml version="1.0" encoding="utf-8"?>
<math xmlns="http://www.w3.org/1998/Math/MathML" display="block">
  <semantics>
    <mrow>
      <mstyle mathsize="12pt">
        <mrow>
          <mrow>
            <msub>
              <mi>v</mi>
              <mstyle mathsize="8pt">
                <mi>l</mi>
              </mstyle>
            </msub>
            <mo stretchy="false">∈</mo>
            <mi>V</mi>
          </mrow>
          <munder>
            <mrow/>
            <mrow/>
          </munder>
          <munder>
            <mrow/>
            <mrow/>
          </munder>
          <mrow>
            <mi>l</mi>
            <mo stretchy="false">=</mo>
            <mn>1,</mn>
          </mrow>
          <mtext>.</mtext>
          <mtext>.</mtext>
          <mtext>.</mtext>
          <mi>,</mi>
          <msub>
            <mi>n</mi>
            <mstyle mathsize="8pt">
              <mi>v</mi>
            </mstyle>
          </msub>
        </mrow>
      </mstyle>
      <mrow/>
    </mrow>
    <annotation encoding="StarMath 5.0"> size 12{v rSub { size 8{l} }  in V {}  cSub {}  {}  cSub {} l=1, "."  "."  "." ,n rSub { size 8{v} } } {}</annotation>
  </semantics>
</math>
</file>

<file path=Object 6/content.xml><?xml version="1.0" encoding="utf-8"?>
<math xmlns="http://www.w3.org/1998/Math/MathML" display="block">
  <semantics>
    <mrow>
      <mstyle mathsize="12pt">
        <mrow>
          <mrow>
            <msub>
              <mi>h</mi>
              <mstyle mathsize="8pt">
                <mi>k</mi>
              </mstyle>
            </msub>
            <mo stretchy="false">∈</mo>
            <mi>H</mi>
          </mrow>
          <munder>
            <mrow/>
            <mrow/>
          </munder>
          <munder>
            <mrow/>
            <mrow/>
          </munder>
          <mrow>
            <mi>k</mi>
            <mo stretchy="false">=</mo>
            <mn>1,</mn>
          </mrow>
          <mtext>.</mtext>
          <mtext>.</mtext>
          <mtext>.</mtext>
          <mi>,</mi>
          <msub>
            <mi>n</mi>
            <mstyle mathsize="8pt">
              <mi>h</mi>
            </mstyle>
          </msub>
        </mrow>
      </mstyle>
      <mrow/>
    </mrow>
    <annotation encoding="StarMath 5.0"> size 12{h rSub { size 8{k} }  in H {}  cSub {}  {}  cSub {} k=1, "."  "."  "." ,n rSub { size 8{h} } } {}</annotation>
  </semantics>
</math>
</file>

<file path=Object 7/content.xml><?xml version="1.0" encoding="utf-8"?>
<math xmlns="http://www.w3.org/1998/Math/MathML" display="block">
  <semantics>
    <mrow>
      <mstyle mathsize="12pt">
        <mrow>
          <mrow>
            <msub>
              <mi>y</mi>
              <mstyle mathsize="8pt">
                <msub>
                  <mi>j</mi>
                  <mstyle mathsize="8pt">
                    <mi>i</mi>
                  </mstyle>
                </msub>
              </mstyle>
            </msub>
            <mo stretchy="false">∈</mo>
            <mi>Y</mi>
          </mrow>
          <munder>
            <mrow/>
            <mrow/>
          </munder>
          <munder>
            <mrow/>
            <mrow/>
          </munder>
          <mrow>
            <mi>j</mi>
            <mo stretchy="false">=</mo>
            <mn>1,</mn>
          </mrow>
          <mtext>.</mtext>
          <mtext>.</mtext>
          <mtext>.</mtext>
          <mi>,</mi>
          <msub>
            <mi>n</mi>
            <mstyle mathsize="8pt">
              <mi>y</mi>
            </mstyle>
          </msub>
        </mrow>
      </mstyle>
      <mrow/>
    </mrow>
    <annotation encoding="StarMath 5.0"> size 12{y rSub { size 8{j}   rSub { size 8{i} } }  in Y {}  cSub {}  {}  cSub {} j=1, "."  "."  "." ,n rSub { size 8{y} } } {}</annotation>
  </semantics>
</math>
</file>

<file path=Object 8/content.xml><?xml version="1.0" encoding="utf-8"?>
<math xmlns="http://www.w3.org/1998/Math/MathML" display="block">
  <semantics>
    <mrow>
      <mstyle mathsize="12pt">
        <msup>
          <mi>χ</mi>
          <mstyle mathsize="8pt">
            <mn>2</mn>
          </mstyle>
        </msup>
      </mstyle>
      <mrow/>
    </mrow>
    <annotation encoding="StarMath 5.0"> size 12{χ rSup { size 8{2} } } {}</annotation>
  </semantics>
</math>
</file>